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1.492cm"/>
    </style:style>
    <style:style style:name="co3" style:family="table-column">
      <style:table-column-properties fo:break-before="auto" style:column-width="4.87cm"/>
    </style:style>
    <style:style style:name="co4" style:family="table-column">
      <style:table-column-properties fo:break-before="auto" style:column-width="1.603cm"/>
    </style:style>
    <style:style style:name="co5" style:family="table-column">
      <style:table-column-properties fo:break-before="auto" style:column-width="1.298cm"/>
    </style:style>
    <style:style style:name="co6" style:family="table-column">
      <style:table-column-properties fo:break-before="auto" style:column-width="1.90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office:value-type="string">
            <text:p>hue</text:p>
          </table:table-cell>
          <table:table-cell office:value-type="string">
            <text:p>Hue/60</text:p>
          </table:table-cell>
          <table:table-cell office:value-type="string">
            <text:p>H_accent - 0 decimal places</text:p>
          </table:table-cell>
          <table:table-cell office:value-type="string">
            <text:p>bottom</text:p>
          </table:table-cell>
          <table:table-cell office:value-type="string">
            <text:p>top</text:p>
          </table:table-cell>
          <table:table-cell office:value-type="string">
            <text:p>rising</text:p>
          </table:table-cell>
          <table:table-cell office:value-type="string">
            <text:p>falling</text:p>
          </table:table-cell>
          <table:table-cell/>
          <table:table-cell office:value-type="string">
            <text:p>r</text:p>
          </table:table-cell>
          <table:table-cell/>
          <table:table-cell office:value-type="string">
            <text:p>g</text:p>
          </table:table-cell>
          <table:table-cell/>
          <table:table-cell office:value-type="string">
            <text:p>b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table:formula="of:=[.A2]/60" office:value-type="float" office:value="0">
            <text:p>0</text:p>
          </table:table-cell>
          <table:table-cell table:formula="of:=INT([.B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];60))/60" office:value-type="float" office:value="0">
            <text:p>0</text:p>
          </table:table-cell>
          <table:table-cell table:formula="of:=(255*(60-MOD([.A2];60)))/60" office:value-type="float" office:value="255">
            <text:p>255</text:p>
          </table:table-cell>
          <table:table-cell office:value-type="string">
            <text:p>{</text:p>
          </table:table-cell>
          <table:table-cell table:formula="of:=ROUND(IF([.$C2]=0;[.E2];IF([.$C2]=1;[.G2];IF([.$C2]=2;[.D2];IF([.$C2]=3;[.D2];IF([.$C2]=4;[.F2];[.E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]=0;[.F2];IF([.$C2]=1;[.E2];IF([.$C2]=2;[.E2];IF([.$C2]=3;[.G2];IF([.$C2]=4;[.D2];[.D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]=0;[.D2];IF([.$C2]=1;[.D2];IF([.$C2]=2;[.F2];IF([.$C2]=3;[.E2];IF([.$C2]=4;[.E2];[.G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">
            <text:p>1</text:p>
          </table:table-cell>
          <table:table-cell table:formula="of:=[.A3]/60" office:value-type="float" office:value="0.0166666666666667">
            <text:p>0.0166666667</text:p>
          </table:table-cell>
          <table:table-cell table:formula="of:=INT([.B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];60))/60" office:value-type="float" office:value="4.25">
            <text:p>4.25</text:p>
          </table:table-cell>
          <table:table-cell table:formula="of:=(255*(60-MOD([.A3];60)))/60" office:value-type="float" office:value="250.75">
            <text:p>250.75</text:p>
          </table:table-cell>
          <table:table-cell office:value-type="string">
            <text:p>{</text:p>
          </table:table-cell>
          <table:table-cell table:formula="of:=ROUND(IF([.$C3]=0;[.E3];IF([.$C3]=1;[.G3];IF([.$C3]=2;[.D3];IF([.$C3]=3;[.D3];IF([.$C3]=4;[.F3];[.E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]=0;[.F3];IF([.$C3]=1;[.E3];IF([.$C3]=2;[.E3];IF([.$C3]=3;[.G3];IF([.$C3]=4;[.D3];[.D3])))));0)" office:value-type="float" office:value="4">
            <text:p>4</text:p>
          </table:table-cell>
          <table:table-cell office:value-type="string">
            <text:p>,</text:p>
          </table:table-cell>
          <table:table-cell table:formula="of:=ROUND(IF([.$C3]=0;[.D3];IF([.$C3]=1;[.D3];IF([.$C3]=2;[.F3];IF([.$C3]=3;[.E3];IF([.$C3]=4;[.E3];[.G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">
            <text:p>2</text:p>
          </table:table-cell>
          <table:table-cell table:formula="of:=[.A4]/60" office:value-type="float" office:value="0.0333333333333333">
            <text:p>0.0333333333</text:p>
          </table:table-cell>
          <table:table-cell table:formula="of:=INT([.B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];60))/60" office:value-type="float" office:value="8.5">
            <text:p>8.5</text:p>
          </table:table-cell>
          <table:table-cell table:formula="of:=(255*(60-MOD([.A4];60)))/60" office:value-type="float" office:value="246.5">
            <text:p>246.5</text:p>
          </table:table-cell>
          <table:table-cell office:value-type="string">
            <text:p>{</text:p>
          </table:table-cell>
          <table:table-cell table:formula="of:=ROUND(IF([.$C4]=0;[.E4];IF([.$C4]=1;[.G4];IF([.$C4]=2;[.D4];IF([.$C4]=3;[.D4];IF([.$C4]=4;[.F4];[.E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]=0;[.F4];IF([.$C4]=1;[.E4];IF([.$C4]=2;[.E4];IF([.$C4]=3;[.G4];IF([.$C4]=4;[.D4];[.D4])))));0)" office:value-type="float" office:value="9">
            <text:p>9</text:p>
          </table:table-cell>
          <table:table-cell office:value-type="string">
            <text:p>,</text:p>
          </table:table-cell>
          <table:table-cell table:formula="of:=ROUND(IF([.$C4]=0;[.D4];IF([.$C4]=1;[.D4];IF([.$C4]=2;[.F4];IF([.$C4]=3;[.E4];IF([.$C4]=4;[.E4];[.G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">
            <text:p>3</text:p>
          </table:table-cell>
          <table:table-cell table:formula="of:=[.A5]/60" office:value-type="float" office:value="0.05">
            <text:p>0.05</text:p>
          </table:table-cell>
          <table:table-cell table:formula="of:=INT([.B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];60))/60" office:value-type="float" office:value="12.75">
            <text:p>12.75</text:p>
          </table:table-cell>
          <table:table-cell table:formula="of:=(255*(60-MOD([.A5];60)))/60" office:value-type="float" office:value="242.25">
            <text:p>242.25</text:p>
          </table:table-cell>
          <table:table-cell office:value-type="string">
            <text:p>{</text:p>
          </table:table-cell>
          <table:table-cell table:formula="of:=ROUND(IF([.$C5]=0;[.E5];IF([.$C5]=1;[.G5];IF([.$C5]=2;[.D5];IF([.$C5]=3;[.D5];IF([.$C5]=4;[.F5];[.E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]=0;[.F5];IF([.$C5]=1;[.E5];IF([.$C5]=2;[.E5];IF([.$C5]=3;[.G5];IF([.$C5]=4;[.D5];[.D5])))));0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IF([.$C5]=0;[.D5];IF([.$C5]=1;[.D5];IF([.$C5]=2;[.F5];IF([.$C5]=3;[.E5];IF([.$C5]=4;[.E5];[.G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">
            <text:p>4</text:p>
          </table:table-cell>
          <table:table-cell table:formula="of:=[.A6]/60" office:value-type="float" office:value="0.0666666666666667">
            <text:p>0.0666666667</text:p>
          </table:table-cell>
          <table:table-cell table:formula="of:=INT([.B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];60))/60" office:value-type="float" office:value="17">
            <text:p>17</text:p>
          </table:table-cell>
          <table:table-cell table:formula="of:=(255*(60-MOD([.A6];60)))/60" office:value-type="float" office:value="238">
            <text:p>238</text:p>
          </table:table-cell>
          <table:table-cell office:value-type="string">
            <text:p>{</text:p>
          </table:table-cell>
          <table:table-cell table:formula="of:=ROUND(IF([.$C6]=0;[.E6];IF([.$C6]=1;[.G6];IF([.$C6]=2;[.D6];IF([.$C6]=3;[.D6];IF([.$C6]=4;[.F6];[.E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]=0;[.F6];IF([.$C6]=1;[.E6];IF([.$C6]=2;[.E6];IF([.$C6]=3;[.G6];IF([.$C6]=4;[.D6];[.D6])))));0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IF([.$C6]=0;[.D6];IF([.$C6]=1;[.D6];IF([.$C6]=2;[.F6];IF([.$C6]=3;[.E6];IF([.$C6]=4;[.E6];[.G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">
            <text:p>5</text:p>
          </table:table-cell>
          <table:table-cell table:formula="of:=[.A7]/60" office:value-type="float" office:value="0.0833333333333333">
            <text:p>0.0833333333</text:p>
          </table:table-cell>
          <table:table-cell table:formula="of:=INT([.B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];60))/60" office:value-type="float" office:value="21.25">
            <text:p>21.25</text:p>
          </table:table-cell>
          <table:table-cell table:formula="of:=(255*(60-MOD([.A7];60)))/60" office:value-type="float" office:value="233.75">
            <text:p>233.75</text:p>
          </table:table-cell>
          <table:table-cell office:value-type="string">
            <text:p>{</text:p>
          </table:table-cell>
          <table:table-cell table:formula="of:=ROUND(IF([.$C7]=0;[.E7];IF([.$C7]=1;[.G7];IF([.$C7]=2;[.D7];IF([.$C7]=3;[.D7];IF([.$C7]=4;[.F7];[.E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]=0;[.F7];IF([.$C7]=1;[.E7];IF([.$C7]=2;[.E7];IF([.$C7]=3;[.G7];IF([.$C7]=4;[.D7];[.D7])))));0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IF([.$C7]=0;[.D7];IF([.$C7]=1;[.D7];IF([.$C7]=2;[.F7];IF([.$C7]=3;[.E7];IF([.$C7]=4;[.E7];[.G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">
            <text:p>6</text:p>
          </table:table-cell>
          <table:table-cell table:formula="of:=[.A8]/60" office:value-type="float" office:value="0.1">
            <text:p>0.1</text:p>
          </table:table-cell>
          <table:table-cell table:formula="of:=INT([.B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];60))/60" office:value-type="float" office:value="25.5">
            <text:p>25.5</text:p>
          </table:table-cell>
          <table:table-cell table:formula="of:=(255*(60-MOD([.A8];60)))/60" office:value-type="float" office:value="229.5">
            <text:p>229.5</text:p>
          </table:table-cell>
          <table:table-cell office:value-type="string">
            <text:p>{</text:p>
          </table:table-cell>
          <table:table-cell table:formula="of:=ROUND(IF([.$C8]=0;[.E8];IF([.$C8]=1;[.G8];IF([.$C8]=2;[.D8];IF([.$C8]=3;[.D8];IF([.$C8]=4;[.F8];[.E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]=0;[.F8];IF([.$C8]=1;[.E8];IF([.$C8]=2;[.E8];IF([.$C8]=3;[.G8];IF([.$C8]=4;[.D8];[.D8])))));0)" office:value-type="float" office:value="26">
            <text:p>26</text:p>
          </table:table-cell>
          <table:table-cell office:value-type="string">
            <text:p>,</text:p>
          </table:table-cell>
          <table:table-cell table:formula="of:=ROUND(IF([.$C8]=0;[.D8];IF([.$C8]=1;[.D8];IF([.$C8]=2;[.F8];IF([.$C8]=3;[.E8];IF([.$C8]=4;[.E8];[.G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">
            <text:p>7</text:p>
          </table:table-cell>
          <table:table-cell table:formula="of:=[.A9]/60" office:value-type="float" office:value="0.116666666666667">
            <text:p>0.1166666667</text:p>
          </table:table-cell>
          <table:table-cell table:formula="of:=INT([.B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];60))/60" office:value-type="float" office:value="29.75">
            <text:p>29.75</text:p>
          </table:table-cell>
          <table:table-cell table:formula="of:=(255*(60-MOD([.A9];60)))/60" office:value-type="float" office:value="225.25">
            <text:p>225.25</text:p>
          </table:table-cell>
          <table:table-cell office:value-type="string">
            <text:p>{</text:p>
          </table:table-cell>
          <table:table-cell table:formula="of:=ROUND(IF([.$C9]=0;[.E9];IF([.$C9]=1;[.G9];IF([.$C9]=2;[.D9];IF([.$C9]=3;[.D9];IF([.$C9]=4;[.F9];[.E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]=0;[.F9];IF([.$C9]=1;[.E9];IF([.$C9]=2;[.E9];IF([.$C9]=3;[.G9];IF([.$C9]=4;[.D9];[.D9])))));0)" office:value-type="float" office:value="30">
            <text:p>30</text:p>
          </table:table-cell>
          <table:table-cell office:value-type="string">
            <text:p>,</text:p>
          </table:table-cell>
          <table:table-cell table:formula="of:=ROUND(IF([.$C9]=0;[.D9];IF([.$C9]=1;[.D9];IF([.$C9]=2;[.F9];IF([.$C9]=3;[.E9];IF([.$C9]=4;[.E9];[.G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">
            <text:p>8</text:p>
          </table:table-cell>
          <table:table-cell table:formula="of:=[.A10]/60" office:value-type="float" office:value="0.133333333333333">
            <text:p>0.1333333333</text:p>
          </table:table-cell>
          <table:table-cell table:formula="of:=INT([.B1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];60))/60" office:value-type="float" office:value="34">
            <text:p>34</text:p>
          </table:table-cell>
          <table:table-cell table:formula="of:=(255*(60-MOD([.A10];60)))/60" office:value-type="float" office:value="221">
            <text:p>221</text:p>
          </table:table-cell>
          <table:table-cell office:value-type="string">
            <text:p>{</text:p>
          </table:table-cell>
          <table:table-cell table:formula="of:=ROUND(IF([.$C10]=0;[.E10];IF([.$C10]=1;[.G10];IF([.$C10]=2;[.D10];IF([.$C10]=3;[.D10];IF([.$C10]=4;[.F10];[.E1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]=0;[.F10];IF([.$C10]=1;[.E10];IF([.$C10]=2;[.E10];IF([.$C10]=3;[.G10];IF([.$C10]=4;[.D10];[.D10])))));0)" office:value-type="float" office:value="34">
            <text:p>34</text:p>
          </table:table-cell>
          <table:table-cell office:value-type="string">
            <text:p>,</text:p>
          </table:table-cell>
          <table:table-cell table:formula="of:=ROUND(IF([.$C10]=0;[.D10];IF([.$C10]=1;[.D10];IF([.$C10]=2;[.F10];IF([.$C10]=3;[.E10];IF([.$C10]=4;[.E10];[.G1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">
            <text:p>9</text:p>
          </table:table-cell>
          <table:table-cell table:formula="of:=[.A11]/60" office:value-type="float" office:value="0.15">
            <text:p>0.15</text:p>
          </table:table-cell>
          <table:table-cell table:formula="of:=INT([.B1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];60))/60" office:value-type="float" office:value="38.25">
            <text:p>38.25</text:p>
          </table:table-cell>
          <table:table-cell table:formula="of:=(255*(60-MOD([.A11];60)))/60" office:value-type="float" office:value="216.75">
            <text:p>216.75</text:p>
          </table:table-cell>
          <table:table-cell office:value-type="string">
            <text:p>{</text:p>
          </table:table-cell>
          <table:table-cell table:formula="of:=ROUND(IF([.$C11]=0;[.E11];IF([.$C11]=1;[.G11];IF([.$C11]=2;[.D11];IF([.$C11]=3;[.D11];IF([.$C11]=4;[.F11];[.E1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]=0;[.F11];IF([.$C11]=1;[.E11];IF([.$C11]=2;[.E11];IF([.$C11]=3;[.G11];IF([.$C11]=4;[.D11];[.D11])))));0)" office:value-type="float" office:value="38">
            <text:p>38</text:p>
          </table:table-cell>
          <table:table-cell office:value-type="string">
            <text:p>,</text:p>
          </table:table-cell>
          <table:table-cell table:formula="of:=ROUND(IF([.$C11]=0;[.D11];IF([.$C11]=1;[.D11];IF([.$C11]=2;[.F11];IF([.$C11]=3;[.E11];IF([.$C11]=4;[.E11];[.G1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">
            <text:p>10</text:p>
          </table:table-cell>
          <table:table-cell table:formula="of:=[.A12]/60" office:value-type="float" office:value="0.166666666666667">
            <text:p>0.1666666667</text:p>
          </table:table-cell>
          <table:table-cell table:formula="of:=INT([.B1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];60))/60" office:value-type="float" office:value="42.5">
            <text:p>42.5</text:p>
          </table:table-cell>
          <table:table-cell table:formula="of:=(255*(60-MOD([.A12];60)))/60" office:value-type="float" office:value="212.5">
            <text:p>212.5</text:p>
          </table:table-cell>
          <table:table-cell office:value-type="string">
            <text:p>{</text:p>
          </table:table-cell>
          <table:table-cell table:formula="of:=ROUND(IF([.$C12]=0;[.E12];IF([.$C12]=1;[.G12];IF([.$C12]=2;[.D12];IF([.$C12]=3;[.D12];IF([.$C12]=4;[.F12];[.E1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]=0;[.F12];IF([.$C12]=1;[.E12];IF([.$C12]=2;[.E12];IF([.$C12]=3;[.G12];IF([.$C12]=4;[.D12];[.D12])))));0)" office:value-type="float" office:value="43">
            <text:p>43</text:p>
          </table:table-cell>
          <table:table-cell office:value-type="string">
            <text:p>,</text:p>
          </table:table-cell>
          <table:table-cell table:formula="of:=ROUND(IF([.$C12]=0;[.D12];IF([.$C12]=1;[.D12];IF([.$C12]=2;[.F12];IF([.$C12]=3;[.E12];IF([.$C12]=4;[.E12];[.G1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">
            <text:p>11</text:p>
          </table:table-cell>
          <table:table-cell table:formula="of:=[.A13]/60" office:value-type="float" office:value="0.183333333333333">
            <text:p>0.1833333333</text:p>
          </table:table-cell>
          <table:table-cell table:formula="of:=INT([.B1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];60))/60" office:value-type="float" office:value="46.75">
            <text:p>46.75</text:p>
          </table:table-cell>
          <table:table-cell table:formula="of:=(255*(60-MOD([.A13];60)))/60" office:value-type="float" office:value="208.25">
            <text:p>208.25</text:p>
          </table:table-cell>
          <table:table-cell office:value-type="string">
            <text:p>{</text:p>
          </table:table-cell>
          <table:table-cell table:formula="of:=ROUND(IF([.$C13]=0;[.E13];IF([.$C13]=1;[.G13];IF([.$C13]=2;[.D13];IF([.$C13]=3;[.D13];IF([.$C13]=4;[.F13];[.E1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]=0;[.F13];IF([.$C13]=1;[.E13];IF([.$C13]=2;[.E13];IF([.$C13]=3;[.G13];IF([.$C13]=4;[.D13];[.D13])))));0)" office:value-type="float" office:value="47">
            <text:p>47</text:p>
          </table:table-cell>
          <table:table-cell office:value-type="string">
            <text:p>,</text:p>
          </table:table-cell>
          <table:table-cell table:formula="of:=ROUND(IF([.$C13]=0;[.D13];IF([.$C13]=1;[.D13];IF([.$C13]=2;[.F13];IF([.$C13]=3;[.E13];IF([.$C13]=4;[.E13];[.G1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">
            <text:p>12</text:p>
          </table:table-cell>
          <table:table-cell table:formula="of:=[.A14]/60" office:value-type="float" office:value="0.2">
            <text:p>0.2</text:p>
          </table:table-cell>
          <table:table-cell table:formula="of:=INT([.B1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];60))/60" office:value-type="float" office:value="51">
            <text:p>51</text:p>
          </table:table-cell>
          <table:table-cell table:formula="of:=(255*(60-MOD([.A14];60)))/60" office:value-type="float" office:value="204">
            <text:p>204</text:p>
          </table:table-cell>
          <table:table-cell office:value-type="string">
            <text:p>{</text:p>
          </table:table-cell>
          <table:table-cell table:formula="of:=ROUND(IF([.$C14]=0;[.E14];IF([.$C14]=1;[.G14];IF([.$C14]=2;[.D14];IF([.$C14]=3;[.D14];IF([.$C14]=4;[.F14];[.E1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]=0;[.F14];IF([.$C14]=1;[.E14];IF([.$C14]=2;[.E14];IF([.$C14]=3;[.G14];IF([.$C14]=4;[.D14];[.D14])))));0)" office:value-type="float" office:value="51">
            <text:p>51</text:p>
          </table:table-cell>
          <table:table-cell office:value-type="string">
            <text:p>,</text:p>
          </table:table-cell>
          <table:table-cell table:formula="of:=ROUND(IF([.$C14]=0;[.D14];IF([.$C14]=1;[.D14];IF([.$C14]=2;[.F14];IF([.$C14]=3;[.E14];IF([.$C14]=4;[.E14];[.G1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">
            <text:p>13</text:p>
          </table:table-cell>
          <table:table-cell table:formula="of:=[.A15]/60" office:value-type="float" office:value="0.216666666666667">
            <text:p>0.2166666667</text:p>
          </table:table-cell>
          <table:table-cell table:formula="of:=INT([.B1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];60))/60" office:value-type="float" office:value="55.25">
            <text:p>55.25</text:p>
          </table:table-cell>
          <table:table-cell table:formula="of:=(255*(60-MOD([.A15];60)))/60" office:value-type="float" office:value="199.75">
            <text:p>199.75</text:p>
          </table:table-cell>
          <table:table-cell office:value-type="string">
            <text:p>{</text:p>
          </table:table-cell>
          <table:table-cell table:formula="of:=ROUND(IF([.$C15]=0;[.E15];IF([.$C15]=1;[.G15];IF([.$C15]=2;[.D15];IF([.$C15]=3;[.D15];IF([.$C15]=4;[.F15];[.E1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]=0;[.F15];IF([.$C15]=1;[.E15];IF([.$C15]=2;[.E15];IF([.$C15]=3;[.G15];IF([.$C15]=4;[.D15];[.D15])))));0)" office:value-type="float" office:value="55">
            <text:p>55</text:p>
          </table:table-cell>
          <table:table-cell office:value-type="string">
            <text:p>,</text:p>
          </table:table-cell>
          <table:table-cell table:formula="of:=ROUND(IF([.$C15]=0;[.D15];IF([.$C15]=1;[.D15];IF([.$C15]=2;[.F15];IF([.$C15]=3;[.E15];IF([.$C15]=4;[.E15];[.G1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">
            <text:p>14</text:p>
          </table:table-cell>
          <table:table-cell table:formula="of:=[.A16]/60" office:value-type="float" office:value="0.233333333333333">
            <text:p>0.2333333333</text:p>
          </table:table-cell>
          <table:table-cell table:formula="of:=INT([.B1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];60))/60" office:value-type="float" office:value="59.5">
            <text:p>59.5</text:p>
          </table:table-cell>
          <table:table-cell table:formula="of:=(255*(60-MOD([.A16];60)))/60" office:value-type="float" office:value="195.5">
            <text:p>195.5</text:p>
          </table:table-cell>
          <table:table-cell office:value-type="string">
            <text:p>{</text:p>
          </table:table-cell>
          <table:table-cell table:formula="of:=ROUND(IF([.$C16]=0;[.E16];IF([.$C16]=1;[.G16];IF([.$C16]=2;[.D16];IF([.$C16]=3;[.D16];IF([.$C16]=4;[.F16];[.E1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]=0;[.F16];IF([.$C16]=1;[.E16];IF([.$C16]=2;[.E16];IF([.$C16]=3;[.G16];IF([.$C16]=4;[.D16];[.D16])))));0)" office:value-type="float" office:value="60">
            <text:p>60</text:p>
          </table:table-cell>
          <table:table-cell office:value-type="string">
            <text:p>,</text:p>
          </table:table-cell>
          <table:table-cell table:formula="of:=ROUND(IF([.$C16]=0;[.D16];IF([.$C16]=1;[.D16];IF([.$C16]=2;[.F16];IF([.$C16]=3;[.E16];IF([.$C16]=4;[.E16];[.G1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">
            <text:p>15</text:p>
          </table:table-cell>
          <table:table-cell table:formula="of:=[.A17]/60" office:value-type="float" office:value="0.25">
            <text:p>0.25</text:p>
          </table:table-cell>
          <table:table-cell table:formula="of:=INT([.B1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];60))/60" office:value-type="float" office:value="63.75">
            <text:p>63.75</text:p>
          </table:table-cell>
          <table:table-cell table:formula="of:=(255*(60-MOD([.A17];60)))/60" office:value-type="float" office:value="191.25">
            <text:p>191.25</text:p>
          </table:table-cell>
          <table:table-cell office:value-type="string">
            <text:p>{</text:p>
          </table:table-cell>
          <table:table-cell table:formula="of:=ROUND(IF([.$C17]=0;[.E17];IF([.$C17]=1;[.G17];IF([.$C17]=2;[.D17];IF([.$C17]=3;[.D17];IF([.$C17]=4;[.F17];[.E1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]=0;[.F17];IF([.$C17]=1;[.E17];IF([.$C17]=2;[.E17];IF([.$C17]=3;[.G17];IF([.$C17]=4;[.D17];[.D17])))));0)" office:value-type="float" office:value="64">
            <text:p>64</text:p>
          </table:table-cell>
          <table:table-cell office:value-type="string">
            <text:p>,</text:p>
          </table:table-cell>
          <table:table-cell table:formula="of:=ROUND(IF([.$C17]=0;[.D17];IF([.$C17]=1;[.D17];IF([.$C17]=2;[.F17];IF([.$C17]=3;[.E17];IF([.$C17]=4;[.E17];[.G1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">
            <text:p>16</text:p>
          </table:table-cell>
          <table:table-cell table:formula="of:=[.A18]/60" office:value-type="float" office:value="0.266666666666667">
            <text:p>0.2666666667</text:p>
          </table:table-cell>
          <table:table-cell table:formula="of:=INT([.B1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];60))/60" office:value-type="float" office:value="68">
            <text:p>68</text:p>
          </table:table-cell>
          <table:table-cell table:formula="of:=(255*(60-MOD([.A18];60)))/60" office:value-type="float" office:value="187">
            <text:p>187</text:p>
          </table:table-cell>
          <table:table-cell office:value-type="string">
            <text:p>{</text:p>
          </table:table-cell>
          <table:table-cell table:formula="of:=ROUND(IF([.$C18]=0;[.E18];IF([.$C18]=1;[.G18];IF([.$C18]=2;[.D18];IF([.$C18]=3;[.D18];IF([.$C18]=4;[.F18];[.E1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8]=0;[.F18];IF([.$C18]=1;[.E18];IF([.$C18]=2;[.E18];IF([.$C18]=3;[.G18];IF([.$C18]=4;[.D18];[.D18])))));0)" office:value-type="float" office:value="68">
            <text:p>68</text:p>
          </table:table-cell>
          <table:table-cell office:value-type="string">
            <text:p>,</text:p>
          </table:table-cell>
          <table:table-cell table:formula="of:=ROUND(IF([.$C18]=0;[.D18];IF([.$C18]=1;[.D18];IF([.$C18]=2;[.F18];IF([.$C18]=3;[.E18];IF([.$C18]=4;[.E18];[.G1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">
            <text:p>17</text:p>
          </table:table-cell>
          <table:table-cell table:formula="of:=[.A19]/60" office:value-type="float" office:value="0.283333333333333">
            <text:p>0.2833333333</text:p>
          </table:table-cell>
          <table:table-cell table:formula="of:=INT([.B1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];60))/60" office:value-type="float" office:value="72.25">
            <text:p>72.25</text:p>
          </table:table-cell>
          <table:table-cell table:formula="of:=(255*(60-MOD([.A19];60)))/60" office:value-type="float" office:value="182.75">
            <text:p>182.75</text:p>
          </table:table-cell>
          <table:table-cell office:value-type="string">
            <text:p>{</text:p>
          </table:table-cell>
          <table:table-cell table:formula="of:=ROUND(IF([.$C19]=0;[.E19];IF([.$C19]=1;[.G19];IF([.$C19]=2;[.D19];IF([.$C19]=3;[.D19];IF([.$C19]=4;[.F19];[.E1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9]=0;[.F19];IF([.$C19]=1;[.E19];IF([.$C19]=2;[.E19];IF([.$C19]=3;[.G19];IF([.$C19]=4;[.D19];[.D19])))));0)" office:value-type="float" office:value="72">
            <text:p>72</text:p>
          </table:table-cell>
          <table:table-cell office:value-type="string">
            <text:p>,</text:p>
          </table:table-cell>
          <table:table-cell table:formula="of:=ROUND(IF([.$C19]=0;[.D19];IF([.$C19]=1;[.D19];IF([.$C19]=2;[.F19];IF([.$C19]=3;[.E19];IF([.$C19]=4;[.E19];[.G1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">
            <text:p>18</text:p>
          </table:table-cell>
          <table:table-cell table:formula="of:=[.A20]/60" office:value-type="float" office:value="0.3">
            <text:p>0.3</text:p>
          </table:table-cell>
          <table:table-cell table:formula="of:=INT([.B2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];60))/60" office:value-type="float" office:value="76.5">
            <text:p>76.5</text:p>
          </table:table-cell>
          <table:table-cell table:formula="of:=(255*(60-MOD([.A20];60)))/60" office:value-type="float" office:value="178.5">
            <text:p>178.5</text:p>
          </table:table-cell>
          <table:table-cell office:value-type="string">
            <text:p>{</text:p>
          </table:table-cell>
          <table:table-cell table:formula="of:=ROUND(IF([.$C20]=0;[.E20];IF([.$C20]=1;[.G20];IF([.$C20]=2;[.D20];IF([.$C20]=3;[.D20];IF([.$C20]=4;[.F20];[.E2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0]=0;[.F20];IF([.$C20]=1;[.E20];IF([.$C20]=2;[.E20];IF([.$C20]=3;[.G20];IF([.$C20]=4;[.D20];[.D20])))));0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IF([.$C20]=0;[.D20];IF([.$C20]=1;[.D20];IF([.$C20]=2;[.F20];IF([.$C20]=3;[.E20];IF([.$C20]=4;[.E20];[.G2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">
            <text:p>19</text:p>
          </table:table-cell>
          <table:table-cell table:formula="of:=[.A21]/60" office:value-type="float" office:value="0.316666666666667">
            <text:p>0.3166666667</text:p>
          </table:table-cell>
          <table:table-cell table:formula="of:=INT([.B2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];60))/60" office:value-type="float" office:value="80.75">
            <text:p>80.75</text:p>
          </table:table-cell>
          <table:table-cell table:formula="of:=(255*(60-MOD([.A21];60)))/60" office:value-type="float" office:value="174.25">
            <text:p>174.25</text:p>
          </table:table-cell>
          <table:table-cell office:value-type="string">
            <text:p>{</text:p>
          </table:table-cell>
          <table:table-cell table:formula="of:=ROUND(IF([.$C21]=0;[.E21];IF([.$C21]=1;[.G21];IF([.$C21]=2;[.D21];IF([.$C21]=3;[.D21];IF([.$C21]=4;[.F21];[.E2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1]=0;[.F21];IF([.$C21]=1;[.E21];IF([.$C21]=2;[.E21];IF([.$C21]=3;[.G21];IF([.$C21]=4;[.D21];[.D21])))));0)" office:value-type="float" office:value="81">
            <text:p>81</text:p>
          </table:table-cell>
          <table:table-cell office:value-type="string">
            <text:p>,</text:p>
          </table:table-cell>
          <table:table-cell table:formula="of:=ROUND(IF([.$C21]=0;[.D21];IF([.$C21]=1;[.D21];IF([.$C21]=2;[.F21];IF([.$C21]=3;[.E21];IF([.$C21]=4;[.E21];[.G2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">
            <text:p>20</text:p>
          </table:table-cell>
          <table:table-cell table:formula="of:=[.A22]/60" office:value-type="float" office:value="0.333333333333333">
            <text:p>0.3333333333</text:p>
          </table:table-cell>
          <table:table-cell table:formula="of:=INT([.B2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];60))/60" office:value-type="float" office:value="85">
            <text:p>85</text:p>
          </table:table-cell>
          <table:table-cell table:formula="of:=(255*(60-MOD([.A22];60)))/60" office:value-type="float" office:value="170">
            <text:p>170</text:p>
          </table:table-cell>
          <table:table-cell office:value-type="string">
            <text:p>{</text:p>
          </table:table-cell>
          <table:table-cell table:formula="of:=ROUND(IF([.$C22]=0;[.E22];IF([.$C22]=1;[.G22];IF([.$C22]=2;[.D22];IF([.$C22]=3;[.D22];IF([.$C22]=4;[.F22];[.E2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2]=0;[.F22];IF([.$C22]=1;[.E22];IF([.$C22]=2;[.E22];IF([.$C22]=3;[.G22];IF([.$C22]=4;[.D22];[.D22])))));0)" office:value-type="float" office:value="85">
            <text:p>85</text:p>
          </table:table-cell>
          <table:table-cell office:value-type="string">
            <text:p>,</text:p>
          </table:table-cell>
          <table:table-cell table:formula="of:=ROUND(IF([.$C22]=0;[.D22];IF([.$C22]=1;[.D22];IF([.$C22]=2;[.F22];IF([.$C22]=3;[.E22];IF([.$C22]=4;[.E22];[.G2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">
            <text:p>21</text:p>
          </table:table-cell>
          <table:table-cell table:formula="of:=[.A23]/60" office:value-type="float" office:value="0.35">
            <text:p>0.35</text:p>
          </table:table-cell>
          <table:table-cell table:formula="of:=INT([.B2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];60))/60" office:value-type="float" office:value="89.25">
            <text:p>89.25</text:p>
          </table:table-cell>
          <table:table-cell table:formula="of:=(255*(60-MOD([.A23];60)))/60" office:value-type="float" office:value="165.75">
            <text:p>165.75</text:p>
          </table:table-cell>
          <table:table-cell office:value-type="string">
            <text:p>{</text:p>
          </table:table-cell>
          <table:table-cell table:formula="of:=ROUND(IF([.$C23]=0;[.E23];IF([.$C23]=1;[.G23];IF([.$C23]=2;[.D23];IF([.$C23]=3;[.D23];IF([.$C23]=4;[.F23];[.E2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3]=0;[.F23];IF([.$C23]=1;[.E23];IF([.$C23]=2;[.E23];IF([.$C23]=3;[.G23];IF([.$C23]=4;[.D23];[.D23])))));0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IF([.$C23]=0;[.D23];IF([.$C23]=1;[.D23];IF([.$C23]=2;[.F23];IF([.$C23]=3;[.E23];IF([.$C23]=4;[.E23];[.G2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">
            <text:p>22</text:p>
          </table:table-cell>
          <table:table-cell table:formula="of:=[.A24]/60" office:value-type="float" office:value="0.366666666666667">
            <text:p>0.3666666667</text:p>
          </table:table-cell>
          <table:table-cell table:formula="of:=INT([.B2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];60))/60" office:value-type="float" office:value="93.5">
            <text:p>93.5</text:p>
          </table:table-cell>
          <table:table-cell table:formula="of:=(255*(60-MOD([.A24];60)))/60" office:value-type="float" office:value="161.5">
            <text:p>161.5</text:p>
          </table:table-cell>
          <table:table-cell office:value-type="string">
            <text:p>{</text:p>
          </table:table-cell>
          <table:table-cell table:formula="of:=ROUND(IF([.$C24]=0;[.E24];IF([.$C24]=1;[.G24];IF([.$C24]=2;[.D24];IF([.$C24]=3;[.D24];IF([.$C24]=4;[.F24];[.E2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4]=0;[.F24];IF([.$C24]=1;[.E24];IF([.$C24]=2;[.E24];IF([.$C24]=3;[.G24];IF([.$C24]=4;[.D24];[.D24])))));0)" office:value-type="float" office:value="94">
            <text:p>94</text:p>
          </table:table-cell>
          <table:table-cell office:value-type="string">
            <text:p>,</text:p>
          </table:table-cell>
          <table:table-cell table:formula="of:=ROUND(IF([.$C24]=0;[.D24];IF([.$C24]=1;[.D24];IF([.$C24]=2;[.F24];IF([.$C24]=3;[.E24];IF([.$C24]=4;[.E24];[.G2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">
            <text:p>23</text:p>
          </table:table-cell>
          <table:table-cell table:formula="of:=[.A25]/60" office:value-type="float" office:value="0.383333333333333">
            <text:p>0.3833333333</text:p>
          </table:table-cell>
          <table:table-cell table:formula="of:=INT([.B2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];60))/60" office:value-type="float" office:value="97.75">
            <text:p>97.75</text:p>
          </table:table-cell>
          <table:table-cell table:formula="of:=(255*(60-MOD([.A25];60)))/60" office:value-type="float" office:value="157.25">
            <text:p>157.25</text:p>
          </table:table-cell>
          <table:table-cell office:value-type="string">
            <text:p>{</text:p>
          </table:table-cell>
          <table:table-cell table:formula="of:=ROUND(IF([.$C25]=0;[.E25];IF([.$C25]=1;[.G25];IF([.$C25]=2;[.D25];IF([.$C25]=3;[.D25];IF([.$C25]=4;[.F25];[.E2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5]=0;[.F25];IF([.$C25]=1;[.E25];IF([.$C25]=2;[.E25];IF([.$C25]=3;[.G25];IF([.$C25]=4;[.D25];[.D25])))));0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IF([.$C25]=0;[.D25];IF([.$C25]=1;[.D25];IF([.$C25]=2;[.F25];IF([.$C25]=3;[.E25];IF([.$C25]=4;[.E25];[.G2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">
            <text:p>24</text:p>
          </table:table-cell>
          <table:table-cell table:formula="of:=[.A26]/60" office:value-type="float" office:value="0.4">
            <text:p>0.4</text:p>
          </table:table-cell>
          <table:table-cell table:formula="of:=INT([.B2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];60))/60" office:value-type="float" office:value="102">
            <text:p>102</text:p>
          </table:table-cell>
          <table:table-cell table:formula="of:=(255*(60-MOD([.A26];60)))/60" office:value-type="float" office:value="153">
            <text:p>153</text:p>
          </table:table-cell>
          <table:table-cell office:value-type="string">
            <text:p>{</text:p>
          </table:table-cell>
          <table:table-cell table:formula="of:=ROUND(IF([.$C26]=0;[.E26];IF([.$C26]=1;[.G26];IF([.$C26]=2;[.D26];IF([.$C26]=3;[.D26];IF([.$C26]=4;[.F26];[.E2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6]=0;[.F26];IF([.$C26]=1;[.E26];IF([.$C26]=2;[.E26];IF([.$C26]=3;[.G26];IF([.$C26]=4;[.D26];[.D26])))));0)" office:value-type="float" office:value="102">
            <text:p>102</text:p>
          </table:table-cell>
          <table:table-cell office:value-type="string">
            <text:p>,</text:p>
          </table:table-cell>
          <table:table-cell table:formula="of:=ROUND(IF([.$C26]=0;[.D26];IF([.$C26]=1;[.D26];IF([.$C26]=2;[.F26];IF([.$C26]=3;[.E26];IF([.$C26]=4;[.E26];[.G2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">
            <text:p>25</text:p>
          </table:table-cell>
          <table:table-cell table:formula="of:=[.A27]/60" office:value-type="float" office:value="0.416666666666667">
            <text:p>0.4166666667</text:p>
          </table:table-cell>
          <table:table-cell table:formula="of:=INT([.B2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];60))/60" office:value-type="float" office:value="106.25">
            <text:p>106.25</text:p>
          </table:table-cell>
          <table:table-cell table:formula="of:=(255*(60-MOD([.A27];60)))/60" office:value-type="float" office:value="148.75">
            <text:p>148.75</text:p>
          </table:table-cell>
          <table:table-cell office:value-type="string">
            <text:p>{</text:p>
          </table:table-cell>
          <table:table-cell table:formula="of:=ROUND(IF([.$C27]=0;[.E27];IF([.$C27]=1;[.G27];IF([.$C27]=2;[.D27];IF([.$C27]=3;[.D27];IF([.$C27]=4;[.F27];[.E2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7]=0;[.F27];IF([.$C27]=1;[.E27];IF([.$C27]=2;[.E27];IF([.$C27]=3;[.G27];IF([.$C27]=4;[.D27];[.D27])))));0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IF([.$C27]=0;[.D27];IF([.$C27]=1;[.D27];IF([.$C27]=2;[.F27];IF([.$C27]=3;[.E27];IF([.$C27]=4;[.E27];[.G2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">
            <text:p>26</text:p>
          </table:table-cell>
          <table:table-cell table:formula="of:=[.A28]/60" office:value-type="float" office:value="0.433333333333333">
            <text:p>0.4333333333</text:p>
          </table:table-cell>
          <table:table-cell table:formula="of:=INT([.B2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];60))/60" office:value-type="float" office:value="110.5">
            <text:p>110.5</text:p>
          </table:table-cell>
          <table:table-cell table:formula="of:=(255*(60-MOD([.A28];60)))/60" office:value-type="float" office:value="144.5">
            <text:p>144.5</text:p>
          </table:table-cell>
          <table:table-cell office:value-type="string">
            <text:p>{</text:p>
          </table:table-cell>
          <table:table-cell table:formula="of:=ROUND(IF([.$C28]=0;[.E28];IF([.$C28]=1;[.G28];IF([.$C28]=2;[.D28];IF([.$C28]=3;[.D28];IF([.$C28]=4;[.F28];[.E2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8]=0;[.F28];IF([.$C28]=1;[.E28];IF([.$C28]=2;[.E28];IF([.$C28]=3;[.G28];IF([.$C28]=4;[.D28];[.D28])))));0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IF([.$C28]=0;[.D28];IF([.$C28]=1;[.D28];IF([.$C28]=2;[.F28];IF([.$C28]=3;[.E28];IF([.$C28]=4;[.E28];[.G2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">
            <text:p>27</text:p>
          </table:table-cell>
          <table:table-cell table:formula="of:=[.A29]/60" office:value-type="float" office:value="0.45">
            <text:p>0.45</text:p>
          </table:table-cell>
          <table:table-cell table:formula="of:=INT([.B2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];60))/60" office:value-type="float" office:value="114.75">
            <text:p>114.75</text:p>
          </table:table-cell>
          <table:table-cell table:formula="of:=(255*(60-MOD([.A29];60)))/60" office:value-type="float" office:value="140.25">
            <text:p>140.25</text:p>
          </table:table-cell>
          <table:table-cell office:value-type="string">
            <text:p>{</text:p>
          </table:table-cell>
          <table:table-cell table:formula="of:=ROUND(IF([.$C29]=0;[.E29];IF([.$C29]=1;[.G29];IF([.$C29]=2;[.D29];IF([.$C29]=3;[.D29];IF([.$C29]=4;[.F29];[.E2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29]=0;[.F29];IF([.$C29]=1;[.E29];IF([.$C29]=2;[.E29];IF([.$C29]=3;[.G29];IF([.$C29]=4;[.D29];[.D29])))));0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IF([.$C29]=0;[.D29];IF([.$C29]=1;[.D29];IF([.$C29]=2;[.F29];IF([.$C29]=3;[.E29];IF([.$C29]=4;[.E29];[.G2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">
            <text:p>28</text:p>
          </table:table-cell>
          <table:table-cell table:formula="of:=[.A30]/60" office:value-type="float" office:value="0.466666666666667">
            <text:p>0.4666666667</text:p>
          </table:table-cell>
          <table:table-cell table:formula="of:=INT([.B3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];60))/60" office:value-type="float" office:value="119">
            <text:p>119</text:p>
          </table:table-cell>
          <table:table-cell table:formula="of:=(255*(60-MOD([.A30];60)))/60" office:value-type="float" office:value="136">
            <text:p>136</text:p>
          </table:table-cell>
          <table:table-cell office:value-type="string">
            <text:p>{</text:p>
          </table:table-cell>
          <table:table-cell table:formula="of:=ROUND(IF([.$C30]=0;[.E30];IF([.$C30]=1;[.G30];IF([.$C30]=2;[.D30];IF([.$C30]=3;[.D30];IF([.$C30]=4;[.F30];[.E3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]=0;[.F30];IF([.$C30]=1;[.E30];IF([.$C30]=2;[.E30];IF([.$C30]=3;[.G30];IF([.$C30]=4;[.D30];[.D30])))));0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IF([.$C30]=0;[.D30];IF([.$C30]=1;[.D30];IF([.$C30]=2;[.F30];IF([.$C30]=3;[.E30];IF([.$C30]=4;[.E30];[.G3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">
            <text:p>29</text:p>
          </table:table-cell>
          <table:table-cell table:formula="of:=[.A31]/60" office:value-type="float" office:value="0.483333333333333">
            <text:p>0.4833333333</text:p>
          </table:table-cell>
          <table:table-cell table:formula="of:=INT([.B3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];60))/60" office:value-type="float" office:value="123.25">
            <text:p>123.25</text:p>
          </table:table-cell>
          <table:table-cell table:formula="of:=(255*(60-MOD([.A31];60)))/60" office:value-type="float" office:value="131.75">
            <text:p>131.75</text:p>
          </table:table-cell>
          <table:table-cell office:value-type="string">
            <text:p>{</text:p>
          </table:table-cell>
          <table:table-cell table:formula="of:=ROUND(IF([.$C31]=0;[.E31];IF([.$C31]=1;[.G31];IF([.$C31]=2;[.D31];IF([.$C31]=3;[.D31];IF([.$C31]=4;[.F31];[.E3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]=0;[.F31];IF([.$C31]=1;[.E31];IF([.$C31]=2;[.E31];IF([.$C31]=3;[.G31];IF([.$C31]=4;[.D31];[.D31])))));0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IF([.$C31]=0;[.D31];IF([.$C31]=1;[.D31];IF([.$C31]=2;[.F31];IF([.$C31]=3;[.E31];IF([.$C31]=4;[.E31];[.G3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">
            <text:p>30</text:p>
          </table:table-cell>
          <table:table-cell table:formula="of:=[.A32]/60" office:value-type="float" office:value="0.5">
            <text:p>0.5</text:p>
          </table:table-cell>
          <table:table-cell table:formula="of:=INT([.B3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];60))/60" office:value-type="float" office:value="127.5">
            <text:p>127.5</text:p>
          </table:table-cell>
          <table:table-cell table:formula="of:=(255*(60-MOD([.A32];60)))/60" office:value-type="float" office:value="127.5">
            <text:p>127.5</text:p>
          </table:table-cell>
          <table:table-cell office:value-type="string">
            <text:p>{</text:p>
          </table:table-cell>
          <table:table-cell table:formula="of:=ROUND(IF([.$C32]=0;[.E32];IF([.$C32]=1;[.G32];IF([.$C32]=2;[.D32];IF([.$C32]=3;[.D32];IF([.$C32]=4;[.F32];[.E3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]=0;[.F32];IF([.$C32]=1;[.E32];IF([.$C32]=2;[.E32];IF([.$C32]=3;[.G32];IF([.$C32]=4;[.D32];[.D32])))));0)" office:value-type="float" office:value="128">
            <text:p>128</text:p>
          </table:table-cell>
          <table:table-cell office:value-type="string">
            <text:p>,</text:p>
          </table:table-cell>
          <table:table-cell table:formula="of:=ROUND(IF([.$C32]=0;[.D32];IF([.$C32]=1;[.D32];IF([.$C32]=2;[.F32];IF([.$C32]=3;[.E32];IF([.$C32]=4;[.E32];[.G3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">
            <text:p>31</text:p>
          </table:table-cell>
          <table:table-cell table:formula="of:=[.A33]/60" office:value-type="float" office:value="0.516666666666667">
            <text:p>0.5166666667</text:p>
          </table:table-cell>
          <table:table-cell table:formula="of:=INT([.B3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];60))/60" office:value-type="float" office:value="131.75">
            <text:p>131.75</text:p>
          </table:table-cell>
          <table:table-cell table:formula="of:=(255*(60-MOD([.A33];60)))/60" office:value-type="float" office:value="123.25">
            <text:p>123.25</text:p>
          </table:table-cell>
          <table:table-cell office:value-type="string">
            <text:p>{</text:p>
          </table:table-cell>
          <table:table-cell table:formula="of:=ROUND(IF([.$C33]=0;[.E33];IF([.$C33]=1;[.G33];IF([.$C33]=2;[.D33];IF([.$C33]=3;[.D33];IF([.$C33]=4;[.F33];[.E3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]=0;[.F33];IF([.$C33]=1;[.E33];IF([.$C33]=2;[.E33];IF([.$C33]=3;[.G33];IF([.$C33]=4;[.D33];[.D33])))));0)" office:value-type="float" office:value="132">
            <text:p>132</text:p>
          </table:table-cell>
          <table:table-cell office:value-type="string">
            <text:p>,</text:p>
          </table:table-cell>
          <table:table-cell table:formula="of:=ROUND(IF([.$C33]=0;[.D33];IF([.$C33]=1;[.D33];IF([.$C33]=2;[.F33];IF([.$C33]=3;[.E33];IF([.$C33]=4;[.E33];[.G3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">
            <text:p>32</text:p>
          </table:table-cell>
          <table:table-cell table:formula="of:=[.A34]/60" office:value-type="float" office:value="0.533333333333333">
            <text:p>0.5333333333</text:p>
          </table:table-cell>
          <table:table-cell table:formula="of:=INT([.B3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];60))/60" office:value-type="float" office:value="136">
            <text:p>136</text:p>
          </table:table-cell>
          <table:table-cell table:formula="of:=(255*(60-MOD([.A34];60)))/60" office:value-type="float" office:value="119">
            <text:p>119</text:p>
          </table:table-cell>
          <table:table-cell office:value-type="string">
            <text:p>{</text:p>
          </table:table-cell>
          <table:table-cell table:formula="of:=ROUND(IF([.$C34]=0;[.E34];IF([.$C34]=1;[.G34];IF([.$C34]=2;[.D34];IF([.$C34]=3;[.D34];IF([.$C34]=4;[.F34];[.E3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]=0;[.F34];IF([.$C34]=1;[.E34];IF([.$C34]=2;[.E34];IF([.$C34]=3;[.G34];IF([.$C34]=4;[.D34];[.D34])))));0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IF([.$C34]=0;[.D34];IF([.$C34]=1;[.D34];IF([.$C34]=2;[.F34];IF([.$C34]=3;[.E34];IF([.$C34]=4;[.E34];[.G3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">
            <text:p>33</text:p>
          </table:table-cell>
          <table:table-cell table:formula="of:=[.A35]/60" office:value-type="float" office:value="0.55">
            <text:p>0.55</text:p>
          </table:table-cell>
          <table:table-cell table:formula="of:=INT([.B3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];60))/60" office:value-type="float" office:value="140.25">
            <text:p>140.25</text:p>
          </table:table-cell>
          <table:table-cell table:formula="of:=(255*(60-MOD([.A35];60)))/60" office:value-type="float" office:value="114.75">
            <text:p>114.75</text:p>
          </table:table-cell>
          <table:table-cell office:value-type="string">
            <text:p>{</text:p>
          </table:table-cell>
          <table:table-cell table:formula="of:=ROUND(IF([.$C35]=0;[.E35];IF([.$C35]=1;[.G35];IF([.$C35]=2;[.D35];IF([.$C35]=3;[.D35];IF([.$C35]=4;[.F35];[.E3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]=0;[.F35];IF([.$C35]=1;[.E35];IF([.$C35]=2;[.E35];IF([.$C35]=3;[.G35];IF([.$C35]=4;[.D35];[.D35])))));0)" office:value-type="float" office:value="140">
            <text:p>140</text:p>
          </table:table-cell>
          <table:table-cell office:value-type="string">
            <text:p>,</text:p>
          </table:table-cell>
          <table:table-cell table:formula="of:=ROUND(IF([.$C35]=0;[.D35];IF([.$C35]=1;[.D35];IF([.$C35]=2;[.F35];IF([.$C35]=3;[.E35];IF([.$C35]=4;[.E35];[.G3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">
            <text:p>34</text:p>
          </table:table-cell>
          <table:table-cell table:formula="of:=[.A36]/60" office:value-type="float" office:value="0.566666666666667">
            <text:p>0.5666666667</text:p>
          </table:table-cell>
          <table:table-cell table:formula="of:=INT([.B3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6];60))/60" office:value-type="float" office:value="144.5">
            <text:p>144.5</text:p>
          </table:table-cell>
          <table:table-cell table:formula="of:=(255*(60-MOD([.A36];60)))/60" office:value-type="float" office:value="110.5">
            <text:p>110.5</text:p>
          </table:table-cell>
          <table:table-cell office:value-type="string">
            <text:p>{</text:p>
          </table:table-cell>
          <table:table-cell table:formula="of:=ROUND(IF([.$C36]=0;[.E36];IF([.$C36]=1;[.G36];IF([.$C36]=2;[.D36];IF([.$C36]=3;[.D36];IF([.$C36]=4;[.F36];[.E3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6]=0;[.F36];IF([.$C36]=1;[.E36];IF([.$C36]=2;[.E36];IF([.$C36]=3;[.G36];IF([.$C36]=4;[.D36];[.D36])))));0)" office:value-type="float" office:value="145">
            <text:p>145</text:p>
          </table:table-cell>
          <table:table-cell office:value-type="string">
            <text:p>,</text:p>
          </table:table-cell>
          <table:table-cell table:formula="of:=ROUND(IF([.$C36]=0;[.D36];IF([.$C36]=1;[.D36];IF([.$C36]=2;[.F36];IF([.$C36]=3;[.E36];IF([.$C36]=4;[.E36];[.G3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">
            <text:p>35</text:p>
          </table:table-cell>
          <table:table-cell table:formula="of:=[.A37]/60" office:value-type="float" office:value="0.583333333333333">
            <text:p>0.5833333333</text:p>
          </table:table-cell>
          <table:table-cell table:formula="of:=INT([.B3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7];60))/60" office:value-type="float" office:value="148.75">
            <text:p>148.75</text:p>
          </table:table-cell>
          <table:table-cell table:formula="of:=(255*(60-MOD([.A37];60)))/60" office:value-type="float" office:value="106.25">
            <text:p>106.25</text:p>
          </table:table-cell>
          <table:table-cell office:value-type="string">
            <text:p>{</text:p>
          </table:table-cell>
          <table:table-cell table:formula="of:=ROUND(IF([.$C37]=0;[.E37];IF([.$C37]=1;[.G37];IF([.$C37]=2;[.D37];IF([.$C37]=3;[.D37];IF([.$C37]=4;[.F37];[.E3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7]=0;[.F37];IF([.$C37]=1;[.E37];IF([.$C37]=2;[.E37];IF([.$C37]=3;[.G37];IF([.$C37]=4;[.D37];[.D37])))));0)" office:value-type="float" office:value="149">
            <text:p>149</text:p>
          </table:table-cell>
          <table:table-cell office:value-type="string">
            <text:p>,</text:p>
          </table:table-cell>
          <table:table-cell table:formula="of:=ROUND(IF([.$C37]=0;[.D37];IF([.$C37]=1;[.D37];IF([.$C37]=2;[.F37];IF([.$C37]=3;[.E37];IF([.$C37]=4;[.E37];[.G3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6">
            <text:p>36</text:p>
          </table:table-cell>
          <table:table-cell table:formula="of:=[.A38]/60" office:value-type="float" office:value="0.6">
            <text:p>0.6</text:p>
          </table:table-cell>
          <table:table-cell table:formula="of:=INT([.B3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8];60))/60" office:value-type="float" office:value="153">
            <text:p>153</text:p>
          </table:table-cell>
          <table:table-cell table:formula="of:=(255*(60-MOD([.A38];60)))/60" office:value-type="float" office:value="102">
            <text:p>102</text:p>
          </table:table-cell>
          <table:table-cell office:value-type="string">
            <text:p>{</text:p>
          </table:table-cell>
          <table:table-cell table:formula="of:=ROUND(IF([.$C38]=0;[.E38];IF([.$C38]=1;[.G38];IF([.$C38]=2;[.D38];IF([.$C38]=3;[.D38];IF([.$C38]=4;[.F38];[.E3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8]=0;[.F38];IF([.$C38]=1;[.E38];IF([.$C38]=2;[.E38];IF([.$C38]=3;[.G38];IF([.$C38]=4;[.D38];[.D38])))));0)" office:value-type="float" office:value="153">
            <text:p>153</text:p>
          </table:table-cell>
          <table:table-cell office:value-type="string">
            <text:p>,</text:p>
          </table:table-cell>
          <table:table-cell table:formula="of:=ROUND(IF([.$C38]=0;[.D38];IF([.$C38]=1;[.D38];IF([.$C38]=2;[.F38];IF([.$C38]=3;[.E38];IF([.$C38]=4;[.E38];[.G3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7">
            <text:p>37</text:p>
          </table:table-cell>
          <table:table-cell table:formula="of:=[.A39]/60" office:value-type="float" office:value="0.616666666666667">
            <text:p>0.6166666667</text:p>
          </table:table-cell>
          <table:table-cell table:formula="of:=INT([.B3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9];60))/60" office:value-type="float" office:value="157.25">
            <text:p>157.25</text:p>
          </table:table-cell>
          <table:table-cell table:formula="of:=(255*(60-MOD([.A39];60)))/60" office:value-type="float" office:value="97.75">
            <text:p>97.75</text:p>
          </table:table-cell>
          <table:table-cell office:value-type="string">
            <text:p>{</text:p>
          </table:table-cell>
          <table:table-cell table:formula="of:=ROUND(IF([.$C39]=0;[.E39];IF([.$C39]=1;[.G39];IF([.$C39]=2;[.D39];IF([.$C39]=3;[.D39];IF([.$C39]=4;[.F39];[.E3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9]=0;[.F39];IF([.$C39]=1;[.E39];IF([.$C39]=2;[.E39];IF([.$C39]=3;[.G39];IF([.$C39]=4;[.D39];[.D39])))));0)" office:value-type="float" office:value="157">
            <text:p>157</text:p>
          </table:table-cell>
          <table:table-cell office:value-type="string">
            <text:p>,</text:p>
          </table:table-cell>
          <table:table-cell table:formula="of:=ROUND(IF([.$C39]=0;[.D39];IF([.$C39]=1;[.D39];IF([.$C39]=2;[.F39];IF([.$C39]=3;[.E39];IF([.$C39]=4;[.E39];[.G3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8">
            <text:p>38</text:p>
          </table:table-cell>
          <table:table-cell table:formula="of:=[.A40]/60" office:value-type="float" office:value="0.633333333333333">
            <text:p>0.6333333333</text:p>
          </table:table-cell>
          <table:table-cell table:formula="of:=INT([.B4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0];60))/60" office:value-type="float" office:value="161.5">
            <text:p>161.5</text:p>
          </table:table-cell>
          <table:table-cell table:formula="of:=(255*(60-MOD([.A40];60)))/60" office:value-type="float" office:value="93.5">
            <text:p>93.5</text:p>
          </table:table-cell>
          <table:table-cell office:value-type="string">
            <text:p>{</text:p>
          </table:table-cell>
          <table:table-cell table:formula="of:=ROUND(IF([.$C40]=0;[.E40];IF([.$C40]=1;[.G40];IF([.$C40]=2;[.D40];IF([.$C40]=3;[.D40];IF([.$C40]=4;[.F40];[.E4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0]=0;[.F40];IF([.$C40]=1;[.E40];IF([.$C40]=2;[.E40];IF([.$C40]=3;[.G40];IF([.$C40]=4;[.D40];[.D40])))));0)" office:value-type="float" office:value="162">
            <text:p>162</text:p>
          </table:table-cell>
          <table:table-cell office:value-type="string">
            <text:p>,</text:p>
          </table:table-cell>
          <table:table-cell table:formula="of:=ROUND(IF([.$C40]=0;[.D40];IF([.$C40]=1;[.D40];IF([.$C40]=2;[.F40];IF([.$C40]=3;[.E40];IF([.$C40]=4;[.E40];[.G4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9">
            <text:p>39</text:p>
          </table:table-cell>
          <table:table-cell table:formula="of:=[.A41]/60" office:value-type="float" office:value="0.65">
            <text:p>0.65</text:p>
          </table:table-cell>
          <table:table-cell table:formula="of:=INT([.B4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1];60))/60" office:value-type="float" office:value="165.75">
            <text:p>165.75</text:p>
          </table:table-cell>
          <table:table-cell table:formula="of:=(255*(60-MOD([.A41];60)))/60" office:value-type="float" office:value="89.25">
            <text:p>89.25</text:p>
          </table:table-cell>
          <table:table-cell office:value-type="string">
            <text:p>{</text:p>
          </table:table-cell>
          <table:table-cell table:formula="of:=ROUND(IF([.$C41]=0;[.E41];IF([.$C41]=1;[.G41];IF([.$C41]=2;[.D41];IF([.$C41]=3;[.D41];IF([.$C41]=4;[.F41];[.E4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1]=0;[.F41];IF([.$C41]=1;[.E41];IF([.$C41]=2;[.E41];IF([.$C41]=3;[.G41];IF([.$C41]=4;[.D41];[.D41])))));0)" office:value-type="float" office:value="166">
            <text:p>166</text:p>
          </table:table-cell>
          <table:table-cell office:value-type="string">
            <text:p>,</text:p>
          </table:table-cell>
          <table:table-cell table:formula="of:=ROUND(IF([.$C41]=0;[.D41];IF([.$C41]=1;[.D41];IF([.$C41]=2;[.F41];IF([.$C41]=3;[.E41];IF([.$C41]=4;[.E41];[.G4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0">
            <text:p>40</text:p>
          </table:table-cell>
          <table:table-cell table:formula="of:=[.A42]/60" office:value-type="float" office:value="0.666666666666667">
            <text:p>0.6666666667</text:p>
          </table:table-cell>
          <table:table-cell table:formula="of:=INT([.B4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2];60))/60" office:value-type="float" office:value="170">
            <text:p>170</text:p>
          </table:table-cell>
          <table:table-cell table:formula="of:=(255*(60-MOD([.A42];60)))/60" office:value-type="float" office:value="85">
            <text:p>85</text:p>
          </table:table-cell>
          <table:table-cell office:value-type="string">
            <text:p>{</text:p>
          </table:table-cell>
          <table:table-cell table:formula="of:=ROUND(IF([.$C42]=0;[.E42];IF([.$C42]=1;[.G42];IF([.$C42]=2;[.D42];IF([.$C42]=3;[.D42];IF([.$C42]=4;[.F42];[.E4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2]=0;[.F42];IF([.$C42]=1;[.E42];IF([.$C42]=2;[.E42];IF([.$C42]=3;[.G42];IF([.$C42]=4;[.D42];[.D42])))));0)" office:value-type="float" office:value="170">
            <text:p>170</text:p>
          </table:table-cell>
          <table:table-cell office:value-type="string">
            <text:p>,</text:p>
          </table:table-cell>
          <table:table-cell table:formula="of:=ROUND(IF([.$C42]=0;[.D42];IF([.$C42]=1;[.D42];IF([.$C42]=2;[.F42];IF([.$C42]=3;[.E42];IF([.$C42]=4;[.E42];[.G4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1">
            <text:p>41</text:p>
          </table:table-cell>
          <table:table-cell table:formula="of:=[.A43]/60" office:value-type="float" office:value="0.683333333333333">
            <text:p>0.6833333333</text:p>
          </table:table-cell>
          <table:table-cell table:formula="of:=INT([.B4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3];60))/60" office:value-type="float" office:value="174.25">
            <text:p>174.25</text:p>
          </table:table-cell>
          <table:table-cell table:formula="of:=(255*(60-MOD([.A43];60)))/60" office:value-type="float" office:value="80.75">
            <text:p>80.75</text:p>
          </table:table-cell>
          <table:table-cell office:value-type="string">
            <text:p>{</text:p>
          </table:table-cell>
          <table:table-cell table:formula="of:=ROUND(IF([.$C43]=0;[.E43];IF([.$C43]=1;[.G43];IF([.$C43]=2;[.D43];IF([.$C43]=3;[.D43];IF([.$C43]=4;[.F43];[.E4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3]=0;[.F43];IF([.$C43]=1;[.E43];IF([.$C43]=2;[.E43];IF([.$C43]=3;[.G43];IF([.$C43]=4;[.D43];[.D43])))));0)" office:value-type="float" office:value="174">
            <text:p>174</text:p>
          </table:table-cell>
          <table:table-cell office:value-type="string">
            <text:p>,</text:p>
          </table:table-cell>
          <table:table-cell table:formula="of:=ROUND(IF([.$C43]=0;[.D43];IF([.$C43]=1;[.D43];IF([.$C43]=2;[.F43];IF([.$C43]=3;[.E43];IF([.$C43]=4;[.E43];[.G4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2">
            <text:p>42</text:p>
          </table:table-cell>
          <table:table-cell table:formula="of:=[.A44]/60" office:value-type="float" office:value="0.7">
            <text:p>0.7</text:p>
          </table:table-cell>
          <table:table-cell table:formula="of:=INT([.B4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4];60))/60" office:value-type="float" office:value="178.5">
            <text:p>178.5</text:p>
          </table:table-cell>
          <table:table-cell table:formula="of:=(255*(60-MOD([.A44];60)))/60" office:value-type="float" office:value="76.5">
            <text:p>76.5</text:p>
          </table:table-cell>
          <table:table-cell office:value-type="string">
            <text:p>{</text:p>
          </table:table-cell>
          <table:table-cell table:formula="of:=ROUND(IF([.$C44]=0;[.E44];IF([.$C44]=1;[.G44];IF([.$C44]=2;[.D44];IF([.$C44]=3;[.D44];IF([.$C44]=4;[.F44];[.E4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4]=0;[.F44];IF([.$C44]=1;[.E44];IF([.$C44]=2;[.E44];IF([.$C44]=3;[.G44];IF([.$C44]=4;[.D44];[.D44])))));0)" office:value-type="float" office:value="179">
            <text:p>179</text:p>
          </table:table-cell>
          <table:table-cell office:value-type="string">
            <text:p>,</text:p>
          </table:table-cell>
          <table:table-cell table:formula="of:=ROUND(IF([.$C44]=0;[.D44];IF([.$C44]=1;[.D44];IF([.$C44]=2;[.F44];IF([.$C44]=3;[.E44];IF([.$C44]=4;[.E44];[.G4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3">
            <text:p>43</text:p>
          </table:table-cell>
          <table:table-cell table:formula="of:=[.A45]/60" office:value-type="float" office:value="0.716666666666667">
            <text:p>0.7166666667</text:p>
          </table:table-cell>
          <table:table-cell table:formula="of:=INT([.B4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5];60))/60" office:value-type="float" office:value="182.75">
            <text:p>182.75</text:p>
          </table:table-cell>
          <table:table-cell table:formula="of:=(255*(60-MOD([.A45];60)))/60" office:value-type="float" office:value="72.25">
            <text:p>72.25</text:p>
          </table:table-cell>
          <table:table-cell office:value-type="string">
            <text:p>{</text:p>
          </table:table-cell>
          <table:table-cell table:formula="of:=ROUND(IF([.$C45]=0;[.E45];IF([.$C45]=1;[.G45];IF([.$C45]=2;[.D45];IF([.$C45]=3;[.D45];IF([.$C45]=4;[.F45];[.E4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5]=0;[.F45];IF([.$C45]=1;[.E45];IF([.$C45]=2;[.E45];IF([.$C45]=3;[.G45];IF([.$C45]=4;[.D45];[.D45])))));0)" office:value-type="float" office:value="183">
            <text:p>183</text:p>
          </table:table-cell>
          <table:table-cell office:value-type="string">
            <text:p>,</text:p>
          </table:table-cell>
          <table:table-cell table:formula="of:=ROUND(IF([.$C45]=0;[.D45];IF([.$C45]=1;[.D45];IF([.$C45]=2;[.F45];IF([.$C45]=3;[.E45];IF([.$C45]=4;[.E45];[.G4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4">
            <text:p>44</text:p>
          </table:table-cell>
          <table:table-cell table:formula="of:=[.A46]/60" office:value-type="float" office:value="0.733333333333333">
            <text:p>0.7333333333</text:p>
          </table:table-cell>
          <table:table-cell table:formula="of:=INT([.B4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6];60))/60" office:value-type="float" office:value="187">
            <text:p>187</text:p>
          </table:table-cell>
          <table:table-cell table:formula="of:=(255*(60-MOD([.A46];60)))/60" office:value-type="float" office:value="68">
            <text:p>68</text:p>
          </table:table-cell>
          <table:table-cell office:value-type="string">
            <text:p>{</text:p>
          </table:table-cell>
          <table:table-cell table:formula="of:=ROUND(IF([.$C46]=0;[.E46];IF([.$C46]=1;[.G46];IF([.$C46]=2;[.D46];IF([.$C46]=3;[.D46];IF([.$C46]=4;[.F46];[.E4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6]=0;[.F46];IF([.$C46]=1;[.E46];IF([.$C46]=2;[.E46];IF([.$C46]=3;[.G46];IF([.$C46]=4;[.D46];[.D46])))));0)" office:value-type="float" office:value="187">
            <text:p>187</text:p>
          </table:table-cell>
          <table:table-cell office:value-type="string">
            <text:p>,</text:p>
          </table:table-cell>
          <table:table-cell table:formula="of:=ROUND(IF([.$C46]=0;[.D46];IF([.$C46]=1;[.D46];IF([.$C46]=2;[.F46];IF([.$C46]=3;[.E46];IF([.$C46]=4;[.E46];[.G4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5">
            <text:p>45</text:p>
          </table:table-cell>
          <table:table-cell table:formula="of:=[.A47]/60" office:value-type="float" office:value="0.75">
            <text:p>0.75</text:p>
          </table:table-cell>
          <table:table-cell table:formula="of:=INT([.B4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7];60))/60" office:value-type="float" office:value="191.25">
            <text:p>191.25</text:p>
          </table:table-cell>
          <table:table-cell table:formula="of:=(255*(60-MOD([.A47];60)))/60" office:value-type="float" office:value="63.75">
            <text:p>63.75</text:p>
          </table:table-cell>
          <table:table-cell office:value-type="string">
            <text:p>{</text:p>
          </table:table-cell>
          <table:table-cell table:formula="of:=ROUND(IF([.$C47]=0;[.E47];IF([.$C47]=1;[.G47];IF([.$C47]=2;[.D47];IF([.$C47]=3;[.D47];IF([.$C47]=4;[.F47];[.E4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7]=0;[.F47];IF([.$C47]=1;[.E47];IF([.$C47]=2;[.E47];IF([.$C47]=3;[.G47];IF([.$C47]=4;[.D47];[.D47])))));0)" office:value-type="float" office:value="191">
            <text:p>191</text:p>
          </table:table-cell>
          <table:table-cell office:value-type="string">
            <text:p>,</text:p>
          </table:table-cell>
          <table:table-cell table:formula="of:=ROUND(IF([.$C47]=0;[.D47];IF([.$C47]=1;[.D47];IF([.$C47]=2;[.F47];IF([.$C47]=3;[.E47];IF([.$C47]=4;[.E47];[.G4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6">
            <text:p>46</text:p>
          </table:table-cell>
          <table:table-cell table:formula="of:=[.A48]/60" office:value-type="float" office:value="0.766666666666667">
            <text:p>0.7666666667</text:p>
          </table:table-cell>
          <table:table-cell table:formula="of:=INT([.B4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8];60))/60" office:value-type="float" office:value="195.5">
            <text:p>195.5</text:p>
          </table:table-cell>
          <table:table-cell table:formula="of:=(255*(60-MOD([.A48];60)))/60" office:value-type="float" office:value="59.5">
            <text:p>59.5</text:p>
          </table:table-cell>
          <table:table-cell office:value-type="string">
            <text:p>{</text:p>
          </table:table-cell>
          <table:table-cell table:formula="of:=ROUND(IF([.$C48]=0;[.E48];IF([.$C48]=1;[.G48];IF([.$C48]=2;[.D48];IF([.$C48]=3;[.D48];IF([.$C48]=4;[.F48];[.E4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8]=0;[.F48];IF([.$C48]=1;[.E48];IF([.$C48]=2;[.E48];IF([.$C48]=3;[.G48];IF([.$C48]=4;[.D48];[.D48])))));0)" office:value-type="float" office:value="196">
            <text:p>196</text:p>
          </table:table-cell>
          <table:table-cell office:value-type="string">
            <text:p>,</text:p>
          </table:table-cell>
          <table:table-cell table:formula="of:=ROUND(IF([.$C48]=0;[.D48];IF([.$C48]=1;[.D48];IF([.$C48]=2;[.F48];IF([.$C48]=3;[.E48];IF([.$C48]=4;[.E48];[.G4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7">
            <text:p>47</text:p>
          </table:table-cell>
          <table:table-cell table:formula="of:=[.A49]/60" office:value-type="float" office:value="0.783333333333333">
            <text:p>0.7833333333</text:p>
          </table:table-cell>
          <table:table-cell table:formula="of:=INT([.B4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49];60))/60" office:value-type="float" office:value="199.75">
            <text:p>199.75</text:p>
          </table:table-cell>
          <table:table-cell table:formula="of:=(255*(60-MOD([.A49];60)))/60" office:value-type="float" office:value="55.25">
            <text:p>55.25</text:p>
          </table:table-cell>
          <table:table-cell office:value-type="string">
            <text:p>{</text:p>
          </table:table-cell>
          <table:table-cell table:formula="of:=ROUND(IF([.$C49]=0;[.E49];IF([.$C49]=1;[.G49];IF([.$C49]=2;[.D49];IF([.$C49]=3;[.D49];IF([.$C49]=4;[.F49];[.E4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49]=0;[.F49];IF([.$C49]=1;[.E49];IF([.$C49]=2;[.E49];IF([.$C49]=3;[.G49];IF([.$C49]=4;[.D49];[.D49])))));0)" office:value-type="float" office:value="200">
            <text:p>200</text:p>
          </table:table-cell>
          <table:table-cell office:value-type="string">
            <text:p>,</text:p>
          </table:table-cell>
          <table:table-cell table:formula="of:=ROUND(IF([.$C49]=0;[.D49];IF([.$C49]=1;[.D49];IF([.$C49]=2;[.F49];IF([.$C49]=3;[.E49];IF([.$C49]=4;[.E49];[.G4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8">
            <text:p>48</text:p>
          </table:table-cell>
          <table:table-cell table:formula="of:=[.A50]/60" office:value-type="float" office:value="0.8">
            <text:p>0.8</text:p>
          </table:table-cell>
          <table:table-cell table:formula="of:=INT([.B5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0];60))/60" office:value-type="float" office:value="204">
            <text:p>204</text:p>
          </table:table-cell>
          <table:table-cell table:formula="of:=(255*(60-MOD([.A50];60)))/60" office:value-type="float" office:value="51">
            <text:p>51</text:p>
          </table:table-cell>
          <table:table-cell office:value-type="string">
            <text:p>{</text:p>
          </table:table-cell>
          <table:table-cell table:formula="of:=ROUND(IF([.$C50]=0;[.E50];IF([.$C50]=1;[.G50];IF([.$C50]=2;[.D50];IF([.$C50]=3;[.D50];IF([.$C50]=4;[.F50];[.E5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0]=0;[.F50];IF([.$C50]=1;[.E50];IF([.$C50]=2;[.E50];IF([.$C50]=3;[.G50];IF([.$C50]=4;[.D50];[.D50])))));0)" office:value-type="float" office:value="204">
            <text:p>204</text:p>
          </table:table-cell>
          <table:table-cell office:value-type="string">
            <text:p>,</text:p>
          </table:table-cell>
          <table:table-cell table:formula="of:=ROUND(IF([.$C50]=0;[.D50];IF([.$C50]=1;[.D50];IF([.$C50]=2;[.F50];IF([.$C50]=3;[.E50];IF([.$C50]=4;[.E50];[.G5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49">
            <text:p>49</text:p>
          </table:table-cell>
          <table:table-cell table:formula="of:=[.A51]/60" office:value-type="float" office:value="0.816666666666667">
            <text:p>0.8166666667</text:p>
          </table:table-cell>
          <table:table-cell table:formula="of:=INT([.B5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1];60))/60" office:value-type="float" office:value="208.25">
            <text:p>208.25</text:p>
          </table:table-cell>
          <table:table-cell table:formula="of:=(255*(60-MOD([.A51];60)))/60" office:value-type="float" office:value="46.75">
            <text:p>46.75</text:p>
          </table:table-cell>
          <table:table-cell office:value-type="string">
            <text:p>{</text:p>
          </table:table-cell>
          <table:table-cell table:formula="of:=ROUND(IF([.$C51]=0;[.E51];IF([.$C51]=1;[.G51];IF([.$C51]=2;[.D51];IF([.$C51]=3;[.D51];IF([.$C51]=4;[.F51];[.E5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1]=0;[.F51];IF([.$C51]=1;[.E51];IF([.$C51]=2;[.E51];IF([.$C51]=3;[.G51];IF([.$C51]=4;[.D51];[.D51])))));0)" office:value-type="float" office:value="208">
            <text:p>208</text:p>
          </table:table-cell>
          <table:table-cell office:value-type="string">
            <text:p>,</text:p>
          </table:table-cell>
          <table:table-cell table:formula="of:=ROUND(IF([.$C51]=0;[.D51];IF([.$C51]=1;[.D51];IF([.$C51]=2;[.F51];IF([.$C51]=3;[.E51];IF([.$C51]=4;[.E51];[.G5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0">
            <text:p>50</text:p>
          </table:table-cell>
          <table:table-cell table:formula="of:=[.A52]/60" office:value-type="float" office:value="0.833333333333333">
            <text:p>0.8333333333</text:p>
          </table:table-cell>
          <table:table-cell table:formula="of:=INT([.B52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2];60))/60" office:value-type="float" office:value="212.5">
            <text:p>212.5</text:p>
          </table:table-cell>
          <table:table-cell table:formula="of:=(255*(60-MOD([.A52];60)))/60" office:value-type="float" office:value="42.5">
            <text:p>42.5</text:p>
          </table:table-cell>
          <table:table-cell office:value-type="string">
            <text:p>{</text:p>
          </table:table-cell>
          <table:table-cell table:formula="of:=ROUND(IF([.$C52]=0;[.E52];IF([.$C52]=1;[.G52];IF([.$C52]=2;[.D52];IF([.$C52]=3;[.D52];IF([.$C52]=4;[.F52];[.E5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2]=0;[.F52];IF([.$C52]=1;[.E52];IF([.$C52]=2;[.E52];IF([.$C52]=3;[.G52];IF([.$C52]=4;[.D52];[.D52])))));0)" office:value-type="float" office:value="213">
            <text:p>213</text:p>
          </table:table-cell>
          <table:table-cell office:value-type="string">
            <text:p>,</text:p>
          </table:table-cell>
          <table:table-cell table:formula="of:=ROUND(IF([.$C52]=0;[.D52];IF([.$C52]=1;[.D52];IF([.$C52]=2;[.F52];IF([.$C52]=3;[.E52];IF([.$C52]=4;[.E52];[.G5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1">
            <text:p>51</text:p>
          </table:table-cell>
          <table:table-cell table:formula="of:=[.A53]/60" office:value-type="float" office:value="0.85">
            <text:p>0.85</text:p>
          </table:table-cell>
          <table:table-cell table:formula="of:=INT([.B53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3];60))/60" office:value-type="float" office:value="216.75">
            <text:p>216.75</text:p>
          </table:table-cell>
          <table:table-cell table:formula="of:=(255*(60-MOD([.A53];60)))/60" office:value-type="float" office:value="38.25">
            <text:p>38.25</text:p>
          </table:table-cell>
          <table:table-cell office:value-type="string">
            <text:p>{</text:p>
          </table:table-cell>
          <table:table-cell table:formula="of:=ROUND(IF([.$C53]=0;[.E53];IF([.$C53]=1;[.G53];IF([.$C53]=2;[.D53];IF([.$C53]=3;[.D53];IF([.$C53]=4;[.F53];[.E5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3]=0;[.F53];IF([.$C53]=1;[.E53];IF([.$C53]=2;[.E53];IF([.$C53]=3;[.G53];IF([.$C53]=4;[.D53];[.D53])))));0)" office:value-type="float" office:value="217">
            <text:p>217</text:p>
          </table:table-cell>
          <table:table-cell office:value-type="string">
            <text:p>,</text:p>
          </table:table-cell>
          <table:table-cell table:formula="of:=ROUND(IF([.$C53]=0;[.D53];IF([.$C53]=1;[.D53];IF([.$C53]=2;[.F53];IF([.$C53]=3;[.E53];IF([.$C53]=4;[.E53];[.G5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2">
            <text:p>52</text:p>
          </table:table-cell>
          <table:table-cell table:formula="of:=[.A54]/60" office:value-type="float" office:value="0.866666666666667">
            <text:p>0.8666666667</text:p>
          </table:table-cell>
          <table:table-cell table:formula="of:=INT([.B54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4];60))/60" office:value-type="float" office:value="221">
            <text:p>221</text:p>
          </table:table-cell>
          <table:table-cell table:formula="of:=(255*(60-MOD([.A54];60)))/60" office:value-type="float" office:value="34">
            <text:p>34</text:p>
          </table:table-cell>
          <table:table-cell office:value-type="string">
            <text:p>{</text:p>
          </table:table-cell>
          <table:table-cell table:formula="of:=ROUND(IF([.$C54]=0;[.E54];IF([.$C54]=1;[.G54];IF([.$C54]=2;[.D54];IF([.$C54]=3;[.D54];IF([.$C54]=4;[.F54];[.E5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4]=0;[.F54];IF([.$C54]=1;[.E54];IF([.$C54]=2;[.E54];IF([.$C54]=3;[.G54];IF([.$C54]=4;[.D54];[.D54])))));0)" office:value-type="float" office:value="221">
            <text:p>221</text:p>
          </table:table-cell>
          <table:table-cell office:value-type="string">
            <text:p>,</text:p>
          </table:table-cell>
          <table:table-cell table:formula="of:=ROUND(IF([.$C54]=0;[.D54];IF([.$C54]=1;[.D54];IF([.$C54]=2;[.F54];IF([.$C54]=3;[.E54];IF([.$C54]=4;[.E54];[.G5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3">
            <text:p>53</text:p>
          </table:table-cell>
          <table:table-cell table:formula="of:=[.A55]/60" office:value-type="float" office:value="0.883333333333333">
            <text:p>0.8833333333</text:p>
          </table:table-cell>
          <table:table-cell table:formula="of:=INT([.B55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5];60))/60" office:value-type="float" office:value="225.25">
            <text:p>225.25</text:p>
          </table:table-cell>
          <table:table-cell table:formula="of:=(255*(60-MOD([.A55];60)))/60" office:value-type="float" office:value="29.75">
            <text:p>29.75</text:p>
          </table:table-cell>
          <table:table-cell office:value-type="string">
            <text:p>{</text:p>
          </table:table-cell>
          <table:table-cell table:formula="of:=ROUND(IF([.$C55]=0;[.E55];IF([.$C55]=1;[.G55];IF([.$C55]=2;[.D55];IF([.$C55]=3;[.D55];IF([.$C55]=4;[.F55];[.E5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5]=0;[.F55];IF([.$C55]=1;[.E55];IF([.$C55]=2;[.E55];IF([.$C55]=3;[.G55];IF([.$C55]=4;[.D55];[.D55])))));0)" office:value-type="float" office:value="225">
            <text:p>225</text:p>
          </table:table-cell>
          <table:table-cell office:value-type="string">
            <text:p>,</text:p>
          </table:table-cell>
          <table:table-cell table:formula="of:=ROUND(IF([.$C55]=0;[.D55];IF([.$C55]=1;[.D55];IF([.$C55]=2;[.F55];IF([.$C55]=3;[.E55];IF([.$C55]=4;[.E55];[.G5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4">
            <text:p>54</text:p>
          </table:table-cell>
          <table:table-cell table:formula="of:=[.A56]/60" office:value-type="float" office:value="0.9">
            <text:p>0.9</text:p>
          </table:table-cell>
          <table:table-cell table:formula="of:=INT([.B56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6];60))/60" office:value-type="float" office:value="229.5">
            <text:p>229.5</text:p>
          </table:table-cell>
          <table:table-cell table:formula="of:=(255*(60-MOD([.A56];60)))/60" office:value-type="float" office:value="25.5">
            <text:p>25.5</text:p>
          </table:table-cell>
          <table:table-cell office:value-type="string">
            <text:p>{</text:p>
          </table:table-cell>
          <table:table-cell table:formula="of:=ROUND(IF([.$C56]=0;[.E56];IF([.$C56]=1;[.G56];IF([.$C56]=2;[.D56];IF([.$C56]=3;[.D56];IF([.$C56]=4;[.F56];[.E5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6]=0;[.F56];IF([.$C56]=1;[.E56];IF([.$C56]=2;[.E56];IF([.$C56]=3;[.G56];IF([.$C56]=4;[.D56];[.D56])))));0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IF([.$C56]=0;[.D56];IF([.$C56]=1;[.D56];IF([.$C56]=2;[.F56];IF([.$C56]=3;[.E56];IF([.$C56]=4;[.E56];[.G5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5">
            <text:p>55</text:p>
          </table:table-cell>
          <table:table-cell table:formula="of:=[.A57]/60" office:value-type="float" office:value="0.916666666666667">
            <text:p>0.9166666667</text:p>
          </table:table-cell>
          <table:table-cell table:formula="of:=INT([.B57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7];60))/60" office:value-type="float" office:value="233.75">
            <text:p>233.75</text:p>
          </table:table-cell>
          <table:table-cell table:formula="of:=(255*(60-MOD([.A57];60)))/60" office:value-type="float" office:value="21.25">
            <text:p>21.25</text:p>
          </table:table-cell>
          <table:table-cell office:value-type="string">
            <text:p>{</text:p>
          </table:table-cell>
          <table:table-cell table:formula="of:=ROUND(IF([.$C57]=0;[.E57];IF([.$C57]=1;[.G57];IF([.$C57]=2;[.D57];IF([.$C57]=3;[.D57];IF([.$C57]=4;[.F57];[.E5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7]=0;[.F57];IF([.$C57]=1;[.E57];IF([.$C57]=2;[.E57];IF([.$C57]=3;[.G57];IF([.$C57]=4;[.D57];[.D57])))));0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IF([.$C57]=0;[.D57];IF([.$C57]=1;[.D57];IF([.$C57]=2;[.F57];IF([.$C57]=3;[.E57];IF([.$C57]=4;[.E57];[.G5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6">
            <text:p>56</text:p>
          </table:table-cell>
          <table:table-cell table:formula="of:=[.A58]/60" office:value-type="float" office:value="0.933333333333333">
            <text:p>0.9333333333</text:p>
          </table:table-cell>
          <table:table-cell table:formula="of:=INT([.B58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8];60))/60" office:value-type="float" office:value="238">
            <text:p>238</text:p>
          </table:table-cell>
          <table:table-cell table:formula="of:=(255*(60-MOD([.A58];60)))/60" office:value-type="float" office:value="17">
            <text:p>17</text:p>
          </table:table-cell>
          <table:table-cell office:value-type="string">
            <text:p>{</text:p>
          </table:table-cell>
          <table:table-cell table:formula="of:=ROUND(IF([.$C58]=0;[.E58];IF([.$C58]=1;[.G58];IF([.$C58]=2;[.D58];IF([.$C58]=3;[.D58];IF([.$C58]=4;[.F58];[.E5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8]=0;[.F58];IF([.$C58]=1;[.E58];IF([.$C58]=2;[.E58];IF([.$C58]=3;[.G58];IF([.$C58]=4;[.D58];[.D58])))));0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IF([.$C58]=0;[.D58];IF([.$C58]=1;[.D58];IF([.$C58]=2;[.F58];IF([.$C58]=3;[.E58];IF([.$C58]=4;[.E58];[.G5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7">
            <text:p>57</text:p>
          </table:table-cell>
          <table:table-cell table:formula="of:=[.A59]/60" office:value-type="float" office:value="0.95">
            <text:p>0.95</text:p>
          </table:table-cell>
          <table:table-cell table:formula="of:=INT([.B59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59];60))/60" office:value-type="float" office:value="242.25">
            <text:p>242.25</text:p>
          </table:table-cell>
          <table:table-cell table:formula="of:=(255*(60-MOD([.A59];60)))/60" office:value-type="float" office:value="12.75">
            <text:p>12.75</text:p>
          </table:table-cell>
          <table:table-cell office:value-type="string">
            <text:p>{</text:p>
          </table:table-cell>
          <table:table-cell table:formula="of:=ROUND(IF([.$C59]=0;[.E59];IF([.$C59]=1;[.G59];IF([.$C59]=2;[.D59];IF([.$C59]=3;[.D59];IF([.$C59]=4;[.F59];[.E5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59]=0;[.F59];IF([.$C59]=1;[.E59];IF([.$C59]=2;[.E59];IF([.$C59]=3;[.G59];IF([.$C59]=4;[.D59];[.D59])))));0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IF([.$C59]=0;[.D59];IF([.$C59]=1;[.D59];IF([.$C59]=2;[.F59];IF([.$C59]=3;[.E59];IF([.$C59]=4;[.E59];[.G5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8">
            <text:p>58</text:p>
          </table:table-cell>
          <table:table-cell table:formula="of:=[.A60]/60" office:value-type="float" office:value="0.966666666666667">
            <text:p>0.9666666667</text:p>
          </table:table-cell>
          <table:table-cell table:formula="of:=INT([.B60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0];60))/60" office:value-type="float" office:value="246.5">
            <text:p>246.5</text:p>
          </table:table-cell>
          <table:table-cell table:formula="of:=(255*(60-MOD([.A60];60)))/60" office:value-type="float" office:value="8.5">
            <text:p>8.5</text:p>
          </table:table-cell>
          <table:table-cell office:value-type="string">
            <text:p>{</text:p>
          </table:table-cell>
          <table:table-cell table:formula="of:=ROUND(IF([.$C60]=0;[.E60];IF([.$C60]=1;[.G60];IF([.$C60]=2;[.D60];IF([.$C60]=3;[.D60];IF([.$C60]=4;[.F60];[.E6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0]=0;[.F60];IF([.$C60]=1;[.E60];IF([.$C60]=2;[.E60];IF([.$C60]=3;[.G60];IF([.$C60]=4;[.D60];[.D60])))));0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IF([.$C60]=0;[.D60];IF([.$C60]=1;[.D60];IF([.$C60]=2;[.F60];IF([.$C60]=3;[.E60];IF([.$C60]=4;[.E60];[.G6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59">
            <text:p>59</text:p>
          </table:table-cell>
          <table:table-cell table:formula="of:=[.A61]/60" office:value-type="float" office:value="0.983333333333333">
            <text:p>0.9833333333</text:p>
          </table:table-cell>
          <table:table-cell table:formula="of:=INT([.B61]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1];60))/60" office:value-type="float" office:value="250.75">
            <text:p>250.75</text:p>
          </table:table-cell>
          <table:table-cell table:formula="of:=(255*(60-MOD([.A61];60)))/60" office:value-type="float" office:value="4.25">
            <text:p>4.25</text:p>
          </table:table-cell>
          <table:table-cell office:value-type="string">
            <text:p>{</text:p>
          </table:table-cell>
          <table:table-cell table:formula="of:=ROUND(IF([.$C61]=0;[.E61];IF([.$C61]=1;[.G61];IF([.$C61]=2;[.D61];IF([.$C61]=3;[.D61];IF([.$C61]=4;[.F61];[.E6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1]=0;[.F61];IF([.$C61]=1;[.E61];IF([.$C61]=2;[.E61];IF([.$C61]=3;[.G61];IF([.$C61]=4;[.D61];[.D61])))));0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IF([.$C61]=0;[.D61];IF([.$C61]=1;[.D61];IF([.$C61]=2;[.F61];IF([.$C61]=3;[.E61];IF([.$C61]=4;[.E61];[.G6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0">
            <text:p>60</text:p>
          </table:table-cell>
          <table:table-cell table:formula="of:=[.A62]/60" office:value-type="float" office:value="1">
            <text:p>1</text:p>
          </table:table-cell>
          <table:table-cell table:formula="of:=INT([.B6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2];60))/60" office:value-type="float" office:value="0">
            <text:p>0</text:p>
          </table:table-cell>
          <table:table-cell table:formula="of:=(255*(60-MOD([.A62];60)))/60" office:value-type="float" office:value="255">
            <text:p>255</text:p>
          </table:table-cell>
          <table:table-cell office:value-type="string">
            <text:p>{</text:p>
          </table:table-cell>
          <table:table-cell table:formula="of:=ROUND(IF([.$C62]=0;[.E62];IF([.$C62]=1;[.G62];IF([.$C62]=2;[.D62];IF([.$C62]=3;[.D62];IF([.$C62]=4;[.F62];[.E6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2]=0;[.F62];IF([.$C62]=1;[.E62];IF([.$C62]=2;[.E62];IF([.$C62]=3;[.G62];IF([.$C62]=4;[.D62];[.D6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2]=0;[.D62];IF([.$C62]=1;[.D62];IF([.$C62]=2;[.F62];IF([.$C62]=3;[.E62];IF([.$C62]=4;[.E62];[.G6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1">
            <text:p>61</text:p>
          </table:table-cell>
          <table:table-cell table:formula="of:=[.A63]/60" office:value-type="float" office:value="1.01666666666667">
            <text:p>1.0166666667</text:p>
          </table:table-cell>
          <table:table-cell table:formula="of:=INT([.B6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3];60))/60" office:value-type="float" office:value="4.25">
            <text:p>4.25</text:p>
          </table:table-cell>
          <table:table-cell table:formula="of:=(255*(60-MOD([.A63];60)))/60" office:value-type="float" office:value="250.75">
            <text:p>250.75</text:p>
          </table:table-cell>
          <table:table-cell office:value-type="string">
            <text:p>{</text:p>
          </table:table-cell>
          <table:table-cell table:formula="of:=ROUND(IF([.$C63]=0;[.E63];IF([.$C63]=1;[.G63];IF([.$C63]=2;[.D63];IF([.$C63]=3;[.D63];IF([.$C63]=4;[.F63];[.E63])))));0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IF([.$C63]=0;[.F63];IF([.$C63]=1;[.E63];IF([.$C63]=2;[.E63];IF([.$C63]=3;[.G63];IF([.$C63]=4;[.D63];[.D6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3]=0;[.D63];IF([.$C63]=1;[.D63];IF([.$C63]=2;[.F63];IF([.$C63]=3;[.E63];IF([.$C63]=4;[.E63];[.G6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2">
            <text:p>62</text:p>
          </table:table-cell>
          <table:table-cell table:formula="of:=[.A64]/60" office:value-type="float" office:value="1.03333333333333">
            <text:p>1.0333333333</text:p>
          </table:table-cell>
          <table:table-cell table:formula="of:=INT([.B6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4];60))/60" office:value-type="float" office:value="8.5">
            <text:p>8.5</text:p>
          </table:table-cell>
          <table:table-cell table:formula="of:=(255*(60-MOD([.A64];60)))/60" office:value-type="float" office:value="246.5">
            <text:p>246.5</text:p>
          </table:table-cell>
          <table:table-cell office:value-type="string">
            <text:p>{</text:p>
          </table:table-cell>
          <table:table-cell table:formula="of:=ROUND(IF([.$C64]=0;[.E64];IF([.$C64]=1;[.G64];IF([.$C64]=2;[.D64];IF([.$C64]=3;[.D64];IF([.$C64]=4;[.F64];[.E64])))));0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IF([.$C64]=0;[.F64];IF([.$C64]=1;[.E64];IF([.$C64]=2;[.E64];IF([.$C64]=3;[.G64];IF([.$C64]=4;[.D64];[.D6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4]=0;[.D64];IF([.$C64]=1;[.D64];IF([.$C64]=2;[.F64];IF([.$C64]=3;[.E64];IF([.$C64]=4;[.E64];[.G6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3">
            <text:p>63</text:p>
          </table:table-cell>
          <table:table-cell table:formula="of:=[.A65]/60" office:value-type="float" office:value="1.05">
            <text:p>1.05</text:p>
          </table:table-cell>
          <table:table-cell table:formula="of:=INT([.B6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5];60))/60" office:value-type="float" office:value="12.75">
            <text:p>12.75</text:p>
          </table:table-cell>
          <table:table-cell table:formula="of:=(255*(60-MOD([.A65];60)))/60" office:value-type="float" office:value="242.25">
            <text:p>242.25</text:p>
          </table:table-cell>
          <table:table-cell office:value-type="string">
            <text:p>{</text:p>
          </table:table-cell>
          <table:table-cell table:formula="of:=ROUND(IF([.$C65]=0;[.E65];IF([.$C65]=1;[.G65];IF([.$C65]=2;[.D65];IF([.$C65]=3;[.D65];IF([.$C65]=4;[.F65];[.E65])))));0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IF([.$C65]=0;[.F65];IF([.$C65]=1;[.E65];IF([.$C65]=2;[.E65];IF([.$C65]=3;[.G65];IF([.$C65]=4;[.D65];[.D6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5]=0;[.D65];IF([.$C65]=1;[.D65];IF([.$C65]=2;[.F65];IF([.$C65]=3;[.E65];IF([.$C65]=4;[.E65];[.G6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4">
            <text:p>64</text:p>
          </table:table-cell>
          <table:table-cell table:formula="of:=[.A66]/60" office:value-type="float" office:value="1.06666666666667">
            <text:p>1.0666666667</text:p>
          </table:table-cell>
          <table:table-cell table:formula="of:=INT([.B6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6];60))/60" office:value-type="float" office:value="17">
            <text:p>17</text:p>
          </table:table-cell>
          <table:table-cell table:formula="of:=(255*(60-MOD([.A66];60)))/60" office:value-type="float" office:value="238">
            <text:p>238</text:p>
          </table:table-cell>
          <table:table-cell office:value-type="string">
            <text:p>{</text:p>
          </table:table-cell>
          <table:table-cell table:formula="of:=ROUND(IF([.$C66]=0;[.E66];IF([.$C66]=1;[.G66];IF([.$C66]=2;[.D66];IF([.$C66]=3;[.D66];IF([.$C66]=4;[.F66];[.E66])))));0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IF([.$C66]=0;[.F66];IF([.$C66]=1;[.E66];IF([.$C66]=2;[.E66];IF([.$C66]=3;[.G66];IF([.$C66]=4;[.D66];[.D6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6]=0;[.D66];IF([.$C66]=1;[.D66];IF([.$C66]=2;[.F66];IF([.$C66]=3;[.E66];IF([.$C66]=4;[.E66];[.G6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5">
            <text:p>65</text:p>
          </table:table-cell>
          <table:table-cell table:formula="of:=[.A67]/60" office:value-type="float" office:value="1.08333333333333">
            <text:p>1.0833333333</text:p>
          </table:table-cell>
          <table:table-cell table:formula="of:=INT([.B6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7];60))/60" office:value-type="float" office:value="21.25">
            <text:p>21.25</text:p>
          </table:table-cell>
          <table:table-cell table:formula="of:=(255*(60-MOD([.A67];60)))/60" office:value-type="float" office:value="233.75">
            <text:p>233.75</text:p>
          </table:table-cell>
          <table:table-cell office:value-type="string">
            <text:p>{</text:p>
          </table:table-cell>
          <table:table-cell table:formula="of:=ROUND(IF([.$C67]=0;[.E67];IF([.$C67]=1;[.G67];IF([.$C67]=2;[.D67];IF([.$C67]=3;[.D67];IF([.$C67]=4;[.F67];[.E67])))));0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IF([.$C67]=0;[.F67];IF([.$C67]=1;[.E67];IF([.$C67]=2;[.E67];IF([.$C67]=3;[.G67];IF([.$C67]=4;[.D67];[.D6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7]=0;[.D67];IF([.$C67]=1;[.D67];IF([.$C67]=2;[.F67];IF([.$C67]=3;[.E67];IF([.$C67]=4;[.E67];[.G6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6">
            <text:p>66</text:p>
          </table:table-cell>
          <table:table-cell table:formula="of:=[.A68]/60" office:value-type="float" office:value="1.1">
            <text:p>1.1</text:p>
          </table:table-cell>
          <table:table-cell table:formula="of:=INT([.B6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8];60))/60" office:value-type="float" office:value="25.5">
            <text:p>25.5</text:p>
          </table:table-cell>
          <table:table-cell table:formula="of:=(255*(60-MOD([.A68];60)))/60" office:value-type="float" office:value="229.5">
            <text:p>229.5</text:p>
          </table:table-cell>
          <table:table-cell office:value-type="string">
            <text:p>{</text:p>
          </table:table-cell>
          <table:table-cell table:formula="of:=ROUND(IF([.$C68]=0;[.E68];IF([.$C68]=1;[.G68];IF([.$C68]=2;[.D68];IF([.$C68]=3;[.D68];IF([.$C68]=4;[.F68];[.E68])))));0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IF([.$C68]=0;[.F68];IF([.$C68]=1;[.E68];IF([.$C68]=2;[.E68];IF([.$C68]=3;[.G68];IF([.$C68]=4;[.D68];[.D6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8]=0;[.D68];IF([.$C68]=1;[.D68];IF([.$C68]=2;[.F68];IF([.$C68]=3;[.E68];IF([.$C68]=4;[.E68];[.G6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7">
            <text:p>67</text:p>
          </table:table-cell>
          <table:table-cell table:formula="of:=[.A69]/60" office:value-type="float" office:value="1.11666666666667">
            <text:p>1.1166666667</text:p>
          </table:table-cell>
          <table:table-cell table:formula="of:=INT([.B6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69];60))/60" office:value-type="float" office:value="29.75">
            <text:p>29.75</text:p>
          </table:table-cell>
          <table:table-cell table:formula="of:=(255*(60-MOD([.A69];60)))/60" office:value-type="float" office:value="225.25">
            <text:p>225.25</text:p>
          </table:table-cell>
          <table:table-cell office:value-type="string">
            <text:p>{</text:p>
          </table:table-cell>
          <table:table-cell table:formula="of:=ROUND(IF([.$C69]=0;[.E69];IF([.$C69]=1;[.G69];IF([.$C69]=2;[.D69];IF([.$C69]=3;[.D69];IF([.$C69]=4;[.F69];[.E69])))));0)" office:value-type="float" office:value="225">
            <text:p>225</text:p>
          </table:table-cell>
          <table:table-cell office:value-type="string">
            <text:p>,</text:p>
          </table:table-cell>
          <table:table-cell table:formula="of:=ROUND(IF([.$C69]=0;[.F69];IF([.$C69]=1;[.E69];IF([.$C69]=2;[.E69];IF([.$C69]=3;[.G69];IF([.$C69]=4;[.D69];[.D6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69]=0;[.D69];IF([.$C69]=1;[.D69];IF([.$C69]=2;[.F69];IF([.$C69]=3;[.E69];IF([.$C69]=4;[.E69];[.G6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8">
            <text:p>68</text:p>
          </table:table-cell>
          <table:table-cell table:formula="of:=[.A70]/60" office:value-type="float" office:value="1.13333333333333">
            <text:p>1.1333333333</text:p>
          </table:table-cell>
          <table:table-cell table:formula="of:=INT([.B7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0];60))/60" office:value-type="float" office:value="34">
            <text:p>34</text:p>
          </table:table-cell>
          <table:table-cell table:formula="of:=(255*(60-MOD([.A70];60)))/60" office:value-type="float" office:value="221">
            <text:p>221</text:p>
          </table:table-cell>
          <table:table-cell office:value-type="string">
            <text:p>{</text:p>
          </table:table-cell>
          <table:table-cell table:formula="of:=ROUND(IF([.$C70]=0;[.E70];IF([.$C70]=1;[.G70];IF([.$C70]=2;[.D70];IF([.$C70]=3;[.D70];IF([.$C70]=4;[.F70];[.E70])))));0)" office:value-type="float" office:value="221">
            <text:p>221</text:p>
          </table:table-cell>
          <table:table-cell office:value-type="string">
            <text:p>,</text:p>
          </table:table-cell>
          <table:table-cell table:formula="of:=ROUND(IF([.$C70]=0;[.F70];IF([.$C70]=1;[.E70];IF([.$C70]=2;[.E70];IF([.$C70]=3;[.G70];IF([.$C70]=4;[.D70];[.D7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0]=0;[.D70];IF([.$C70]=1;[.D70];IF([.$C70]=2;[.F70];IF([.$C70]=3;[.E70];IF([.$C70]=4;[.E70];[.G7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69">
            <text:p>69</text:p>
          </table:table-cell>
          <table:table-cell table:formula="of:=[.A71]/60" office:value-type="float" office:value="1.15">
            <text:p>1.15</text:p>
          </table:table-cell>
          <table:table-cell table:formula="of:=INT([.B7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1];60))/60" office:value-type="float" office:value="38.25">
            <text:p>38.25</text:p>
          </table:table-cell>
          <table:table-cell table:formula="of:=(255*(60-MOD([.A71];60)))/60" office:value-type="float" office:value="216.75">
            <text:p>216.75</text:p>
          </table:table-cell>
          <table:table-cell office:value-type="string">
            <text:p>{</text:p>
          </table:table-cell>
          <table:table-cell table:formula="of:=ROUND(IF([.$C71]=0;[.E71];IF([.$C71]=1;[.G71];IF([.$C71]=2;[.D71];IF([.$C71]=3;[.D71];IF([.$C71]=4;[.F71];[.E71])))));0)" office:value-type="float" office:value="217">
            <text:p>217</text:p>
          </table:table-cell>
          <table:table-cell office:value-type="string">
            <text:p>,</text:p>
          </table:table-cell>
          <table:table-cell table:formula="of:=ROUND(IF([.$C71]=0;[.F71];IF([.$C71]=1;[.E71];IF([.$C71]=2;[.E71];IF([.$C71]=3;[.G71];IF([.$C71]=4;[.D71];[.D7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1]=0;[.D71];IF([.$C71]=1;[.D71];IF([.$C71]=2;[.F71];IF([.$C71]=3;[.E71];IF([.$C71]=4;[.E71];[.G7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0">
            <text:p>70</text:p>
          </table:table-cell>
          <table:table-cell table:formula="of:=[.A72]/60" office:value-type="float" office:value="1.16666666666667">
            <text:p>1.1666666667</text:p>
          </table:table-cell>
          <table:table-cell table:formula="of:=INT([.B7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2];60))/60" office:value-type="float" office:value="42.5">
            <text:p>42.5</text:p>
          </table:table-cell>
          <table:table-cell table:formula="of:=(255*(60-MOD([.A72];60)))/60" office:value-type="float" office:value="212.5">
            <text:p>212.5</text:p>
          </table:table-cell>
          <table:table-cell office:value-type="string">
            <text:p>{</text:p>
          </table:table-cell>
          <table:table-cell table:formula="of:=ROUND(IF([.$C72]=0;[.E72];IF([.$C72]=1;[.G72];IF([.$C72]=2;[.D72];IF([.$C72]=3;[.D72];IF([.$C72]=4;[.F72];[.E72])))));0)" office:value-type="float" office:value="213">
            <text:p>213</text:p>
          </table:table-cell>
          <table:table-cell office:value-type="string">
            <text:p>,</text:p>
          </table:table-cell>
          <table:table-cell table:formula="of:=ROUND(IF([.$C72]=0;[.F72];IF([.$C72]=1;[.E72];IF([.$C72]=2;[.E72];IF([.$C72]=3;[.G72];IF([.$C72]=4;[.D72];[.D7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2]=0;[.D72];IF([.$C72]=1;[.D72];IF([.$C72]=2;[.F72];IF([.$C72]=3;[.E72];IF([.$C72]=4;[.E72];[.G7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1">
            <text:p>71</text:p>
          </table:table-cell>
          <table:table-cell table:formula="of:=[.A73]/60" office:value-type="float" office:value="1.18333333333333">
            <text:p>1.1833333333</text:p>
          </table:table-cell>
          <table:table-cell table:formula="of:=INT([.B7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3];60))/60" office:value-type="float" office:value="46.75">
            <text:p>46.75</text:p>
          </table:table-cell>
          <table:table-cell table:formula="of:=(255*(60-MOD([.A73];60)))/60" office:value-type="float" office:value="208.25">
            <text:p>208.25</text:p>
          </table:table-cell>
          <table:table-cell office:value-type="string">
            <text:p>{</text:p>
          </table:table-cell>
          <table:table-cell table:formula="of:=ROUND(IF([.$C73]=0;[.E73];IF([.$C73]=1;[.G73];IF([.$C73]=2;[.D73];IF([.$C73]=3;[.D73];IF([.$C73]=4;[.F73];[.E73])))));0)" office:value-type="float" office:value="208">
            <text:p>208</text:p>
          </table:table-cell>
          <table:table-cell office:value-type="string">
            <text:p>,</text:p>
          </table:table-cell>
          <table:table-cell table:formula="of:=ROUND(IF([.$C73]=0;[.F73];IF([.$C73]=1;[.E73];IF([.$C73]=2;[.E73];IF([.$C73]=3;[.G73];IF([.$C73]=4;[.D73];[.D7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3]=0;[.D73];IF([.$C73]=1;[.D73];IF([.$C73]=2;[.F73];IF([.$C73]=3;[.E73];IF([.$C73]=4;[.E73];[.G7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2">
            <text:p>72</text:p>
          </table:table-cell>
          <table:table-cell table:formula="of:=[.A74]/60" office:value-type="float" office:value="1.2">
            <text:p>1.2</text:p>
          </table:table-cell>
          <table:table-cell table:formula="of:=INT([.B7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4];60))/60" office:value-type="float" office:value="51">
            <text:p>51</text:p>
          </table:table-cell>
          <table:table-cell table:formula="of:=(255*(60-MOD([.A74];60)))/60" office:value-type="float" office:value="204">
            <text:p>204</text:p>
          </table:table-cell>
          <table:table-cell office:value-type="string">
            <text:p>{</text:p>
          </table:table-cell>
          <table:table-cell table:formula="of:=ROUND(IF([.$C74]=0;[.E74];IF([.$C74]=1;[.G74];IF([.$C74]=2;[.D74];IF([.$C74]=3;[.D74];IF([.$C74]=4;[.F74];[.E74])))));0)" office:value-type="float" office:value="204">
            <text:p>204</text:p>
          </table:table-cell>
          <table:table-cell office:value-type="string">
            <text:p>,</text:p>
          </table:table-cell>
          <table:table-cell table:formula="of:=ROUND(IF([.$C74]=0;[.F74];IF([.$C74]=1;[.E74];IF([.$C74]=2;[.E74];IF([.$C74]=3;[.G74];IF([.$C74]=4;[.D74];[.D7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4]=0;[.D74];IF([.$C74]=1;[.D74];IF([.$C74]=2;[.F74];IF([.$C74]=3;[.E74];IF([.$C74]=4;[.E74];[.G7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3">
            <text:p>73</text:p>
          </table:table-cell>
          <table:table-cell table:formula="of:=[.A75]/60" office:value-type="float" office:value="1.21666666666667">
            <text:p>1.2166666667</text:p>
          </table:table-cell>
          <table:table-cell table:formula="of:=INT([.B7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5];60))/60" office:value-type="float" office:value="55.25">
            <text:p>55.25</text:p>
          </table:table-cell>
          <table:table-cell table:formula="of:=(255*(60-MOD([.A75];60)))/60" office:value-type="float" office:value="199.75">
            <text:p>199.75</text:p>
          </table:table-cell>
          <table:table-cell office:value-type="string">
            <text:p>{</text:p>
          </table:table-cell>
          <table:table-cell table:formula="of:=ROUND(IF([.$C75]=0;[.E75];IF([.$C75]=1;[.G75];IF([.$C75]=2;[.D75];IF([.$C75]=3;[.D75];IF([.$C75]=4;[.F75];[.E75])))));0)" office:value-type="float" office:value="200">
            <text:p>200</text:p>
          </table:table-cell>
          <table:table-cell office:value-type="string">
            <text:p>,</text:p>
          </table:table-cell>
          <table:table-cell table:formula="of:=ROUND(IF([.$C75]=0;[.F75];IF([.$C75]=1;[.E75];IF([.$C75]=2;[.E75];IF([.$C75]=3;[.G75];IF([.$C75]=4;[.D75];[.D7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5]=0;[.D75];IF([.$C75]=1;[.D75];IF([.$C75]=2;[.F75];IF([.$C75]=3;[.E75];IF([.$C75]=4;[.E75];[.G7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4">
            <text:p>74</text:p>
          </table:table-cell>
          <table:table-cell table:formula="of:=[.A76]/60" office:value-type="float" office:value="1.23333333333333">
            <text:p>1.2333333333</text:p>
          </table:table-cell>
          <table:table-cell table:formula="of:=INT([.B7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6];60))/60" office:value-type="float" office:value="59.5">
            <text:p>59.5</text:p>
          </table:table-cell>
          <table:table-cell table:formula="of:=(255*(60-MOD([.A76];60)))/60" office:value-type="float" office:value="195.5">
            <text:p>195.5</text:p>
          </table:table-cell>
          <table:table-cell office:value-type="string">
            <text:p>{</text:p>
          </table:table-cell>
          <table:table-cell table:formula="of:=ROUND(IF([.$C76]=0;[.E76];IF([.$C76]=1;[.G76];IF([.$C76]=2;[.D76];IF([.$C76]=3;[.D76];IF([.$C76]=4;[.F76];[.E76])))));0)" office:value-type="float" office:value="196">
            <text:p>196</text:p>
          </table:table-cell>
          <table:table-cell office:value-type="string">
            <text:p>,</text:p>
          </table:table-cell>
          <table:table-cell table:formula="of:=ROUND(IF([.$C76]=0;[.F76];IF([.$C76]=1;[.E76];IF([.$C76]=2;[.E76];IF([.$C76]=3;[.G76];IF([.$C76]=4;[.D76];[.D7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6]=0;[.D76];IF([.$C76]=1;[.D76];IF([.$C76]=2;[.F76];IF([.$C76]=3;[.E76];IF([.$C76]=4;[.E76];[.G7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5">
            <text:p>75</text:p>
          </table:table-cell>
          <table:table-cell table:formula="of:=[.A77]/60" office:value-type="float" office:value="1.25">
            <text:p>1.25</text:p>
          </table:table-cell>
          <table:table-cell table:formula="of:=INT([.B7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7];60))/60" office:value-type="float" office:value="63.75">
            <text:p>63.75</text:p>
          </table:table-cell>
          <table:table-cell table:formula="of:=(255*(60-MOD([.A77];60)))/60" office:value-type="float" office:value="191.25">
            <text:p>191.25</text:p>
          </table:table-cell>
          <table:table-cell office:value-type="string">
            <text:p>{</text:p>
          </table:table-cell>
          <table:table-cell table:formula="of:=ROUND(IF([.$C77]=0;[.E77];IF([.$C77]=1;[.G77];IF([.$C77]=2;[.D77];IF([.$C77]=3;[.D77];IF([.$C77]=4;[.F77];[.E77])))));0)" office:value-type="float" office:value="191">
            <text:p>191</text:p>
          </table:table-cell>
          <table:table-cell office:value-type="string">
            <text:p>,</text:p>
          </table:table-cell>
          <table:table-cell table:formula="of:=ROUND(IF([.$C77]=0;[.F77];IF([.$C77]=1;[.E77];IF([.$C77]=2;[.E77];IF([.$C77]=3;[.G77];IF([.$C77]=4;[.D77];[.D7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7]=0;[.D77];IF([.$C77]=1;[.D77];IF([.$C77]=2;[.F77];IF([.$C77]=3;[.E77];IF([.$C77]=4;[.E77];[.G7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6">
            <text:p>76</text:p>
          </table:table-cell>
          <table:table-cell table:formula="of:=[.A78]/60" office:value-type="float" office:value="1.26666666666667">
            <text:p>1.2666666667</text:p>
          </table:table-cell>
          <table:table-cell table:formula="of:=INT([.B7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8];60))/60" office:value-type="float" office:value="68">
            <text:p>68</text:p>
          </table:table-cell>
          <table:table-cell table:formula="of:=(255*(60-MOD([.A78];60)))/60" office:value-type="float" office:value="187">
            <text:p>187</text:p>
          </table:table-cell>
          <table:table-cell office:value-type="string">
            <text:p>{</text:p>
          </table:table-cell>
          <table:table-cell table:formula="of:=ROUND(IF([.$C78]=0;[.E78];IF([.$C78]=1;[.G78];IF([.$C78]=2;[.D78];IF([.$C78]=3;[.D78];IF([.$C78]=4;[.F78];[.E78])))));0)" office:value-type="float" office:value="187">
            <text:p>187</text:p>
          </table:table-cell>
          <table:table-cell office:value-type="string">
            <text:p>,</text:p>
          </table:table-cell>
          <table:table-cell table:formula="of:=ROUND(IF([.$C78]=0;[.F78];IF([.$C78]=1;[.E78];IF([.$C78]=2;[.E78];IF([.$C78]=3;[.G78];IF([.$C78]=4;[.D78];[.D7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8]=0;[.D78];IF([.$C78]=1;[.D78];IF([.$C78]=2;[.F78];IF([.$C78]=3;[.E78];IF([.$C78]=4;[.E78];[.G7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7">
            <text:p>77</text:p>
          </table:table-cell>
          <table:table-cell table:formula="of:=[.A79]/60" office:value-type="float" office:value="1.28333333333333">
            <text:p>1.2833333333</text:p>
          </table:table-cell>
          <table:table-cell table:formula="of:=INT([.B7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79];60))/60" office:value-type="float" office:value="72.25">
            <text:p>72.25</text:p>
          </table:table-cell>
          <table:table-cell table:formula="of:=(255*(60-MOD([.A79];60)))/60" office:value-type="float" office:value="182.75">
            <text:p>182.75</text:p>
          </table:table-cell>
          <table:table-cell office:value-type="string">
            <text:p>{</text:p>
          </table:table-cell>
          <table:table-cell table:formula="of:=ROUND(IF([.$C79]=0;[.E79];IF([.$C79]=1;[.G79];IF([.$C79]=2;[.D79];IF([.$C79]=3;[.D79];IF([.$C79]=4;[.F79];[.E79])))));0)" office:value-type="float" office:value="183">
            <text:p>183</text:p>
          </table:table-cell>
          <table:table-cell office:value-type="string">
            <text:p>,</text:p>
          </table:table-cell>
          <table:table-cell table:formula="of:=ROUND(IF([.$C79]=0;[.F79];IF([.$C79]=1;[.E79];IF([.$C79]=2;[.E79];IF([.$C79]=3;[.G79];IF([.$C79]=4;[.D79];[.D7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79]=0;[.D79];IF([.$C79]=1;[.D79];IF([.$C79]=2;[.F79];IF([.$C79]=3;[.E79];IF([.$C79]=4;[.E79];[.G7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8">
            <text:p>78</text:p>
          </table:table-cell>
          <table:table-cell table:formula="of:=[.A80]/60" office:value-type="float" office:value="1.3">
            <text:p>1.3</text:p>
          </table:table-cell>
          <table:table-cell table:formula="of:=INT([.B8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0];60))/60" office:value-type="float" office:value="76.5">
            <text:p>76.5</text:p>
          </table:table-cell>
          <table:table-cell table:formula="of:=(255*(60-MOD([.A80];60)))/60" office:value-type="float" office:value="178.5">
            <text:p>178.5</text:p>
          </table:table-cell>
          <table:table-cell office:value-type="string">
            <text:p>{</text:p>
          </table:table-cell>
          <table:table-cell table:formula="of:=ROUND(IF([.$C80]=0;[.E80];IF([.$C80]=1;[.G80];IF([.$C80]=2;[.D80];IF([.$C80]=3;[.D80];IF([.$C80]=4;[.F80];[.E80])))));0)" office:value-type="float" office:value="179">
            <text:p>179</text:p>
          </table:table-cell>
          <table:table-cell office:value-type="string">
            <text:p>,</text:p>
          </table:table-cell>
          <table:table-cell table:formula="of:=ROUND(IF([.$C80]=0;[.F80];IF([.$C80]=1;[.E80];IF([.$C80]=2;[.E80];IF([.$C80]=3;[.G80];IF([.$C80]=4;[.D80];[.D8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0]=0;[.D80];IF([.$C80]=1;[.D80];IF([.$C80]=2;[.F80];IF([.$C80]=3;[.E80];IF([.$C80]=4;[.E80];[.G8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79">
            <text:p>79</text:p>
          </table:table-cell>
          <table:table-cell table:formula="of:=[.A81]/60" office:value-type="float" office:value="1.31666666666667">
            <text:p>1.3166666667</text:p>
          </table:table-cell>
          <table:table-cell table:formula="of:=INT([.B8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1];60))/60" office:value-type="float" office:value="80.75">
            <text:p>80.75</text:p>
          </table:table-cell>
          <table:table-cell table:formula="of:=(255*(60-MOD([.A81];60)))/60" office:value-type="float" office:value="174.25">
            <text:p>174.25</text:p>
          </table:table-cell>
          <table:table-cell office:value-type="string">
            <text:p>{</text:p>
          </table:table-cell>
          <table:table-cell table:formula="of:=ROUND(IF([.$C81]=0;[.E81];IF([.$C81]=1;[.G81];IF([.$C81]=2;[.D81];IF([.$C81]=3;[.D81];IF([.$C81]=4;[.F81];[.E81])))));0)" office:value-type="float" office:value="174">
            <text:p>174</text:p>
          </table:table-cell>
          <table:table-cell office:value-type="string">
            <text:p>,</text:p>
          </table:table-cell>
          <table:table-cell table:formula="of:=ROUND(IF([.$C81]=0;[.F81];IF([.$C81]=1;[.E81];IF([.$C81]=2;[.E81];IF([.$C81]=3;[.G81];IF([.$C81]=4;[.D81];[.D8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1]=0;[.D81];IF([.$C81]=1;[.D81];IF([.$C81]=2;[.F81];IF([.$C81]=3;[.E81];IF([.$C81]=4;[.E81];[.G8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0">
            <text:p>80</text:p>
          </table:table-cell>
          <table:table-cell table:formula="of:=[.A82]/60" office:value-type="float" office:value="1.33333333333333">
            <text:p>1.3333333333</text:p>
          </table:table-cell>
          <table:table-cell table:formula="of:=INT([.B8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2];60))/60" office:value-type="float" office:value="85">
            <text:p>85</text:p>
          </table:table-cell>
          <table:table-cell table:formula="of:=(255*(60-MOD([.A82];60)))/60" office:value-type="float" office:value="170">
            <text:p>170</text:p>
          </table:table-cell>
          <table:table-cell office:value-type="string">
            <text:p>{</text:p>
          </table:table-cell>
          <table:table-cell table:formula="of:=ROUND(IF([.$C82]=0;[.E82];IF([.$C82]=1;[.G82];IF([.$C82]=2;[.D82];IF([.$C82]=3;[.D82];IF([.$C82]=4;[.F82];[.E82])))));0)" office:value-type="float" office:value="170">
            <text:p>170</text:p>
          </table:table-cell>
          <table:table-cell office:value-type="string">
            <text:p>,</text:p>
          </table:table-cell>
          <table:table-cell table:formula="of:=ROUND(IF([.$C82]=0;[.F82];IF([.$C82]=1;[.E82];IF([.$C82]=2;[.E82];IF([.$C82]=3;[.G82];IF([.$C82]=4;[.D82];[.D8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2]=0;[.D82];IF([.$C82]=1;[.D82];IF([.$C82]=2;[.F82];IF([.$C82]=3;[.E82];IF([.$C82]=4;[.E82];[.G8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1">
            <text:p>81</text:p>
          </table:table-cell>
          <table:table-cell table:formula="of:=[.A83]/60" office:value-type="float" office:value="1.35">
            <text:p>1.35</text:p>
          </table:table-cell>
          <table:table-cell table:formula="of:=INT([.B8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3];60))/60" office:value-type="float" office:value="89.25">
            <text:p>89.25</text:p>
          </table:table-cell>
          <table:table-cell table:formula="of:=(255*(60-MOD([.A83];60)))/60" office:value-type="float" office:value="165.75">
            <text:p>165.75</text:p>
          </table:table-cell>
          <table:table-cell office:value-type="string">
            <text:p>{</text:p>
          </table:table-cell>
          <table:table-cell table:formula="of:=ROUND(IF([.$C83]=0;[.E83];IF([.$C83]=1;[.G83];IF([.$C83]=2;[.D83];IF([.$C83]=3;[.D83];IF([.$C83]=4;[.F83];[.E83])))));0)" office:value-type="float" office:value="166">
            <text:p>166</text:p>
          </table:table-cell>
          <table:table-cell office:value-type="string">
            <text:p>,</text:p>
          </table:table-cell>
          <table:table-cell table:formula="of:=ROUND(IF([.$C83]=0;[.F83];IF([.$C83]=1;[.E83];IF([.$C83]=2;[.E83];IF([.$C83]=3;[.G83];IF([.$C83]=4;[.D83];[.D8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3]=0;[.D83];IF([.$C83]=1;[.D83];IF([.$C83]=2;[.F83];IF([.$C83]=3;[.E83];IF([.$C83]=4;[.E83];[.G8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2">
            <text:p>82</text:p>
          </table:table-cell>
          <table:table-cell table:formula="of:=[.A84]/60" office:value-type="float" office:value="1.36666666666667">
            <text:p>1.3666666667</text:p>
          </table:table-cell>
          <table:table-cell table:formula="of:=INT([.B8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4];60))/60" office:value-type="float" office:value="93.5">
            <text:p>93.5</text:p>
          </table:table-cell>
          <table:table-cell table:formula="of:=(255*(60-MOD([.A84];60)))/60" office:value-type="float" office:value="161.5">
            <text:p>161.5</text:p>
          </table:table-cell>
          <table:table-cell office:value-type="string">
            <text:p>{</text:p>
          </table:table-cell>
          <table:table-cell table:formula="of:=ROUND(IF([.$C84]=0;[.E84];IF([.$C84]=1;[.G84];IF([.$C84]=2;[.D84];IF([.$C84]=3;[.D84];IF([.$C84]=4;[.F84];[.E84])))));0)" office:value-type="float" office:value="162">
            <text:p>162</text:p>
          </table:table-cell>
          <table:table-cell office:value-type="string">
            <text:p>,</text:p>
          </table:table-cell>
          <table:table-cell table:formula="of:=ROUND(IF([.$C84]=0;[.F84];IF([.$C84]=1;[.E84];IF([.$C84]=2;[.E84];IF([.$C84]=3;[.G84];IF([.$C84]=4;[.D84];[.D8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4]=0;[.D84];IF([.$C84]=1;[.D84];IF([.$C84]=2;[.F84];IF([.$C84]=3;[.E84];IF([.$C84]=4;[.E84];[.G8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3">
            <text:p>83</text:p>
          </table:table-cell>
          <table:table-cell table:formula="of:=[.A85]/60" office:value-type="float" office:value="1.38333333333333">
            <text:p>1.3833333333</text:p>
          </table:table-cell>
          <table:table-cell table:formula="of:=INT([.B8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5];60))/60" office:value-type="float" office:value="97.75">
            <text:p>97.75</text:p>
          </table:table-cell>
          <table:table-cell table:formula="of:=(255*(60-MOD([.A85];60)))/60" office:value-type="float" office:value="157.25">
            <text:p>157.25</text:p>
          </table:table-cell>
          <table:table-cell office:value-type="string">
            <text:p>{</text:p>
          </table:table-cell>
          <table:table-cell table:formula="of:=ROUND(IF([.$C85]=0;[.E85];IF([.$C85]=1;[.G85];IF([.$C85]=2;[.D85];IF([.$C85]=3;[.D85];IF([.$C85]=4;[.F85];[.E85])))));0)" office:value-type="float" office:value="157">
            <text:p>157</text:p>
          </table:table-cell>
          <table:table-cell office:value-type="string">
            <text:p>,</text:p>
          </table:table-cell>
          <table:table-cell table:formula="of:=ROUND(IF([.$C85]=0;[.F85];IF([.$C85]=1;[.E85];IF([.$C85]=2;[.E85];IF([.$C85]=3;[.G85];IF([.$C85]=4;[.D85];[.D8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5]=0;[.D85];IF([.$C85]=1;[.D85];IF([.$C85]=2;[.F85];IF([.$C85]=3;[.E85];IF([.$C85]=4;[.E85];[.G8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4">
            <text:p>84</text:p>
          </table:table-cell>
          <table:table-cell table:formula="of:=[.A86]/60" office:value-type="float" office:value="1.4">
            <text:p>1.4</text:p>
          </table:table-cell>
          <table:table-cell table:formula="of:=INT([.B8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6];60))/60" office:value-type="float" office:value="102">
            <text:p>102</text:p>
          </table:table-cell>
          <table:table-cell table:formula="of:=(255*(60-MOD([.A86];60)))/60" office:value-type="float" office:value="153">
            <text:p>153</text:p>
          </table:table-cell>
          <table:table-cell office:value-type="string">
            <text:p>{</text:p>
          </table:table-cell>
          <table:table-cell table:formula="of:=ROUND(IF([.$C86]=0;[.E86];IF([.$C86]=1;[.G86];IF([.$C86]=2;[.D86];IF([.$C86]=3;[.D86];IF([.$C86]=4;[.F86];[.E86])))));0)" office:value-type="float" office:value="153">
            <text:p>153</text:p>
          </table:table-cell>
          <table:table-cell office:value-type="string">
            <text:p>,</text:p>
          </table:table-cell>
          <table:table-cell table:formula="of:=ROUND(IF([.$C86]=0;[.F86];IF([.$C86]=1;[.E86];IF([.$C86]=2;[.E86];IF([.$C86]=3;[.G86];IF([.$C86]=4;[.D86];[.D8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6]=0;[.D86];IF([.$C86]=1;[.D86];IF([.$C86]=2;[.F86];IF([.$C86]=3;[.E86];IF([.$C86]=4;[.E86];[.G8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5">
            <text:p>85</text:p>
          </table:table-cell>
          <table:table-cell table:formula="of:=[.A87]/60" office:value-type="float" office:value="1.41666666666667">
            <text:p>1.4166666667</text:p>
          </table:table-cell>
          <table:table-cell table:formula="of:=INT([.B8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7];60))/60" office:value-type="float" office:value="106.25">
            <text:p>106.25</text:p>
          </table:table-cell>
          <table:table-cell table:formula="of:=(255*(60-MOD([.A87];60)))/60" office:value-type="float" office:value="148.75">
            <text:p>148.75</text:p>
          </table:table-cell>
          <table:table-cell office:value-type="string">
            <text:p>{</text:p>
          </table:table-cell>
          <table:table-cell table:formula="of:=ROUND(IF([.$C87]=0;[.E87];IF([.$C87]=1;[.G87];IF([.$C87]=2;[.D87];IF([.$C87]=3;[.D87];IF([.$C87]=4;[.F87];[.E87])))));0)" office:value-type="float" office:value="149">
            <text:p>149</text:p>
          </table:table-cell>
          <table:table-cell office:value-type="string">
            <text:p>,</text:p>
          </table:table-cell>
          <table:table-cell table:formula="of:=ROUND(IF([.$C87]=0;[.F87];IF([.$C87]=1;[.E87];IF([.$C87]=2;[.E87];IF([.$C87]=3;[.G87];IF([.$C87]=4;[.D87];[.D8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7]=0;[.D87];IF([.$C87]=1;[.D87];IF([.$C87]=2;[.F87];IF([.$C87]=3;[.E87];IF([.$C87]=4;[.E87];[.G8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6">
            <text:p>86</text:p>
          </table:table-cell>
          <table:table-cell table:formula="of:=[.A88]/60" office:value-type="float" office:value="1.43333333333333">
            <text:p>1.4333333333</text:p>
          </table:table-cell>
          <table:table-cell table:formula="of:=INT([.B8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8];60))/60" office:value-type="float" office:value="110.5">
            <text:p>110.5</text:p>
          </table:table-cell>
          <table:table-cell table:formula="of:=(255*(60-MOD([.A88];60)))/60" office:value-type="float" office:value="144.5">
            <text:p>144.5</text:p>
          </table:table-cell>
          <table:table-cell office:value-type="string">
            <text:p>{</text:p>
          </table:table-cell>
          <table:table-cell table:formula="of:=ROUND(IF([.$C88]=0;[.E88];IF([.$C88]=1;[.G88];IF([.$C88]=2;[.D88];IF([.$C88]=3;[.D88];IF([.$C88]=4;[.F88];[.E88])))));0)" office:value-type="float" office:value="145">
            <text:p>145</text:p>
          </table:table-cell>
          <table:table-cell office:value-type="string">
            <text:p>,</text:p>
          </table:table-cell>
          <table:table-cell table:formula="of:=ROUND(IF([.$C88]=0;[.F88];IF([.$C88]=1;[.E88];IF([.$C88]=2;[.E88];IF([.$C88]=3;[.G88];IF([.$C88]=4;[.D88];[.D8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8]=0;[.D88];IF([.$C88]=1;[.D88];IF([.$C88]=2;[.F88];IF([.$C88]=3;[.E88];IF([.$C88]=4;[.E88];[.G8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7">
            <text:p>87</text:p>
          </table:table-cell>
          <table:table-cell table:formula="of:=[.A89]/60" office:value-type="float" office:value="1.45">
            <text:p>1.45</text:p>
          </table:table-cell>
          <table:table-cell table:formula="of:=INT([.B8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89];60))/60" office:value-type="float" office:value="114.75">
            <text:p>114.75</text:p>
          </table:table-cell>
          <table:table-cell table:formula="of:=(255*(60-MOD([.A89];60)))/60" office:value-type="float" office:value="140.25">
            <text:p>140.25</text:p>
          </table:table-cell>
          <table:table-cell office:value-type="string">
            <text:p>{</text:p>
          </table:table-cell>
          <table:table-cell table:formula="of:=ROUND(IF([.$C89]=0;[.E89];IF([.$C89]=1;[.G89];IF([.$C89]=2;[.D89];IF([.$C89]=3;[.D89];IF([.$C89]=4;[.F89];[.E89])))));0)" office:value-type="float" office:value="140">
            <text:p>140</text:p>
          </table:table-cell>
          <table:table-cell office:value-type="string">
            <text:p>,</text:p>
          </table:table-cell>
          <table:table-cell table:formula="of:=ROUND(IF([.$C89]=0;[.F89];IF([.$C89]=1;[.E89];IF([.$C89]=2;[.E89];IF([.$C89]=3;[.G89];IF([.$C89]=4;[.D89];[.D8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89]=0;[.D89];IF([.$C89]=1;[.D89];IF([.$C89]=2;[.F89];IF([.$C89]=3;[.E89];IF([.$C89]=4;[.E89];[.G8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8">
            <text:p>88</text:p>
          </table:table-cell>
          <table:table-cell table:formula="of:=[.A90]/60" office:value-type="float" office:value="1.46666666666667">
            <text:p>1.4666666667</text:p>
          </table:table-cell>
          <table:table-cell table:formula="of:=INT([.B9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0];60))/60" office:value-type="float" office:value="119">
            <text:p>119</text:p>
          </table:table-cell>
          <table:table-cell table:formula="of:=(255*(60-MOD([.A90];60)))/60" office:value-type="float" office:value="136">
            <text:p>136</text:p>
          </table:table-cell>
          <table:table-cell office:value-type="string">
            <text:p>{</text:p>
          </table:table-cell>
          <table:table-cell table:formula="of:=ROUND(IF([.$C90]=0;[.E90];IF([.$C90]=1;[.G90];IF([.$C90]=2;[.D90];IF([.$C90]=3;[.D90];IF([.$C90]=4;[.F90];[.E90])))));0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IF([.$C90]=0;[.F90];IF([.$C90]=1;[.E90];IF([.$C90]=2;[.E90];IF([.$C90]=3;[.G90];IF([.$C90]=4;[.D90];[.D9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0]=0;[.D90];IF([.$C90]=1;[.D90];IF([.$C90]=2;[.F90];IF([.$C90]=3;[.E90];IF([.$C90]=4;[.E90];[.G9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89">
            <text:p>89</text:p>
          </table:table-cell>
          <table:table-cell table:formula="of:=[.A91]/60" office:value-type="float" office:value="1.48333333333333">
            <text:p>1.4833333333</text:p>
          </table:table-cell>
          <table:table-cell table:formula="of:=INT([.B9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1];60))/60" office:value-type="float" office:value="123.25">
            <text:p>123.25</text:p>
          </table:table-cell>
          <table:table-cell table:formula="of:=(255*(60-MOD([.A91];60)))/60" office:value-type="float" office:value="131.75">
            <text:p>131.75</text:p>
          </table:table-cell>
          <table:table-cell office:value-type="string">
            <text:p>{</text:p>
          </table:table-cell>
          <table:table-cell table:formula="of:=ROUND(IF([.$C91]=0;[.E91];IF([.$C91]=1;[.G91];IF([.$C91]=2;[.D91];IF([.$C91]=3;[.D91];IF([.$C91]=4;[.F91];[.E91])))));0)" office:value-type="float" office:value="132">
            <text:p>132</text:p>
          </table:table-cell>
          <table:table-cell office:value-type="string">
            <text:p>,</text:p>
          </table:table-cell>
          <table:table-cell table:formula="of:=ROUND(IF([.$C91]=0;[.F91];IF([.$C91]=1;[.E91];IF([.$C91]=2;[.E91];IF([.$C91]=3;[.G91];IF([.$C91]=4;[.D91];[.D9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1]=0;[.D91];IF([.$C91]=1;[.D91];IF([.$C91]=2;[.F91];IF([.$C91]=3;[.E91];IF([.$C91]=4;[.E91];[.G9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0">
            <text:p>90</text:p>
          </table:table-cell>
          <table:table-cell table:formula="of:=[.A92]/60" office:value-type="float" office:value="1.5">
            <text:p>1.5</text:p>
          </table:table-cell>
          <table:table-cell table:formula="of:=INT([.B9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2];60))/60" office:value-type="float" office:value="127.5">
            <text:p>127.5</text:p>
          </table:table-cell>
          <table:table-cell table:formula="of:=(255*(60-MOD([.A92];60)))/60" office:value-type="float" office:value="127.5">
            <text:p>127.5</text:p>
          </table:table-cell>
          <table:table-cell office:value-type="string">
            <text:p>{</text:p>
          </table:table-cell>
          <table:table-cell table:formula="of:=ROUND(IF([.$C92]=0;[.E92];IF([.$C92]=1;[.G92];IF([.$C92]=2;[.D92];IF([.$C92]=3;[.D92];IF([.$C92]=4;[.F92];[.E92])))));0)" office:value-type="float" office:value="128">
            <text:p>128</text:p>
          </table:table-cell>
          <table:table-cell office:value-type="string">
            <text:p>,</text:p>
          </table:table-cell>
          <table:table-cell table:formula="of:=ROUND(IF([.$C92]=0;[.F92];IF([.$C92]=1;[.E92];IF([.$C92]=2;[.E92];IF([.$C92]=3;[.G92];IF([.$C92]=4;[.D92];[.D9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2]=0;[.D92];IF([.$C92]=1;[.D92];IF([.$C92]=2;[.F92];IF([.$C92]=3;[.E92];IF([.$C92]=4;[.E92];[.G9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1">
            <text:p>91</text:p>
          </table:table-cell>
          <table:table-cell table:formula="of:=[.A93]/60" office:value-type="float" office:value="1.51666666666667">
            <text:p>1.5166666667</text:p>
          </table:table-cell>
          <table:table-cell table:formula="of:=INT([.B9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3];60))/60" office:value-type="float" office:value="131.75">
            <text:p>131.75</text:p>
          </table:table-cell>
          <table:table-cell table:formula="of:=(255*(60-MOD([.A93];60)))/60" office:value-type="float" office:value="123.25">
            <text:p>123.25</text:p>
          </table:table-cell>
          <table:table-cell office:value-type="string">
            <text:p>{</text:p>
          </table:table-cell>
          <table:table-cell table:formula="of:=ROUND(IF([.$C93]=0;[.E93];IF([.$C93]=1;[.G93];IF([.$C93]=2;[.D93];IF([.$C93]=3;[.D93];IF([.$C93]=4;[.F93];[.E93])))));0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IF([.$C93]=0;[.F93];IF([.$C93]=1;[.E93];IF([.$C93]=2;[.E93];IF([.$C93]=3;[.G93];IF([.$C93]=4;[.D93];[.D9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3]=0;[.D93];IF([.$C93]=1;[.D93];IF([.$C93]=2;[.F93];IF([.$C93]=3;[.E93];IF([.$C93]=4;[.E93];[.G9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2">
            <text:p>92</text:p>
          </table:table-cell>
          <table:table-cell table:formula="of:=[.A94]/60" office:value-type="float" office:value="1.53333333333333">
            <text:p>1.5333333333</text:p>
          </table:table-cell>
          <table:table-cell table:formula="of:=INT([.B9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4];60))/60" office:value-type="float" office:value="136">
            <text:p>136</text:p>
          </table:table-cell>
          <table:table-cell table:formula="of:=(255*(60-MOD([.A94];60)))/60" office:value-type="float" office:value="119">
            <text:p>119</text:p>
          </table:table-cell>
          <table:table-cell office:value-type="string">
            <text:p>{</text:p>
          </table:table-cell>
          <table:table-cell table:formula="of:=ROUND(IF([.$C94]=0;[.E94];IF([.$C94]=1;[.G94];IF([.$C94]=2;[.D94];IF([.$C94]=3;[.D94];IF([.$C94]=4;[.F94];[.E94])))));0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IF([.$C94]=0;[.F94];IF([.$C94]=1;[.E94];IF([.$C94]=2;[.E94];IF([.$C94]=3;[.G94];IF([.$C94]=4;[.D94];[.D9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4]=0;[.D94];IF([.$C94]=1;[.D94];IF([.$C94]=2;[.F94];IF([.$C94]=3;[.E94];IF([.$C94]=4;[.E94];[.G9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3">
            <text:p>93</text:p>
          </table:table-cell>
          <table:table-cell table:formula="of:=[.A95]/60" office:value-type="float" office:value="1.55">
            <text:p>1.55</text:p>
          </table:table-cell>
          <table:table-cell table:formula="of:=INT([.B9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5];60))/60" office:value-type="float" office:value="140.25">
            <text:p>140.25</text:p>
          </table:table-cell>
          <table:table-cell table:formula="of:=(255*(60-MOD([.A95];60)))/60" office:value-type="float" office:value="114.75">
            <text:p>114.75</text:p>
          </table:table-cell>
          <table:table-cell office:value-type="string">
            <text:p>{</text:p>
          </table:table-cell>
          <table:table-cell table:formula="of:=ROUND(IF([.$C95]=0;[.E95];IF([.$C95]=1;[.G95];IF([.$C95]=2;[.D95];IF([.$C95]=3;[.D95];IF([.$C95]=4;[.F95];[.E95])))));0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IF([.$C95]=0;[.F95];IF([.$C95]=1;[.E95];IF([.$C95]=2;[.E95];IF([.$C95]=3;[.G95];IF([.$C95]=4;[.D95];[.D9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5]=0;[.D95];IF([.$C95]=1;[.D95];IF([.$C95]=2;[.F95];IF([.$C95]=3;[.E95];IF([.$C95]=4;[.E95];[.G9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4">
            <text:p>94</text:p>
          </table:table-cell>
          <table:table-cell table:formula="of:=[.A96]/60" office:value-type="float" office:value="1.56666666666667">
            <text:p>1.5666666667</text:p>
          </table:table-cell>
          <table:table-cell table:formula="of:=INT([.B9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6];60))/60" office:value-type="float" office:value="144.5">
            <text:p>144.5</text:p>
          </table:table-cell>
          <table:table-cell table:formula="of:=(255*(60-MOD([.A96];60)))/60" office:value-type="float" office:value="110.5">
            <text:p>110.5</text:p>
          </table:table-cell>
          <table:table-cell office:value-type="string">
            <text:p>{</text:p>
          </table:table-cell>
          <table:table-cell table:formula="of:=ROUND(IF([.$C96]=0;[.E96];IF([.$C96]=1;[.G96];IF([.$C96]=2;[.D96];IF([.$C96]=3;[.D96];IF([.$C96]=4;[.F96];[.E96])))));0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IF([.$C96]=0;[.F96];IF([.$C96]=1;[.E96];IF([.$C96]=2;[.E96];IF([.$C96]=3;[.G96];IF([.$C96]=4;[.D96];[.D9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6]=0;[.D96];IF([.$C96]=1;[.D96];IF([.$C96]=2;[.F96];IF([.$C96]=3;[.E96];IF([.$C96]=4;[.E96];[.G9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5">
            <text:p>95</text:p>
          </table:table-cell>
          <table:table-cell table:formula="of:=[.A97]/60" office:value-type="float" office:value="1.58333333333333">
            <text:p>1.5833333333</text:p>
          </table:table-cell>
          <table:table-cell table:formula="of:=INT([.B9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7];60))/60" office:value-type="float" office:value="148.75">
            <text:p>148.75</text:p>
          </table:table-cell>
          <table:table-cell table:formula="of:=(255*(60-MOD([.A97];60)))/60" office:value-type="float" office:value="106.25">
            <text:p>106.25</text:p>
          </table:table-cell>
          <table:table-cell office:value-type="string">
            <text:p>{</text:p>
          </table:table-cell>
          <table:table-cell table:formula="of:=ROUND(IF([.$C97]=0;[.E97];IF([.$C97]=1;[.G97];IF([.$C97]=2;[.D97];IF([.$C97]=3;[.D97];IF([.$C97]=4;[.F97];[.E97])))));0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IF([.$C97]=0;[.F97];IF([.$C97]=1;[.E97];IF([.$C97]=2;[.E97];IF([.$C97]=3;[.G97];IF([.$C97]=4;[.D97];[.D9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7]=0;[.D97];IF([.$C97]=1;[.D97];IF([.$C97]=2;[.F97];IF([.$C97]=3;[.E97];IF([.$C97]=4;[.E97];[.G9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6">
            <text:p>96</text:p>
          </table:table-cell>
          <table:table-cell table:formula="of:=[.A98]/60" office:value-type="float" office:value="1.6">
            <text:p>1.6</text:p>
          </table:table-cell>
          <table:table-cell table:formula="of:=INT([.B9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8];60))/60" office:value-type="float" office:value="153">
            <text:p>153</text:p>
          </table:table-cell>
          <table:table-cell table:formula="of:=(255*(60-MOD([.A98];60)))/60" office:value-type="float" office:value="102">
            <text:p>102</text:p>
          </table:table-cell>
          <table:table-cell office:value-type="string">
            <text:p>{</text:p>
          </table:table-cell>
          <table:table-cell table:formula="of:=ROUND(IF([.$C98]=0;[.E98];IF([.$C98]=1;[.G98];IF([.$C98]=2;[.D98];IF([.$C98]=3;[.D98];IF([.$C98]=4;[.F98];[.E98])))));0)" office:value-type="float" office:value="102">
            <text:p>102</text:p>
          </table:table-cell>
          <table:table-cell office:value-type="string">
            <text:p>,</text:p>
          </table:table-cell>
          <table:table-cell table:formula="of:=ROUND(IF([.$C98]=0;[.F98];IF([.$C98]=1;[.E98];IF([.$C98]=2;[.E98];IF([.$C98]=3;[.G98];IF([.$C98]=4;[.D98];[.D9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8]=0;[.D98];IF([.$C98]=1;[.D98];IF([.$C98]=2;[.F98];IF([.$C98]=3;[.E98];IF([.$C98]=4;[.E98];[.G9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7">
            <text:p>97</text:p>
          </table:table-cell>
          <table:table-cell table:formula="of:=[.A99]/60" office:value-type="float" office:value="1.61666666666667">
            <text:p>1.6166666667</text:p>
          </table:table-cell>
          <table:table-cell table:formula="of:=INT([.B9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99];60))/60" office:value-type="float" office:value="157.25">
            <text:p>157.25</text:p>
          </table:table-cell>
          <table:table-cell table:formula="of:=(255*(60-MOD([.A99];60)))/60" office:value-type="float" office:value="97.75">
            <text:p>97.75</text:p>
          </table:table-cell>
          <table:table-cell office:value-type="string">
            <text:p>{</text:p>
          </table:table-cell>
          <table:table-cell table:formula="of:=ROUND(IF([.$C99]=0;[.E99];IF([.$C99]=1;[.G99];IF([.$C99]=2;[.D99];IF([.$C99]=3;[.D99];IF([.$C99]=4;[.F99];[.E99])))));0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IF([.$C99]=0;[.F99];IF([.$C99]=1;[.E99];IF([.$C99]=2;[.E99];IF([.$C99]=3;[.G99];IF([.$C99]=4;[.D99];[.D9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99]=0;[.D99];IF([.$C99]=1;[.D99];IF([.$C99]=2;[.F99];IF([.$C99]=3;[.E99];IF([.$C99]=4;[.E99];[.G9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8">
            <text:p>98</text:p>
          </table:table-cell>
          <table:table-cell table:formula="of:=[.A100]/60" office:value-type="float" office:value="1.63333333333333">
            <text:p>1.6333333333</text:p>
          </table:table-cell>
          <table:table-cell table:formula="of:=INT([.B10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0];60))/60" office:value-type="float" office:value="161.5">
            <text:p>161.5</text:p>
          </table:table-cell>
          <table:table-cell table:formula="of:=(255*(60-MOD([.A100];60)))/60" office:value-type="float" office:value="93.5">
            <text:p>93.5</text:p>
          </table:table-cell>
          <table:table-cell office:value-type="string">
            <text:p>{</text:p>
          </table:table-cell>
          <table:table-cell table:formula="of:=ROUND(IF([.$C100]=0;[.E100];IF([.$C100]=1;[.G100];IF([.$C100]=2;[.D100];IF([.$C100]=3;[.D100];IF([.$C100]=4;[.F100];[.E100])))));0)" office:value-type="float" office:value="94">
            <text:p>94</text:p>
          </table:table-cell>
          <table:table-cell office:value-type="string">
            <text:p>,</text:p>
          </table:table-cell>
          <table:table-cell table:formula="of:=ROUND(IF([.$C100]=0;[.F100];IF([.$C100]=1;[.E100];IF([.$C100]=2;[.E100];IF([.$C100]=3;[.G100];IF([.$C100]=4;[.D100];[.D10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0]=0;[.D100];IF([.$C100]=1;[.D100];IF([.$C100]=2;[.F100];IF([.$C100]=3;[.E100];IF([.$C100]=4;[.E100];[.G10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99">
            <text:p>99</text:p>
          </table:table-cell>
          <table:table-cell table:formula="of:=[.A101]/60" office:value-type="float" office:value="1.65">
            <text:p>1.65</text:p>
          </table:table-cell>
          <table:table-cell table:formula="of:=INT([.B10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1];60))/60" office:value-type="float" office:value="165.75">
            <text:p>165.75</text:p>
          </table:table-cell>
          <table:table-cell table:formula="of:=(255*(60-MOD([.A101];60)))/60" office:value-type="float" office:value="89.25">
            <text:p>89.25</text:p>
          </table:table-cell>
          <table:table-cell office:value-type="string">
            <text:p>{</text:p>
          </table:table-cell>
          <table:table-cell table:formula="of:=ROUND(IF([.$C101]=0;[.E101];IF([.$C101]=1;[.G101];IF([.$C101]=2;[.D101];IF([.$C101]=3;[.D101];IF([.$C101]=4;[.F101];[.E101])))));0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IF([.$C101]=0;[.F101];IF([.$C101]=1;[.E101];IF([.$C101]=2;[.E101];IF([.$C101]=3;[.G101];IF([.$C101]=4;[.D101];[.D10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1]=0;[.D101];IF([.$C101]=1;[.D101];IF([.$C101]=2;[.F101];IF([.$C101]=3;[.E101];IF([.$C101]=4;[.E101];[.G10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0">
            <text:p>100</text:p>
          </table:table-cell>
          <table:table-cell table:formula="of:=[.A102]/60" office:value-type="float" office:value="1.66666666666667">
            <text:p>1.6666666667</text:p>
          </table:table-cell>
          <table:table-cell table:formula="of:=INT([.B10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2];60))/60" office:value-type="float" office:value="170">
            <text:p>170</text:p>
          </table:table-cell>
          <table:table-cell table:formula="of:=(255*(60-MOD([.A102];60)))/60" office:value-type="float" office:value="85">
            <text:p>85</text:p>
          </table:table-cell>
          <table:table-cell office:value-type="string">
            <text:p>{</text:p>
          </table:table-cell>
          <table:table-cell table:formula="of:=ROUND(IF([.$C102]=0;[.E102];IF([.$C102]=1;[.G102];IF([.$C102]=2;[.D102];IF([.$C102]=3;[.D102];IF([.$C102]=4;[.F102];[.E102])))));0)" office:value-type="float" office:value="85">
            <text:p>85</text:p>
          </table:table-cell>
          <table:table-cell office:value-type="string">
            <text:p>,</text:p>
          </table:table-cell>
          <table:table-cell table:formula="of:=ROUND(IF([.$C102]=0;[.F102];IF([.$C102]=1;[.E102];IF([.$C102]=2;[.E102];IF([.$C102]=3;[.G102];IF([.$C102]=4;[.D102];[.D10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2]=0;[.D102];IF([.$C102]=1;[.D102];IF([.$C102]=2;[.F102];IF([.$C102]=3;[.E102];IF([.$C102]=4;[.E102];[.G10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1">
            <text:p>101</text:p>
          </table:table-cell>
          <table:table-cell table:formula="of:=[.A103]/60" office:value-type="float" office:value="1.68333333333333">
            <text:p>1.6833333333</text:p>
          </table:table-cell>
          <table:table-cell table:formula="of:=INT([.B10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3];60))/60" office:value-type="float" office:value="174.25">
            <text:p>174.25</text:p>
          </table:table-cell>
          <table:table-cell table:formula="of:=(255*(60-MOD([.A103];60)))/60" office:value-type="float" office:value="80.75">
            <text:p>80.75</text:p>
          </table:table-cell>
          <table:table-cell office:value-type="string">
            <text:p>{</text:p>
          </table:table-cell>
          <table:table-cell table:formula="of:=ROUND(IF([.$C103]=0;[.E103];IF([.$C103]=1;[.G103];IF([.$C103]=2;[.D103];IF([.$C103]=3;[.D103];IF([.$C103]=4;[.F103];[.E103])))));0)" office:value-type="float" office:value="81">
            <text:p>81</text:p>
          </table:table-cell>
          <table:table-cell office:value-type="string">
            <text:p>,</text:p>
          </table:table-cell>
          <table:table-cell table:formula="of:=ROUND(IF([.$C103]=0;[.F103];IF([.$C103]=1;[.E103];IF([.$C103]=2;[.E103];IF([.$C103]=3;[.G103];IF([.$C103]=4;[.D103];[.D10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3]=0;[.D103];IF([.$C103]=1;[.D103];IF([.$C103]=2;[.F103];IF([.$C103]=3;[.E103];IF([.$C103]=4;[.E103];[.G10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2">
            <text:p>102</text:p>
          </table:table-cell>
          <table:table-cell table:formula="of:=[.A104]/60" office:value-type="float" office:value="1.7">
            <text:p>1.7</text:p>
          </table:table-cell>
          <table:table-cell table:formula="of:=INT([.B10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4];60))/60" office:value-type="float" office:value="178.5">
            <text:p>178.5</text:p>
          </table:table-cell>
          <table:table-cell table:formula="of:=(255*(60-MOD([.A104];60)))/60" office:value-type="float" office:value="76.5">
            <text:p>76.5</text:p>
          </table:table-cell>
          <table:table-cell office:value-type="string">
            <text:p>{</text:p>
          </table:table-cell>
          <table:table-cell table:formula="of:=ROUND(IF([.$C104]=0;[.E104];IF([.$C104]=1;[.G104];IF([.$C104]=2;[.D104];IF([.$C104]=3;[.D104];IF([.$C104]=4;[.F104];[.E104])))));0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IF([.$C104]=0;[.F104];IF([.$C104]=1;[.E104];IF([.$C104]=2;[.E104];IF([.$C104]=3;[.G104];IF([.$C104]=4;[.D104];[.D10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4]=0;[.D104];IF([.$C104]=1;[.D104];IF([.$C104]=2;[.F104];IF([.$C104]=3;[.E104];IF([.$C104]=4;[.E104];[.G10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3">
            <text:p>103</text:p>
          </table:table-cell>
          <table:table-cell table:formula="of:=[.A105]/60" office:value-type="float" office:value="1.71666666666667">
            <text:p>1.7166666667</text:p>
          </table:table-cell>
          <table:table-cell table:formula="of:=INT([.B10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5];60))/60" office:value-type="float" office:value="182.75">
            <text:p>182.75</text:p>
          </table:table-cell>
          <table:table-cell table:formula="of:=(255*(60-MOD([.A105];60)))/60" office:value-type="float" office:value="72.25">
            <text:p>72.25</text:p>
          </table:table-cell>
          <table:table-cell office:value-type="string">
            <text:p>{</text:p>
          </table:table-cell>
          <table:table-cell table:formula="of:=ROUND(IF([.$C105]=0;[.E105];IF([.$C105]=1;[.G105];IF([.$C105]=2;[.D105];IF([.$C105]=3;[.D105];IF([.$C105]=4;[.F105];[.E105])))));0)" office:value-type="float" office:value="72">
            <text:p>72</text:p>
          </table:table-cell>
          <table:table-cell office:value-type="string">
            <text:p>,</text:p>
          </table:table-cell>
          <table:table-cell table:formula="of:=ROUND(IF([.$C105]=0;[.F105];IF([.$C105]=1;[.E105];IF([.$C105]=2;[.E105];IF([.$C105]=3;[.G105];IF([.$C105]=4;[.D105];[.D10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5]=0;[.D105];IF([.$C105]=1;[.D105];IF([.$C105]=2;[.F105];IF([.$C105]=3;[.E105];IF([.$C105]=4;[.E105];[.G10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4">
            <text:p>104</text:p>
          </table:table-cell>
          <table:table-cell table:formula="of:=[.A106]/60" office:value-type="float" office:value="1.73333333333333">
            <text:p>1.7333333333</text:p>
          </table:table-cell>
          <table:table-cell table:formula="of:=INT([.B10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6];60))/60" office:value-type="float" office:value="187">
            <text:p>187</text:p>
          </table:table-cell>
          <table:table-cell table:formula="of:=(255*(60-MOD([.A106];60)))/60" office:value-type="float" office:value="68">
            <text:p>68</text:p>
          </table:table-cell>
          <table:table-cell office:value-type="string">
            <text:p>{</text:p>
          </table:table-cell>
          <table:table-cell table:formula="of:=ROUND(IF([.$C106]=0;[.E106];IF([.$C106]=1;[.G106];IF([.$C106]=2;[.D106];IF([.$C106]=3;[.D106];IF([.$C106]=4;[.F106];[.E106])))));0)" office:value-type="float" office:value="68">
            <text:p>68</text:p>
          </table:table-cell>
          <table:table-cell office:value-type="string">
            <text:p>,</text:p>
          </table:table-cell>
          <table:table-cell table:formula="of:=ROUND(IF([.$C106]=0;[.F106];IF([.$C106]=1;[.E106];IF([.$C106]=2;[.E106];IF([.$C106]=3;[.G106];IF([.$C106]=4;[.D106];[.D10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6]=0;[.D106];IF([.$C106]=1;[.D106];IF([.$C106]=2;[.F106];IF([.$C106]=3;[.E106];IF([.$C106]=4;[.E106];[.G10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5">
            <text:p>105</text:p>
          </table:table-cell>
          <table:table-cell table:formula="of:=[.A107]/60" office:value-type="float" office:value="1.75">
            <text:p>1.75</text:p>
          </table:table-cell>
          <table:table-cell table:formula="of:=INT([.B10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7];60))/60" office:value-type="float" office:value="191.25">
            <text:p>191.25</text:p>
          </table:table-cell>
          <table:table-cell table:formula="of:=(255*(60-MOD([.A107];60)))/60" office:value-type="float" office:value="63.75">
            <text:p>63.75</text:p>
          </table:table-cell>
          <table:table-cell office:value-type="string">
            <text:p>{</text:p>
          </table:table-cell>
          <table:table-cell table:formula="of:=ROUND(IF([.$C107]=0;[.E107];IF([.$C107]=1;[.G107];IF([.$C107]=2;[.D107];IF([.$C107]=3;[.D107];IF([.$C107]=4;[.F107];[.E107])))));0)" office:value-type="float" office:value="64">
            <text:p>64</text:p>
          </table:table-cell>
          <table:table-cell office:value-type="string">
            <text:p>,</text:p>
          </table:table-cell>
          <table:table-cell table:formula="of:=ROUND(IF([.$C107]=0;[.F107];IF([.$C107]=1;[.E107];IF([.$C107]=2;[.E107];IF([.$C107]=3;[.G107];IF([.$C107]=4;[.D107];[.D10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7]=0;[.D107];IF([.$C107]=1;[.D107];IF([.$C107]=2;[.F107];IF([.$C107]=3;[.E107];IF([.$C107]=4;[.E107];[.G10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6">
            <text:p>106</text:p>
          </table:table-cell>
          <table:table-cell table:formula="of:=[.A108]/60" office:value-type="float" office:value="1.76666666666667">
            <text:p>1.7666666667</text:p>
          </table:table-cell>
          <table:table-cell table:formula="of:=INT([.B10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8];60))/60" office:value-type="float" office:value="195.5">
            <text:p>195.5</text:p>
          </table:table-cell>
          <table:table-cell table:formula="of:=(255*(60-MOD([.A108];60)))/60" office:value-type="float" office:value="59.5">
            <text:p>59.5</text:p>
          </table:table-cell>
          <table:table-cell office:value-type="string">
            <text:p>{</text:p>
          </table:table-cell>
          <table:table-cell table:formula="of:=ROUND(IF([.$C108]=0;[.E108];IF([.$C108]=1;[.G108];IF([.$C108]=2;[.D108];IF([.$C108]=3;[.D108];IF([.$C108]=4;[.F108];[.E108])))));0)" office:value-type="float" office:value="60">
            <text:p>60</text:p>
          </table:table-cell>
          <table:table-cell office:value-type="string">
            <text:p>,</text:p>
          </table:table-cell>
          <table:table-cell table:formula="of:=ROUND(IF([.$C108]=0;[.F108];IF([.$C108]=1;[.E108];IF([.$C108]=2;[.E108];IF([.$C108]=3;[.G108];IF([.$C108]=4;[.D108];[.D10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8]=0;[.D108];IF([.$C108]=1;[.D108];IF([.$C108]=2;[.F108];IF([.$C108]=3;[.E108];IF([.$C108]=4;[.E108];[.G10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7">
            <text:p>107</text:p>
          </table:table-cell>
          <table:table-cell table:formula="of:=[.A109]/60" office:value-type="float" office:value="1.78333333333333">
            <text:p>1.7833333333</text:p>
          </table:table-cell>
          <table:table-cell table:formula="of:=INT([.B10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09];60))/60" office:value-type="float" office:value="199.75">
            <text:p>199.75</text:p>
          </table:table-cell>
          <table:table-cell table:formula="of:=(255*(60-MOD([.A109];60)))/60" office:value-type="float" office:value="55.25">
            <text:p>55.25</text:p>
          </table:table-cell>
          <table:table-cell office:value-type="string">
            <text:p>{</text:p>
          </table:table-cell>
          <table:table-cell table:formula="of:=ROUND(IF([.$C109]=0;[.E109];IF([.$C109]=1;[.G109];IF([.$C109]=2;[.D109];IF([.$C109]=3;[.D109];IF([.$C109]=4;[.F109];[.E109])))));0)" office:value-type="float" office:value="55">
            <text:p>55</text:p>
          </table:table-cell>
          <table:table-cell office:value-type="string">
            <text:p>,</text:p>
          </table:table-cell>
          <table:table-cell table:formula="of:=ROUND(IF([.$C109]=0;[.F109];IF([.$C109]=1;[.E109];IF([.$C109]=2;[.E109];IF([.$C109]=3;[.G109];IF([.$C109]=4;[.D109];[.D10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09]=0;[.D109];IF([.$C109]=1;[.D109];IF([.$C109]=2;[.F109];IF([.$C109]=3;[.E109];IF([.$C109]=4;[.E109];[.G10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8">
            <text:p>108</text:p>
          </table:table-cell>
          <table:table-cell table:formula="of:=[.A110]/60" office:value-type="float" office:value="1.8">
            <text:p>1.8</text:p>
          </table:table-cell>
          <table:table-cell table:formula="of:=INT([.B11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0];60))/60" office:value-type="float" office:value="204">
            <text:p>204</text:p>
          </table:table-cell>
          <table:table-cell table:formula="of:=(255*(60-MOD([.A110];60)))/60" office:value-type="float" office:value="51">
            <text:p>51</text:p>
          </table:table-cell>
          <table:table-cell office:value-type="string">
            <text:p>{</text:p>
          </table:table-cell>
          <table:table-cell table:formula="of:=ROUND(IF([.$C110]=0;[.E110];IF([.$C110]=1;[.G110];IF([.$C110]=2;[.D110];IF([.$C110]=3;[.D110];IF([.$C110]=4;[.F110];[.E110])))));0)" office:value-type="float" office:value="51">
            <text:p>51</text:p>
          </table:table-cell>
          <table:table-cell office:value-type="string">
            <text:p>,</text:p>
          </table:table-cell>
          <table:table-cell table:formula="of:=ROUND(IF([.$C110]=0;[.F110];IF([.$C110]=1;[.E110];IF([.$C110]=2;[.E110];IF([.$C110]=3;[.G110];IF([.$C110]=4;[.D110];[.D11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0]=0;[.D110];IF([.$C110]=1;[.D110];IF([.$C110]=2;[.F110];IF([.$C110]=3;[.E110];IF([.$C110]=4;[.E110];[.G11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09">
            <text:p>109</text:p>
          </table:table-cell>
          <table:table-cell table:formula="of:=[.A111]/60" office:value-type="float" office:value="1.81666666666667">
            <text:p>1.8166666667</text:p>
          </table:table-cell>
          <table:table-cell table:formula="of:=INT([.B11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1];60))/60" office:value-type="float" office:value="208.25">
            <text:p>208.25</text:p>
          </table:table-cell>
          <table:table-cell table:formula="of:=(255*(60-MOD([.A111];60)))/60" office:value-type="float" office:value="46.75">
            <text:p>46.75</text:p>
          </table:table-cell>
          <table:table-cell office:value-type="string">
            <text:p>{</text:p>
          </table:table-cell>
          <table:table-cell table:formula="of:=ROUND(IF([.$C111]=0;[.E111];IF([.$C111]=1;[.G111];IF([.$C111]=2;[.D111];IF([.$C111]=3;[.D111];IF([.$C111]=4;[.F111];[.E111])))));0)" office:value-type="float" office:value="47">
            <text:p>47</text:p>
          </table:table-cell>
          <table:table-cell office:value-type="string">
            <text:p>,</text:p>
          </table:table-cell>
          <table:table-cell table:formula="of:=ROUND(IF([.$C111]=0;[.F111];IF([.$C111]=1;[.E111];IF([.$C111]=2;[.E111];IF([.$C111]=3;[.G111];IF([.$C111]=4;[.D111];[.D11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1]=0;[.D111];IF([.$C111]=1;[.D111];IF([.$C111]=2;[.F111];IF([.$C111]=3;[.E111];IF([.$C111]=4;[.E111];[.G11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0">
            <text:p>110</text:p>
          </table:table-cell>
          <table:table-cell table:formula="of:=[.A112]/60" office:value-type="float" office:value="1.83333333333333">
            <text:p>1.8333333333</text:p>
          </table:table-cell>
          <table:table-cell table:formula="of:=INT([.B112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2];60))/60" office:value-type="float" office:value="212.5">
            <text:p>212.5</text:p>
          </table:table-cell>
          <table:table-cell table:formula="of:=(255*(60-MOD([.A112];60)))/60" office:value-type="float" office:value="42.5">
            <text:p>42.5</text:p>
          </table:table-cell>
          <table:table-cell office:value-type="string">
            <text:p>{</text:p>
          </table:table-cell>
          <table:table-cell table:formula="of:=ROUND(IF([.$C112]=0;[.E112];IF([.$C112]=1;[.G112];IF([.$C112]=2;[.D112];IF([.$C112]=3;[.D112];IF([.$C112]=4;[.F112];[.E112])))));0)" office:value-type="float" office:value="43">
            <text:p>43</text:p>
          </table:table-cell>
          <table:table-cell office:value-type="string">
            <text:p>,</text:p>
          </table:table-cell>
          <table:table-cell table:formula="of:=ROUND(IF([.$C112]=0;[.F112];IF([.$C112]=1;[.E112];IF([.$C112]=2;[.E112];IF([.$C112]=3;[.G112];IF([.$C112]=4;[.D112];[.D11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2]=0;[.D112];IF([.$C112]=1;[.D112];IF([.$C112]=2;[.F112];IF([.$C112]=3;[.E112];IF([.$C112]=4;[.E112];[.G11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1">
            <text:p>111</text:p>
          </table:table-cell>
          <table:table-cell table:formula="of:=[.A113]/60" office:value-type="float" office:value="1.85">
            <text:p>1.85</text:p>
          </table:table-cell>
          <table:table-cell table:formula="of:=INT([.B113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3];60))/60" office:value-type="float" office:value="216.75">
            <text:p>216.75</text:p>
          </table:table-cell>
          <table:table-cell table:formula="of:=(255*(60-MOD([.A113];60)))/60" office:value-type="float" office:value="38.25">
            <text:p>38.25</text:p>
          </table:table-cell>
          <table:table-cell office:value-type="string">
            <text:p>{</text:p>
          </table:table-cell>
          <table:table-cell table:formula="of:=ROUND(IF([.$C113]=0;[.E113];IF([.$C113]=1;[.G113];IF([.$C113]=2;[.D113];IF([.$C113]=3;[.D113];IF([.$C113]=4;[.F113];[.E113])))));0)" office:value-type="float" office:value="38">
            <text:p>38</text:p>
          </table:table-cell>
          <table:table-cell office:value-type="string">
            <text:p>,</text:p>
          </table:table-cell>
          <table:table-cell table:formula="of:=ROUND(IF([.$C113]=0;[.F113];IF([.$C113]=1;[.E113];IF([.$C113]=2;[.E113];IF([.$C113]=3;[.G113];IF([.$C113]=4;[.D113];[.D11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3]=0;[.D113];IF([.$C113]=1;[.D113];IF([.$C113]=2;[.F113];IF([.$C113]=3;[.E113];IF([.$C113]=4;[.E113];[.G113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2">
            <text:p>112</text:p>
          </table:table-cell>
          <table:table-cell table:formula="of:=[.A114]/60" office:value-type="float" office:value="1.86666666666667">
            <text:p>1.8666666667</text:p>
          </table:table-cell>
          <table:table-cell table:formula="of:=INT([.B114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4];60))/60" office:value-type="float" office:value="221">
            <text:p>221</text:p>
          </table:table-cell>
          <table:table-cell table:formula="of:=(255*(60-MOD([.A114];60)))/60" office:value-type="float" office:value="34">
            <text:p>34</text:p>
          </table:table-cell>
          <table:table-cell office:value-type="string">
            <text:p>{</text:p>
          </table:table-cell>
          <table:table-cell table:formula="of:=ROUND(IF([.$C114]=0;[.E114];IF([.$C114]=1;[.G114];IF([.$C114]=2;[.D114];IF([.$C114]=3;[.D114];IF([.$C114]=4;[.F114];[.E114])))));0)" office:value-type="float" office:value="34">
            <text:p>34</text:p>
          </table:table-cell>
          <table:table-cell office:value-type="string">
            <text:p>,</text:p>
          </table:table-cell>
          <table:table-cell table:formula="of:=ROUND(IF([.$C114]=0;[.F114];IF([.$C114]=1;[.E114];IF([.$C114]=2;[.E114];IF([.$C114]=3;[.G114];IF([.$C114]=4;[.D114];[.D11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4]=0;[.D114];IF([.$C114]=1;[.D114];IF([.$C114]=2;[.F114];IF([.$C114]=3;[.E114];IF([.$C114]=4;[.E114];[.G114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3">
            <text:p>113</text:p>
          </table:table-cell>
          <table:table-cell table:formula="of:=[.A115]/60" office:value-type="float" office:value="1.88333333333333">
            <text:p>1.8833333333</text:p>
          </table:table-cell>
          <table:table-cell table:formula="of:=INT([.B115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5];60))/60" office:value-type="float" office:value="225.25">
            <text:p>225.25</text:p>
          </table:table-cell>
          <table:table-cell table:formula="of:=(255*(60-MOD([.A115];60)))/60" office:value-type="float" office:value="29.75">
            <text:p>29.75</text:p>
          </table:table-cell>
          <table:table-cell office:value-type="string">
            <text:p>{</text:p>
          </table:table-cell>
          <table:table-cell table:formula="of:=ROUND(IF([.$C115]=0;[.E115];IF([.$C115]=1;[.G115];IF([.$C115]=2;[.D115];IF([.$C115]=3;[.D115];IF([.$C115]=4;[.F115];[.E115])))));0)" office:value-type="float" office:value="30">
            <text:p>30</text:p>
          </table:table-cell>
          <table:table-cell office:value-type="string">
            <text:p>,</text:p>
          </table:table-cell>
          <table:table-cell table:formula="of:=ROUND(IF([.$C115]=0;[.F115];IF([.$C115]=1;[.E115];IF([.$C115]=2;[.E115];IF([.$C115]=3;[.G115];IF([.$C115]=4;[.D115];[.D11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5]=0;[.D115];IF([.$C115]=1;[.D115];IF([.$C115]=2;[.F115];IF([.$C115]=3;[.E115];IF([.$C115]=4;[.E115];[.G115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4">
            <text:p>114</text:p>
          </table:table-cell>
          <table:table-cell table:formula="of:=[.A116]/60" office:value-type="float" office:value="1.9">
            <text:p>1.9</text:p>
          </table:table-cell>
          <table:table-cell table:formula="of:=INT([.B116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6];60))/60" office:value-type="float" office:value="229.5">
            <text:p>229.5</text:p>
          </table:table-cell>
          <table:table-cell table:formula="of:=(255*(60-MOD([.A116];60)))/60" office:value-type="float" office:value="25.5">
            <text:p>25.5</text:p>
          </table:table-cell>
          <table:table-cell office:value-type="string">
            <text:p>{</text:p>
          </table:table-cell>
          <table:table-cell table:formula="of:=ROUND(IF([.$C116]=0;[.E116];IF([.$C116]=1;[.G116];IF([.$C116]=2;[.D116];IF([.$C116]=3;[.D116];IF([.$C116]=4;[.F116];[.E116])))));0)" office:value-type="float" office:value="26">
            <text:p>26</text:p>
          </table:table-cell>
          <table:table-cell office:value-type="string">
            <text:p>,</text:p>
          </table:table-cell>
          <table:table-cell table:formula="of:=ROUND(IF([.$C116]=0;[.F116];IF([.$C116]=1;[.E116];IF([.$C116]=2;[.E116];IF([.$C116]=3;[.G116];IF([.$C116]=4;[.D116];[.D11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6]=0;[.D116];IF([.$C116]=1;[.D116];IF([.$C116]=2;[.F116];IF([.$C116]=3;[.E116];IF([.$C116]=4;[.E116];[.G116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5">
            <text:p>115</text:p>
          </table:table-cell>
          <table:table-cell table:formula="of:=[.A117]/60" office:value-type="float" office:value="1.91666666666667">
            <text:p>1.9166666667</text:p>
          </table:table-cell>
          <table:table-cell table:formula="of:=INT([.B117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7];60))/60" office:value-type="float" office:value="233.75">
            <text:p>233.75</text:p>
          </table:table-cell>
          <table:table-cell table:formula="of:=(255*(60-MOD([.A117];60)))/60" office:value-type="float" office:value="21.25">
            <text:p>21.25</text:p>
          </table:table-cell>
          <table:table-cell office:value-type="string">
            <text:p>{</text:p>
          </table:table-cell>
          <table:table-cell table:formula="of:=ROUND(IF([.$C117]=0;[.E117];IF([.$C117]=1;[.G117];IF([.$C117]=2;[.D117];IF([.$C117]=3;[.D117];IF([.$C117]=4;[.F117];[.E117])))));0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IF([.$C117]=0;[.F117];IF([.$C117]=1;[.E117];IF([.$C117]=2;[.E117];IF([.$C117]=3;[.G117];IF([.$C117]=4;[.D117];[.D11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7]=0;[.D117];IF([.$C117]=1;[.D117];IF([.$C117]=2;[.F117];IF([.$C117]=3;[.E117];IF([.$C117]=4;[.E117];[.G117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6">
            <text:p>116</text:p>
          </table:table-cell>
          <table:table-cell table:formula="of:=[.A118]/60" office:value-type="float" office:value="1.93333333333333">
            <text:p>1.9333333333</text:p>
          </table:table-cell>
          <table:table-cell table:formula="of:=INT([.B118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8];60))/60" office:value-type="float" office:value="238">
            <text:p>238</text:p>
          </table:table-cell>
          <table:table-cell table:formula="of:=(255*(60-MOD([.A118];60)))/60" office:value-type="float" office:value="17">
            <text:p>17</text:p>
          </table:table-cell>
          <table:table-cell office:value-type="string">
            <text:p>{</text:p>
          </table:table-cell>
          <table:table-cell table:formula="of:=ROUND(IF([.$C118]=0;[.E118];IF([.$C118]=1;[.G118];IF([.$C118]=2;[.D118];IF([.$C118]=3;[.D118];IF([.$C118]=4;[.F118];[.E118])))));0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IF([.$C118]=0;[.F118];IF([.$C118]=1;[.E118];IF([.$C118]=2;[.E118];IF([.$C118]=3;[.G118];IF([.$C118]=4;[.D118];[.D11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8]=0;[.D118];IF([.$C118]=1;[.D118];IF([.$C118]=2;[.F118];IF([.$C118]=3;[.E118];IF([.$C118]=4;[.E118];[.G118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7">
            <text:p>117</text:p>
          </table:table-cell>
          <table:table-cell table:formula="of:=[.A119]/60" office:value-type="float" office:value="1.95">
            <text:p>1.95</text:p>
          </table:table-cell>
          <table:table-cell table:formula="of:=INT([.B119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19];60))/60" office:value-type="float" office:value="242.25">
            <text:p>242.25</text:p>
          </table:table-cell>
          <table:table-cell table:formula="of:=(255*(60-MOD([.A119];60)))/60" office:value-type="float" office:value="12.75">
            <text:p>12.75</text:p>
          </table:table-cell>
          <table:table-cell office:value-type="string">
            <text:p>{</text:p>
          </table:table-cell>
          <table:table-cell table:formula="of:=ROUND(IF([.$C119]=0;[.E119];IF([.$C119]=1;[.G119];IF([.$C119]=2;[.D119];IF([.$C119]=3;[.D119];IF([.$C119]=4;[.F119];[.E119])))));0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IF([.$C119]=0;[.F119];IF([.$C119]=1;[.E119];IF([.$C119]=2;[.E119];IF([.$C119]=3;[.G119];IF([.$C119]=4;[.D119];[.D11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19]=0;[.D119];IF([.$C119]=1;[.D119];IF([.$C119]=2;[.F119];IF([.$C119]=3;[.E119];IF([.$C119]=4;[.E119];[.G119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8">
            <text:p>118</text:p>
          </table:table-cell>
          <table:table-cell table:formula="of:=[.A120]/60" office:value-type="float" office:value="1.96666666666667">
            <text:p>1.9666666667</text:p>
          </table:table-cell>
          <table:table-cell table:formula="of:=INT([.B120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0];60))/60" office:value-type="float" office:value="246.5">
            <text:p>246.5</text:p>
          </table:table-cell>
          <table:table-cell table:formula="of:=(255*(60-MOD([.A120];60)))/60" office:value-type="float" office:value="8.5">
            <text:p>8.5</text:p>
          </table:table-cell>
          <table:table-cell office:value-type="string">
            <text:p>{</text:p>
          </table:table-cell>
          <table:table-cell table:formula="of:=ROUND(IF([.$C120]=0;[.E120];IF([.$C120]=1;[.G120];IF([.$C120]=2;[.D120];IF([.$C120]=3;[.D120];IF([.$C120]=4;[.F120];[.E120])))));0)" office:value-type="float" office:value="9">
            <text:p>9</text:p>
          </table:table-cell>
          <table:table-cell office:value-type="string">
            <text:p>,</text:p>
          </table:table-cell>
          <table:table-cell table:formula="of:=ROUND(IF([.$C120]=0;[.F120];IF([.$C120]=1;[.E120];IF([.$C120]=2;[.E120];IF([.$C120]=3;[.G120];IF([.$C120]=4;[.D120];[.D12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0]=0;[.D120];IF([.$C120]=1;[.D120];IF([.$C120]=2;[.F120];IF([.$C120]=3;[.E120];IF([.$C120]=4;[.E120];[.G120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19">
            <text:p>119</text:p>
          </table:table-cell>
          <table:table-cell table:formula="of:=[.A121]/60" office:value-type="float" office:value="1.98333333333333">
            <text:p>1.9833333333</text:p>
          </table:table-cell>
          <table:table-cell table:formula="of:=INT([.B121])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1];60))/60" office:value-type="float" office:value="250.75">
            <text:p>250.75</text:p>
          </table:table-cell>
          <table:table-cell table:formula="of:=(255*(60-MOD([.A121];60)))/60" office:value-type="float" office:value="4.25">
            <text:p>4.25</text:p>
          </table:table-cell>
          <table:table-cell office:value-type="string">
            <text:p>{</text:p>
          </table:table-cell>
          <table:table-cell table:formula="of:=ROUND(IF([.$C121]=0;[.E121];IF([.$C121]=1;[.G121];IF([.$C121]=2;[.D121];IF([.$C121]=3;[.D121];IF([.$C121]=4;[.F121];[.E121])))));0)" office:value-type="float" office:value="4">
            <text:p>4</text:p>
          </table:table-cell>
          <table:table-cell office:value-type="string">
            <text:p>,</text:p>
          </table:table-cell>
          <table:table-cell table:formula="of:=ROUND(IF([.$C121]=0;[.F121];IF([.$C121]=1;[.E121];IF([.$C121]=2;[.E121];IF([.$C121]=3;[.G121];IF([.$C121]=4;[.D121];[.D12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1]=0;[.D121];IF([.$C121]=1;[.D121];IF([.$C121]=2;[.F121];IF([.$C121]=3;[.E121];IF([.$C121]=4;[.E121];[.G121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0">
            <text:p>120</text:p>
          </table:table-cell>
          <table:table-cell table:formula="of:=[.A122]/60" office:value-type="float" office:value="2">
            <text:p>2</text:p>
          </table:table-cell>
          <table:table-cell table:formula="of:=INT([.B122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2];60))/60" office:value-type="float" office:value="0">
            <text:p>0</text:p>
          </table:table-cell>
          <table:table-cell table:formula="of:=(255*(60-MOD([.A122];60)))/60" office:value-type="float" office:value="255">
            <text:p>255</text:p>
          </table:table-cell>
          <table:table-cell office:value-type="string">
            <text:p>{</text:p>
          </table:table-cell>
          <table:table-cell table:formula="of:=ROUND(IF([.$C122]=0;[.E122];IF([.$C122]=1;[.G122];IF([.$C122]=2;[.D122];IF([.$C122]=3;[.D122];IF([.$C122]=4;[.F122];[.E12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2]=0;[.F122];IF([.$C122]=1;[.E122];IF([.$C122]=2;[.E122];IF([.$C122]=3;[.G122];IF([.$C122]=4;[.D122];[.D12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2]=0;[.D122];IF([.$C122]=1;[.D122];IF([.$C122]=2;[.F122];IF([.$C122]=3;[.E122];IF([.$C122]=4;[.E122];[.G122])))));0)" office:value-type="float" office:value="0">
            <text:p>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1">
            <text:p>121</text:p>
          </table:table-cell>
          <table:table-cell table:formula="of:=[.A123]/60" office:value-type="float" office:value="2.01666666666667">
            <text:p>2.0166666667</text:p>
          </table:table-cell>
          <table:table-cell table:formula="of:=INT([.B123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3];60))/60" office:value-type="float" office:value="4.25">
            <text:p>4.25</text:p>
          </table:table-cell>
          <table:table-cell table:formula="of:=(255*(60-MOD([.A123];60)))/60" office:value-type="float" office:value="250.75">
            <text:p>250.75</text:p>
          </table:table-cell>
          <table:table-cell office:value-type="string">
            <text:p>{</text:p>
          </table:table-cell>
          <table:table-cell table:formula="of:=ROUND(IF([.$C123]=0;[.E123];IF([.$C123]=1;[.G123];IF([.$C123]=2;[.D123];IF([.$C123]=3;[.D123];IF([.$C123]=4;[.F123];[.E12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3]=0;[.F123];IF([.$C123]=1;[.E123];IF([.$C123]=2;[.E123];IF([.$C123]=3;[.G123];IF([.$C123]=4;[.D123];[.D12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3]=0;[.D123];IF([.$C123]=1;[.D123];IF([.$C123]=2;[.F123];IF([.$C123]=3;[.E123];IF([.$C123]=4;[.E123];[.G123])))));0)" office:value-type="float" office:value="4">
            <text:p>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2">
            <text:p>122</text:p>
          </table:table-cell>
          <table:table-cell table:formula="of:=[.A124]/60" office:value-type="float" office:value="2.03333333333333">
            <text:p>2.0333333333</text:p>
          </table:table-cell>
          <table:table-cell table:formula="of:=INT([.B124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4];60))/60" office:value-type="float" office:value="8.5">
            <text:p>8.5</text:p>
          </table:table-cell>
          <table:table-cell table:formula="of:=(255*(60-MOD([.A124];60)))/60" office:value-type="float" office:value="246.5">
            <text:p>246.5</text:p>
          </table:table-cell>
          <table:table-cell office:value-type="string">
            <text:p>{</text:p>
          </table:table-cell>
          <table:table-cell table:formula="of:=ROUND(IF([.$C124]=0;[.E124];IF([.$C124]=1;[.G124];IF([.$C124]=2;[.D124];IF([.$C124]=3;[.D124];IF([.$C124]=4;[.F124];[.E12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4]=0;[.F124];IF([.$C124]=1;[.E124];IF([.$C124]=2;[.E124];IF([.$C124]=3;[.G124];IF([.$C124]=4;[.D124];[.D12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4]=0;[.D124];IF([.$C124]=1;[.D124];IF([.$C124]=2;[.F124];IF([.$C124]=3;[.E124];IF([.$C124]=4;[.E124];[.G124])))));0)" office:value-type="float" office:value="9">
            <text:p>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3">
            <text:p>123</text:p>
          </table:table-cell>
          <table:table-cell table:formula="of:=[.A125]/60" office:value-type="float" office:value="2.05">
            <text:p>2.05</text:p>
          </table:table-cell>
          <table:table-cell table:formula="of:=INT([.B12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5];60))/60" office:value-type="float" office:value="12.75">
            <text:p>12.75</text:p>
          </table:table-cell>
          <table:table-cell table:formula="of:=(255*(60-MOD([.A125];60)))/60" office:value-type="float" office:value="242.25">
            <text:p>242.25</text:p>
          </table:table-cell>
          <table:table-cell office:value-type="string">
            <text:p>{</text:p>
          </table:table-cell>
          <table:table-cell table:formula="of:=ROUND(IF([.$C125]=0;[.E125];IF([.$C125]=1;[.G125];IF([.$C125]=2;[.D125];IF([.$C125]=3;[.D125];IF([.$C125]=4;[.F125];[.E12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5]=0;[.F125];IF([.$C125]=1;[.E125];IF([.$C125]=2;[.E125];IF([.$C125]=3;[.G125];IF([.$C125]=4;[.D125];[.D12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5]=0;[.D125];IF([.$C125]=1;[.D125];IF([.$C125]=2;[.F125];IF([.$C125]=3;[.E125];IF([.$C125]=4;[.E125];[.G125])))));0)" office:value-type="float" office:value="13">
            <text:p>1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4">
            <text:p>124</text:p>
          </table:table-cell>
          <table:table-cell table:formula="of:=[.A126]/60" office:value-type="float" office:value="2.06666666666667">
            <text:p>2.0666666667</text:p>
          </table:table-cell>
          <table:table-cell table:formula="of:=INT([.B12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6];60))/60" office:value-type="float" office:value="17">
            <text:p>17</text:p>
          </table:table-cell>
          <table:table-cell table:formula="of:=(255*(60-MOD([.A126];60)))/60" office:value-type="float" office:value="238">
            <text:p>238</text:p>
          </table:table-cell>
          <table:table-cell office:value-type="string">
            <text:p>{</text:p>
          </table:table-cell>
          <table:table-cell table:formula="of:=ROUND(IF([.$C126]=0;[.E126];IF([.$C126]=1;[.G126];IF([.$C126]=2;[.D126];IF([.$C126]=3;[.D126];IF([.$C126]=4;[.F126];[.E12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6]=0;[.F126];IF([.$C126]=1;[.E126];IF([.$C126]=2;[.E126];IF([.$C126]=3;[.G126];IF([.$C126]=4;[.D126];[.D12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6]=0;[.D126];IF([.$C126]=1;[.D126];IF([.$C126]=2;[.F126];IF([.$C126]=3;[.E126];IF([.$C126]=4;[.E126];[.G126])))));0)" office:value-type="float" office:value="17">
            <text:p>1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5">
            <text:p>125</text:p>
          </table:table-cell>
          <table:table-cell table:formula="of:=[.A127]/60" office:value-type="float" office:value="2.08333333333333">
            <text:p>2.0833333333</text:p>
          </table:table-cell>
          <table:table-cell table:formula="of:=INT([.B12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7];60))/60" office:value-type="float" office:value="21.25">
            <text:p>21.25</text:p>
          </table:table-cell>
          <table:table-cell table:formula="of:=(255*(60-MOD([.A127];60)))/60" office:value-type="float" office:value="233.75">
            <text:p>233.75</text:p>
          </table:table-cell>
          <table:table-cell office:value-type="string">
            <text:p>{</text:p>
          </table:table-cell>
          <table:table-cell table:formula="of:=ROUND(IF([.$C127]=0;[.E127];IF([.$C127]=1;[.G127];IF([.$C127]=2;[.D127];IF([.$C127]=3;[.D127];IF([.$C127]=4;[.F127];[.E12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7]=0;[.F127];IF([.$C127]=1;[.E127];IF([.$C127]=2;[.E127];IF([.$C127]=3;[.G127];IF([.$C127]=4;[.D127];[.D12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7]=0;[.D127];IF([.$C127]=1;[.D127];IF([.$C127]=2;[.F127];IF([.$C127]=3;[.E127];IF([.$C127]=4;[.E127];[.G127])))));0)" office:value-type="float" office:value="21">
            <text:p>2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6">
            <text:p>126</text:p>
          </table:table-cell>
          <table:table-cell table:formula="of:=[.A128]/60" office:value-type="float" office:value="2.1">
            <text:p>2.1</text:p>
          </table:table-cell>
          <table:table-cell table:formula="of:=INT([.B128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8];60))/60" office:value-type="float" office:value="25.5">
            <text:p>25.5</text:p>
          </table:table-cell>
          <table:table-cell table:formula="of:=(255*(60-MOD([.A128];60)))/60" office:value-type="float" office:value="229.5">
            <text:p>229.5</text:p>
          </table:table-cell>
          <table:table-cell office:value-type="string">
            <text:p>{</text:p>
          </table:table-cell>
          <table:table-cell table:formula="of:=ROUND(IF([.$C128]=0;[.E128];IF([.$C128]=1;[.G128];IF([.$C128]=2;[.D128];IF([.$C128]=3;[.D128];IF([.$C128]=4;[.F128];[.E12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8]=0;[.F128];IF([.$C128]=1;[.E128];IF([.$C128]=2;[.E128];IF([.$C128]=3;[.G128];IF([.$C128]=4;[.D128];[.D12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8]=0;[.D128];IF([.$C128]=1;[.D128];IF([.$C128]=2;[.F128];IF([.$C128]=3;[.E128];IF([.$C128]=4;[.E128];[.G128])))));0)" office:value-type="float" office:value="26">
            <text:p>2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7">
            <text:p>127</text:p>
          </table:table-cell>
          <table:table-cell table:formula="of:=[.A129]/60" office:value-type="float" office:value="2.11666666666667">
            <text:p>2.1166666667</text:p>
          </table:table-cell>
          <table:table-cell table:formula="of:=INT([.B12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29];60))/60" office:value-type="float" office:value="29.75">
            <text:p>29.75</text:p>
          </table:table-cell>
          <table:table-cell table:formula="of:=(255*(60-MOD([.A129];60)))/60" office:value-type="float" office:value="225.25">
            <text:p>225.25</text:p>
          </table:table-cell>
          <table:table-cell office:value-type="string">
            <text:p>{</text:p>
          </table:table-cell>
          <table:table-cell table:formula="of:=ROUND(IF([.$C129]=0;[.E129];IF([.$C129]=1;[.G129];IF([.$C129]=2;[.D129];IF([.$C129]=3;[.D129];IF([.$C129]=4;[.F129];[.E12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29]=0;[.F129];IF([.$C129]=1;[.E129];IF([.$C129]=2;[.E129];IF([.$C129]=3;[.G129];IF([.$C129]=4;[.D129];[.D12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29]=0;[.D129];IF([.$C129]=1;[.D129];IF([.$C129]=2;[.F129];IF([.$C129]=3;[.E129];IF([.$C129]=4;[.E129];[.G129])))));0)" office:value-type="float" office:value="30">
            <text:p>3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8">
            <text:p>128</text:p>
          </table:table-cell>
          <table:table-cell table:formula="of:=[.A130]/60" office:value-type="float" office:value="2.13333333333333">
            <text:p>2.1333333333</text:p>
          </table:table-cell>
          <table:table-cell table:formula="of:=INT([.B130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0];60))/60" office:value-type="float" office:value="34">
            <text:p>34</text:p>
          </table:table-cell>
          <table:table-cell table:formula="of:=(255*(60-MOD([.A130];60)))/60" office:value-type="float" office:value="221">
            <text:p>221</text:p>
          </table:table-cell>
          <table:table-cell office:value-type="string">
            <text:p>{</text:p>
          </table:table-cell>
          <table:table-cell table:formula="of:=ROUND(IF([.$C130]=0;[.E130];IF([.$C130]=1;[.G130];IF([.$C130]=2;[.D130];IF([.$C130]=3;[.D130];IF([.$C130]=4;[.F130];[.E13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0]=0;[.F130];IF([.$C130]=1;[.E130];IF([.$C130]=2;[.E130];IF([.$C130]=3;[.G130];IF([.$C130]=4;[.D130];[.D13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0]=0;[.D130];IF([.$C130]=1;[.D130];IF([.$C130]=2;[.F130];IF([.$C130]=3;[.E130];IF([.$C130]=4;[.E130];[.G130])))));0)" office:value-type="float" office:value="34">
            <text:p>3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29">
            <text:p>129</text:p>
          </table:table-cell>
          <table:table-cell table:formula="of:=[.A131]/60" office:value-type="float" office:value="2.15">
            <text:p>2.15</text:p>
          </table:table-cell>
          <table:table-cell table:formula="of:=INT([.B131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1];60))/60" office:value-type="float" office:value="38.25">
            <text:p>38.25</text:p>
          </table:table-cell>
          <table:table-cell table:formula="of:=(255*(60-MOD([.A131];60)))/60" office:value-type="float" office:value="216.75">
            <text:p>216.75</text:p>
          </table:table-cell>
          <table:table-cell office:value-type="string">
            <text:p>{</text:p>
          </table:table-cell>
          <table:table-cell table:formula="of:=ROUND(IF([.$C131]=0;[.E131];IF([.$C131]=1;[.G131];IF([.$C131]=2;[.D131];IF([.$C131]=3;[.D131];IF([.$C131]=4;[.F131];[.E13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1]=0;[.F131];IF([.$C131]=1;[.E131];IF([.$C131]=2;[.E131];IF([.$C131]=3;[.G131];IF([.$C131]=4;[.D131];[.D13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1]=0;[.D131];IF([.$C131]=1;[.D131];IF([.$C131]=2;[.F131];IF([.$C131]=3;[.E131];IF([.$C131]=4;[.E131];[.G131])))));0)" office:value-type="float" office:value="38">
            <text:p>3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0">
            <text:p>130</text:p>
          </table:table-cell>
          <table:table-cell table:formula="of:=[.A132]/60" office:value-type="float" office:value="2.16666666666667">
            <text:p>2.1666666667</text:p>
          </table:table-cell>
          <table:table-cell table:formula="of:=INT([.B132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2];60))/60" office:value-type="float" office:value="42.5">
            <text:p>42.5</text:p>
          </table:table-cell>
          <table:table-cell table:formula="of:=(255*(60-MOD([.A132];60)))/60" office:value-type="float" office:value="212.5">
            <text:p>212.5</text:p>
          </table:table-cell>
          <table:table-cell office:value-type="string">
            <text:p>{</text:p>
          </table:table-cell>
          <table:table-cell table:formula="of:=ROUND(IF([.$C132]=0;[.E132];IF([.$C132]=1;[.G132];IF([.$C132]=2;[.D132];IF([.$C132]=3;[.D132];IF([.$C132]=4;[.F132];[.E13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2]=0;[.F132];IF([.$C132]=1;[.E132];IF([.$C132]=2;[.E132];IF([.$C132]=3;[.G132];IF([.$C132]=4;[.D132];[.D13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2]=0;[.D132];IF([.$C132]=1;[.D132];IF([.$C132]=2;[.F132];IF([.$C132]=3;[.E132];IF([.$C132]=4;[.E132];[.G132])))));0)" office:value-type="float" office:value="43">
            <text:p>4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1">
            <text:p>131</text:p>
          </table:table-cell>
          <table:table-cell table:formula="of:=[.A133]/60" office:value-type="float" office:value="2.18333333333333">
            <text:p>2.1833333333</text:p>
          </table:table-cell>
          <table:table-cell table:formula="of:=INT([.B133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3];60))/60" office:value-type="float" office:value="46.75">
            <text:p>46.75</text:p>
          </table:table-cell>
          <table:table-cell table:formula="of:=(255*(60-MOD([.A133];60)))/60" office:value-type="float" office:value="208.25">
            <text:p>208.25</text:p>
          </table:table-cell>
          <table:table-cell office:value-type="string">
            <text:p>{</text:p>
          </table:table-cell>
          <table:table-cell table:formula="of:=ROUND(IF([.$C133]=0;[.E133];IF([.$C133]=1;[.G133];IF([.$C133]=2;[.D133];IF([.$C133]=3;[.D133];IF([.$C133]=4;[.F133];[.E13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3]=0;[.F133];IF([.$C133]=1;[.E133];IF([.$C133]=2;[.E133];IF([.$C133]=3;[.G133];IF([.$C133]=4;[.D133];[.D13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3]=0;[.D133];IF([.$C133]=1;[.D133];IF([.$C133]=2;[.F133];IF([.$C133]=3;[.E133];IF([.$C133]=4;[.E133];[.G133])))));0)" office:value-type="float" office:value="47">
            <text:p>4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2">
            <text:p>132</text:p>
          </table:table-cell>
          <table:table-cell table:formula="of:=[.A134]/60" office:value-type="float" office:value="2.2">
            <text:p>2.2</text:p>
          </table:table-cell>
          <table:table-cell table:formula="of:=INT([.B134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4];60))/60" office:value-type="float" office:value="51">
            <text:p>51</text:p>
          </table:table-cell>
          <table:table-cell table:formula="of:=(255*(60-MOD([.A134];60)))/60" office:value-type="float" office:value="204">
            <text:p>204</text:p>
          </table:table-cell>
          <table:table-cell office:value-type="string">
            <text:p>{</text:p>
          </table:table-cell>
          <table:table-cell table:formula="of:=ROUND(IF([.$C134]=0;[.E134];IF([.$C134]=1;[.G134];IF([.$C134]=2;[.D134];IF([.$C134]=3;[.D134];IF([.$C134]=4;[.F134];[.E13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4]=0;[.F134];IF([.$C134]=1;[.E134];IF([.$C134]=2;[.E134];IF([.$C134]=3;[.G134];IF([.$C134]=4;[.D134];[.D13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4]=0;[.D134];IF([.$C134]=1;[.D134];IF([.$C134]=2;[.F134];IF([.$C134]=3;[.E134];IF([.$C134]=4;[.E134];[.G134])))));0)" office:value-type="float" office:value="51">
            <text:p>5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3">
            <text:p>133</text:p>
          </table:table-cell>
          <table:table-cell table:formula="of:=[.A135]/60" office:value-type="float" office:value="2.21666666666667">
            <text:p>2.2166666667</text:p>
          </table:table-cell>
          <table:table-cell table:formula="of:=INT([.B13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5];60))/60" office:value-type="float" office:value="55.25">
            <text:p>55.25</text:p>
          </table:table-cell>
          <table:table-cell table:formula="of:=(255*(60-MOD([.A135];60)))/60" office:value-type="float" office:value="199.75">
            <text:p>199.75</text:p>
          </table:table-cell>
          <table:table-cell office:value-type="string">
            <text:p>{</text:p>
          </table:table-cell>
          <table:table-cell table:formula="of:=ROUND(IF([.$C135]=0;[.E135];IF([.$C135]=1;[.G135];IF([.$C135]=2;[.D135];IF([.$C135]=3;[.D135];IF([.$C135]=4;[.F135];[.E13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5]=0;[.F135];IF([.$C135]=1;[.E135];IF([.$C135]=2;[.E135];IF([.$C135]=3;[.G135];IF([.$C135]=4;[.D135];[.D13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5]=0;[.D135];IF([.$C135]=1;[.D135];IF([.$C135]=2;[.F135];IF([.$C135]=3;[.E135];IF([.$C135]=4;[.E135];[.G135])))));0)" office:value-type="float" office:value="55">
            <text:p>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4">
            <text:p>134</text:p>
          </table:table-cell>
          <table:table-cell table:formula="of:=[.A136]/60" office:value-type="float" office:value="2.23333333333333">
            <text:p>2.2333333333</text:p>
          </table:table-cell>
          <table:table-cell table:formula="of:=INT([.B13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6];60))/60" office:value-type="float" office:value="59.5">
            <text:p>59.5</text:p>
          </table:table-cell>
          <table:table-cell table:formula="of:=(255*(60-MOD([.A136];60)))/60" office:value-type="float" office:value="195.5">
            <text:p>195.5</text:p>
          </table:table-cell>
          <table:table-cell office:value-type="string">
            <text:p>{</text:p>
          </table:table-cell>
          <table:table-cell table:formula="of:=ROUND(IF([.$C136]=0;[.E136];IF([.$C136]=1;[.G136];IF([.$C136]=2;[.D136];IF([.$C136]=3;[.D136];IF([.$C136]=4;[.F136];[.E13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6]=0;[.F136];IF([.$C136]=1;[.E136];IF([.$C136]=2;[.E136];IF([.$C136]=3;[.G136];IF([.$C136]=4;[.D136];[.D13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6]=0;[.D136];IF([.$C136]=1;[.D136];IF([.$C136]=2;[.F136];IF([.$C136]=3;[.E136];IF([.$C136]=4;[.E136];[.G136])))));0)" office:value-type="float" office:value="60">
            <text:p>6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5">
            <text:p>135</text:p>
          </table:table-cell>
          <table:table-cell table:formula="of:=[.A137]/60" office:value-type="float" office:value="2.25">
            <text:p>2.25</text:p>
          </table:table-cell>
          <table:table-cell table:formula="of:=INT([.B13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7];60))/60" office:value-type="float" office:value="63.75">
            <text:p>63.75</text:p>
          </table:table-cell>
          <table:table-cell table:formula="of:=(255*(60-MOD([.A137];60)))/60" office:value-type="float" office:value="191.25">
            <text:p>191.25</text:p>
          </table:table-cell>
          <table:table-cell office:value-type="string">
            <text:p>{</text:p>
          </table:table-cell>
          <table:table-cell table:formula="of:=ROUND(IF([.$C137]=0;[.E137];IF([.$C137]=1;[.G137];IF([.$C137]=2;[.D137];IF([.$C137]=3;[.D137];IF([.$C137]=4;[.F137];[.E13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7]=0;[.F137];IF([.$C137]=1;[.E137];IF([.$C137]=2;[.E137];IF([.$C137]=3;[.G137];IF([.$C137]=4;[.D137];[.D13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7]=0;[.D137];IF([.$C137]=1;[.D137];IF([.$C137]=2;[.F137];IF([.$C137]=3;[.E137];IF([.$C137]=4;[.E137];[.G137])))));0)" office:value-type="float" office:value="64">
            <text:p>6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6">
            <text:p>136</text:p>
          </table:table-cell>
          <table:table-cell table:formula="of:=[.A138]/60" office:value-type="float" office:value="2.26666666666667">
            <text:p>2.2666666667</text:p>
          </table:table-cell>
          <table:table-cell table:formula="of:=INT([.B138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8];60))/60" office:value-type="float" office:value="68">
            <text:p>68</text:p>
          </table:table-cell>
          <table:table-cell table:formula="of:=(255*(60-MOD([.A138];60)))/60" office:value-type="float" office:value="187">
            <text:p>187</text:p>
          </table:table-cell>
          <table:table-cell office:value-type="string">
            <text:p>{</text:p>
          </table:table-cell>
          <table:table-cell table:formula="of:=ROUND(IF([.$C138]=0;[.E138];IF([.$C138]=1;[.G138];IF([.$C138]=2;[.D138];IF([.$C138]=3;[.D138];IF([.$C138]=4;[.F138];[.E13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8]=0;[.F138];IF([.$C138]=1;[.E138];IF([.$C138]=2;[.E138];IF([.$C138]=3;[.G138];IF([.$C138]=4;[.D138];[.D13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8]=0;[.D138];IF([.$C138]=1;[.D138];IF([.$C138]=2;[.F138];IF([.$C138]=3;[.E138];IF([.$C138]=4;[.E138];[.G138])))));0)" office:value-type="float" office:value="68">
            <text:p>6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7">
            <text:p>137</text:p>
          </table:table-cell>
          <table:table-cell table:formula="of:=[.A139]/60" office:value-type="float" office:value="2.28333333333333">
            <text:p>2.2833333333</text:p>
          </table:table-cell>
          <table:table-cell table:formula="of:=INT([.B13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39];60))/60" office:value-type="float" office:value="72.25">
            <text:p>72.25</text:p>
          </table:table-cell>
          <table:table-cell table:formula="of:=(255*(60-MOD([.A139];60)))/60" office:value-type="float" office:value="182.75">
            <text:p>182.75</text:p>
          </table:table-cell>
          <table:table-cell office:value-type="string">
            <text:p>{</text:p>
          </table:table-cell>
          <table:table-cell table:formula="of:=ROUND(IF([.$C139]=0;[.E139];IF([.$C139]=1;[.G139];IF([.$C139]=2;[.D139];IF([.$C139]=3;[.D139];IF([.$C139]=4;[.F139];[.E13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39]=0;[.F139];IF([.$C139]=1;[.E139];IF([.$C139]=2;[.E139];IF([.$C139]=3;[.G139];IF([.$C139]=4;[.D139];[.D13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39]=0;[.D139];IF([.$C139]=1;[.D139];IF([.$C139]=2;[.F139];IF([.$C139]=3;[.E139];IF([.$C139]=4;[.E139];[.G139])))));0)" office:value-type="float" office:value="72">
            <text:p>7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8">
            <text:p>138</text:p>
          </table:table-cell>
          <table:table-cell table:formula="of:=[.A140]/60" office:value-type="float" office:value="2.3">
            <text:p>2.3</text:p>
          </table:table-cell>
          <table:table-cell table:formula="of:=INT([.B140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0];60))/60" office:value-type="float" office:value="76.5">
            <text:p>76.5</text:p>
          </table:table-cell>
          <table:table-cell table:formula="of:=(255*(60-MOD([.A140];60)))/60" office:value-type="float" office:value="178.5">
            <text:p>178.5</text:p>
          </table:table-cell>
          <table:table-cell office:value-type="string">
            <text:p>{</text:p>
          </table:table-cell>
          <table:table-cell table:formula="of:=ROUND(IF([.$C140]=0;[.E140];IF([.$C140]=1;[.G140];IF([.$C140]=2;[.D140];IF([.$C140]=3;[.D140];IF([.$C140]=4;[.F140];[.E14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0]=0;[.F140];IF([.$C140]=1;[.E140];IF([.$C140]=2;[.E140];IF([.$C140]=3;[.G140];IF([.$C140]=4;[.D140];[.D14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0]=0;[.D140];IF([.$C140]=1;[.D140];IF([.$C140]=2;[.F140];IF([.$C140]=3;[.E140];IF([.$C140]=4;[.E140];[.G140])))));0)" office:value-type="float" office:value="77">
            <text:p>7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39">
            <text:p>139</text:p>
          </table:table-cell>
          <table:table-cell table:formula="of:=[.A141]/60" office:value-type="float" office:value="2.31666666666667">
            <text:p>2.3166666667</text:p>
          </table:table-cell>
          <table:table-cell table:formula="of:=INT([.B141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1];60))/60" office:value-type="float" office:value="80.75">
            <text:p>80.75</text:p>
          </table:table-cell>
          <table:table-cell table:formula="of:=(255*(60-MOD([.A141];60)))/60" office:value-type="float" office:value="174.25">
            <text:p>174.25</text:p>
          </table:table-cell>
          <table:table-cell office:value-type="string">
            <text:p>{</text:p>
          </table:table-cell>
          <table:table-cell table:formula="of:=ROUND(IF([.$C141]=0;[.E141];IF([.$C141]=1;[.G141];IF([.$C141]=2;[.D141];IF([.$C141]=3;[.D141];IF([.$C141]=4;[.F141];[.E14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1]=0;[.F141];IF([.$C141]=1;[.E141];IF([.$C141]=2;[.E141];IF([.$C141]=3;[.G141];IF([.$C141]=4;[.D141];[.D14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1]=0;[.D141];IF([.$C141]=1;[.D141];IF([.$C141]=2;[.F141];IF([.$C141]=3;[.E141];IF([.$C141]=4;[.E141];[.G141])))));0)" office:value-type="float" office:value="81">
            <text:p>8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0">
            <text:p>140</text:p>
          </table:table-cell>
          <table:table-cell table:formula="of:=[.A142]/60" office:value-type="float" office:value="2.33333333333333">
            <text:p>2.3333333333</text:p>
          </table:table-cell>
          <table:table-cell table:formula="of:=INT([.B142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2];60))/60" office:value-type="float" office:value="85">
            <text:p>85</text:p>
          </table:table-cell>
          <table:table-cell table:formula="of:=(255*(60-MOD([.A142];60)))/60" office:value-type="float" office:value="170">
            <text:p>170</text:p>
          </table:table-cell>
          <table:table-cell office:value-type="string">
            <text:p>{</text:p>
          </table:table-cell>
          <table:table-cell table:formula="of:=ROUND(IF([.$C142]=0;[.E142];IF([.$C142]=1;[.G142];IF([.$C142]=2;[.D142];IF([.$C142]=3;[.D142];IF([.$C142]=4;[.F142];[.E14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2]=0;[.F142];IF([.$C142]=1;[.E142];IF([.$C142]=2;[.E142];IF([.$C142]=3;[.G142];IF([.$C142]=4;[.D142];[.D14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2]=0;[.D142];IF([.$C142]=1;[.D142];IF([.$C142]=2;[.F142];IF([.$C142]=3;[.E142];IF([.$C142]=4;[.E142];[.G142])))));0)" office:value-type="float" office:value="85">
            <text:p>8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1">
            <text:p>141</text:p>
          </table:table-cell>
          <table:table-cell table:formula="of:=[.A143]/60" office:value-type="float" office:value="2.35">
            <text:p>2.35</text:p>
          </table:table-cell>
          <table:table-cell table:formula="of:=INT([.B143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3];60))/60" office:value-type="float" office:value="89.25">
            <text:p>89.25</text:p>
          </table:table-cell>
          <table:table-cell table:formula="of:=(255*(60-MOD([.A143];60)))/60" office:value-type="float" office:value="165.75">
            <text:p>165.75</text:p>
          </table:table-cell>
          <table:table-cell office:value-type="string">
            <text:p>{</text:p>
          </table:table-cell>
          <table:table-cell table:formula="of:=ROUND(IF([.$C143]=0;[.E143];IF([.$C143]=1;[.G143];IF([.$C143]=2;[.D143];IF([.$C143]=3;[.D143];IF([.$C143]=4;[.F143];[.E14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3]=0;[.F143];IF([.$C143]=1;[.E143];IF([.$C143]=2;[.E143];IF([.$C143]=3;[.G143];IF([.$C143]=4;[.D143];[.D14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3]=0;[.D143];IF([.$C143]=1;[.D143];IF([.$C143]=2;[.F143];IF([.$C143]=3;[.E143];IF([.$C143]=4;[.E143];[.G143])))));0)" office:value-type="float" office:value="89">
            <text:p>8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2">
            <text:p>142</text:p>
          </table:table-cell>
          <table:table-cell table:formula="of:=[.A144]/60" office:value-type="float" office:value="2.36666666666667">
            <text:p>2.3666666667</text:p>
          </table:table-cell>
          <table:table-cell table:formula="of:=INT([.B144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4];60))/60" office:value-type="float" office:value="93.5">
            <text:p>93.5</text:p>
          </table:table-cell>
          <table:table-cell table:formula="of:=(255*(60-MOD([.A144];60)))/60" office:value-type="float" office:value="161.5">
            <text:p>161.5</text:p>
          </table:table-cell>
          <table:table-cell office:value-type="string">
            <text:p>{</text:p>
          </table:table-cell>
          <table:table-cell table:formula="of:=ROUND(IF([.$C144]=0;[.E144];IF([.$C144]=1;[.G144];IF([.$C144]=2;[.D144];IF([.$C144]=3;[.D144];IF([.$C144]=4;[.F144];[.E14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4]=0;[.F144];IF([.$C144]=1;[.E144];IF([.$C144]=2;[.E144];IF([.$C144]=3;[.G144];IF([.$C144]=4;[.D144];[.D14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4]=0;[.D144];IF([.$C144]=1;[.D144];IF([.$C144]=2;[.F144];IF([.$C144]=3;[.E144];IF([.$C144]=4;[.E144];[.G144])))));0)" office:value-type="float" office:value="94">
            <text:p>9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3">
            <text:p>143</text:p>
          </table:table-cell>
          <table:table-cell table:formula="of:=[.A145]/60" office:value-type="float" office:value="2.38333333333333">
            <text:p>2.3833333333</text:p>
          </table:table-cell>
          <table:table-cell table:formula="of:=INT([.B14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5];60))/60" office:value-type="float" office:value="97.75">
            <text:p>97.75</text:p>
          </table:table-cell>
          <table:table-cell table:formula="of:=(255*(60-MOD([.A145];60)))/60" office:value-type="float" office:value="157.25">
            <text:p>157.25</text:p>
          </table:table-cell>
          <table:table-cell office:value-type="string">
            <text:p>{</text:p>
          </table:table-cell>
          <table:table-cell table:formula="of:=ROUND(IF([.$C145]=0;[.E145];IF([.$C145]=1;[.G145];IF([.$C145]=2;[.D145];IF([.$C145]=3;[.D145];IF([.$C145]=4;[.F145];[.E14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5]=0;[.F145];IF([.$C145]=1;[.E145];IF([.$C145]=2;[.E145];IF([.$C145]=3;[.G145];IF([.$C145]=4;[.D145];[.D14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5]=0;[.D145];IF([.$C145]=1;[.D145];IF([.$C145]=2;[.F145];IF([.$C145]=3;[.E145];IF([.$C145]=4;[.E145];[.G145])))));0)" office:value-type="float" office:value="98">
            <text:p>9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4">
            <text:p>144</text:p>
          </table:table-cell>
          <table:table-cell table:formula="of:=[.A146]/60" office:value-type="float" office:value="2.4">
            <text:p>2.4</text:p>
          </table:table-cell>
          <table:table-cell table:formula="of:=INT([.B14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6];60))/60" office:value-type="float" office:value="102">
            <text:p>102</text:p>
          </table:table-cell>
          <table:table-cell table:formula="of:=(255*(60-MOD([.A146];60)))/60" office:value-type="float" office:value="153">
            <text:p>153</text:p>
          </table:table-cell>
          <table:table-cell office:value-type="string">
            <text:p>{</text:p>
          </table:table-cell>
          <table:table-cell table:formula="of:=ROUND(IF([.$C146]=0;[.E146];IF([.$C146]=1;[.G146];IF([.$C146]=2;[.D146];IF([.$C146]=3;[.D146];IF([.$C146]=4;[.F146];[.E14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6]=0;[.F146];IF([.$C146]=1;[.E146];IF([.$C146]=2;[.E146];IF([.$C146]=3;[.G146];IF([.$C146]=4;[.D146];[.D14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6]=0;[.D146];IF([.$C146]=1;[.D146];IF([.$C146]=2;[.F146];IF([.$C146]=3;[.E146];IF([.$C146]=4;[.E146];[.G146])))));0)" office:value-type="float" office:value="102">
            <text:p>10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5">
            <text:p>145</text:p>
          </table:table-cell>
          <table:table-cell table:formula="of:=[.A147]/60" office:value-type="float" office:value="2.41666666666667">
            <text:p>2.4166666667</text:p>
          </table:table-cell>
          <table:table-cell table:formula="of:=INT([.B14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7];60))/60" office:value-type="float" office:value="106.25">
            <text:p>106.25</text:p>
          </table:table-cell>
          <table:table-cell table:formula="of:=(255*(60-MOD([.A147];60)))/60" office:value-type="float" office:value="148.75">
            <text:p>148.75</text:p>
          </table:table-cell>
          <table:table-cell office:value-type="string">
            <text:p>{</text:p>
          </table:table-cell>
          <table:table-cell table:formula="of:=ROUND(IF([.$C147]=0;[.E147];IF([.$C147]=1;[.G147];IF([.$C147]=2;[.D147];IF([.$C147]=3;[.D147];IF([.$C147]=4;[.F147];[.E14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7]=0;[.F147];IF([.$C147]=1;[.E147];IF([.$C147]=2;[.E147];IF([.$C147]=3;[.G147];IF([.$C147]=4;[.D147];[.D14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7]=0;[.D147];IF([.$C147]=1;[.D147];IF([.$C147]=2;[.F147];IF([.$C147]=3;[.E147];IF([.$C147]=4;[.E147];[.G147])))));0)" office:value-type="float" office:value="106">
            <text:p>10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6">
            <text:p>146</text:p>
          </table:table-cell>
          <table:table-cell table:formula="of:=[.A148]/60" office:value-type="float" office:value="2.43333333333333">
            <text:p>2.4333333333</text:p>
          </table:table-cell>
          <table:table-cell table:formula="of:=INT([.B148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8];60))/60" office:value-type="float" office:value="110.5">
            <text:p>110.5</text:p>
          </table:table-cell>
          <table:table-cell table:formula="of:=(255*(60-MOD([.A148];60)))/60" office:value-type="float" office:value="144.5">
            <text:p>144.5</text:p>
          </table:table-cell>
          <table:table-cell office:value-type="string">
            <text:p>{</text:p>
          </table:table-cell>
          <table:table-cell table:formula="of:=ROUND(IF([.$C148]=0;[.E148];IF([.$C148]=1;[.G148];IF([.$C148]=2;[.D148];IF([.$C148]=3;[.D148];IF([.$C148]=4;[.F148];[.E14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8]=0;[.F148];IF([.$C148]=1;[.E148];IF([.$C148]=2;[.E148];IF([.$C148]=3;[.G148];IF([.$C148]=4;[.D148];[.D14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8]=0;[.D148];IF([.$C148]=1;[.D148];IF([.$C148]=2;[.F148];IF([.$C148]=3;[.E148];IF([.$C148]=4;[.E148];[.G148])))));0)" office:value-type="float" office:value="111">
            <text:p>11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7">
            <text:p>147</text:p>
          </table:table-cell>
          <table:table-cell table:formula="of:=[.A149]/60" office:value-type="float" office:value="2.45">
            <text:p>2.45</text:p>
          </table:table-cell>
          <table:table-cell table:formula="of:=INT([.B14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49];60))/60" office:value-type="float" office:value="114.75">
            <text:p>114.75</text:p>
          </table:table-cell>
          <table:table-cell table:formula="of:=(255*(60-MOD([.A149];60)))/60" office:value-type="float" office:value="140.25">
            <text:p>140.25</text:p>
          </table:table-cell>
          <table:table-cell office:value-type="string">
            <text:p>{</text:p>
          </table:table-cell>
          <table:table-cell table:formula="of:=ROUND(IF([.$C149]=0;[.E149];IF([.$C149]=1;[.G149];IF([.$C149]=2;[.D149];IF([.$C149]=3;[.D149];IF([.$C149]=4;[.F149];[.E14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49]=0;[.F149];IF([.$C149]=1;[.E149];IF([.$C149]=2;[.E149];IF([.$C149]=3;[.G149];IF([.$C149]=4;[.D149];[.D14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49]=0;[.D149];IF([.$C149]=1;[.D149];IF([.$C149]=2;[.F149];IF([.$C149]=3;[.E149];IF([.$C149]=4;[.E149];[.G149])))));0)" office:value-type="float" office:value="115">
            <text:p>11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8">
            <text:p>148</text:p>
          </table:table-cell>
          <table:table-cell table:formula="of:=[.A150]/60" office:value-type="float" office:value="2.46666666666667">
            <text:p>2.4666666667</text:p>
          </table:table-cell>
          <table:table-cell table:formula="of:=INT([.B150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0];60))/60" office:value-type="float" office:value="119">
            <text:p>119</text:p>
          </table:table-cell>
          <table:table-cell table:formula="of:=(255*(60-MOD([.A150];60)))/60" office:value-type="float" office:value="136">
            <text:p>136</text:p>
          </table:table-cell>
          <table:table-cell office:value-type="string">
            <text:p>{</text:p>
          </table:table-cell>
          <table:table-cell table:formula="of:=ROUND(IF([.$C150]=0;[.E150];IF([.$C150]=1;[.G150];IF([.$C150]=2;[.D150];IF([.$C150]=3;[.D150];IF([.$C150]=4;[.F150];[.E15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0]=0;[.F150];IF([.$C150]=1;[.E150];IF([.$C150]=2;[.E150];IF([.$C150]=3;[.G150];IF([.$C150]=4;[.D150];[.D15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0]=0;[.D150];IF([.$C150]=1;[.D150];IF([.$C150]=2;[.F150];IF([.$C150]=3;[.E150];IF([.$C150]=4;[.E150];[.G150])))));0)" office:value-type="float" office:value="119">
            <text:p>11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49">
            <text:p>149</text:p>
          </table:table-cell>
          <table:table-cell table:formula="of:=[.A151]/60" office:value-type="float" office:value="2.48333333333333">
            <text:p>2.4833333333</text:p>
          </table:table-cell>
          <table:table-cell table:formula="of:=INT([.B151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1];60))/60" office:value-type="float" office:value="123.25">
            <text:p>123.25</text:p>
          </table:table-cell>
          <table:table-cell table:formula="of:=(255*(60-MOD([.A151];60)))/60" office:value-type="float" office:value="131.75">
            <text:p>131.75</text:p>
          </table:table-cell>
          <table:table-cell office:value-type="string">
            <text:p>{</text:p>
          </table:table-cell>
          <table:table-cell table:formula="of:=ROUND(IF([.$C151]=0;[.E151];IF([.$C151]=1;[.G151];IF([.$C151]=2;[.D151];IF([.$C151]=3;[.D151];IF([.$C151]=4;[.F151];[.E15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1]=0;[.F151];IF([.$C151]=1;[.E151];IF([.$C151]=2;[.E151];IF([.$C151]=3;[.G151];IF([.$C151]=4;[.D151];[.D15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1]=0;[.D151];IF([.$C151]=1;[.D151];IF([.$C151]=2;[.F151];IF([.$C151]=3;[.E151];IF([.$C151]=4;[.E151];[.G151])))));0)" office:value-type="float" office:value="123">
            <text:p>12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0">
            <text:p>150</text:p>
          </table:table-cell>
          <table:table-cell table:formula="of:=[.A152]/60" office:value-type="float" office:value="2.5">
            <text:p>2.5</text:p>
          </table:table-cell>
          <table:table-cell table:formula="of:=INT([.B152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2];60))/60" office:value-type="float" office:value="127.5">
            <text:p>127.5</text:p>
          </table:table-cell>
          <table:table-cell table:formula="of:=(255*(60-MOD([.A152];60)))/60" office:value-type="float" office:value="127.5">
            <text:p>127.5</text:p>
          </table:table-cell>
          <table:table-cell office:value-type="string">
            <text:p>{</text:p>
          </table:table-cell>
          <table:table-cell table:formula="of:=ROUND(IF([.$C152]=0;[.E152];IF([.$C152]=1;[.G152];IF([.$C152]=2;[.D152];IF([.$C152]=3;[.D152];IF([.$C152]=4;[.F152];[.E15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2]=0;[.F152];IF([.$C152]=1;[.E152];IF([.$C152]=2;[.E152];IF([.$C152]=3;[.G152];IF([.$C152]=4;[.D152];[.D15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2]=0;[.D152];IF([.$C152]=1;[.D152];IF([.$C152]=2;[.F152];IF([.$C152]=3;[.E152];IF([.$C152]=4;[.E152];[.G152])))));0)" office:value-type="float" office:value="128">
            <text:p>12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1">
            <text:p>151</text:p>
          </table:table-cell>
          <table:table-cell table:formula="of:=[.A153]/60" office:value-type="float" office:value="2.51666666666667">
            <text:p>2.5166666667</text:p>
          </table:table-cell>
          <table:table-cell table:formula="of:=INT([.B153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3];60))/60" office:value-type="float" office:value="131.75">
            <text:p>131.75</text:p>
          </table:table-cell>
          <table:table-cell table:formula="of:=(255*(60-MOD([.A153];60)))/60" office:value-type="float" office:value="123.25">
            <text:p>123.25</text:p>
          </table:table-cell>
          <table:table-cell office:value-type="string">
            <text:p>{</text:p>
          </table:table-cell>
          <table:table-cell table:formula="of:=ROUND(IF([.$C153]=0;[.E153];IF([.$C153]=1;[.G153];IF([.$C153]=2;[.D153];IF([.$C153]=3;[.D153];IF([.$C153]=4;[.F153];[.E15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3]=0;[.F153];IF([.$C153]=1;[.E153];IF([.$C153]=2;[.E153];IF([.$C153]=3;[.G153];IF([.$C153]=4;[.D153];[.D15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3]=0;[.D153];IF([.$C153]=1;[.D153];IF([.$C153]=2;[.F153];IF([.$C153]=3;[.E153];IF([.$C153]=4;[.E153];[.G153])))));0)" office:value-type="float" office:value="132">
            <text:p>13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2">
            <text:p>152</text:p>
          </table:table-cell>
          <table:table-cell table:formula="of:=[.A154]/60" office:value-type="float" office:value="2.53333333333333">
            <text:p>2.5333333333</text:p>
          </table:table-cell>
          <table:table-cell table:formula="of:=INT([.B154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4];60))/60" office:value-type="float" office:value="136">
            <text:p>136</text:p>
          </table:table-cell>
          <table:table-cell table:formula="of:=(255*(60-MOD([.A154];60)))/60" office:value-type="float" office:value="119">
            <text:p>119</text:p>
          </table:table-cell>
          <table:table-cell office:value-type="string">
            <text:p>{</text:p>
          </table:table-cell>
          <table:table-cell table:formula="of:=ROUND(IF([.$C154]=0;[.E154];IF([.$C154]=1;[.G154];IF([.$C154]=2;[.D154];IF([.$C154]=3;[.D154];IF([.$C154]=4;[.F154];[.E15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4]=0;[.F154];IF([.$C154]=1;[.E154];IF([.$C154]=2;[.E154];IF([.$C154]=3;[.G154];IF([.$C154]=4;[.D154];[.D15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4]=0;[.D154];IF([.$C154]=1;[.D154];IF([.$C154]=2;[.F154];IF([.$C154]=3;[.E154];IF([.$C154]=4;[.E154];[.G154])))));0)" office:value-type="float" office:value="136">
            <text:p>13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3">
            <text:p>153</text:p>
          </table:table-cell>
          <table:table-cell table:formula="of:=[.A155]/60" office:value-type="float" office:value="2.55">
            <text:p>2.55</text:p>
          </table:table-cell>
          <table:table-cell table:formula="of:=INT([.B15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5];60))/60" office:value-type="float" office:value="140.25">
            <text:p>140.25</text:p>
          </table:table-cell>
          <table:table-cell table:formula="of:=(255*(60-MOD([.A155];60)))/60" office:value-type="float" office:value="114.75">
            <text:p>114.75</text:p>
          </table:table-cell>
          <table:table-cell office:value-type="string">
            <text:p>{</text:p>
          </table:table-cell>
          <table:table-cell table:formula="of:=ROUND(IF([.$C155]=0;[.E155];IF([.$C155]=1;[.G155];IF([.$C155]=2;[.D155];IF([.$C155]=3;[.D155];IF([.$C155]=4;[.F155];[.E15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5]=0;[.F155];IF([.$C155]=1;[.E155];IF([.$C155]=2;[.E155];IF([.$C155]=3;[.G155];IF([.$C155]=4;[.D155];[.D15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5]=0;[.D155];IF([.$C155]=1;[.D155];IF([.$C155]=2;[.F155];IF([.$C155]=3;[.E155];IF([.$C155]=4;[.E155];[.G155])))));0)" office:value-type="float" office:value="140">
            <text:p>14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4">
            <text:p>154</text:p>
          </table:table-cell>
          <table:table-cell table:formula="of:=[.A156]/60" office:value-type="float" office:value="2.56666666666667">
            <text:p>2.5666666667</text:p>
          </table:table-cell>
          <table:table-cell table:formula="of:=INT([.B15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6];60))/60" office:value-type="float" office:value="144.5">
            <text:p>144.5</text:p>
          </table:table-cell>
          <table:table-cell table:formula="of:=(255*(60-MOD([.A156];60)))/60" office:value-type="float" office:value="110.5">
            <text:p>110.5</text:p>
          </table:table-cell>
          <table:table-cell office:value-type="string">
            <text:p>{</text:p>
          </table:table-cell>
          <table:table-cell table:formula="of:=ROUND(IF([.$C156]=0;[.E156];IF([.$C156]=1;[.G156];IF([.$C156]=2;[.D156];IF([.$C156]=3;[.D156];IF([.$C156]=4;[.F156];[.E15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6]=0;[.F156];IF([.$C156]=1;[.E156];IF([.$C156]=2;[.E156];IF([.$C156]=3;[.G156];IF([.$C156]=4;[.D156];[.D15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6]=0;[.D156];IF([.$C156]=1;[.D156];IF([.$C156]=2;[.F156];IF([.$C156]=3;[.E156];IF([.$C156]=4;[.E156];[.G156])))));0)" office:value-type="float" office:value="145">
            <text:p>14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5">
            <text:p>155</text:p>
          </table:table-cell>
          <table:table-cell table:formula="of:=[.A157]/60" office:value-type="float" office:value="2.58333333333333">
            <text:p>2.5833333333</text:p>
          </table:table-cell>
          <table:table-cell table:formula="of:=INT([.B15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7];60))/60" office:value-type="float" office:value="148.75">
            <text:p>148.75</text:p>
          </table:table-cell>
          <table:table-cell table:formula="of:=(255*(60-MOD([.A157];60)))/60" office:value-type="float" office:value="106.25">
            <text:p>106.25</text:p>
          </table:table-cell>
          <table:table-cell office:value-type="string">
            <text:p>{</text:p>
          </table:table-cell>
          <table:table-cell table:formula="of:=ROUND(IF([.$C157]=0;[.E157];IF([.$C157]=1;[.G157];IF([.$C157]=2;[.D157];IF([.$C157]=3;[.D157];IF([.$C157]=4;[.F157];[.E15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7]=0;[.F157];IF([.$C157]=1;[.E157];IF([.$C157]=2;[.E157];IF([.$C157]=3;[.G157];IF([.$C157]=4;[.D157];[.D15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7]=0;[.D157];IF([.$C157]=1;[.D157];IF([.$C157]=2;[.F157];IF([.$C157]=3;[.E157];IF([.$C157]=4;[.E157];[.G157])))));0)" office:value-type="float" office:value="149">
            <text:p>14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6">
            <text:p>156</text:p>
          </table:table-cell>
          <table:table-cell table:formula="of:=[.A158]/60" office:value-type="float" office:value="2.6">
            <text:p>2.6</text:p>
          </table:table-cell>
          <table:table-cell table:formula="of:=INT([.B158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8];60))/60" office:value-type="float" office:value="153">
            <text:p>153</text:p>
          </table:table-cell>
          <table:table-cell table:formula="of:=(255*(60-MOD([.A158];60)))/60" office:value-type="float" office:value="102">
            <text:p>102</text:p>
          </table:table-cell>
          <table:table-cell office:value-type="string">
            <text:p>{</text:p>
          </table:table-cell>
          <table:table-cell table:formula="of:=ROUND(IF([.$C158]=0;[.E158];IF([.$C158]=1;[.G158];IF([.$C158]=2;[.D158];IF([.$C158]=3;[.D158];IF([.$C158]=4;[.F158];[.E15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8]=0;[.F158];IF([.$C158]=1;[.E158];IF([.$C158]=2;[.E158];IF([.$C158]=3;[.G158];IF([.$C158]=4;[.D158];[.D15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8]=0;[.D158];IF([.$C158]=1;[.D158];IF([.$C158]=2;[.F158];IF([.$C158]=3;[.E158];IF([.$C158]=4;[.E158];[.G158])))));0)" office:value-type="float" office:value="153">
            <text:p>15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7">
            <text:p>157</text:p>
          </table:table-cell>
          <table:table-cell table:formula="of:=[.A159]/60" office:value-type="float" office:value="2.61666666666667">
            <text:p>2.6166666667</text:p>
          </table:table-cell>
          <table:table-cell table:formula="of:=INT([.B15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59];60))/60" office:value-type="float" office:value="157.25">
            <text:p>157.25</text:p>
          </table:table-cell>
          <table:table-cell table:formula="of:=(255*(60-MOD([.A159];60)))/60" office:value-type="float" office:value="97.75">
            <text:p>97.75</text:p>
          </table:table-cell>
          <table:table-cell office:value-type="string">
            <text:p>{</text:p>
          </table:table-cell>
          <table:table-cell table:formula="of:=ROUND(IF([.$C159]=0;[.E159];IF([.$C159]=1;[.G159];IF([.$C159]=2;[.D159];IF([.$C159]=3;[.D159];IF([.$C159]=4;[.F159];[.E15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59]=0;[.F159];IF([.$C159]=1;[.E159];IF([.$C159]=2;[.E159];IF([.$C159]=3;[.G159];IF([.$C159]=4;[.D159];[.D15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59]=0;[.D159];IF([.$C159]=1;[.D159];IF([.$C159]=2;[.F159];IF([.$C159]=3;[.E159];IF([.$C159]=4;[.E159];[.G159])))));0)" office:value-type="float" office:value="157">
            <text:p>15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8">
            <text:p>158</text:p>
          </table:table-cell>
          <table:table-cell table:formula="of:=[.A160]/60" office:value-type="float" office:value="2.63333333333333">
            <text:p>2.6333333333</text:p>
          </table:table-cell>
          <table:table-cell table:formula="of:=INT([.B160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0];60))/60" office:value-type="float" office:value="161.5">
            <text:p>161.5</text:p>
          </table:table-cell>
          <table:table-cell table:formula="of:=(255*(60-MOD([.A160];60)))/60" office:value-type="float" office:value="93.5">
            <text:p>93.5</text:p>
          </table:table-cell>
          <table:table-cell office:value-type="string">
            <text:p>{</text:p>
          </table:table-cell>
          <table:table-cell table:formula="of:=ROUND(IF([.$C160]=0;[.E160];IF([.$C160]=1;[.G160];IF([.$C160]=2;[.D160];IF([.$C160]=3;[.D160];IF([.$C160]=4;[.F160];[.E16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0]=0;[.F160];IF([.$C160]=1;[.E160];IF([.$C160]=2;[.E160];IF([.$C160]=3;[.G160];IF([.$C160]=4;[.D160];[.D16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0]=0;[.D160];IF([.$C160]=1;[.D160];IF([.$C160]=2;[.F160];IF([.$C160]=3;[.E160];IF([.$C160]=4;[.E160];[.G160])))));0)" office:value-type="float" office:value="162">
            <text:p>16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59">
            <text:p>159</text:p>
          </table:table-cell>
          <table:table-cell table:formula="of:=[.A161]/60" office:value-type="float" office:value="2.65">
            <text:p>2.65</text:p>
          </table:table-cell>
          <table:table-cell table:formula="of:=INT([.B161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1];60))/60" office:value-type="float" office:value="165.75">
            <text:p>165.75</text:p>
          </table:table-cell>
          <table:table-cell table:formula="of:=(255*(60-MOD([.A161];60)))/60" office:value-type="float" office:value="89.25">
            <text:p>89.25</text:p>
          </table:table-cell>
          <table:table-cell office:value-type="string">
            <text:p>{</text:p>
          </table:table-cell>
          <table:table-cell table:formula="of:=ROUND(IF([.$C161]=0;[.E161];IF([.$C161]=1;[.G161];IF([.$C161]=2;[.D161];IF([.$C161]=3;[.D161];IF([.$C161]=4;[.F161];[.E16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1]=0;[.F161];IF([.$C161]=1;[.E161];IF([.$C161]=2;[.E161];IF([.$C161]=3;[.G161];IF([.$C161]=4;[.D161];[.D16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1]=0;[.D161];IF([.$C161]=1;[.D161];IF([.$C161]=2;[.F161];IF([.$C161]=3;[.E161];IF([.$C161]=4;[.E161];[.G161])))));0)" office:value-type="float" office:value="166">
            <text:p>16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0">
            <text:p>160</text:p>
          </table:table-cell>
          <table:table-cell table:formula="of:=[.A162]/60" office:value-type="float" office:value="2.66666666666667">
            <text:p>2.6666666667</text:p>
          </table:table-cell>
          <table:table-cell table:formula="of:=INT([.B162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2];60))/60" office:value-type="float" office:value="170">
            <text:p>170</text:p>
          </table:table-cell>
          <table:table-cell table:formula="of:=(255*(60-MOD([.A162];60)))/60" office:value-type="float" office:value="85">
            <text:p>85</text:p>
          </table:table-cell>
          <table:table-cell office:value-type="string">
            <text:p>{</text:p>
          </table:table-cell>
          <table:table-cell table:formula="of:=ROUND(IF([.$C162]=0;[.E162];IF([.$C162]=1;[.G162];IF([.$C162]=2;[.D162];IF([.$C162]=3;[.D162];IF([.$C162]=4;[.F162];[.E16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2]=0;[.F162];IF([.$C162]=1;[.E162];IF([.$C162]=2;[.E162];IF([.$C162]=3;[.G162];IF([.$C162]=4;[.D162];[.D16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2]=0;[.D162];IF([.$C162]=1;[.D162];IF([.$C162]=2;[.F162];IF([.$C162]=3;[.E162];IF([.$C162]=4;[.E162];[.G162])))));0)" office:value-type="float" office:value="170">
            <text:p>17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1">
            <text:p>161</text:p>
          </table:table-cell>
          <table:table-cell table:formula="of:=[.A163]/60" office:value-type="float" office:value="2.68333333333333">
            <text:p>2.6833333333</text:p>
          </table:table-cell>
          <table:table-cell table:formula="of:=INT([.B163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3];60))/60" office:value-type="float" office:value="174.25">
            <text:p>174.25</text:p>
          </table:table-cell>
          <table:table-cell table:formula="of:=(255*(60-MOD([.A163];60)))/60" office:value-type="float" office:value="80.75">
            <text:p>80.75</text:p>
          </table:table-cell>
          <table:table-cell office:value-type="string">
            <text:p>{</text:p>
          </table:table-cell>
          <table:table-cell table:formula="of:=ROUND(IF([.$C163]=0;[.E163];IF([.$C163]=1;[.G163];IF([.$C163]=2;[.D163];IF([.$C163]=3;[.D163];IF([.$C163]=4;[.F163];[.E16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3]=0;[.F163];IF([.$C163]=1;[.E163];IF([.$C163]=2;[.E163];IF([.$C163]=3;[.G163];IF([.$C163]=4;[.D163];[.D16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3]=0;[.D163];IF([.$C163]=1;[.D163];IF([.$C163]=2;[.F163];IF([.$C163]=3;[.E163];IF([.$C163]=4;[.E163];[.G163])))));0)" office:value-type="float" office:value="174">
            <text:p>17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2">
            <text:p>162</text:p>
          </table:table-cell>
          <table:table-cell table:formula="of:=[.A164]/60" office:value-type="float" office:value="2.7">
            <text:p>2.7</text:p>
          </table:table-cell>
          <table:table-cell table:formula="of:=INT([.B164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4];60))/60" office:value-type="float" office:value="178.5">
            <text:p>178.5</text:p>
          </table:table-cell>
          <table:table-cell table:formula="of:=(255*(60-MOD([.A164];60)))/60" office:value-type="float" office:value="76.5">
            <text:p>76.5</text:p>
          </table:table-cell>
          <table:table-cell office:value-type="string">
            <text:p>{</text:p>
          </table:table-cell>
          <table:table-cell table:formula="of:=ROUND(IF([.$C164]=0;[.E164];IF([.$C164]=1;[.G164];IF([.$C164]=2;[.D164];IF([.$C164]=3;[.D164];IF([.$C164]=4;[.F164];[.E16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4]=0;[.F164];IF([.$C164]=1;[.E164];IF([.$C164]=2;[.E164];IF([.$C164]=3;[.G164];IF([.$C164]=4;[.D164];[.D16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4]=0;[.D164];IF([.$C164]=1;[.D164];IF([.$C164]=2;[.F164];IF([.$C164]=3;[.E164];IF([.$C164]=4;[.E164];[.G164])))));0)" office:value-type="float" office:value="179">
            <text:p>17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3">
            <text:p>163</text:p>
          </table:table-cell>
          <table:table-cell table:formula="of:=[.A165]/60" office:value-type="float" office:value="2.71666666666667">
            <text:p>2.7166666667</text:p>
          </table:table-cell>
          <table:table-cell table:formula="of:=INT([.B16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5];60))/60" office:value-type="float" office:value="182.75">
            <text:p>182.75</text:p>
          </table:table-cell>
          <table:table-cell table:formula="of:=(255*(60-MOD([.A165];60)))/60" office:value-type="float" office:value="72.25">
            <text:p>72.25</text:p>
          </table:table-cell>
          <table:table-cell office:value-type="string">
            <text:p>{</text:p>
          </table:table-cell>
          <table:table-cell table:formula="of:=ROUND(IF([.$C165]=0;[.E165];IF([.$C165]=1;[.G165];IF([.$C165]=2;[.D165];IF([.$C165]=3;[.D165];IF([.$C165]=4;[.F165];[.E16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5]=0;[.F165];IF([.$C165]=1;[.E165];IF([.$C165]=2;[.E165];IF([.$C165]=3;[.G165];IF([.$C165]=4;[.D165];[.D16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5]=0;[.D165];IF([.$C165]=1;[.D165];IF([.$C165]=2;[.F165];IF([.$C165]=3;[.E165];IF([.$C165]=4;[.E165];[.G165])))));0)" office:value-type="float" office:value="183">
            <text:p>18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4">
            <text:p>164</text:p>
          </table:table-cell>
          <table:table-cell table:formula="of:=[.A166]/60" office:value-type="float" office:value="2.73333333333333">
            <text:p>2.7333333333</text:p>
          </table:table-cell>
          <table:table-cell table:formula="of:=INT([.B16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6];60))/60" office:value-type="float" office:value="187">
            <text:p>187</text:p>
          </table:table-cell>
          <table:table-cell table:formula="of:=(255*(60-MOD([.A166];60)))/60" office:value-type="float" office:value="68">
            <text:p>68</text:p>
          </table:table-cell>
          <table:table-cell office:value-type="string">
            <text:p>{</text:p>
          </table:table-cell>
          <table:table-cell table:formula="of:=ROUND(IF([.$C166]=0;[.E166];IF([.$C166]=1;[.G166];IF([.$C166]=2;[.D166];IF([.$C166]=3;[.D166];IF([.$C166]=4;[.F166];[.E16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6]=0;[.F166];IF([.$C166]=1;[.E166];IF([.$C166]=2;[.E166];IF([.$C166]=3;[.G166];IF([.$C166]=4;[.D166];[.D16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6]=0;[.D166];IF([.$C166]=1;[.D166];IF([.$C166]=2;[.F166];IF([.$C166]=3;[.E166];IF([.$C166]=4;[.E166];[.G166])))));0)" office:value-type="float" office:value="187">
            <text:p>18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5">
            <text:p>165</text:p>
          </table:table-cell>
          <table:table-cell table:formula="of:=[.A167]/60" office:value-type="float" office:value="2.75">
            <text:p>2.75</text:p>
          </table:table-cell>
          <table:table-cell table:formula="of:=INT([.B16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7];60))/60" office:value-type="float" office:value="191.25">
            <text:p>191.25</text:p>
          </table:table-cell>
          <table:table-cell table:formula="of:=(255*(60-MOD([.A167];60)))/60" office:value-type="float" office:value="63.75">
            <text:p>63.75</text:p>
          </table:table-cell>
          <table:table-cell office:value-type="string">
            <text:p>{</text:p>
          </table:table-cell>
          <table:table-cell table:formula="of:=ROUND(IF([.$C167]=0;[.E167];IF([.$C167]=1;[.G167];IF([.$C167]=2;[.D167];IF([.$C167]=3;[.D167];IF([.$C167]=4;[.F167];[.E16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7]=0;[.F167];IF([.$C167]=1;[.E167];IF([.$C167]=2;[.E167];IF([.$C167]=3;[.G167];IF([.$C167]=4;[.D167];[.D16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7]=0;[.D167];IF([.$C167]=1;[.D167];IF([.$C167]=2;[.F167];IF([.$C167]=3;[.E167];IF([.$C167]=4;[.E167];[.G167])))));0)" office:value-type="float" office:value="191">
            <text:p>19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6">
            <text:p>166</text:p>
          </table:table-cell>
          <table:table-cell table:formula="of:=[.A168]/60" office:value-type="float" office:value="2.76666666666667">
            <text:p>2.7666666667</text:p>
          </table:table-cell>
          <table:table-cell table:formula="of:=INT([.B168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8];60))/60" office:value-type="float" office:value="195.5">
            <text:p>195.5</text:p>
          </table:table-cell>
          <table:table-cell table:formula="of:=(255*(60-MOD([.A168];60)))/60" office:value-type="float" office:value="59.5">
            <text:p>59.5</text:p>
          </table:table-cell>
          <table:table-cell office:value-type="string">
            <text:p>{</text:p>
          </table:table-cell>
          <table:table-cell table:formula="of:=ROUND(IF([.$C168]=0;[.E168];IF([.$C168]=1;[.G168];IF([.$C168]=2;[.D168];IF([.$C168]=3;[.D168];IF([.$C168]=4;[.F168];[.E16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8]=0;[.F168];IF([.$C168]=1;[.E168];IF([.$C168]=2;[.E168];IF([.$C168]=3;[.G168];IF([.$C168]=4;[.D168];[.D16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8]=0;[.D168];IF([.$C168]=1;[.D168];IF([.$C168]=2;[.F168];IF([.$C168]=3;[.E168];IF([.$C168]=4;[.E168];[.G168])))));0)" office:value-type="float" office:value="196">
            <text:p>19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7">
            <text:p>167</text:p>
          </table:table-cell>
          <table:table-cell table:formula="of:=[.A169]/60" office:value-type="float" office:value="2.78333333333333">
            <text:p>2.7833333333</text:p>
          </table:table-cell>
          <table:table-cell table:formula="of:=INT([.B16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69];60))/60" office:value-type="float" office:value="199.75">
            <text:p>199.75</text:p>
          </table:table-cell>
          <table:table-cell table:formula="of:=(255*(60-MOD([.A169];60)))/60" office:value-type="float" office:value="55.25">
            <text:p>55.25</text:p>
          </table:table-cell>
          <table:table-cell office:value-type="string">
            <text:p>{</text:p>
          </table:table-cell>
          <table:table-cell table:formula="of:=ROUND(IF([.$C169]=0;[.E169];IF([.$C169]=1;[.G169];IF([.$C169]=2;[.D169];IF([.$C169]=3;[.D169];IF([.$C169]=4;[.F169];[.E16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69]=0;[.F169];IF([.$C169]=1;[.E169];IF([.$C169]=2;[.E169];IF([.$C169]=3;[.G169];IF([.$C169]=4;[.D169];[.D16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69]=0;[.D169];IF([.$C169]=1;[.D169];IF([.$C169]=2;[.F169];IF([.$C169]=3;[.E169];IF([.$C169]=4;[.E169];[.G169])))));0)" office:value-type="float" office:value="200">
            <text:p>20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8">
            <text:p>168</text:p>
          </table:table-cell>
          <table:table-cell table:formula="of:=[.A170]/60" office:value-type="float" office:value="2.8">
            <text:p>2.8</text:p>
          </table:table-cell>
          <table:table-cell table:formula="of:=INT([.B170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0];60))/60" office:value-type="float" office:value="204">
            <text:p>204</text:p>
          </table:table-cell>
          <table:table-cell table:formula="of:=(255*(60-MOD([.A170];60)))/60" office:value-type="float" office:value="51">
            <text:p>51</text:p>
          </table:table-cell>
          <table:table-cell office:value-type="string">
            <text:p>{</text:p>
          </table:table-cell>
          <table:table-cell table:formula="of:=ROUND(IF([.$C170]=0;[.E170];IF([.$C170]=1;[.G170];IF([.$C170]=2;[.D170];IF([.$C170]=3;[.D170];IF([.$C170]=4;[.F170];[.E17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0]=0;[.F170];IF([.$C170]=1;[.E170];IF([.$C170]=2;[.E170];IF([.$C170]=3;[.G170];IF([.$C170]=4;[.D170];[.D17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0]=0;[.D170];IF([.$C170]=1;[.D170];IF([.$C170]=2;[.F170];IF([.$C170]=3;[.E170];IF([.$C170]=4;[.E170];[.G170])))));0)" office:value-type="float" office:value="204">
            <text:p>20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69">
            <text:p>169</text:p>
          </table:table-cell>
          <table:table-cell table:formula="of:=[.A171]/60" office:value-type="float" office:value="2.81666666666667">
            <text:p>2.8166666667</text:p>
          </table:table-cell>
          <table:table-cell table:formula="of:=INT([.B171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1];60))/60" office:value-type="float" office:value="208.25">
            <text:p>208.25</text:p>
          </table:table-cell>
          <table:table-cell table:formula="of:=(255*(60-MOD([.A171];60)))/60" office:value-type="float" office:value="46.75">
            <text:p>46.75</text:p>
          </table:table-cell>
          <table:table-cell office:value-type="string">
            <text:p>{</text:p>
          </table:table-cell>
          <table:table-cell table:formula="of:=ROUND(IF([.$C171]=0;[.E171];IF([.$C171]=1;[.G171];IF([.$C171]=2;[.D171];IF([.$C171]=3;[.D171];IF([.$C171]=4;[.F171];[.E17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1]=0;[.F171];IF([.$C171]=1;[.E171];IF([.$C171]=2;[.E171];IF([.$C171]=3;[.G171];IF([.$C171]=4;[.D171];[.D17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1]=0;[.D171];IF([.$C171]=1;[.D171];IF([.$C171]=2;[.F171];IF([.$C171]=3;[.E171];IF([.$C171]=4;[.E171];[.G171])))));0)" office:value-type="float" office:value="208">
            <text:p>20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0">
            <text:p>170</text:p>
          </table:table-cell>
          <table:table-cell table:formula="of:=[.A172]/60" office:value-type="float" office:value="2.83333333333333">
            <text:p>2.8333333333</text:p>
          </table:table-cell>
          <table:table-cell table:formula="of:=INT([.B172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2];60))/60" office:value-type="float" office:value="212.5">
            <text:p>212.5</text:p>
          </table:table-cell>
          <table:table-cell table:formula="of:=(255*(60-MOD([.A172];60)))/60" office:value-type="float" office:value="42.5">
            <text:p>42.5</text:p>
          </table:table-cell>
          <table:table-cell office:value-type="string">
            <text:p>{</text:p>
          </table:table-cell>
          <table:table-cell table:formula="of:=ROUND(IF([.$C172]=0;[.E172];IF([.$C172]=1;[.G172];IF([.$C172]=2;[.D172];IF([.$C172]=3;[.D172];IF([.$C172]=4;[.F172];[.E17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2]=0;[.F172];IF([.$C172]=1;[.E172];IF([.$C172]=2;[.E172];IF([.$C172]=3;[.G172];IF([.$C172]=4;[.D172];[.D17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2]=0;[.D172];IF([.$C172]=1;[.D172];IF([.$C172]=2;[.F172];IF([.$C172]=3;[.E172];IF([.$C172]=4;[.E172];[.G172])))));0)" office:value-type="float" office:value="213">
            <text:p>21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1">
            <text:p>171</text:p>
          </table:table-cell>
          <table:table-cell table:formula="of:=[.A173]/60" office:value-type="float" office:value="2.85">
            <text:p>2.85</text:p>
          </table:table-cell>
          <table:table-cell table:formula="of:=INT([.B173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3];60))/60" office:value-type="float" office:value="216.75">
            <text:p>216.75</text:p>
          </table:table-cell>
          <table:table-cell table:formula="of:=(255*(60-MOD([.A173];60)))/60" office:value-type="float" office:value="38.25">
            <text:p>38.25</text:p>
          </table:table-cell>
          <table:table-cell office:value-type="string">
            <text:p>{</text:p>
          </table:table-cell>
          <table:table-cell table:formula="of:=ROUND(IF([.$C173]=0;[.E173];IF([.$C173]=1;[.G173];IF([.$C173]=2;[.D173];IF([.$C173]=3;[.D173];IF([.$C173]=4;[.F173];[.E17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3]=0;[.F173];IF([.$C173]=1;[.E173];IF([.$C173]=2;[.E173];IF([.$C173]=3;[.G173];IF([.$C173]=4;[.D173];[.D17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3]=0;[.D173];IF([.$C173]=1;[.D173];IF([.$C173]=2;[.F173];IF([.$C173]=3;[.E173];IF([.$C173]=4;[.E173];[.G173])))));0)" office:value-type="float" office:value="217">
            <text:p>21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2">
            <text:p>172</text:p>
          </table:table-cell>
          <table:table-cell table:formula="of:=[.A174]/60" office:value-type="float" office:value="2.86666666666667">
            <text:p>2.8666666667</text:p>
          </table:table-cell>
          <table:table-cell table:formula="of:=INT([.B174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4];60))/60" office:value-type="float" office:value="221">
            <text:p>221</text:p>
          </table:table-cell>
          <table:table-cell table:formula="of:=(255*(60-MOD([.A174];60)))/60" office:value-type="float" office:value="34">
            <text:p>34</text:p>
          </table:table-cell>
          <table:table-cell office:value-type="string">
            <text:p>{</text:p>
          </table:table-cell>
          <table:table-cell table:formula="of:=ROUND(IF([.$C174]=0;[.E174];IF([.$C174]=1;[.G174];IF([.$C174]=2;[.D174];IF([.$C174]=3;[.D174];IF([.$C174]=4;[.F174];[.E17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4]=0;[.F174];IF([.$C174]=1;[.E174];IF([.$C174]=2;[.E174];IF([.$C174]=3;[.G174];IF([.$C174]=4;[.D174];[.D17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4]=0;[.D174];IF([.$C174]=1;[.D174];IF([.$C174]=2;[.F174];IF([.$C174]=3;[.E174];IF([.$C174]=4;[.E174];[.G174])))));0)" office:value-type="float" office:value="221">
            <text:p>22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3">
            <text:p>173</text:p>
          </table:table-cell>
          <table:table-cell table:formula="of:=[.A175]/60" office:value-type="float" office:value="2.88333333333333">
            <text:p>2.8833333333</text:p>
          </table:table-cell>
          <table:table-cell table:formula="of:=INT([.B175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5];60))/60" office:value-type="float" office:value="225.25">
            <text:p>225.25</text:p>
          </table:table-cell>
          <table:table-cell table:formula="of:=(255*(60-MOD([.A175];60)))/60" office:value-type="float" office:value="29.75">
            <text:p>29.75</text:p>
          </table:table-cell>
          <table:table-cell office:value-type="string">
            <text:p>{</text:p>
          </table:table-cell>
          <table:table-cell table:formula="of:=ROUND(IF([.$C175]=0;[.E175];IF([.$C175]=1;[.G175];IF([.$C175]=2;[.D175];IF([.$C175]=3;[.D175];IF([.$C175]=4;[.F175];[.E17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5]=0;[.F175];IF([.$C175]=1;[.E175];IF([.$C175]=2;[.E175];IF([.$C175]=3;[.G175];IF([.$C175]=4;[.D175];[.D17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5]=0;[.D175];IF([.$C175]=1;[.D175];IF([.$C175]=2;[.F175];IF([.$C175]=3;[.E175];IF([.$C175]=4;[.E175];[.G175])))));0)" office:value-type="float" office:value="225">
            <text:p>22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4">
            <text:p>174</text:p>
          </table:table-cell>
          <table:table-cell table:formula="of:=[.A176]/60" office:value-type="float" office:value="2.9">
            <text:p>2.9</text:p>
          </table:table-cell>
          <table:table-cell table:formula="of:=INT([.B176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6];60))/60" office:value-type="float" office:value="229.5">
            <text:p>229.5</text:p>
          </table:table-cell>
          <table:table-cell table:formula="of:=(255*(60-MOD([.A176];60)))/60" office:value-type="float" office:value="25.5">
            <text:p>25.5</text:p>
          </table:table-cell>
          <table:table-cell office:value-type="string">
            <text:p>{</text:p>
          </table:table-cell>
          <table:table-cell table:formula="of:=ROUND(IF([.$C176]=0;[.E176];IF([.$C176]=1;[.G176];IF([.$C176]=2;[.D176];IF([.$C176]=3;[.D176];IF([.$C176]=4;[.F176];[.E17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6]=0;[.F176];IF([.$C176]=1;[.E176];IF([.$C176]=2;[.E176];IF([.$C176]=3;[.G176];IF([.$C176]=4;[.D176];[.D17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6]=0;[.D176];IF([.$C176]=1;[.D176];IF([.$C176]=2;[.F176];IF([.$C176]=3;[.E176];IF([.$C176]=4;[.E176];[.G176])))));0)" office:value-type="float" office:value="230">
            <text:p>23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5">
            <text:p>175</text:p>
          </table:table-cell>
          <table:table-cell table:formula="of:=[.A177]/60" office:value-type="float" office:value="2.91666666666667">
            <text:p>2.9166666667</text:p>
          </table:table-cell>
          <table:table-cell table:formula="of:=INT([.B177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7];60))/60" office:value-type="float" office:value="233.75">
            <text:p>233.75</text:p>
          </table:table-cell>
          <table:table-cell table:formula="of:=(255*(60-MOD([.A177];60)))/60" office:value-type="float" office:value="21.25">
            <text:p>21.25</text:p>
          </table:table-cell>
          <table:table-cell office:value-type="string">
            <text:p>{</text:p>
          </table:table-cell>
          <table:table-cell table:formula="of:=ROUND(IF([.$C177]=0;[.E177];IF([.$C177]=1;[.G177];IF([.$C177]=2;[.D177];IF([.$C177]=3;[.D177];IF([.$C177]=4;[.F177];[.E17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7]=0;[.F177];IF([.$C177]=1;[.E177];IF([.$C177]=2;[.E177];IF([.$C177]=3;[.G177];IF([.$C177]=4;[.D177];[.D17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7]=0;[.D177];IF([.$C177]=1;[.D177];IF([.$C177]=2;[.F177];IF([.$C177]=3;[.E177];IF([.$C177]=4;[.E177];[.G177])))));0)" office:value-type="float" office:value="234">
            <text:p>23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6">
            <text:p>176</text:p>
          </table:table-cell>
          <table:table-cell table:formula="of:=[.A178]/60" office:value-type="float" office:value="2.93333333333333">
            <text:p>2.9333333333</text:p>
          </table:table-cell>
          <table:table-cell table:formula="of:=INT([.B178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8];60))/60" office:value-type="float" office:value="238">
            <text:p>238</text:p>
          </table:table-cell>
          <table:table-cell table:formula="of:=(255*(60-MOD([.A178];60)))/60" office:value-type="float" office:value="17">
            <text:p>17</text:p>
          </table:table-cell>
          <table:table-cell office:value-type="string">
            <text:p>{</text:p>
          </table:table-cell>
          <table:table-cell table:formula="of:=ROUND(IF([.$C178]=0;[.E178];IF([.$C178]=1;[.G178];IF([.$C178]=2;[.D178];IF([.$C178]=3;[.D178];IF([.$C178]=4;[.F178];[.E17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8]=0;[.F178];IF([.$C178]=1;[.E178];IF([.$C178]=2;[.E178];IF([.$C178]=3;[.G178];IF([.$C178]=4;[.D178];[.D17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8]=0;[.D178];IF([.$C178]=1;[.D178];IF([.$C178]=2;[.F178];IF([.$C178]=3;[.E178];IF([.$C178]=4;[.E178];[.G178])))));0)" office:value-type="float" office:value="238">
            <text:p>23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7">
            <text:p>177</text:p>
          </table:table-cell>
          <table:table-cell table:formula="of:=[.A179]/60" office:value-type="float" office:value="2.95">
            <text:p>2.95</text:p>
          </table:table-cell>
          <table:table-cell table:formula="of:=INT([.B179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79];60))/60" office:value-type="float" office:value="242.25">
            <text:p>242.25</text:p>
          </table:table-cell>
          <table:table-cell table:formula="of:=(255*(60-MOD([.A179];60)))/60" office:value-type="float" office:value="12.75">
            <text:p>12.75</text:p>
          </table:table-cell>
          <table:table-cell office:value-type="string">
            <text:p>{</text:p>
          </table:table-cell>
          <table:table-cell table:formula="of:=ROUND(IF([.$C179]=0;[.E179];IF([.$C179]=1;[.G179];IF([.$C179]=2;[.D179];IF([.$C179]=3;[.D179];IF([.$C179]=4;[.F179];[.E17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79]=0;[.F179];IF([.$C179]=1;[.E179];IF([.$C179]=2;[.E179];IF([.$C179]=3;[.G179];IF([.$C179]=4;[.D179];[.D17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79]=0;[.D179];IF([.$C179]=1;[.D179];IF([.$C179]=2;[.F179];IF([.$C179]=3;[.E179];IF([.$C179]=4;[.E179];[.G179])))));0)" office:value-type="float" office:value="242">
            <text:p>24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8">
            <text:p>178</text:p>
          </table:table-cell>
          <table:table-cell table:formula="of:=[.A180]/60" office:value-type="float" office:value="2.96666666666667">
            <text:p>2.9666666667</text:p>
          </table:table-cell>
          <table:table-cell table:formula="of:=INT([.B180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0];60))/60" office:value-type="float" office:value="246.5">
            <text:p>246.5</text:p>
          </table:table-cell>
          <table:table-cell table:formula="of:=(255*(60-MOD([.A180];60)))/60" office:value-type="float" office:value="8.5">
            <text:p>8.5</text:p>
          </table:table-cell>
          <table:table-cell office:value-type="string">
            <text:p>{</text:p>
          </table:table-cell>
          <table:table-cell table:formula="of:=ROUND(IF([.$C180]=0;[.E180];IF([.$C180]=1;[.G180];IF([.$C180]=2;[.D180];IF([.$C180]=3;[.D180];IF([.$C180]=4;[.F180];[.E18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0]=0;[.F180];IF([.$C180]=1;[.E180];IF([.$C180]=2;[.E180];IF([.$C180]=3;[.G180];IF([.$C180]=4;[.D180];[.D18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80]=0;[.D180];IF([.$C180]=1;[.D180];IF([.$C180]=2;[.F180];IF([.$C180]=3;[.E180];IF([.$C180]=4;[.E180];[.G180])))));0)" office:value-type="float" office:value="247">
            <text:p>24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79">
            <text:p>179</text:p>
          </table:table-cell>
          <table:table-cell table:formula="of:=[.A181]/60" office:value-type="float" office:value="2.98333333333333">
            <text:p>2.9833333333</text:p>
          </table:table-cell>
          <table:table-cell table:formula="of:=INT([.B181])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1];60))/60" office:value-type="float" office:value="250.75">
            <text:p>250.75</text:p>
          </table:table-cell>
          <table:table-cell table:formula="of:=(255*(60-MOD([.A181];60)))/60" office:value-type="float" office:value="4.25">
            <text:p>4.25</text:p>
          </table:table-cell>
          <table:table-cell office:value-type="string">
            <text:p>{</text:p>
          </table:table-cell>
          <table:table-cell table:formula="of:=ROUND(IF([.$C181]=0;[.E181];IF([.$C181]=1;[.G181];IF([.$C181]=2;[.D181];IF([.$C181]=3;[.D181];IF([.$C181]=4;[.F181];[.E18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1]=0;[.F181];IF([.$C181]=1;[.E181];IF([.$C181]=2;[.E181];IF([.$C181]=3;[.G181];IF([.$C181]=4;[.D181];[.D18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81]=0;[.D181];IF([.$C181]=1;[.D181];IF([.$C181]=2;[.F181];IF([.$C181]=3;[.E181];IF([.$C181]=4;[.E181];[.G181])))));0)" office:value-type="float" office:value="251">
            <text:p>25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0">
            <text:p>180</text:p>
          </table:table-cell>
          <table:table-cell table:formula="of:=[.A182]/60" office:value-type="float" office:value="3">
            <text:p>3</text:p>
          </table:table-cell>
          <table:table-cell table:formula="of:=INT([.B18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2];60))/60" office:value-type="float" office:value="0">
            <text:p>0</text:p>
          </table:table-cell>
          <table:table-cell table:formula="of:=(255*(60-MOD([.A182];60)))/60" office:value-type="float" office:value="255">
            <text:p>255</text:p>
          </table:table-cell>
          <table:table-cell office:value-type="string">
            <text:p>{</text:p>
          </table:table-cell>
          <table:table-cell table:formula="of:=ROUND(IF([.$C182]=0;[.E182];IF([.$C182]=1;[.G182];IF([.$C182]=2;[.D182];IF([.$C182]=3;[.D182];IF([.$C182]=4;[.F182];[.E18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2]=0;[.F182];IF([.$C182]=1;[.E182];IF([.$C182]=2;[.E182];IF([.$C182]=3;[.G182];IF([.$C182]=4;[.D182];[.D18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182]=0;[.D182];IF([.$C182]=1;[.D182];IF([.$C182]=2;[.F182];IF([.$C182]=3;[.E182];IF([.$C182]=4;[.E182];[.G18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1">
            <text:p>181</text:p>
          </table:table-cell>
          <table:table-cell table:formula="of:=[.A183]/60" office:value-type="float" office:value="3.01666666666667">
            <text:p>3.0166666667</text:p>
          </table:table-cell>
          <table:table-cell table:formula="of:=INT([.B183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3];60))/60" office:value-type="float" office:value="4.25">
            <text:p>4.25</text:p>
          </table:table-cell>
          <table:table-cell table:formula="of:=(255*(60-MOD([.A183];60)))/60" office:value-type="float" office:value="250.75">
            <text:p>250.75</text:p>
          </table:table-cell>
          <table:table-cell office:value-type="string">
            <text:p>{</text:p>
          </table:table-cell>
          <table:table-cell table:formula="of:=ROUND(IF([.$C183]=0;[.E183];IF([.$C183]=1;[.G183];IF([.$C183]=2;[.D183];IF([.$C183]=3;[.D183];IF([.$C183]=4;[.F183];[.E18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3]=0;[.F183];IF([.$C183]=1;[.E183];IF([.$C183]=2;[.E183];IF([.$C183]=3;[.G183];IF([.$C183]=4;[.D183];[.D183])))));0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IF([.$C183]=0;[.D183];IF([.$C183]=1;[.D183];IF([.$C183]=2;[.F183];IF([.$C183]=3;[.E183];IF([.$C183]=4;[.E183];[.G18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2">
            <text:p>182</text:p>
          </table:table-cell>
          <table:table-cell table:formula="of:=[.A184]/60" office:value-type="float" office:value="3.03333333333333">
            <text:p>3.0333333333</text:p>
          </table:table-cell>
          <table:table-cell table:formula="of:=INT([.B184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4];60))/60" office:value-type="float" office:value="8.5">
            <text:p>8.5</text:p>
          </table:table-cell>
          <table:table-cell table:formula="of:=(255*(60-MOD([.A184];60)))/60" office:value-type="float" office:value="246.5">
            <text:p>246.5</text:p>
          </table:table-cell>
          <table:table-cell office:value-type="string">
            <text:p>{</text:p>
          </table:table-cell>
          <table:table-cell table:formula="of:=ROUND(IF([.$C184]=0;[.E184];IF([.$C184]=1;[.G184];IF([.$C184]=2;[.D184];IF([.$C184]=3;[.D184];IF([.$C184]=4;[.F184];[.E18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4]=0;[.F184];IF([.$C184]=1;[.E184];IF([.$C184]=2;[.E184];IF([.$C184]=3;[.G184];IF([.$C184]=4;[.D184];[.D184])))));0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IF([.$C184]=0;[.D184];IF([.$C184]=1;[.D184];IF([.$C184]=2;[.F184];IF([.$C184]=3;[.E184];IF([.$C184]=4;[.E184];[.G18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3">
            <text:p>183</text:p>
          </table:table-cell>
          <table:table-cell table:formula="of:=[.A185]/60" office:value-type="float" office:value="3.05">
            <text:p>3.05</text:p>
          </table:table-cell>
          <table:table-cell table:formula="of:=INT([.B185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5];60))/60" office:value-type="float" office:value="12.75">
            <text:p>12.75</text:p>
          </table:table-cell>
          <table:table-cell table:formula="of:=(255*(60-MOD([.A185];60)))/60" office:value-type="float" office:value="242.25">
            <text:p>242.25</text:p>
          </table:table-cell>
          <table:table-cell office:value-type="string">
            <text:p>{</text:p>
          </table:table-cell>
          <table:table-cell table:formula="of:=ROUND(IF([.$C185]=0;[.E185];IF([.$C185]=1;[.G185];IF([.$C185]=2;[.D185];IF([.$C185]=3;[.D185];IF([.$C185]=4;[.F185];[.E18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5]=0;[.F185];IF([.$C185]=1;[.E185];IF([.$C185]=2;[.E185];IF([.$C185]=3;[.G185];IF([.$C185]=4;[.D185];[.D185])))));0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IF([.$C185]=0;[.D185];IF([.$C185]=1;[.D185];IF([.$C185]=2;[.F185];IF([.$C185]=3;[.E185];IF([.$C185]=4;[.E185];[.G18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4">
            <text:p>184</text:p>
          </table:table-cell>
          <table:table-cell table:formula="of:=[.A186]/60" office:value-type="float" office:value="3.06666666666667">
            <text:p>3.0666666667</text:p>
          </table:table-cell>
          <table:table-cell table:formula="of:=INT([.B18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6];60))/60" office:value-type="float" office:value="17">
            <text:p>17</text:p>
          </table:table-cell>
          <table:table-cell table:formula="of:=(255*(60-MOD([.A186];60)))/60" office:value-type="float" office:value="238">
            <text:p>238</text:p>
          </table:table-cell>
          <table:table-cell office:value-type="string">
            <text:p>{</text:p>
          </table:table-cell>
          <table:table-cell table:formula="of:=ROUND(IF([.$C186]=0;[.E186];IF([.$C186]=1;[.G186];IF([.$C186]=2;[.D186];IF([.$C186]=3;[.D186];IF([.$C186]=4;[.F186];[.E18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6]=0;[.F186];IF([.$C186]=1;[.E186];IF([.$C186]=2;[.E186];IF([.$C186]=3;[.G186];IF([.$C186]=4;[.D186];[.D186])))));0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IF([.$C186]=0;[.D186];IF([.$C186]=1;[.D186];IF([.$C186]=2;[.F186];IF([.$C186]=3;[.E186];IF([.$C186]=4;[.E186];[.G18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5">
            <text:p>185</text:p>
          </table:table-cell>
          <table:table-cell table:formula="of:=[.A187]/60" office:value-type="float" office:value="3.08333333333333">
            <text:p>3.0833333333</text:p>
          </table:table-cell>
          <table:table-cell table:formula="of:=INT([.B187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7];60))/60" office:value-type="float" office:value="21.25">
            <text:p>21.25</text:p>
          </table:table-cell>
          <table:table-cell table:formula="of:=(255*(60-MOD([.A187];60)))/60" office:value-type="float" office:value="233.75">
            <text:p>233.75</text:p>
          </table:table-cell>
          <table:table-cell office:value-type="string">
            <text:p>{</text:p>
          </table:table-cell>
          <table:table-cell table:formula="of:=ROUND(IF([.$C187]=0;[.E187];IF([.$C187]=1;[.G187];IF([.$C187]=2;[.D187];IF([.$C187]=3;[.D187];IF([.$C187]=4;[.F187];[.E18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7]=0;[.F187];IF([.$C187]=1;[.E187];IF([.$C187]=2;[.E187];IF([.$C187]=3;[.G187];IF([.$C187]=4;[.D187];[.D187])))));0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IF([.$C187]=0;[.D187];IF([.$C187]=1;[.D187];IF([.$C187]=2;[.F187];IF([.$C187]=3;[.E187];IF([.$C187]=4;[.E187];[.G18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6">
            <text:p>186</text:p>
          </table:table-cell>
          <table:table-cell table:formula="of:=[.A188]/60" office:value-type="float" office:value="3.1">
            <text:p>3.1</text:p>
          </table:table-cell>
          <table:table-cell table:formula="of:=INT([.B18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8];60))/60" office:value-type="float" office:value="25.5">
            <text:p>25.5</text:p>
          </table:table-cell>
          <table:table-cell table:formula="of:=(255*(60-MOD([.A188];60)))/60" office:value-type="float" office:value="229.5">
            <text:p>229.5</text:p>
          </table:table-cell>
          <table:table-cell office:value-type="string">
            <text:p>{</text:p>
          </table:table-cell>
          <table:table-cell table:formula="of:=ROUND(IF([.$C188]=0;[.E188];IF([.$C188]=1;[.G188];IF([.$C188]=2;[.D188];IF([.$C188]=3;[.D188];IF([.$C188]=4;[.F188];[.E18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8]=0;[.F188];IF([.$C188]=1;[.E188];IF([.$C188]=2;[.E188];IF([.$C188]=3;[.G188];IF([.$C188]=4;[.D188];[.D188])))));0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IF([.$C188]=0;[.D188];IF([.$C188]=1;[.D188];IF([.$C188]=2;[.F188];IF([.$C188]=3;[.E188];IF([.$C188]=4;[.E188];[.G18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7">
            <text:p>187</text:p>
          </table:table-cell>
          <table:table-cell table:formula="of:=[.A189]/60" office:value-type="float" office:value="3.11666666666667">
            <text:p>3.1166666667</text:p>
          </table:table-cell>
          <table:table-cell table:formula="of:=INT([.B18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89];60))/60" office:value-type="float" office:value="29.75">
            <text:p>29.75</text:p>
          </table:table-cell>
          <table:table-cell table:formula="of:=(255*(60-MOD([.A189];60)))/60" office:value-type="float" office:value="225.25">
            <text:p>225.25</text:p>
          </table:table-cell>
          <table:table-cell office:value-type="string">
            <text:p>{</text:p>
          </table:table-cell>
          <table:table-cell table:formula="of:=ROUND(IF([.$C189]=0;[.E189];IF([.$C189]=1;[.G189];IF([.$C189]=2;[.D189];IF([.$C189]=3;[.D189];IF([.$C189]=4;[.F189];[.E18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89]=0;[.F189];IF([.$C189]=1;[.E189];IF([.$C189]=2;[.E189];IF([.$C189]=3;[.G189];IF([.$C189]=4;[.D189];[.D189])))));0)" office:value-type="float" office:value="225">
            <text:p>225</text:p>
          </table:table-cell>
          <table:table-cell office:value-type="string">
            <text:p>,</text:p>
          </table:table-cell>
          <table:table-cell table:formula="of:=ROUND(IF([.$C189]=0;[.D189];IF([.$C189]=1;[.D189];IF([.$C189]=2;[.F189];IF([.$C189]=3;[.E189];IF([.$C189]=4;[.E189];[.G18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8">
            <text:p>188</text:p>
          </table:table-cell>
          <table:table-cell table:formula="of:=[.A190]/60" office:value-type="float" office:value="3.13333333333333">
            <text:p>3.1333333333</text:p>
          </table:table-cell>
          <table:table-cell table:formula="of:=INT([.B190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0];60))/60" office:value-type="float" office:value="34">
            <text:p>34</text:p>
          </table:table-cell>
          <table:table-cell table:formula="of:=(255*(60-MOD([.A190];60)))/60" office:value-type="float" office:value="221">
            <text:p>221</text:p>
          </table:table-cell>
          <table:table-cell office:value-type="string">
            <text:p>{</text:p>
          </table:table-cell>
          <table:table-cell table:formula="of:=ROUND(IF([.$C190]=0;[.E190];IF([.$C190]=1;[.G190];IF([.$C190]=2;[.D190];IF([.$C190]=3;[.D190];IF([.$C190]=4;[.F190];[.E19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0]=0;[.F190];IF([.$C190]=1;[.E190];IF([.$C190]=2;[.E190];IF([.$C190]=3;[.G190];IF([.$C190]=4;[.D190];[.D190])))));0)" office:value-type="float" office:value="221">
            <text:p>221</text:p>
          </table:table-cell>
          <table:table-cell office:value-type="string">
            <text:p>,</text:p>
          </table:table-cell>
          <table:table-cell table:formula="of:=ROUND(IF([.$C190]=0;[.D190];IF([.$C190]=1;[.D190];IF([.$C190]=2;[.F190];IF([.$C190]=3;[.E190];IF([.$C190]=4;[.E190];[.G19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89">
            <text:p>189</text:p>
          </table:table-cell>
          <table:table-cell table:formula="of:=[.A191]/60" office:value-type="float" office:value="3.15">
            <text:p>3.15</text:p>
          </table:table-cell>
          <table:table-cell table:formula="of:=INT([.B19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1];60))/60" office:value-type="float" office:value="38.25">
            <text:p>38.25</text:p>
          </table:table-cell>
          <table:table-cell table:formula="of:=(255*(60-MOD([.A191];60)))/60" office:value-type="float" office:value="216.75">
            <text:p>216.75</text:p>
          </table:table-cell>
          <table:table-cell office:value-type="string">
            <text:p>{</text:p>
          </table:table-cell>
          <table:table-cell table:formula="of:=ROUND(IF([.$C191]=0;[.E191];IF([.$C191]=1;[.G191];IF([.$C191]=2;[.D191];IF([.$C191]=3;[.D191];IF([.$C191]=4;[.F191];[.E19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1]=0;[.F191];IF([.$C191]=1;[.E191];IF([.$C191]=2;[.E191];IF([.$C191]=3;[.G191];IF([.$C191]=4;[.D191];[.D191])))));0)" office:value-type="float" office:value="217">
            <text:p>217</text:p>
          </table:table-cell>
          <table:table-cell office:value-type="string">
            <text:p>,</text:p>
          </table:table-cell>
          <table:table-cell table:formula="of:=ROUND(IF([.$C191]=0;[.D191];IF([.$C191]=1;[.D191];IF([.$C191]=2;[.F191];IF([.$C191]=3;[.E191];IF([.$C191]=4;[.E191];[.G19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0">
            <text:p>190</text:p>
          </table:table-cell>
          <table:table-cell table:formula="of:=[.A192]/60" office:value-type="float" office:value="3.16666666666667">
            <text:p>3.1666666667</text:p>
          </table:table-cell>
          <table:table-cell table:formula="of:=INT([.B19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2];60))/60" office:value-type="float" office:value="42.5">
            <text:p>42.5</text:p>
          </table:table-cell>
          <table:table-cell table:formula="of:=(255*(60-MOD([.A192];60)))/60" office:value-type="float" office:value="212.5">
            <text:p>212.5</text:p>
          </table:table-cell>
          <table:table-cell office:value-type="string">
            <text:p>{</text:p>
          </table:table-cell>
          <table:table-cell table:formula="of:=ROUND(IF([.$C192]=0;[.E192];IF([.$C192]=1;[.G192];IF([.$C192]=2;[.D192];IF([.$C192]=3;[.D192];IF([.$C192]=4;[.F192];[.E19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2]=0;[.F192];IF([.$C192]=1;[.E192];IF([.$C192]=2;[.E192];IF([.$C192]=3;[.G192];IF([.$C192]=4;[.D192];[.D192])))));0)" office:value-type="float" office:value="213">
            <text:p>213</text:p>
          </table:table-cell>
          <table:table-cell office:value-type="string">
            <text:p>,</text:p>
          </table:table-cell>
          <table:table-cell table:formula="of:=ROUND(IF([.$C192]=0;[.D192];IF([.$C192]=1;[.D192];IF([.$C192]=2;[.F192];IF([.$C192]=3;[.E192];IF([.$C192]=4;[.E192];[.G19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1">
            <text:p>191</text:p>
          </table:table-cell>
          <table:table-cell table:formula="of:=[.A193]/60" office:value-type="float" office:value="3.18333333333333">
            <text:p>3.1833333333</text:p>
          </table:table-cell>
          <table:table-cell table:formula="of:=INT([.B193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3];60))/60" office:value-type="float" office:value="46.75">
            <text:p>46.75</text:p>
          </table:table-cell>
          <table:table-cell table:formula="of:=(255*(60-MOD([.A193];60)))/60" office:value-type="float" office:value="208.25">
            <text:p>208.25</text:p>
          </table:table-cell>
          <table:table-cell office:value-type="string">
            <text:p>{</text:p>
          </table:table-cell>
          <table:table-cell table:formula="of:=ROUND(IF([.$C193]=0;[.E193];IF([.$C193]=1;[.G193];IF([.$C193]=2;[.D193];IF([.$C193]=3;[.D193];IF([.$C193]=4;[.F193];[.E19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3]=0;[.F193];IF([.$C193]=1;[.E193];IF([.$C193]=2;[.E193];IF([.$C193]=3;[.G193];IF([.$C193]=4;[.D193];[.D193])))));0)" office:value-type="float" office:value="208">
            <text:p>208</text:p>
          </table:table-cell>
          <table:table-cell office:value-type="string">
            <text:p>,</text:p>
          </table:table-cell>
          <table:table-cell table:formula="of:=ROUND(IF([.$C193]=0;[.D193];IF([.$C193]=1;[.D193];IF([.$C193]=2;[.F193];IF([.$C193]=3;[.E193];IF([.$C193]=4;[.E193];[.G19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2">
            <text:p>192</text:p>
          </table:table-cell>
          <table:table-cell table:formula="of:=[.A194]/60" office:value-type="float" office:value="3.2">
            <text:p>3.2</text:p>
          </table:table-cell>
          <table:table-cell table:formula="of:=INT([.B194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4];60))/60" office:value-type="float" office:value="51">
            <text:p>51</text:p>
          </table:table-cell>
          <table:table-cell table:formula="of:=(255*(60-MOD([.A194];60)))/60" office:value-type="float" office:value="204">
            <text:p>204</text:p>
          </table:table-cell>
          <table:table-cell office:value-type="string">
            <text:p>{</text:p>
          </table:table-cell>
          <table:table-cell table:formula="of:=ROUND(IF([.$C194]=0;[.E194];IF([.$C194]=1;[.G194];IF([.$C194]=2;[.D194];IF([.$C194]=3;[.D194];IF([.$C194]=4;[.F194];[.E19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4]=0;[.F194];IF([.$C194]=1;[.E194];IF([.$C194]=2;[.E194];IF([.$C194]=3;[.G194];IF([.$C194]=4;[.D194];[.D194])))));0)" office:value-type="float" office:value="204">
            <text:p>204</text:p>
          </table:table-cell>
          <table:table-cell office:value-type="string">
            <text:p>,</text:p>
          </table:table-cell>
          <table:table-cell table:formula="of:=ROUND(IF([.$C194]=0;[.D194];IF([.$C194]=1;[.D194];IF([.$C194]=2;[.F194];IF([.$C194]=3;[.E194];IF([.$C194]=4;[.E194];[.G19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3">
            <text:p>193</text:p>
          </table:table-cell>
          <table:table-cell table:formula="of:=[.A195]/60" office:value-type="float" office:value="3.21666666666667">
            <text:p>3.2166666667</text:p>
          </table:table-cell>
          <table:table-cell table:formula="of:=INT([.B195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5];60))/60" office:value-type="float" office:value="55.25">
            <text:p>55.25</text:p>
          </table:table-cell>
          <table:table-cell table:formula="of:=(255*(60-MOD([.A195];60)))/60" office:value-type="float" office:value="199.75">
            <text:p>199.75</text:p>
          </table:table-cell>
          <table:table-cell office:value-type="string">
            <text:p>{</text:p>
          </table:table-cell>
          <table:table-cell table:formula="of:=ROUND(IF([.$C195]=0;[.E195];IF([.$C195]=1;[.G195];IF([.$C195]=2;[.D195];IF([.$C195]=3;[.D195];IF([.$C195]=4;[.F195];[.E19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5]=0;[.F195];IF([.$C195]=1;[.E195];IF([.$C195]=2;[.E195];IF([.$C195]=3;[.G195];IF([.$C195]=4;[.D195];[.D195])))));0)" office:value-type="float" office:value="200">
            <text:p>200</text:p>
          </table:table-cell>
          <table:table-cell office:value-type="string">
            <text:p>,</text:p>
          </table:table-cell>
          <table:table-cell table:formula="of:=ROUND(IF([.$C195]=0;[.D195];IF([.$C195]=1;[.D195];IF([.$C195]=2;[.F195];IF([.$C195]=3;[.E195];IF([.$C195]=4;[.E195];[.G19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4">
            <text:p>194</text:p>
          </table:table-cell>
          <table:table-cell table:formula="of:=[.A196]/60" office:value-type="float" office:value="3.23333333333333">
            <text:p>3.2333333333</text:p>
          </table:table-cell>
          <table:table-cell table:formula="of:=INT([.B19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6];60))/60" office:value-type="float" office:value="59.5">
            <text:p>59.5</text:p>
          </table:table-cell>
          <table:table-cell table:formula="of:=(255*(60-MOD([.A196];60)))/60" office:value-type="float" office:value="195.5">
            <text:p>195.5</text:p>
          </table:table-cell>
          <table:table-cell office:value-type="string">
            <text:p>{</text:p>
          </table:table-cell>
          <table:table-cell table:formula="of:=ROUND(IF([.$C196]=0;[.E196];IF([.$C196]=1;[.G196];IF([.$C196]=2;[.D196];IF([.$C196]=3;[.D196];IF([.$C196]=4;[.F196];[.E19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6]=0;[.F196];IF([.$C196]=1;[.E196];IF([.$C196]=2;[.E196];IF([.$C196]=3;[.G196];IF([.$C196]=4;[.D196];[.D196])))));0)" office:value-type="float" office:value="196">
            <text:p>196</text:p>
          </table:table-cell>
          <table:table-cell office:value-type="string">
            <text:p>,</text:p>
          </table:table-cell>
          <table:table-cell table:formula="of:=ROUND(IF([.$C196]=0;[.D196];IF([.$C196]=1;[.D196];IF([.$C196]=2;[.F196];IF([.$C196]=3;[.E196];IF([.$C196]=4;[.E196];[.G19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5">
            <text:p>195</text:p>
          </table:table-cell>
          <table:table-cell table:formula="of:=[.A197]/60" office:value-type="float" office:value="3.25">
            <text:p>3.25</text:p>
          </table:table-cell>
          <table:table-cell table:formula="of:=INT([.B197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7];60))/60" office:value-type="float" office:value="63.75">
            <text:p>63.75</text:p>
          </table:table-cell>
          <table:table-cell table:formula="of:=(255*(60-MOD([.A197];60)))/60" office:value-type="float" office:value="191.25">
            <text:p>191.25</text:p>
          </table:table-cell>
          <table:table-cell office:value-type="string">
            <text:p>{</text:p>
          </table:table-cell>
          <table:table-cell table:formula="of:=ROUND(IF([.$C197]=0;[.E197];IF([.$C197]=1;[.G197];IF([.$C197]=2;[.D197];IF([.$C197]=3;[.D197];IF([.$C197]=4;[.F197];[.E19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7]=0;[.F197];IF([.$C197]=1;[.E197];IF([.$C197]=2;[.E197];IF([.$C197]=3;[.G197];IF([.$C197]=4;[.D197];[.D197])))));0)" office:value-type="float" office:value="191">
            <text:p>191</text:p>
          </table:table-cell>
          <table:table-cell office:value-type="string">
            <text:p>,</text:p>
          </table:table-cell>
          <table:table-cell table:formula="of:=ROUND(IF([.$C197]=0;[.D197];IF([.$C197]=1;[.D197];IF([.$C197]=2;[.F197];IF([.$C197]=3;[.E197];IF([.$C197]=4;[.E197];[.G19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6">
            <text:p>196</text:p>
          </table:table-cell>
          <table:table-cell table:formula="of:=[.A198]/60" office:value-type="float" office:value="3.26666666666667">
            <text:p>3.2666666667</text:p>
          </table:table-cell>
          <table:table-cell table:formula="of:=INT([.B19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8];60))/60" office:value-type="float" office:value="68">
            <text:p>68</text:p>
          </table:table-cell>
          <table:table-cell table:formula="of:=(255*(60-MOD([.A198];60)))/60" office:value-type="float" office:value="187">
            <text:p>187</text:p>
          </table:table-cell>
          <table:table-cell office:value-type="string">
            <text:p>{</text:p>
          </table:table-cell>
          <table:table-cell table:formula="of:=ROUND(IF([.$C198]=0;[.E198];IF([.$C198]=1;[.G198];IF([.$C198]=2;[.D198];IF([.$C198]=3;[.D198];IF([.$C198]=4;[.F198];[.E19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8]=0;[.F198];IF([.$C198]=1;[.E198];IF([.$C198]=2;[.E198];IF([.$C198]=3;[.G198];IF([.$C198]=4;[.D198];[.D198])))));0)" office:value-type="float" office:value="187">
            <text:p>187</text:p>
          </table:table-cell>
          <table:table-cell office:value-type="string">
            <text:p>,</text:p>
          </table:table-cell>
          <table:table-cell table:formula="of:=ROUND(IF([.$C198]=0;[.D198];IF([.$C198]=1;[.D198];IF([.$C198]=2;[.F198];IF([.$C198]=3;[.E198];IF([.$C198]=4;[.E198];[.G19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7">
            <text:p>197</text:p>
          </table:table-cell>
          <table:table-cell table:formula="of:=[.A199]/60" office:value-type="float" office:value="3.28333333333333">
            <text:p>3.2833333333</text:p>
          </table:table-cell>
          <table:table-cell table:formula="of:=INT([.B19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199];60))/60" office:value-type="float" office:value="72.25">
            <text:p>72.25</text:p>
          </table:table-cell>
          <table:table-cell table:formula="of:=(255*(60-MOD([.A199];60)))/60" office:value-type="float" office:value="182.75">
            <text:p>182.75</text:p>
          </table:table-cell>
          <table:table-cell office:value-type="string">
            <text:p>{</text:p>
          </table:table-cell>
          <table:table-cell table:formula="of:=ROUND(IF([.$C199]=0;[.E199];IF([.$C199]=1;[.G199];IF([.$C199]=2;[.D199];IF([.$C199]=3;[.D199];IF([.$C199]=4;[.F199];[.E19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199]=0;[.F199];IF([.$C199]=1;[.E199];IF([.$C199]=2;[.E199];IF([.$C199]=3;[.G199];IF([.$C199]=4;[.D199];[.D199])))));0)" office:value-type="float" office:value="183">
            <text:p>183</text:p>
          </table:table-cell>
          <table:table-cell office:value-type="string">
            <text:p>,</text:p>
          </table:table-cell>
          <table:table-cell table:formula="of:=ROUND(IF([.$C199]=0;[.D199];IF([.$C199]=1;[.D199];IF([.$C199]=2;[.F199];IF([.$C199]=3;[.E199];IF([.$C199]=4;[.E199];[.G19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8">
            <text:p>198</text:p>
          </table:table-cell>
          <table:table-cell table:formula="of:=[.A200]/60" office:value-type="float" office:value="3.3">
            <text:p>3.3</text:p>
          </table:table-cell>
          <table:table-cell table:formula="of:=INT([.B200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0];60))/60" office:value-type="float" office:value="76.5">
            <text:p>76.5</text:p>
          </table:table-cell>
          <table:table-cell table:formula="of:=(255*(60-MOD([.A200];60)))/60" office:value-type="float" office:value="178.5">
            <text:p>178.5</text:p>
          </table:table-cell>
          <table:table-cell office:value-type="string">
            <text:p>{</text:p>
          </table:table-cell>
          <table:table-cell table:formula="of:=ROUND(IF([.$C200]=0;[.E200];IF([.$C200]=1;[.G200];IF([.$C200]=2;[.D200];IF([.$C200]=3;[.D200];IF([.$C200]=4;[.F200];[.E20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0]=0;[.F200];IF([.$C200]=1;[.E200];IF([.$C200]=2;[.E200];IF([.$C200]=3;[.G200];IF([.$C200]=4;[.D200];[.D200])))));0)" office:value-type="float" office:value="179">
            <text:p>179</text:p>
          </table:table-cell>
          <table:table-cell office:value-type="string">
            <text:p>,</text:p>
          </table:table-cell>
          <table:table-cell table:formula="of:=ROUND(IF([.$C200]=0;[.D200];IF([.$C200]=1;[.D200];IF([.$C200]=2;[.F200];IF([.$C200]=3;[.E200];IF([.$C200]=4;[.E200];[.G20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199">
            <text:p>199</text:p>
          </table:table-cell>
          <table:table-cell table:formula="of:=[.A201]/60" office:value-type="float" office:value="3.31666666666667">
            <text:p>3.3166666667</text:p>
          </table:table-cell>
          <table:table-cell table:formula="of:=INT([.B20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1];60))/60" office:value-type="float" office:value="80.75">
            <text:p>80.75</text:p>
          </table:table-cell>
          <table:table-cell table:formula="of:=(255*(60-MOD([.A201];60)))/60" office:value-type="float" office:value="174.25">
            <text:p>174.25</text:p>
          </table:table-cell>
          <table:table-cell office:value-type="string">
            <text:p>{</text:p>
          </table:table-cell>
          <table:table-cell table:formula="of:=ROUND(IF([.$C201]=0;[.E201];IF([.$C201]=1;[.G201];IF([.$C201]=2;[.D201];IF([.$C201]=3;[.D201];IF([.$C201]=4;[.F201];[.E20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1]=0;[.F201];IF([.$C201]=1;[.E201];IF([.$C201]=2;[.E201];IF([.$C201]=3;[.G201];IF([.$C201]=4;[.D201];[.D201])))));0)" office:value-type="float" office:value="174">
            <text:p>174</text:p>
          </table:table-cell>
          <table:table-cell office:value-type="string">
            <text:p>,</text:p>
          </table:table-cell>
          <table:table-cell table:formula="of:=ROUND(IF([.$C201]=0;[.D201];IF([.$C201]=1;[.D201];IF([.$C201]=2;[.F201];IF([.$C201]=3;[.E201];IF([.$C201]=4;[.E201];[.G20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0">
            <text:p>200</text:p>
          </table:table-cell>
          <table:table-cell table:formula="of:=[.A202]/60" office:value-type="float" office:value="3.33333333333333">
            <text:p>3.3333333333</text:p>
          </table:table-cell>
          <table:table-cell table:formula="of:=INT([.B20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2];60))/60" office:value-type="float" office:value="85">
            <text:p>85</text:p>
          </table:table-cell>
          <table:table-cell table:formula="of:=(255*(60-MOD([.A202];60)))/60" office:value-type="float" office:value="170">
            <text:p>170</text:p>
          </table:table-cell>
          <table:table-cell office:value-type="string">
            <text:p>{</text:p>
          </table:table-cell>
          <table:table-cell table:formula="of:=ROUND(IF([.$C202]=0;[.E202];IF([.$C202]=1;[.G202];IF([.$C202]=2;[.D202];IF([.$C202]=3;[.D202];IF([.$C202]=4;[.F202];[.E20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2]=0;[.F202];IF([.$C202]=1;[.E202];IF([.$C202]=2;[.E202];IF([.$C202]=3;[.G202];IF([.$C202]=4;[.D202];[.D202])))));0)" office:value-type="float" office:value="170">
            <text:p>170</text:p>
          </table:table-cell>
          <table:table-cell office:value-type="string">
            <text:p>,</text:p>
          </table:table-cell>
          <table:table-cell table:formula="of:=ROUND(IF([.$C202]=0;[.D202];IF([.$C202]=1;[.D202];IF([.$C202]=2;[.F202];IF([.$C202]=3;[.E202];IF([.$C202]=4;[.E202];[.G20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1">
            <text:p>201</text:p>
          </table:table-cell>
          <table:table-cell table:formula="of:=[.A203]/60" office:value-type="float" office:value="3.35">
            <text:p>3.35</text:p>
          </table:table-cell>
          <table:table-cell table:formula="of:=INT([.B203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3];60))/60" office:value-type="float" office:value="89.25">
            <text:p>89.25</text:p>
          </table:table-cell>
          <table:table-cell table:formula="of:=(255*(60-MOD([.A203];60)))/60" office:value-type="float" office:value="165.75">
            <text:p>165.75</text:p>
          </table:table-cell>
          <table:table-cell office:value-type="string">
            <text:p>{</text:p>
          </table:table-cell>
          <table:table-cell table:formula="of:=ROUND(IF([.$C203]=0;[.E203];IF([.$C203]=1;[.G203];IF([.$C203]=2;[.D203];IF([.$C203]=3;[.D203];IF([.$C203]=4;[.F203];[.E20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3]=0;[.F203];IF([.$C203]=1;[.E203];IF([.$C203]=2;[.E203];IF([.$C203]=3;[.G203];IF([.$C203]=4;[.D203];[.D203])))));0)" office:value-type="float" office:value="166">
            <text:p>166</text:p>
          </table:table-cell>
          <table:table-cell office:value-type="string">
            <text:p>,</text:p>
          </table:table-cell>
          <table:table-cell table:formula="of:=ROUND(IF([.$C203]=0;[.D203];IF([.$C203]=1;[.D203];IF([.$C203]=2;[.F203];IF([.$C203]=3;[.E203];IF([.$C203]=4;[.E203];[.G20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2">
            <text:p>202</text:p>
          </table:table-cell>
          <table:table-cell table:formula="of:=[.A204]/60" office:value-type="float" office:value="3.36666666666667">
            <text:p>3.3666666667</text:p>
          </table:table-cell>
          <table:table-cell table:formula="of:=INT([.B204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4];60))/60" office:value-type="float" office:value="93.5">
            <text:p>93.5</text:p>
          </table:table-cell>
          <table:table-cell table:formula="of:=(255*(60-MOD([.A204];60)))/60" office:value-type="float" office:value="161.5">
            <text:p>161.5</text:p>
          </table:table-cell>
          <table:table-cell office:value-type="string">
            <text:p>{</text:p>
          </table:table-cell>
          <table:table-cell table:formula="of:=ROUND(IF([.$C204]=0;[.E204];IF([.$C204]=1;[.G204];IF([.$C204]=2;[.D204];IF([.$C204]=3;[.D204];IF([.$C204]=4;[.F204];[.E20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4]=0;[.F204];IF([.$C204]=1;[.E204];IF([.$C204]=2;[.E204];IF([.$C204]=3;[.G204];IF([.$C204]=4;[.D204];[.D204])))));0)" office:value-type="float" office:value="162">
            <text:p>162</text:p>
          </table:table-cell>
          <table:table-cell office:value-type="string">
            <text:p>,</text:p>
          </table:table-cell>
          <table:table-cell table:formula="of:=ROUND(IF([.$C204]=0;[.D204];IF([.$C204]=1;[.D204];IF([.$C204]=2;[.F204];IF([.$C204]=3;[.E204];IF([.$C204]=4;[.E204];[.G20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3">
            <text:p>203</text:p>
          </table:table-cell>
          <table:table-cell table:formula="of:=[.A205]/60" office:value-type="float" office:value="3.38333333333333">
            <text:p>3.3833333333</text:p>
          </table:table-cell>
          <table:table-cell table:formula="of:=INT([.B205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5];60))/60" office:value-type="float" office:value="97.75">
            <text:p>97.75</text:p>
          </table:table-cell>
          <table:table-cell table:formula="of:=(255*(60-MOD([.A205];60)))/60" office:value-type="float" office:value="157.25">
            <text:p>157.25</text:p>
          </table:table-cell>
          <table:table-cell office:value-type="string">
            <text:p>{</text:p>
          </table:table-cell>
          <table:table-cell table:formula="of:=ROUND(IF([.$C205]=0;[.E205];IF([.$C205]=1;[.G205];IF([.$C205]=2;[.D205];IF([.$C205]=3;[.D205];IF([.$C205]=4;[.F205];[.E20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5]=0;[.F205];IF([.$C205]=1;[.E205];IF([.$C205]=2;[.E205];IF([.$C205]=3;[.G205];IF([.$C205]=4;[.D205];[.D205])))));0)" office:value-type="float" office:value="157">
            <text:p>157</text:p>
          </table:table-cell>
          <table:table-cell office:value-type="string">
            <text:p>,</text:p>
          </table:table-cell>
          <table:table-cell table:formula="of:=ROUND(IF([.$C205]=0;[.D205];IF([.$C205]=1;[.D205];IF([.$C205]=2;[.F205];IF([.$C205]=3;[.E205];IF([.$C205]=4;[.E205];[.G20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4">
            <text:p>204</text:p>
          </table:table-cell>
          <table:table-cell table:formula="of:=[.A206]/60" office:value-type="float" office:value="3.4">
            <text:p>3.4</text:p>
          </table:table-cell>
          <table:table-cell table:formula="of:=INT([.B20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6];60))/60" office:value-type="float" office:value="102">
            <text:p>102</text:p>
          </table:table-cell>
          <table:table-cell table:formula="of:=(255*(60-MOD([.A206];60)))/60" office:value-type="float" office:value="153">
            <text:p>153</text:p>
          </table:table-cell>
          <table:table-cell office:value-type="string">
            <text:p>{</text:p>
          </table:table-cell>
          <table:table-cell table:formula="of:=ROUND(IF([.$C206]=0;[.E206];IF([.$C206]=1;[.G206];IF([.$C206]=2;[.D206];IF([.$C206]=3;[.D206];IF([.$C206]=4;[.F206];[.E20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6]=0;[.F206];IF([.$C206]=1;[.E206];IF([.$C206]=2;[.E206];IF([.$C206]=3;[.G206];IF([.$C206]=4;[.D206];[.D206])))));0)" office:value-type="float" office:value="153">
            <text:p>153</text:p>
          </table:table-cell>
          <table:table-cell office:value-type="string">
            <text:p>,</text:p>
          </table:table-cell>
          <table:table-cell table:formula="of:=ROUND(IF([.$C206]=0;[.D206];IF([.$C206]=1;[.D206];IF([.$C206]=2;[.F206];IF([.$C206]=3;[.E206];IF([.$C206]=4;[.E206];[.G20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5">
            <text:p>205</text:p>
          </table:table-cell>
          <table:table-cell table:formula="of:=[.A207]/60" office:value-type="float" office:value="3.41666666666667">
            <text:p>3.4166666667</text:p>
          </table:table-cell>
          <table:table-cell table:formula="of:=INT([.B207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7];60))/60" office:value-type="float" office:value="106.25">
            <text:p>106.25</text:p>
          </table:table-cell>
          <table:table-cell table:formula="of:=(255*(60-MOD([.A207];60)))/60" office:value-type="float" office:value="148.75">
            <text:p>148.75</text:p>
          </table:table-cell>
          <table:table-cell office:value-type="string">
            <text:p>{</text:p>
          </table:table-cell>
          <table:table-cell table:formula="of:=ROUND(IF([.$C207]=0;[.E207];IF([.$C207]=1;[.G207];IF([.$C207]=2;[.D207];IF([.$C207]=3;[.D207];IF([.$C207]=4;[.F207];[.E20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7]=0;[.F207];IF([.$C207]=1;[.E207];IF([.$C207]=2;[.E207];IF([.$C207]=3;[.G207];IF([.$C207]=4;[.D207];[.D207])))));0)" office:value-type="float" office:value="149">
            <text:p>149</text:p>
          </table:table-cell>
          <table:table-cell office:value-type="string">
            <text:p>,</text:p>
          </table:table-cell>
          <table:table-cell table:formula="of:=ROUND(IF([.$C207]=0;[.D207];IF([.$C207]=1;[.D207];IF([.$C207]=2;[.F207];IF([.$C207]=3;[.E207];IF([.$C207]=4;[.E207];[.G20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6">
            <text:p>206</text:p>
          </table:table-cell>
          <table:table-cell table:formula="of:=[.A208]/60" office:value-type="float" office:value="3.43333333333333">
            <text:p>3.4333333333</text:p>
          </table:table-cell>
          <table:table-cell table:formula="of:=INT([.B20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8];60))/60" office:value-type="float" office:value="110.5">
            <text:p>110.5</text:p>
          </table:table-cell>
          <table:table-cell table:formula="of:=(255*(60-MOD([.A208];60)))/60" office:value-type="float" office:value="144.5">
            <text:p>144.5</text:p>
          </table:table-cell>
          <table:table-cell office:value-type="string">
            <text:p>{</text:p>
          </table:table-cell>
          <table:table-cell table:formula="of:=ROUND(IF([.$C208]=0;[.E208];IF([.$C208]=1;[.G208];IF([.$C208]=2;[.D208];IF([.$C208]=3;[.D208];IF([.$C208]=4;[.F208];[.E20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8]=0;[.F208];IF([.$C208]=1;[.E208];IF([.$C208]=2;[.E208];IF([.$C208]=3;[.G208];IF([.$C208]=4;[.D208];[.D208])))));0)" office:value-type="float" office:value="145">
            <text:p>145</text:p>
          </table:table-cell>
          <table:table-cell office:value-type="string">
            <text:p>,</text:p>
          </table:table-cell>
          <table:table-cell table:formula="of:=ROUND(IF([.$C208]=0;[.D208];IF([.$C208]=1;[.D208];IF([.$C208]=2;[.F208];IF([.$C208]=3;[.E208];IF([.$C208]=4;[.E208];[.G20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7">
            <text:p>207</text:p>
          </table:table-cell>
          <table:table-cell table:formula="of:=[.A209]/60" office:value-type="float" office:value="3.45">
            <text:p>3.45</text:p>
          </table:table-cell>
          <table:table-cell table:formula="of:=INT([.B20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09];60))/60" office:value-type="float" office:value="114.75">
            <text:p>114.75</text:p>
          </table:table-cell>
          <table:table-cell table:formula="of:=(255*(60-MOD([.A209];60)))/60" office:value-type="float" office:value="140.25">
            <text:p>140.25</text:p>
          </table:table-cell>
          <table:table-cell office:value-type="string">
            <text:p>{</text:p>
          </table:table-cell>
          <table:table-cell table:formula="of:=ROUND(IF([.$C209]=0;[.E209];IF([.$C209]=1;[.G209];IF([.$C209]=2;[.D209];IF([.$C209]=3;[.D209];IF([.$C209]=4;[.F209];[.E20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09]=0;[.F209];IF([.$C209]=1;[.E209];IF([.$C209]=2;[.E209];IF([.$C209]=3;[.G209];IF([.$C209]=4;[.D209];[.D209])))));0)" office:value-type="float" office:value="140">
            <text:p>140</text:p>
          </table:table-cell>
          <table:table-cell office:value-type="string">
            <text:p>,</text:p>
          </table:table-cell>
          <table:table-cell table:formula="of:=ROUND(IF([.$C209]=0;[.D209];IF([.$C209]=1;[.D209];IF([.$C209]=2;[.F209];IF([.$C209]=3;[.E209];IF([.$C209]=4;[.E209];[.G20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8">
            <text:p>208</text:p>
          </table:table-cell>
          <table:table-cell table:formula="of:=[.A210]/60" office:value-type="float" office:value="3.46666666666667">
            <text:p>3.4666666667</text:p>
          </table:table-cell>
          <table:table-cell table:formula="of:=INT([.B210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0];60))/60" office:value-type="float" office:value="119">
            <text:p>119</text:p>
          </table:table-cell>
          <table:table-cell table:formula="of:=(255*(60-MOD([.A210];60)))/60" office:value-type="float" office:value="136">
            <text:p>136</text:p>
          </table:table-cell>
          <table:table-cell office:value-type="string">
            <text:p>{</text:p>
          </table:table-cell>
          <table:table-cell table:formula="of:=ROUND(IF([.$C210]=0;[.E210];IF([.$C210]=1;[.G210];IF([.$C210]=2;[.D210];IF([.$C210]=3;[.D210];IF([.$C210]=4;[.F210];[.E21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0]=0;[.F210];IF([.$C210]=1;[.E210];IF([.$C210]=2;[.E210];IF([.$C210]=3;[.G210];IF([.$C210]=4;[.D210];[.D210])))));0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IF([.$C210]=0;[.D210];IF([.$C210]=1;[.D210];IF([.$C210]=2;[.F210];IF([.$C210]=3;[.E210];IF([.$C210]=4;[.E210];[.G21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09">
            <text:p>209</text:p>
          </table:table-cell>
          <table:table-cell table:formula="of:=[.A211]/60" office:value-type="float" office:value="3.48333333333333">
            <text:p>3.4833333333</text:p>
          </table:table-cell>
          <table:table-cell table:formula="of:=INT([.B21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1];60))/60" office:value-type="float" office:value="123.25">
            <text:p>123.25</text:p>
          </table:table-cell>
          <table:table-cell table:formula="of:=(255*(60-MOD([.A211];60)))/60" office:value-type="float" office:value="131.75">
            <text:p>131.75</text:p>
          </table:table-cell>
          <table:table-cell office:value-type="string">
            <text:p>{</text:p>
          </table:table-cell>
          <table:table-cell table:formula="of:=ROUND(IF([.$C211]=0;[.E211];IF([.$C211]=1;[.G211];IF([.$C211]=2;[.D211];IF([.$C211]=3;[.D211];IF([.$C211]=4;[.F211];[.E21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1]=0;[.F211];IF([.$C211]=1;[.E211];IF([.$C211]=2;[.E211];IF([.$C211]=3;[.G211];IF([.$C211]=4;[.D211];[.D211])))));0)" office:value-type="float" office:value="132">
            <text:p>132</text:p>
          </table:table-cell>
          <table:table-cell office:value-type="string">
            <text:p>,</text:p>
          </table:table-cell>
          <table:table-cell table:formula="of:=ROUND(IF([.$C211]=0;[.D211];IF([.$C211]=1;[.D211];IF([.$C211]=2;[.F211];IF([.$C211]=3;[.E211];IF([.$C211]=4;[.E211];[.G21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0">
            <text:p>210</text:p>
          </table:table-cell>
          <table:table-cell table:formula="of:=[.A212]/60" office:value-type="float" office:value="3.5">
            <text:p>3.5</text:p>
          </table:table-cell>
          <table:table-cell table:formula="of:=INT([.B21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2];60))/60" office:value-type="float" office:value="127.5">
            <text:p>127.5</text:p>
          </table:table-cell>
          <table:table-cell table:formula="of:=(255*(60-MOD([.A212];60)))/60" office:value-type="float" office:value="127.5">
            <text:p>127.5</text:p>
          </table:table-cell>
          <table:table-cell office:value-type="string">
            <text:p>{</text:p>
          </table:table-cell>
          <table:table-cell table:formula="of:=ROUND(IF([.$C212]=0;[.E212];IF([.$C212]=1;[.G212];IF([.$C212]=2;[.D212];IF([.$C212]=3;[.D212];IF([.$C212]=4;[.F212];[.E21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2]=0;[.F212];IF([.$C212]=1;[.E212];IF([.$C212]=2;[.E212];IF([.$C212]=3;[.G212];IF([.$C212]=4;[.D212];[.D212])))));0)" office:value-type="float" office:value="128">
            <text:p>128</text:p>
          </table:table-cell>
          <table:table-cell office:value-type="string">
            <text:p>,</text:p>
          </table:table-cell>
          <table:table-cell table:formula="of:=ROUND(IF([.$C212]=0;[.D212];IF([.$C212]=1;[.D212];IF([.$C212]=2;[.F212];IF([.$C212]=3;[.E212];IF([.$C212]=4;[.E212];[.G21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1">
            <text:p>211</text:p>
          </table:table-cell>
          <table:table-cell table:formula="of:=[.A213]/60" office:value-type="float" office:value="3.51666666666667">
            <text:p>3.5166666667</text:p>
          </table:table-cell>
          <table:table-cell table:formula="of:=INT([.B213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3];60))/60" office:value-type="float" office:value="131.75">
            <text:p>131.75</text:p>
          </table:table-cell>
          <table:table-cell table:formula="of:=(255*(60-MOD([.A213];60)))/60" office:value-type="float" office:value="123.25">
            <text:p>123.25</text:p>
          </table:table-cell>
          <table:table-cell office:value-type="string">
            <text:p>{</text:p>
          </table:table-cell>
          <table:table-cell table:formula="of:=ROUND(IF([.$C213]=0;[.E213];IF([.$C213]=1;[.G213];IF([.$C213]=2;[.D213];IF([.$C213]=3;[.D213];IF([.$C213]=4;[.F213];[.E21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3]=0;[.F213];IF([.$C213]=1;[.E213];IF([.$C213]=2;[.E213];IF([.$C213]=3;[.G213];IF([.$C213]=4;[.D213];[.D213])))));0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IF([.$C213]=0;[.D213];IF([.$C213]=1;[.D213];IF([.$C213]=2;[.F213];IF([.$C213]=3;[.E213];IF([.$C213]=4;[.E213];[.G21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2">
            <text:p>212</text:p>
          </table:table-cell>
          <table:table-cell table:formula="of:=[.A214]/60" office:value-type="float" office:value="3.53333333333333">
            <text:p>3.5333333333</text:p>
          </table:table-cell>
          <table:table-cell table:formula="of:=INT([.B214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4];60))/60" office:value-type="float" office:value="136">
            <text:p>136</text:p>
          </table:table-cell>
          <table:table-cell table:formula="of:=(255*(60-MOD([.A214];60)))/60" office:value-type="float" office:value="119">
            <text:p>119</text:p>
          </table:table-cell>
          <table:table-cell office:value-type="string">
            <text:p>{</text:p>
          </table:table-cell>
          <table:table-cell table:formula="of:=ROUND(IF([.$C214]=0;[.E214];IF([.$C214]=1;[.G214];IF([.$C214]=2;[.D214];IF([.$C214]=3;[.D214];IF([.$C214]=4;[.F214];[.E21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4]=0;[.F214];IF([.$C214]=1;[.E214];IF([.$C214]=2;[.E214];IF([.$C214]=3;[.G214];IF([.$C214]=4;[.D214];[.D214])))));0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IF([.$C214]=0;[.D214];IF([.$C214]=1;[.D214];IF([.$C214]=2;[.F214];IF([.$C214]=3;[.E214];IF([.$C214]=4;[.E214];[.G21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3">
            <text:p>213</text:p>
          </table:table-cell>
          <table:table-cell table:formula="of:=[.A215]/60" office:value-type="float" office:value="3.55">
            <text:p>3.55</text:p>
          </table:table-cell>
          <table:table-cell table:formula="of:=INT([.B215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5];60))/60" office:value-type="float" office:value="140.25">
            <text:p>140.25</text:p>
          </table:table-cell>
          <table:table-cell table:formula="of:=(255*(60-MOD([.A215];60)))/60" office:value-type="float" office:value="114.75">
            <text:p>114.75</text:p>
          </table:table-cell>
          <table:table-cell office:value-type="string">
            <text:p>{</text:p>
          </table:table-cell>
          <table:table-cell table:formula="of:=ROUND(IF([.$C215]=0;[.E215];IF([.$C215]=1;[.G215];IF([.$C215]=2;[.D215];IF([.$C215]=3;[.D215];IF([.$C215]=4;[.F215];[.E21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5]=0;[.F215];IF([.$C215]=1;[.E215];IF([.$C215]=2;[.E215];IF([.$C215]=3;[.G215];IF([.$C215]=4;[.D215];[.D215])))));0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IF([.$C215]=0;[.D215];IF([.$C215]=1;[.D215];IF([.$C215]=2;[.F215];IF([.$C215]=3;[.E215];IF([.$C215]=4;[.E215];[.G21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4">
            <text:p>214</text:p>
          </table:table-cell>
          <table:table-cell table:formula="of:=[.A216]/60" office:value-type="float" office:value="3.56666666666667">
            <text:p>3.5666666667</text:p>
          </table:table-cell>
          <table:table-cell table:formula="of:=INT([.B21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6];60))/60" office:value-type="float" office:value="144.5">
            <text:p>144.5</text:p>
          </table:table-cell>
          <table:table-cell table:formula="of:=(255*(60-MOD([.A216];60)))/60" office:value-type="float" office:value="110.5">
            <text:p>110.5</text:p>
          </table:table-cell>
          <table:table-cell office:value-type="string">
            <text:p>{</text:p>
          </table:table-cell>
          <table:table-cell table:formula="of:=ROUND(IF([.$C216]=0;[.E216];IF([.$C216]=1;[.G216];IF([.$C216]=2;[.D216];IF([.$C216]=3;[.D216];IF([.$C216]=4;[.F216];[.E21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6]=0;[.F216];IF([.$C216]=1;[.E216];IF([.$C216]=2;[.E216];IF([.$C216]=3;[.G216];IF([.$C216]=4;[.D216];[.D216])))));0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IF([.$C216]=0;[.D216];IF([.$C216]=1;[.D216];IF([.$C216]=2;[.F216];IF([.$C216]=3;[.E216];IF([.$C216]=4;[.E216];[.G21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5">
            <text:p>215</text:p>
          </table:table-cell>
          <table:table-cell table:formula="of:=[.A217]/60" office:value-type="float" office:value="3.58333333333333">
            <text:p>3.5833333333</text:p>
          </table:table-cell>
          <table:table-cell table:formula="of:=INT([.B217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7];60))/60" office:value-type="float" office:value="148.75">
            <text:p>148.75</text:p>
          </table:table-cell>
          <table:table-cell table:formula="of:=(255*(60-MOD([.A217];60)))/60" office:value-type="float" office:value="106.25">
            <text:p>106.25</text:p>
          </table:table-cell>
          <table:table-cell office:value-type="string">
            <text:p>{</text:p>
          </table:table-cell>
          <table:table-cell table:formula="of:=ROUND(IF([.$C217]=0;[.E217];IF([.$C217]=1;[.G217];IF([.$C217]=2;[.D217];IF([.$C217]=3;[.D217];IF([.$C217]=4;[.F217];[.E21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7]=0;[.F217];IF([.$C217]=1;[.E217];IF([.$C217]=2;[.E217];IF([.$C217]=3;[.G217];IF([.$C217]=4;[.D217];[.D217])))));0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IF([.$C217]=0;[.D217];IF([.$C217]=1;[.D217];IF([.$C217]=2;[.F217];IF([.$C217]=3;[.E217];IF([.$C217]=4;[.E217];[.G21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6">
            <text:p>216</text:p>
          </table:table-cell>
          <table:table-cell table:formula="of:=[.A218]/60" office:value-type="float" office:value="3.6">
            <text:p>3.6</text:p>
          </table:table-cell>
          <table:table-cell table:formula="of:=INT([.B21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8];60))/60" office:value-type="float" office:value="153">
            <text:p>153</text:p>
          </table:table-cell>
          <table:table-cell table:formula="of:=(255*(60-MOD([.A218];60)))/60" office:value-type="float" office:value="102">
            <text:p>102</text:p>
          </table:table-cell>
          <table:table-cell office:value-type="string">
            <text:p>{</text:p>
          </table:table-cell>
          <table:table-cell table:formula="of:=ROUND(IF([.$C218]=0;[.E218];IF([.$C218]=1;[.G218];IF([.$C218]=2;[.D218];IF([.$C218]=3;[.D218];IF([.$C218]=4;[.F218];[.E21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8]=0;[.F218];IF([.$C218]=1;[.E218];IF([.$C218]=2;[.E218];IF([.$C218]=3;[.G218];IF([.$C218]=4;[.D218];[.D218])))));0)" office:value-type="float" office:value="102">
            <text:p>102</text:p>
          </table:table-cell>
          <table:table-cell office:value-type="string">
            <text:p>,</text:p>
          </table:table-cell>
          <table:table-cell table:formula="of:=ROUND(IF([.$C218]=0;[.D218];IF([.$C218]=1;[.D218];IF([.$C218]=2;[.F218];IF([.$C218]=3;[.E218];IF([.$C218]=4;[.E218];[.G21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7">
            <text:p>217</text:p>
          </table:table-cell>
          <table:table-cell table:formula="of:=[.A219]/60" office:value-type="float" office:value="3.61666666666667">
            <text:p>3.6166666667</text:p>
          </table:table-cell>
          <table:table-cell table:formula="of:=INT([.B21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19];60))/60" office:value-type="float" office:value="157.25">
            <text:p>157.25</text:p>
          </table:table-cell>
          <table:table-cell table:formula="of:=(255*(60-MOD([.A219];60)))/60" office:value-type="float" office:value="97.75">
            <text:p>97.75</text:p>
          </table:table-cell>
          <table:table-cell office:value-type="string">
            <text:p>{</text:p>
          </table:table-cell>
          <table:table-cell table:formula="of:=ROUND(IF([.$C219]=0;[.E219];IF([.$C219]=1;[.G219];IF([.$C219]=2;[.D219];IF([.$C219]=3;[.D219];IF([.$C219]=4;[.F219];[.E21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19]=0;[.F219];IF([.$C219]=1;[.E219];IF([.$C219]=2;[.E219];IF([.$C219]=3;[.G219];IF([.$C219]=4;[.D219];[.D219])))));0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IF([.$C219]=0;[.D219];IF([.$C219]=1;[.D219];IF([.$C219]=2;[.F219];IF([.$C219]=3;[.E219];IF([.$C219]=4;[.E219];[.G21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8">
            <text:p>218</text:p>
          </table:table-cell>
          <table:table-cell table:formula="of:=[.A220]/60" office:value-type="float" office:value="3.63333333333333">
            <text:p>3.6333333333</text:p>
          </table:table-cell>
          <table:table-cell table:formula="of:=INT([.B220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0];60))/60" office:value-type="float" office:value="161.5">
            <text:p>161.5</text:p>
          </table:table-cell>
          <table:table-cell table:formula="of:=(255*(60-MOD([.A220];60)))/60" office:value-type="float" office:value="93.5">
            <text:p>93.5</text:p>
          </table:table-cell>
          <table:table-cell office:value-type="string">
            <text:p>{</text:p>
          </table:table-cell>
          <table:table-cell table:formula="of:=ROUND(IF([.$C220]=0;[.E220];IF([.$C220]=1;[.G220];IF([.$C220]=2;[.D220];IF([.$C220]=3;[.D220];IF([.$C220]=4;[.F220];[.E22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0]=0;[.F220];IF([.$C220]=1;[.E220];IF([.$C220]=2;[.E220];IF([.$C220]=3;[.G220];IF([.$C220]=4;[.D220];[.D220])))));0)" office:value-type="float" office:value="94">
            <text:p>94</text:p>
          </table:table-cell>
          <table:table-cell office:value-type="string">
            <text:p>,</text:p>
          </table:table-cell>
          <table:table-cell table:formula="of:=ROUND(IF([.$C220]=0;[.D220];IF([.$C220]=1;[.D220];IF([.$C220]=2;[.F220];IF([.$C220]=3;[.E220];IF([.$C220]=4;[.E220];[.G22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19">
            <text:p>219</text:p>
          </table:table-cell>
          <table:table-cell table:formula="of:=[.A221]/60" office:value-type="float" office:value="3.65">
            <text:p>3.65</text:p>
          </table:table-cell>
          <table:table-cell table:formula="of:=INT([.B22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1];60))/60" office:value-type="float" office:value="165.75">
            <text:p>165.75</text:p>
          </table:table-cell>
          <table:table-cell table:formula="of:=(255*(60-MOD([.A221];60)))/60" office:value-type="float" office:value="89.25">
            <text:p>89.25</text:p>
          </table:table-cell>
          <table:table-cell office:value-type="string">
            <text:p>{</text:p>
          </table:table-cell>
          <table:table-cell table:formula="of:=ROUND(IF([.$C221]=0;[.E221];IF([.$C221]=1;[.G221];IF([.$C221]=2;[.D221];IF([.$C221]=3;[.D221];IF([.$C221]=4;[.F221];[.E22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1]=0;[.F221];IF([.$C221]=1;[.E221];IF([.$C221]=2;[.E221];IF([.$C221]=3;[.G221];IF([.$C221]=4;[.D221];[.D221])))));0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IF([.$C221]=0;[.D221];IF([.$C221]=1;[.D221];IF([.$C221]=2;[.F221];IF([.$C221]=3;[.E221];IF([.$C221]=4;[.E221];[.G22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0">
            <text:p>220</text:p>
          </table:table-cell>
          <table:table-cell table:formula="of:=[.A222]/60" office:value-type="float" office:value="3.66666666666667">
            <text:p>3.6666666667</text:p>
          </table:table-cell>
          <table:table-cell table:formula="of:=INT([.B22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2];60))/60" office:value-type="float" office:value="170">
            <text:p>170</text:p>
          </table:table-cell>
          <table:table-cell table:formula="of:=(255*(60-MOD([.A222];60)))/60" office:value-type="float" office:value="85">
            <text:p>85</text:p>
          </table:table-cell>
          <table:table-cell office:value-type="string">
            <text:p>{</text:p>
          </table:table-cell>
          <table:table-cell table:formula="of:=ROUND(IF([.$C222]=0;[.E222];IF([.$C222]=1;[.G222];IF([.$C222]=2;[.D222];IF([.$C222]=3;[.D222];IF([.$C222]=4;[.F222];[.E22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2]=0;[.F222];IF([.$C222]=1;[.E222];IF([.$C222]=2;[.E222];IF([.$C222]=3;[.G222];IF([.$C222]=4;[.D222];[.D222])))));0)" office:value-type="float" office:value="85">
            <text:p>85</text:p>
          </table:table-cell>
          <table:table-cell office:value-type="string">
            <text:p>,</text:p>
          </table:table-cell>
          <table:table-cell table:formula="of:=ROUND(IF([.$C222]=0;[.D222];IF([.$C222]=1;[.D222];IF([.$C222]=2;[.F222];IF([.$C222]=3;[.E222];IF([.$C222]=4;[.E222];[.G22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1">
            <text:p>221</text:p>
          </table:table-cell>
          <table:table-cell table:formula="of:=[.A223]/60" office:value-type="float" office:value="3.68333333333333">
            <text:p>3.6833333333</text:p>
          </table:table-cell>
          <table:table-cell table:formula="of:=INT([.B223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3];60))/60" office:value-type="float" office:value="174.25">
            <text:p>174.25</text:p>
          </table:table-cell>
          <table:table-cell table:formula="of:=(255*(60-MOD([.A223];60)))/60" office:value-type="float" office:value="80.75">
            <text:p>80.75</text:p>
          </table:table-cell>
          <table:table-cell office:value-type="string">
            <text:p>{</text:p>
          </table:table-cell>
          <table:table-cell table:formula="of:=ROUND(IF([.$C223]=0;[.E223];IF([.$C223]=1;[.G223];IF([.$C223]=2;[.D223];IF([.$C223]=3;[.D223];IF([.$C223]=4;[.F223];[.E22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3]=0;[.F223];IF([.$C223]=1;[.E223];IF([.$C223]=2;[.E223];IF([.$C223]=3;[.G223];IF([.$C223]=4;[.D223];[.D223])))));0)" office:value-type="float" office:value="81">
            <text:p>81</text:p>
          </table:table-cell>
          <table:table-cell office:value-type="string">
            <text:p>,</text:p>
          </table:table-cell>
          <table:table-cell table:formula="of:=ROUND(IF([.$C223]=0;[.D223];IF([.$C223]=1;[.D223];IF([.$C223]=2;[.F223];IF([.$C223]=3;[.E223];IF([.$C223]=4;[.E223];[.G22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2">
            <text:p>222</text:p>
          </table:table-cell>
          <table:table-cell table:formula="of:=[.A224]/60" office:value-type="float" office:value="3.7">
            <text:p>3.7</text:p>
          </table:table-cell>
          <table:table-cell table:formula="of:=INT([.B224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4];60))/60" office:value-type="float" office:value="178.5">
            <text:p>178.5</text:p>
          </table:table-cell>
          <table:table-cell table:formula="of:=(255*(60-MOD([.A224];60)))/60" office:value-type="float" office:value="76.5">
            <text:p>76.5</text:p>
          </table:table-cell>
          <table:table-cell office:value-type="string">
            <text:p>{</text:p>
          </table:table-cell>
          <table:table-cell table:formula="of:=ROUND(IF([.$C224]=0;[.E224];IF([.$C224]=1;[.G224];IF([.$C224]=2;[.D224];IF([.$C224]=3;[.D224];IF([.$C224]=4;[.F224];[.E22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4]=0;[.F224];IF([.$C224]=1;[.E224];IF([.$C224]=2;[.E224];IF([.$C224]=3;[.G224];IF([.$C224]=4;[.D224];[.D224])))));0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IF([.$C224]=0;[.D224];IF([.$C224]=1;[.D224];IF([.$C224]=2;[.F224];IF([.$C224]=3;[.E224];IF([.$C224]=4;[.E224];[.G22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3">
            <text:p>223</text:p>
          </table:table-cell>
          <table:table-cell table:formula="of:=[.A225]/60" office:value-type="float" office:value="3.71666666666667">
            <text:p>3.7166666667</text:p>
          </table:table-cell>
          <table:table-cell table:formula="of:=INT([.B225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5];60))/60" office:value-type="float" office:value="182.75">
            <text:p>182.75</text:p>
          </table:table-cell>
          <table:table-cell table:formula="of:=(255*(60-MOD([.A225];60)))/60" office:value-type="float" office:value="72.25">
            <text:p>72.25</text:p>
          </table:table-cell>
          <table:table-cell office:value-type="string">
            <text:p>{</text:p>
          </table:table-cell>
          <table:table-cell table:formula="of:=ROUND(IF([.$C225]=0;[.E225];IF([.$C225]=1;[.G225];IF([.$C225]=2;[.D225];IF([.$C225]=3;[.D225];IF([.$C225]=4;[.F225];[.E22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5]=0;[.F225];IF([.$C225]=1;[.E225];IF([.$C225]=2;[.E225];IF([.$C225]=3;[.G225];IF([.$C225]=4;[.D225];[.D225])))));0)" office:value-type="float" office:value="72">
            <text:p>72</text:p>
          </table:table-cell>
          <table:table-cell office:value-type="string">
            <text:p>,</text:p>
          </table:table-cell>
          <table:table-cell table:formula="of:=ROUND(IF([.$C225]=0;[.D225];IF([.$C225]=1;[.D225];IF([.$C225]=2;[.F225];IF([.$C225]=3;[.E225];IF([.$C225]=4;[.E225];[.G22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4">
            <text:p>224</text:p>
          </table:table-cell>
          <table:table-cell table:formula="of:=[.A226]/60" office:value-type="float" office:value="3.73333333333333">
            <text:p>3.7333333333</text:p>
          </table:table-cell>
          <table:table-cell table:formula="of:=INT([.B22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6];60))/60" office:value-type="float" office:value="187">
            <text:p>187</text:p>
          </table:table-cell>
          <table:table-cell table:formula="of:=(255*(60-MOD([.A226];60)))/60" office:value-type="float" office:value="68">
            <text:p>68</text:p>
          </table:table-cell>
          <table:table-cell office:value-type="string">
            <text:p>{</text:p>
          </table:table-cell>
          <table:table-cell table:formula="of:=ROUND(IF([.$C226]=0;[.E226];IF([.$C226]=1;[.G226];IF([.$C226]=2;[.D226];IF([.$C226]=3;[.D226];IF([.$C226]=4;[.F226];[.E22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6]=0;[.F226];IF([.$C226]=1;[.E226];IF([.$C226]=2;[.E226];IF([.$C226]=3;[.G226];IF([.$C226]=4;[.D226];[.D226])))));0)" office:value-type="float" office:value="68">
            <text:p>68</text:p>
          </table:table-cell>
          <table:table-cell office:value-type="string">
            <text:p>,</text:p>
          </table:table-cell>
          <table:table-cell table:formula="of:=ROUND(IF([.$C226]=0;[.D226];IF([.$C226]=1;[.D226];IF([.$C226]=2;[.F226];IF([.$C226]=3;[.E226];IF([.$C226]=4;[.E226];[.G22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5">
            <text:p>225</text:p>
          </table:table-cell>
          <table:table-cell table:formula="of:=[.A227]/60" office:value-type="float" office:value="3.75">
            <text:p>3.75</text:p>
          </table:table-cell>
          <table:table-cell table:formula="of:=INT([.B227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7];60))/60" office:value-type="float" office:value="191.25">
            <text:p>191.25</text:p>
          </table:table-cell>
          <table:table-cell table:formula="of:=(255*(60-MOD([.A227];60)))/60" office:value-type="float" office:value="63.75">
            <text:p>63.75</text:p>
          </table:table-cell>
          <table:table-cell office:value-type="string">
            <text:p>{</text:p>
          </table:table-cell>
          <table:table-cell table:formula="of:=ROUND(IF([.$C227]=0;[.E227];IF([.$C227]=1;[.G227];IF([.$C227]=2;[.D227];IF([.$C227]=3;[.D227];IF([.$C227]=4;[.F227];[.E22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7]=0;[.F227];IF([.$C227]=1;[.E227];IF([.$C227]=2;[.E227];IF([.$C227]=3;[.G227];IF([.$C227]=4;[.D227];[.D227])))));0)" office:value-type="float" office:value="64">
            <text:p>64</text:p>
          </table:table-cell>
          <table:table-cell office:value-type="string">
            <text:p>,</text:p>
          </table:table-cell>
          <table:table-cell table:formula="of:=ROUND(IF([.$C227]=0;[.D227];IF([.$C227]=1;[.D227];IF([.$C227]=2;[.F227];IF([.$C227]=3;[.E227];IF([.$C227]=4;[.E227];[.G22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6">
            <text:p>226</text:p>
          </table:table-cell>
          <table:table-cell table:formula="of:=[.A228]/60" office:value-type="float" office:value="3.76666666666667">
            <text:p>3.7666666667</text:p>
          </table:table-cell>
          <table:table-cell table:formula="of:=INT([.B22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8];60))/60" office:value-type="float" office:value="195.5">
            <text:p>195.5</text:p>
          </table:table-cell>
          <table:table-cell table:formula="of:=(255*(60-MOD([.A228];60)))/60" office:value-type="float" office:value="59.5">
            <text:p>59.5</text:p>
          </table:table-cell>
          <table:table-cell office:value-type="string">
            <text:p>{</text:p>
          </table:table-cell>
          <table:table-cell table:formula="of:=ROUND(IF([.$C228]=0;[.E228];IF([.$C228]=1;[.G228];IF([.$C228]=2;[.D228];IF([.$C228]=3;[.D228];IF([.$C228]=4;[.F228];[.E22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8]=0;[.F228];IF([.$C228]=1;[.E228];IF([.$C228]=2;[.E228];IF([.$C228]=3;[.G228];IF([.$C228]=4;[.D228];[.D228])))));0)" office:value-type="float" office:value="60">
            <text:p>60</text:p>
          </table:table-cell>
          <table:table-cell office:value-type="string">
            <text:p>,</text:p>
          </table:table-cell>
          <table:table-cell table:formula="of:=ROUND(IF([.$C228]=0;[.D228];IF([.$C228]=1;[.D228];IF([.$C228]=2;[.F228];IF([.$C228]=3;[.E228];IF([.$C228]=4;[.E228];[.G22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7">
            <text:p>227</text:p>
          </table:table-cell>
          <table:table-cell table:formula="of:=[.A229]/60" office:value-type="float" office:value="3.78333333333333">
            <text:p>3.7833333333</text:p>
          </table:table-cell>
          <table:table-cell table:formula="of:=INT([.B22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29];60))/60" office:value-type="float" office:value="199.75">
            <text:p>199.75</text:p>
          </table:table-cell>
          <table:table-cell table:formula="of:=(255*(60-MOD([.A229];60)))/60" office:value-type="float" office:value="55.25">
            <text:p>55.25</text:p>
          </table:table-cell>
          <table:table-cell office:value-type="string">
            <text:p>{</text:p>
          </table:table-cell>
          <table:table-cell table:formula="of:=ROUND(IF([.$C229]=0;[.E229];IF([.$C229]=1;[.G229];IF([.$C229]=2;[.D229];IF([.$C229]=3;[.D229];IF([.$C229]=4;[.F229];[.E22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29]=0;[.F229];IF([.$C229]=1;[.E229];IF([.$C229]=2;[.E229];IF([.$C229]=3;[.G229];IF([.$C229]=4;[.D229];[.D229])))));0)" office:value-type="float" office:value="55">
            <text:p>55</text:p>
          </table:table-cell>
          <table:table-cell office:value-type="string">
            <text:p>,</text:p>
          </table:table-cell>
          <table:table-cell table:formula="of:=ROUND(IF([.$C229]=0;[.D229];IF([.$C229]=1;[.D229];IF([.$C229]=2;[.F229];IF([.$C229]=3;[.E229];IF([.$C229]=4;[.E229];[.G22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8">
            <text:p>228</text:p>
          </table:table-cell>
          <table:table-cell table:formula="of:=[.A230]/60" office:value-type="float" office:value="3.8">
            <text:p>3.8</text:p>
          </table:table-cell>
          <table:table-cell table:formula="of:=INT([.B230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0];60))/60" office:value-type="float" office:value="204">
            <text:p>204</text:p>
          </table:table-cell>
          <table:table-cell table:formula="of:=(255*(60-MOD([.A230];60)))/60" office:value-type="float" office:value="51">
            <text:p>51</text:p>
          </table:table-cell>
          <table:table-cell office:value-type="string">
            <text:p>{</text:p>
          </table:table-cell>
          <table:table-cell table:formula="of:=ROUND(IF([.$C230]=0;[.E230];IF([.$C230]=1;[.G230];IF([.$C230]=2;[.D230];IF([.$C230]=3;[.D230];IF([.$C230]=4;[.F230];[.E23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0]=0;[.F230];IF([.$C230]=1;[.E230];IF([.$C230]=2;[.E230];IF([.$C230]=3;[.G230];IF([.$C230]=4;[.D230];[.D230])))));0)" office:value-type="float" office:value="51">
            <text:p>51</text:p>
          </table:table-cell>
          <table:table-cell office:value-type="string">
            <text:p>,</text:p>
          </table:table-cell>
          <table:table-cell table:formula="of:=ROUND(IF([.$C230]=0;[.D230];IF([.$C230]=1;[.D230];IF([.$C230]=2;[.F230];IF([.$C230]=3;[.E230];IF([.$C230]=4;[.E230];[.G23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29">
            <text:p>229</text:p>
          </table:table-cell>
          <table:table-cell table:formula="of:=[.A231]/60" office:value-type="float" office:value="3.81666666666667">
            <text:p>3.8166666667</text:p>
          </table:table-cell>
          <table:table-cell table:formula="of:=INT([.B23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1];60))/60" office:value-type="float" office:value="208.25">
            <text:p>208.25</text:p>
          </table:table-cell>
          <table:table-cell table:formula="of:=(255*(60-MOD([.A231];60)))/60" office:value-type="float" office:value="46.75">
            <text:p>46.75</text:p>
          </table:table-cell>
          <table:table-cell office:value-type="string">
            <text:p>{</text:p>
          </table:table-cell>
          <table:table-cell table:formula="of:=ROUND(IF([.$C231]=0;[.E231];IF([.$C231]=1;[.G231];IF([.$C231]=2;[.D231];IF([.$C231]=3;[.D231];IF([.$C231]=4;[.F231];[.E23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1]=0;[.F231];IF([.$C231]=1;[.E231];IF([.$C231]=2;[.E231];IF([.$C231]=3;[.G231];IF([.$C231]=4;[.D231];[.D231])))));0)" office:value-type="float" office:value="47">
            <text:p>47</text:p>
          </table:table-cell>
          <table:table-cell office:value-type="string">
            <text:p>,</text:p>
          </table:table-cell>
          <table:table-cell table:formula="of:=ROUND(IF([.$C231]=0;[.D231];IF([.$C231]=1;[.D231];IF([.$C231]=2;[.F231];IF([.$C231]=3;[.E231];IF([.$C231]=4;[.E231];[.G23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0">
            <text:p>230</text:p>
          </table:table-cell>
          <table:table-cell table:formula="of:=[.A232]/60" office:value-type="float" office:value="3.83333333333333">
            <text:p>3.8333333333</text:p>
          </table:table-cell>
          <table:table-cell table:formula="of:=INT([.B232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2];60))/60" office:value-type="float" office:value="212.5">
            <text:p>212.5</text:p>
          </table:table-cell>
          <table:table-cell table:formula="of:=(255*(60-MOD([.A232];60)))/60" office:value-type="float" office:value="42.5">
            <text:p>42.5</text:p>
          </table:table-cell>
          <table:table-cell office:value-type="string">
            <text:p>{</text:p>
          </table:table-cell>
          <table:table-cell table:formula="of:=ROUND(IF([.$C232]=0;[.E232];IF([.$C232]=1;[.G232];IF([.$C232]=2;[.D232];IF([.$C232]=3;[.D232];IF([.$C232]=4;[.F232];[.E23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2]=0;[.F232];IF([.$C232]=1;[.E232];IF([.$C232]=2;[.E232];IF([.$C232]=3;[.G232];IF([.$C232]=4;[.D232];[.D232])))));0)" office:value-type="float" office:value="43">
            <text:p>43</text:p>
          </table:table-cell>
          <table:table-cell office:value-type="string">
            <text:p>,</text:p>
          </table:table-cell>
          <table:table-cell table:formula="of:=ROUND(IF([.$C232]=0;[.D232];IF([.$C232]=1;[.D232];IF([.$C232]=2;[.F232];IF([.$C232]=3;[.E232];IF([.$C232]=4;[.E232];[.G23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1">
            <text:p>231</text:p>
          </table:table-cell>
          <table:table-cell table:formula="of:=[.A233]/60" office:value-type="float" office:value="3.85">
            <text:p>3.85</text:p>
          </table:table-cell>
          <table:table-cell table:formula="of:=INT([.B233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3];60))/60" office:value-type="float" office:value="216.75">
            <text:p>216.75</text:p>
          </table:table-cell>
          <table:table-cell table:formula="of:=(255*(60-MOD([.A233];60)))/60" office:value-type="float" office:value="38.25">
            <text:p>38.25</text:p>
          </table:table-cell>
          <table:table-cell office:value-type="string">
            <text:p>{</text:p>
          </table:table-cell>
          <table:table-cell table:formula="of:=ROUND(IF([.$C233]=0;[.E233];IF([.$C233]=1;[.G233];IF([.$C233]=2;[.D233];IF([.$C233]=3;[.D233];IF([.$C233]=4;[.F233];[.E23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3]=0;[.F233];IF([.$C233]=1;[.E233];IF([.$C233]=2;[.E233];IF([.$C233]=3;[.G233];IF([.$C233]=4;[.D233];[.D233])))));0)" office:value-type="float" office:value="38">
            <text:p>38</text:p>
          </table:table-cell>
          <table:table-cell office:value-type="string">
            <text:p>,</text:p>
          </table:table-cell>
          <table:table-cell table:formula="of:=ROUND(IF([.$C233]=0;[.D233];IF([.$C233]=1;[.D233];IF([.$C233]=2;[.F233];IF([.$C233]=3;[.E233];IF([.$C233]=4;[.E233];[.G23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2">
            <text:p>232</text:p>
          </table:table-cell>
          <table:table-cell table:formula="of:=[.A234]/60" office:value-type="float" office:value="3.86666666666667">
            <text:p>3.8666666667</text:p>
          </table:table-cell>
          <table:table-cell table:formula="of:=INT([.B234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4];60))/60" office:value-type="float" office:value="221">
            <text:p>221</text:p>
          </table:table-cell>
          <table:table-cell table:formula="of:=(255*(60-MOD([.A234];60)))/60" office:value-type="float" office:value="34">
            <text:p>34</text:p>
          </table:table-cell>
          <table:table-cell office:value-type="string">
            <text:p>{</text:p>
          </table:table-cell>
          <table:table-cell table:formula="of:=ROUND(IF([.$C234]=0;[.E234];IF([.$C234]=1;[.G234];IF([.$C234]=2;[.D234];IF([.$C234]=3;[.D234];IF([.$C234]=4;[.F234];[.E23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4]=0;[.F234];IF([.$C234]=1;[.E234];IF([.$C234]=2;[.E234];IF([.$C234]=3;[.G234];IF([.$C234]=4;[.D234];[.D234])))));0)" office:value-type="float" office:value="34">
            <text:p>34</text:p>
          </table:table-cell>
          <table:table-cell office:value-type="string">
            <text:p>,</text:p>
          </table:table-cell>
          <table:table-cell table:formula="of:=ROUND(IF([.$C234]=0;[.D234];IF([.$C234]=1;[.D234];IF([.$C234]=2;[.F234];IF([.$C234]=3;[.E234];IF([.$C234]=4;[.E234];[.G23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3">
            <text:p>233</text:p>
          </table:table-cell>
          <table:table-cell table:formula="of:=[.A235]/60" office:value-type="float" office:value="3.88333333333333">
            <text:p>3.8833333333</text:p>
          </table:table-cell>
          <table:table-cell table:formula="of:=INT([.B235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5];60))/60" office:value-type="float" office:value="225.25">
            <text:p>225.25</text:p>
          </table:table-cell>
          <table:table-cell table:formula="of:=(255*(60-MOD([.A235];60)))/60" office:value-type="float" office:value="29.75">
            <text:p>29.75</text:p>
          </table:table-cell>
          <table:table-cell office:value-type="string">
            <text:p>{</text:p>
          </table:table-cell>
          <table:table-cell table:formula="of:=ROUND(IF([.$C235]=0;[.E235];IF([.$C235]=1;[.G235];IF([.$C235]=2;[.D235];IF([.$C235]=3;[.D235];IF([.$C235]=4;[.F235];[.E23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5]=0;[.F235];IF([.$C235]=1;[.E235];IF([.$C235]=2;[.E235];IF([.$C235]=3;[.G235];IF([.$C235]=4;[.D235];[.D235])))));0)" office:value-type="float" office:value="30">
            <text:p>30</text:p>
          </table:table-cell>
          <table:table-cell office:value-type="string">
            <text:p>,</text:p>
          </table:table-cell>
          <table:table-cell table:formula="of:=ROUND(IF([.$C235]=0;[.D235];IF([.$C235]=1;[.D235];IF([.$C235]=2;[.F235];IF([.$C235]=3;[.E235];IF([.$C235]=4;[.E235];[.G23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4">
            <text:p>234</text:p>
          </table:table-cell>
          <table:table-cell table:formula="of:=[.A236]/60" office:value-type="float" office:value="3.9">
            <text:p>3.9</text:p>
          </table:table-cell>
          <table:table-cell table:formula="of:=INT([.B236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6];60))/60" office:value-type="float" office:value="229.5">
            <text:p>229.5</text:p>
          </table:table-cell>
          <table:table-cell table:formula="of:=(255*(60-MOD([.A236];60)))/60" office:value-type="float" office:value="25.5">
            <text:p>25.5</text:p>
          </table:table-cell>
          <table:table-cell office:value-type="string">
            <text:p>{</text:p>
          </table:table-cell>
          <table:table-cell table:formula="of:=ROUND(IF([.$C236]=0;[.E236];IF([.$C236]=1;[.G236];IF([.$C236]=2;[.D236];IF([.$C236]=3;[.D236];IF([.$C236]=4;[.F236];[.E23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6]=0;[.F236];IF([.$C236]=1;[.E236];IF([.$C236]=2;[.E236];IF([.$C236]=3;[.G236];IF([.$C236]=4;[.D236];[.D236])))));0)" office:value-type="float" office:value="26">
            <text:p>26</text:p>
          </table:table-cell>
          <table:table-cell office:value-type="string">
            <text:p>,</text:p>
          </table:table-cell>
          <table:table-cell table:formula="of:=ROUND(IF([.$C236]=0;[.D236];IF([.$C236]=1;[.D236];IF([.$C236]=2;[.F236];IF([.$C236]=3;[.E236];IF([.$C236]=4;[.E236];[.G23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5">
            <text:p>235</text:p>
          </table:table-cell>
          <table:table-cell table:formula="of:=[.A237]/60" office:value-type="float" office:value="3.91666666666667">
            <text:p>3.9166666667</text:p>
          </table:table-cell>
          <table:table-cell table:formula="of:=INT([.B237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7];60))/60" office:value-type="float" office:value="233.75">
            <text:p>233.75</text:p>
          </table:table-cell>
          <table:table-cell table:formula="of:=(255*(60-MOD([.A237];60)))/60" office:value-type="float" office:value="21.25">
            <text:p>21.25</text:p>
          </table:table-cell>
          <table:table-cell office:value-type="string">
            <text:p>{</text:p>
          </table:table-cell>
          <table:table-cell table:formula="of:=ROUND(IF([.$C237]=0;[.E237];IF([.$C237]=1;[.G237];IF([.$C237]=2;[.D237];IF([.$C237]=3;[.D237];IF([.$C237]=4;[.F237];[.E23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7]=0;[.F237];IF([.$C237]=1;[.E237];IF([.$C237]=2;[.E237];IF([.$C237]=3;[.G237];IF([.$C237]=4;[.D237];[.D237])))));0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IF([.$C237]=0;[.D237];IF([.$C237]=1;[.D237];IF([.$C237]=2;[.F237];IF([.$C237]=3;[.E237];IF([.$C237]=4;[.E237];[.G23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6">
            <text:p>236</text:p>
          </table:table-cell>
          <table:table-cell table:formula="of:=[.A238]/60" office:value-type="float" office:value="3.93333333333333">
            <text:p>3.9333333333</text:p>
          </table:table-cell>
          <table:table-cell table:formula="of:=INT([.B238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8];60))/60" office:value-type="float" office:value="238">
            <text:p>238</text:p>
          </table:table-cell>
          <table:table-cell table:formula="of:=(255*(60-MOD([.A238];60)))/60" office:value-type="float" office:value="17">
            <text:p>17</text:p>
          </table:table-cell>
          <table:table-cell office:value-type="string">
            <text:p>{</text:p>
          </table:table-cell>
          <table:table-cell table:formula="of:=ROUND(IF([.$C238]=0;[.E238];IF([.$C238]=1;[.G238];IF([.$C238]=2;[.D238];IF([.$C238]=3;[.D238];IF([.$C238]=4;[.F238];[.E23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8]=0;[.F238];IF([.$C238]=1;[.E238];IF([.$C238]=2;[.E238];IF([.$C238]=3;[.G238];IF([.$C238]=4;[.D238];[.D238])))));0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IF([.$C238]=0;[.D238];IF([.$C238]=1;[.D238];IF([.$C238]=2;[.F238];IF([.$C238]=3;[.E238];IF([.$C238]=4;[.E238];[.G23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7">
            <text:p>237</text:p>
          </table:table-cell>
          <table:table-cell table:formula="of:=[.A239]/60" office:value-type="float" office:value="3.95">
            <text:p>3.95</text:p>
          </table:table-cell>
          <table:table-cell table:formula="of:=INT([.B239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39];60))/60" office:value-type="float" office:value="242.25">
            <text:p>242.25</text:p>
          </table:table-cell>
          <table:table-cell table:formula="of:=(255*(60-MOD([.A239];60)))/60" office:value-type="float" office:value="12.75">
            <text:p>12.75</text:p>
          </table:table-cell>
          <table:table-cell office:value-type="string">
            <text:p>{</text:p>
          </table:table-cell>
          <table:table-cell table:formula="of:=ROUND(IF([.$C239]=0;[.E239];IF([.$C239]=1;[.G239];IF([.$C239]=2;[.D239];IF([.$C239]=3;[.D239];IF([.$C239]=4;[.F239];[.E23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39]=0;[.F239];IF([.$C239]=1;[.E239];IF([.$C239]=2;[.E239];IF([.$C239]=3;[.G239];IF([.$C239]=4;[.D239];[.D239])))));0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IF([.$C239]=0;[.D239];IF([.$C239]=1;[.D239];IF([.$C239]=2;[.F239];IF([.$C239]=3;[.E239];IF([.$C239]=4;[.E239];[.G23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8">
            <text:p>238</text:p>
          </table:table-cell>
          <table:table-cell table:formula="of:=[.A240]/60" office:value-type="float" office:value="3.96666666666667">
            <text:p>3.9666666667</text:p>
          </table:table-cell>
          <table:table-cell table:formula="of:=INT([.B240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0];60))/60" office:value-type="float" office:value="246.5">
            <text:p>246.5</text:p>
          </table:table-cell>
          <table:table-cell table:formula="of:=(255*(60-MOD([.A240];60)))/60" office:value-type="float" office:value="8.5">
            <text:p>8.5</text:p>
          </table:table-cell>
          <table:table-cell office:value-type="string">
            <text:p>{</text:p>
          </table:table-cell>
          <table:table-cell table:formula="of:=ROUND(IF([.$C240]=0;[.E240];IF([.$C240]=1;[.G240];IF([.$C240]=2;[.D240];IF([.$C240]=3;[.D240];IF([.$C240]=4;[.F240];[.E24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0]=0;[.F240];IF([.$C240]=1;[.E240];IF([.$C240]=2;[.E240];IF([.$C240]=3;[.G240];IF([.$C240]=4;[.D240];[.D240])))));0)" office:value-type="float" office:value="9">
            <text:p>9</text:p>
          </table:table-cell>
          <table:table-cell office:value-type="string">
            <text:p>,</text:p>
          </table:table-cell>
          <table:table-cell table:formula="of:=ROUND(IF([.$C240]=0;[.D240];IF([.$C240]=1;[.D240];IF([.$C240]=2;[.F240];IF([.$C240]=3;[.E240];IF([.$C240]=4;[.E240];[.G24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39">
            <text:p>239</text:p>
          </table:table-cell>
          <table:table-cell table:formula="of:=[.A241]/60" office:value-type="float" office:value="3.98333333333333">
            <text:p>3.9833333333</text:p>
          </table:table-cell>
          <table:table-cell table:formula="of:=INT([.B241])"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1];60))/60" office:value-type="float" office:value="250.75">
            <text:p>250.75</text:p>
          </table:table-cell>
          <table:table-cell table:formula="of:=(255*(60-MOD([.A241];60)))/60" office:value-type="float" office:value="4.25">
            <text:p>4.25</text:p>
          </table:table-cell>
          <table:table-cell office:value-type="string">
            <text:p>{</text:p>
          </table:table-cell>
          <table:table-cell table:formula="of:=ROUND(IF([.$C241]=0;[.E241];IF([.$C241]=1;[.G241];IF([.$C241]=2;[.D241];IF([.$C241]=3;[.D241];IF([.$C241]=4;[.F241];[.E24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1]=0;[.F241];IF([.$C241]=1;[.E241];IF([.$C241]=2;[.E241];IF([.$C241]=3;[.G241];IF([.$C241]=4;[.D241];[.D241])))));0)" office:value-type="float" office:value="4">
            <text:p>4</text:p>
          </table:table-cell>
          <table:table-cell office:value-type="string">
            <text:p>,</text:p>
          </table:table-cell>
          <table:table-cell table:formula="of:=ROUND(IF([.$C241]=0;[.D241];IF([.$C241]=1;[.D241];IF([.$C241]=2;[.F241];IF([.$C241]=3;[.E241];IF([.$C241]=4;[.E241];[.G24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0">
            <text:p>240</text:p>
          </table:table-cell>
          <table:table-cell table:formula="of:=[.A242]/60" office:value-type="float" office:value="4">
            <text:p>4</text:p>
          </table:table-cell>
          <table:table-cell table:formula="of:=INT([.B242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2];60))/60" office:value-type="float" office:value="0">
            <text:p>0</text:p>
          </table:table-cell>
          <table:table-cell table:formula="of:=(255*(60-MOD([.A242];60)))/60" office:value-type="float" office:value="255">
            <text:p>255</text:p>
          </table:table-cell>
          <table:table-cell office:value-type="string">
            <text:p>{</text:p>
          </table:table-cell>
          <table:table-cell table:formula="of:=ROUND(IF([.$C242]=0;[.E242];IF([.$C242]=1;[.G242];IF([.$C242]=2;[.D242];IF([.$C242]=3;[.D242];IF([.$C242]=4;[.F242];[.E24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2]=0;[.F242];IF([.$C242]=1;[.E242];IF([.$C242]=2;[.E242];IF([.$C242]=3;[.G242];IF([.$C242]=4;[.D242];[.D24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2]=0;[.D242];IF([.$C242]=1;[.D242];IF([.$C242]=2;[.F242];IF([.$C242]=3;[.E242];IF([.$C242]=4;[.E242];[.G24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1">
            <text:p>241</text:p>
          </table:table-cell>
          <table:table-cell table:formula="of:=[.A243]/60" office:value-type="float" office:value="4.01666666666667">
            <text:p>4.0166666667</text:p>
          </table:table-cell>
          <table:table-cell table:formula="of:=INT([.B24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3];60))/60" office:value-type="float" office:value="4.25">
            <text:p>4.25</text:p>
          </table:table-cell>
          <table:table-cell table:formula="of:=(255*(60-MOD([.A243];60)))/60" office:value-type="float" office:value="250.75">
            <text:p>250.75</text:p>
          </table:table-cell>
          <table:table-cell office:value-type="string">
            <text:p>{</text:p>
          </table:table-cell>
          <table:table-cell table:formula="of:=ROUND(IF([.$C243]=0;[.E243];IF([.$C243]=1;[.G243];IF([.$C243]=2;[.D243];IF([.$C243]=3;[.D243];IF([.$C243]=4;[.F243];[.E243])))));0)" office:value-type="float" office:value="4">
            <text:p>4</text:p>
          </table:table-cell>
          <table:table-cell office:value-type="string">
            <text:p>,</text:p>
          </table:table-cell>
          <table:table-cell table:formula="of:=ROUND(IF([.$C243]=0;[.F243];IF([.$C243]=1;[.E243];IF([.$C243]=2;[.E243];IF([.$C243]=3;[.G243];IF([.$C243]=4;[.D243];[.D24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3]=0;[.D243];IF([.$C243]=1;[.D243];IF([.$C243]=2;[.F243];IF([.$C243]=3;[.E243];IF([.$C243]=4;[.E243];[.G24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2">
            <text:p>242</text:p>
          </table:table-cell>
          <table:table-cell table:formula="of:=[.A244]/60" office:value-type="float" office:value="4.03333333333333">
            <text:p>4.0333333333</text:p>
          </table:table-cell>
          <table:table-cell table:formula="of:=INT([.B244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4];60))/60" office:value-type="float" office:value="8.5">
            <text:p>8.5</text:p>
          </table:table-cell>
          <table:table-cell table:formula="of:=(255*(60-MOD([.A244];60)))/60" office:value-type="float" office:value="246.5">
            <text:p>246.5</text:p>
          </table:table-cell>
          <table:table-cell office:value-type="string">
            <text:p>{</text:p>
          </table:table-cell>
          <table:table-cell table:formula="of:=ROUND(IF([.$C244]=0;[.E244];IF([.$C244]=1;[.G244];IF([.$C244]=2;[.D244];IF([.$C244]=3;[.D244];IF([.$C244]=4;[.F244];[.E244])))));0)" office:value-type="float" office:value="9">
            <text:p>9</text:p>
          </table:table-cell>
          <table:table-cell office:value-type="string">
            <text:p>,</text:p>
          </table:table-cell>
          <table:table-cell table:formula="of:=ROUND(IF([.$C244]=0;[.F244];IF([.$C244]=1;[.E244];IF([.$C244]=2;[.E244];IF([.$C244]=3;[.G244];IF([.$C244]=4;[.D244];[.D24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4]=0;[.D244];IF([.$C244]=1;[.D244];IF([.$C244]=2;[.F244];IF([.$C244]=3;[.E244];IF([.$C244]=4;[.E244];[.G24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3">
            <text:p>243</text:p>
          </table:table-cell>
          <table:table-cell table:formula="of:=[.A245]/60" office:value-type="float" office:value="4.05">
            <text:p>4.05</text:p>
          </table:table-cell>
          <table:table-cell table:formula="of:=INT([.B24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5];60))/60" office:value-type="float" office:value="12.75">
            <text:p>12.75</text:p>
          </table:table-cell>
          <table:table-cell table:formula="of:=(255*(60-MOD([.A245];60)))/60" office:value-type="float" office:value="242.25">
            <text:p>242.25</text:p>
          </table:table-cell>
          <table:table-cell office:value-type="string">
            <text:p>{</text:p>
          </table:table-cell>
          <table:table-cell table:formula="of:=ROUND(IF([.$C245]=0;[.E245];IF([.$C245]=1;[.G245];IF([.$C245]=2;[.D245];IF([.$C245]=3;[.D245];IF([.$C245]=4;[.F245];[.E245])))));0)" office:value-type="float" office:value="13">
            <text:p>13</text:p>
          </table:table-cell>
          <table:table-cell office:value-type="string">
            <text:p>,</text:p>
          </table:table-cell>
          <table:table-cell table:formula="of:=ROUND(IF([.$C245]=0;[.F245];IF([.$C245]=1;[.E245];IF([.$C245]=2;[.E245];IF([.$C245]=3;[.G245];IF([.$C245]=4;[.D245];[.D24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5]=0;[.D245];IF([.$C245]=1;[.D245];IF([.$C245]=2;[.F245];IF([.$C245]=3;[.E245];IF([.$C245]=4;[.E245];[.G24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4">
            <text:p>244</text:p>
          </table:table-cell>
          <table:table-cell table:formula="of:=[.A246]/60" office:value-type="float" office:value="4.06666666666667">
            <text:p>4.0666666667</text:p>
          </table:table-cell>
          <table:table-cell table:formula="of:=INT([.B24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6];60))/60" office:value-type="float" office:value="17">
            <text:p>17</text:p>
          </table:table-cell>
          <table:table-cell table:formula="of:=(255*(60-MOD([.A246];60)))/60" office:value-type="float" office:value="238">
            <text:p>238</text:p>
          </table:table-cell>
          <table:table-cell office:value-type="string">
            <text:p>{</text:p>
          </table:table-cell>
          <table:table-cell table:formula="of:=ROUND(IF([.$C246]=0;[.E246];IF([.$C246]=1;[.G246];IF([.$C246]=2;[.D246];IF([.$C246]=3;[.D246];IF([.$C246]=4;[.F246];[.E246])))));0)" office:value-type="float" office:value="17">
            <text:p>17</text:p>
          </table:table-cell>
          <table:table-cell office:value-type="string">
            <text:p>,</text:p>
          </table:table-cell>
          <table:table-cell table:formula="of:=ROUND(IF([.$C246]=0;[.F246];IF([.$C246]=1;[.E246];IF([.$C246]=2;[.E246];IF([.$C246]=3;[.G246];IF([.$C246]=4;[.D246];[.D24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6]=0;[.D246];IF([.$C246]=1;[.D246];IF([.$C246]=2;[.F246];IF([.$C246]=3;[.E246];IF([.$C246]=4;[.E246];[.G24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5">
            <text:p>245</text:p>
          </table:table-cell>
          <table:table-cell table:formula="of:=[.A247]/60" office:value-type="float" office:value="4.08333333333333">
            <text:p>4.0833333333</text:p>
          </table:table-cell>
          <table:table-cell table:formula="of:=INT([.B24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7];60))/60" office:value-type="float" office:value="21.25">
            <text:p>21.25</text:p>
          </table:table-cell>
          <table:table-cell table:formula="of:=(255*(60-MOD([.A247];60)))/60" office:value-type="float" office:value="233.75">
            <text:p>233.75</text:p>
          </table:table-cell>
          <table:table-cell office:value-type="string">
            <text:p>{</text:p>
          </table:table-cell>
          <table:table-cell table:formula="of:=ROUND(IF([.$C247]=0;[.E247];IF([.$C247]=1;[.G247];IF([.$C247]=2;[.D247];IF([.$C247]=3;[.D247];IF([.$C247]=4;[.F247];[.E247])))));0)" office:value-type="float" office:value="21">
            <text:p>21</text:p>
          </table:table-cell>
          <table:table-cell office:value-type="string">
            <text:p>,</text:p>
          </table:table-cell>
          <table:table-cell table:formula="of:=ROUND(IF([.$C247]=0;[.F247];IF([.$C247]=1;[.E247];IF([.$C247]=2;[.E247];IF([.$C247]=3;[.G247];IF([.$C247]=4;[.D247];[.D24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7]=0;[.D247];IF([.$C247]=1;[.D247];IF([.$C247]=2;[.F247];IF([.$C247]=3;[.E247];IF([.$C247]=4;[.E247];[.G24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6">
            <text:p>246</text:p>
          </table:table-cell>
          <table:table-cell table:formula="of:=[.A248]/60" office:value-type="float" office:value="4.1">
            <text:p>4.1</text:p>
          </table:table-cell>
          <table:table-cell table:formula="of:=INT([.B248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8];60))/60" office:value-type="float" office:value="25.5">
            <text:p>25.5</text:p>
          </table:table-cell>
          <table:table-cell table:formula="of:=(255*(60-MOD([.A248];60)))/60" office:value-type="float" office:value="229.5">
            <text:p>229.5</text:p>
          </table:table-cell>
          <table:table-cell office:value-type="string">
            <text:p>{</text:p>
          </table:table-cell>
          <table:table-cell table:formula="of:=ROUND(IF([.$C248]=0;[.E248];IF([.$C248]=1;[.G248];IF([.$C248]=2;[.D248];IF([.$C248]=3;[.D248];IF([.$C248]=4;[.F248];[.E248])))));0)" office:value-type="float" office:value="26">
            <text:p>26</text:p>
          </table:table-cell>
          <table:table-cell office:value-type="string">
            <text:p>,</text:p>
          </table:table-cell>
          <table:table-cell table:formula="of:=ROUND(IF([.$C248]=0;[.F248];IF([.$C248]=1;[.E248];IF([.$C248]=2;[.E248];IF([.$C248]=3;[.G248];IF([.$C248]=4;[.D248];[.D24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8]=0;[.D248];IF([.$C248]=1;[.D248];IF([.$C248]=2;[.F248];IF([.$C248]=3;[.E248];IF([.$C248]=4;[.E248];[.G24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7">
            <text:p>247</text:p>
          </table:table-cell>
          <table:table-cell table:formula="of:=[.A249]/60" office:value-type="float" office:value="4.11666666666667">
            <text:p>4.1166666667</text:p>
          </table:table-cell>
          <table:table-cell table:formula="of:=INT([.B24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49];60))/60" office:value-type="float" office:value="29.75">
            <text:p>29.75</text:p>
          </table:table-cell>
          <table:table-cell table:formula="of:=(255*(60-MOD([.A249];60)))/60" office:value-type="float" office:value="225.25">
            <text:p>225.25</text:p>
          </table:table-cell>
          <table:table-cell office:value-type="string">
            <text:p>{</text:p>
          </table:table-cell>
          <table:table-cell table:formula="of:=ROUND(IF([.$C249]=0;[.E249];IF([.$C249]=1;[.G249];IF([.$C249]=2;[.D249];IF([.$C249]=3;[.D249];IF([.$C249]=4;[.F249];[.E249])))));0)" office:value-type="float" office:value="30">
            <text:p>30</text:p>
          </table:table-cell>
          <table:table-cell office:value-type="string">
            <text:p>,</text:p>
          </table:table-cell>
          <table:table-cell table:formula="of:=ROUND(IF([.$C249]=0;[.F249];IF([.$C249]=1;[.E249];IF([.$C249]=2;[.E249];IF([.$C249]=3;[.G249];IF([.$C249]=4;[.D249];[.D24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49]=0;[.D249];IF([.$C249]=1;[.D249];IF([.$C249]=2;[.F249];IF([.$C249]=3;[.E249];IF([.$C249]=4;[.E249];[.G24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8">
            <text:p>248</text:p>
          </table:table-cell>
          <table:table-cell table:formula="of:=[.A250]/60" office:value-type="float" office:value="4.13333333333333">
            <text:p>4.1333333333</text:p>
          </table:table-cell>
          <table:table-cell table:formula="of:=INT([.B25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0];60))/60" office:value-type="float" office:value="34">
            <text:p>34</text:p>
          </table:table-cell>
          <table:table-cell table:formula="of:=(255*(60-MOD([.A250];60)))/60" office:value-type="float" office:value="221">
            <text:p>221</text:p>
          </table:table-cell>
          <table:table-cell office:value-type="string">
            <text:p>{</text:p>
          </table:table-cell>
          <table:table-cell table:formula="of:=ROUND(IF([.$C250]=0;[.E250];IF([.$C250]=1;[.G250];IF([.$C250]=2;[.D250];IF([.$C250]=3;[.D250];IF([.$C250]=4;[.F250];[.E250])))));0)" office:value-type="float" office:value="34">
            <text:p>34</text:p>
          </table:table-cell>
          <table:table-cell office:value-type="string">
            <text:p>,</text:p>
          </table:table-cell>
          <table:table-cell table:formula="of:=ROUND(IF([.$C250]=0;[.F250];IF([.$C250]=1;[.E250];IF([.$C250]=2;[.E250];IF([.$C250]=3;[.G250];IF([.$C250]=4;[.D250];[.D25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0]=0;[.D250];IF([.$C250]=1;[.D250];IF([.$C250]=2;[.F250];IF([.$C250]=3;[.E250];IF([.$C250]=4;[.E250];[.G25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49">
            <text:p>249</text:p>
          </table:table-cell>
          <table:table-cell table:formula="of:=[.A251]/60" office:value-type="float" office:value="4.15">
            <text:p>4.15</text:p>
          </table:table-cell>
          <table:table-cell table:formula="of:=INT([.B251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1];60))/60" office:value-type="float" office:value="38.25">
            <text:p>38.25</text:p>
          </table:table-cell>
          <table:table-cell table:formula="of:=(255*(60-MOD([.A251];60)))/60" office:value-type="float" office:value="216.75">
            <text:p>216.75</text:p>
          </table:table-cell>
          <table:table-cell office:value-type="string">
            <text:p>{</text:p>
          </table:table-cell>
          <table:table-cell table:formula="of:=ROUND(IF([.$C251]=0;[.E251];IF([.$C251]=1;[.G251];IF([.$C251]=2;[.D251];IF([.$C251]=3;[.D251];IF([.$C251]=4;[.F251];[.E251])))));0)" office:value-type="float" office:value="38">
            <text:p>38</text:p>
          </table:table-cell>
          <table:table-cell office:value-type="string">
            <text:p>,</text:p>
          </table:table-cell>
          <table:table-cell table:formula="of:=ROUND(IF([.$C251]=0;[.F251];IF([.$C251]=1;[.E251];IF([.$C251]=2;[.E251];IF([.$C251]=3;[.G251];IF([.$C251]=4;[.D251];[.D25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1]=0;[.D251];IF([.$C251]=1;[.D251];IF([.$C251]=2;[.F251];IF([.$C251]=3;[.E251];IF([.$C251]=4;[.E251];[.G25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0">
            <text:p>250</text:p>
          </table:table-cell>
          <table:table-cell table:formula="of:=[.A252]/60" office:value-type="float" office:value="4.16666666666667">
            <text:p>4.1666666667</text:p>
          </table:table-cell>
          <table:table-cell table:formula="of:=INT([.B252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2];60))/60" office:value-type="float" office:value="42.5">
            <text:p>42.5</text:p>
          </table:table-cell>
          <table:table-cell table:formula="of:=(255*(60-MOD([.A252];60)))/60" office:value-type="float" office:value="212.5">
            <text:p>212.5</text:p>
          </table:table-cell>
          <table:table-cell office:value-type="string">
            <text:p>{</text:p>
          </table:table-cell>
          <table:table-cell table:formula="of:=ROUND(IF([.$C252]=0;[.E252];IF([.$C252]=1;[.G252];IF([.$C252]=2;[.D252];IF([.$C252]=3;[.D252];IF([.$C252]=4;[.F252];[.E252])))));0)" office:value-type="float" office:value="43">
            <text:p>43</text:p>
          </table:table-cell>
          <table:table-cell office:value-type="string">
            <text:p>,</text:p>
          </table:table-cell>
          <table:table-cell table:formula="of:=ROUND(IF([.$C252]=0;[.F252];IF([.$C252]=1;[.E252];IF([.$C252]=2;[.E252];IF([.$C252]=3;[.G252];IF([.$C252]=4;[.D252];[.D25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2]=0;[.D252];IF([.$C252]=1;[.D252];IF([.$C252]=2;[.F252];IF([.$C252]=3;[.E252];IF([.$C252]=4;[.E252];[.G25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1">
            <text:p>251</text:p>
          </table:table-cell>
          <table:table-cell table:formula="of:=[.A253]/60" office:value-type="float" office:value="4.18333333333333">
            <text:p>4.1833333333</text:p>
          </table:table-cell>
          <table:table-cell table:formula="of:=INT([.B25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3];60))/60" office:value-type="float" office:value="46.75">
            <text:p>46.75</text:p>
          </table:table-cell>
          <table:table-cell table:formula="of:=(255*(60-MOD([.A253];60)))/60" office:value-type="float" office:value="208.25">
            <text:p>208.25</text:p>
          </table:table-cell>
          <table:table-cell office:value-type="string">
            <text:p>{</text:p>
          </table:table-cell>
          <table:table-cell table:formula="of:=ROUND(IF([.$C253]=0;[.E253];IF([.$C253]=1;[.G253];IF([.$C253]=2;[.D253];IF([.$C253]=3;[.D253];IF([.$C253]=4;[.F253];[.E253])))));0)" office:value-type="float" office:value="47">
            <text:p>47</text:p>
          </table:table-cell>
          <table:table-cell office:value-type="string">
            <text:p>,</text:p>
          </table:table-cell>
          <table:table-cell table:formula="of:=ROUND(IF([.$C253]=0;[.F253];IF([.$C253]=1;[.E253];IF([.$C253]=2;[.E253];IF([.$C253]=3;[.G253];IF([.$C253]=4;[.D253];[.D25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3]=0;[.D253];IF([.$C253]=1;[.D253];IF([.$C253]=2;[.F253];IF([.$C253]=3;[.E253];IF([.$C253]=4;[.E253];[.G25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2">
            <text:p>252</text:p>
          </table:table-cell>
          <table:table-cell table:formula="of:=[.A254]/60" office:value-type="float" office:value="4.2">
            <text:p>4.2</text:p>
          </table:table-cell>
          <table:table-cell table:formula="of:=INT([.B254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4];60))/60" office:value-type="float" office:value="51">
            <text:p>51</text:p>
          </table:table-cell>
          <table:table-cell table:formula="of:=(255*(60-MOD([.A254];60)))/60" office:value-type="float" office:value="204">
            <text:p>204</text:p>
          </table:table-cell>
          <table:table-cell office:value-type="string">
            <text:p>{</text:p>
          </table:table-cell>
          <table:table-cell table:formula="of:=ROUND(IF([.$C254]=0;[.E254];IF([.$C254]=1;[.G254];IF([.$C254]=2;[.D254];IF([.$C254]=3;[.D254];IF([.$C254]=4;[.F254];[.E254])))));0)" office:value-type="float" office:value="51">
            <text:p>51</text:p>
          </table:table-cell>
          <table:table-cell office:value-type="string">
            <text:p>,</text:p>
          </table:table-cell>
          <table:table-cell table:formula="of:=ROUND(IF([.$C254]=0;[.F254];IF([.$C254]=1;[.E254];IF([.$C254]=2;[.E254];IF([.$C254]=3;[.G254];IF([.$C254]=4;[.D254];[.D25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4]=0;[.D254];IF([.$C254]=1;[.D254];IF([.$C254]=2;[.F254];IF([.$C254]=3;[.E254];IF([.$C254]=4;[.E254];[.G25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3">
            <text:p>253</text:p>
          </table:table-cell>
          <table:table-cell table:formula="of:=[.A255]/60" office:value-type="float" office:value="4.21666666666667">
            <text:p>4.2166666667</text:p>
          </table:table-cell>
          <table:table-cell table:formula="of:=INT([.B25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5];60))/60" office:value-type="float" office:value="55.25">
            <text:p>55.25</text:p>
          </table:table-cell>
          <table:table-cell table:formula="of:=(255*(60-MOD([.A255];60)))/60" office:value-type="float" office:value="199.75">
            <text:p>199.75</text:p>
          </table:table-cell>
          <table:table-cell office:value-type="string">
            <text:p>{</text:p>
          </table:table-cell>
          <table:table-cell table:formula="of:=ROUND(IF([.$C255]=0;[.E255];IF([.$C255]=1;[.G255];IF([.$C255]=2;[.D255];IF([.$C255]=3;[.D255];IF([.$C255]=4;[.F255];[.E255])))));0)" office:value-type="float" office:value="55">
            <text:p>55</text:p>
          </table:table-cell>
          <table:table-cell office:value-type="string">
            <text:p>,</text:p>
          </table:table-cell>
          <table:table-cell table:formula="of:=ROUND(IF([.$C255]=0;[.F255];IF([.$C255]=1;[.E255];IF([.$C255]=2;[.E255];IF([.$C255]=3;[.G255];IF([.$C255]=4;[.D255];[.D25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5]=0;[.D255];IF([.$C255]=1;[.D255];IF([.$C255]=2;[.F255];IF([.$C255]=3;[.E255];IF([.$C255]=4;[.E255];[.G25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4">
            <text:p>254</text:p>
          </table:table-cell>
          <table:table-cell table:formula="of:=[.A256]/60" office:value-type="float" office:value="4.23333333333333">
            <text:p>4.2333333333</text:p>
          </table:table-cell>
          <table:table-cell table:formula="of:=INT([.B25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6];60))/60" office:value-type="float" office:value="59.5">
            <text:p>59.5</text:p>
          </table:table-cell>
          <table:table-cell table:formula="of:=(255*(60-MOD([.A256];60)))/60" office:value-type="float" office:value="195.5">
            <text:p>195.5</text:p>
          </table:table-cell>
          <table:table-cell office:value-type="string">
            <text:p>{</text:p>
          </table:table-cell>
          <table:table-cell table:formula="of:=ROUND(IF([.$C256]=0;[.E256];IF([.$C256]=1;[.G256];IF([.$C256]=2;[.D256];IF([.$C256]=3;[.D256];IF([.$C256]=4;[.F256];[.E256])))));0)" office:value-type="float" office:value="60">
            <text:p>60</text:p>
          </table:table-cell>
          <table:table-cell office:value-type="string">
            <text:p>,</text:p>
          </table:table-cell>
          <table:table-cell table:formula="of:=ROUND(IF([.$C256]=0;[.F256];IF([.$C256]=1;[.E256];IF([.$C256]=2;[.E256];IF([.$C256]=3;[.G256];IF([.$C256]=4;[.D256];[.D25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6]=0;[.D256];IF([.$C256]=1;[.D256];IF([.$C256]=2;[.F256];IF([.$C256]=3;[.E256];IF([.$C256]=4;[.E256];[.G25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5">
            <text:p>255</text:p>
          </table:table-cell>
          <table:table-cell table:formula="of:=[.A257]/60" office:value-type="float" office:value="4.25">
            <text:p>4.25</text:p>
          </table:table-cell>
          <table:table-cell table:formula="of:=INT([.B25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7];60))/60" office:value-type="float" office:value="63.75">
            <text:p>63.75</text:p>
          </table:table-cell>
          <table:table-cell table:formula="of:=(255*(60-MOD([.A257];60)))/60" office:value-type="float" office:value="191.25">
            <text:p>191.25</text:p>
          </table:table-cell>
          <table:table-cell office:value-type="string">
            <text:p>{</text:p>
          </table:table-cell>
          <table:table-cell table:formula="of:=ROUND(IF([.$C257]=0;[.E257];IF([.$C257]=1;[.G257];IF([.$C257]=2;[.D257];IF([.$C257]=3;[.D257];IF([.$C257]=4;[.F257];[.E257])))));0)" office:value-type="float" office:value="64">
            <text:p>64</text:p>
          </table:table-cell>
          <table:table-cell office:value-type="string">
            <text:p>,</text:p>
          </table:table-cell>
          <table:table-cell table:formula="of:=ROUND(IF([.$C257]=0;[.F257];IF([.$C257]=1;[.E257];IF([.$C257]=2;[.E257];IF([.$C257]=3;[.G257];IF([.$C257]=4;[.D257];[.D25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7]=0;[.D257];IF([.$C257]=1;[.D257];IF([.$C257]=2;[.F257];IF([.$C257]=3;[.E257];IF([.$C257]=4;[.E257];[.G25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6">
            <text:p>256</text:p>
          </table:table-cell>
          <table:table-cell table:formula="of:=[.A258]/60" office:value-type="float" office:value="4.26666666666667">
            <text:p>4.2666666667</text:p>
          </table:table-cell>
          <table:table-cell table:formula="of:=INT([.B258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8];60))/60" office:value-type="float" office:value="68">
            <text:p>68</text:p>
          </table:table-cell>
          <table:table-cell table:formula="of:=(255*(60-MOD([.A258];60)))/60" office:value-type="float" office:value="187">
            <text:p>187</text:p>
          </table:table-cell>
          <table:table-cell office:value-type="string">
            <text:p>{</text:p>
          </table:table-cell>
          <table:table-cell table:formula="of:=ROUND(IF([.$C258]=0;[.E258];IF([.$C258]=1;[.G258];IF([.$C258]=2;[.D258];IF([.$C258]=3;[.D258];IF([.$C258]=4;[.F258];[.E258])))));0)" office:value-type="float" office:value="68">
            <text:p>68</text:p>
          </table:table-cell>
          <table:table-cell office:value-type="string">
            <text:p>,</text:p>
          </table:table-cell>
          <table:table-cell table:formula="of:=ROUND(IF([.$C258]=0;[.F258];IF([.$C258]=1;[.E258];IF([.$C258]=2;[.E258];IF([.$C258]=3;[.G258];IF([.$C258]=4;[.D258];[.D25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8]=0;[.D258];IF([.$C258]=1;[.D258];IF([.$C258]=2;[.F258];IF([.$C258]=3;[.E258];IF([.$C258]=4;[.E258];[.G25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7">
            <text:p>257</text:p>
          </table:table-cell>
          <table:table-cell table:formula="of:=[.A259]/60" office:value-type="float" office:value="4.28333333333333">
            <text:p>4.2833333333</text:p>
          </table:table-cell>
          <table:table-cell table:formula="of:=INT([.B25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59];60))/60" office:value-type="float" office:value="72.25">
            <text:p>72.25</text:p>
          </table:table-cell>
          <table:table-cell table:formula="of:=(255*(60-MOD([.A259];60)))/60" office:value-type="float" office:value="182.75">
            <text:p>182.75</text:p>
          </table:table-cell>
          <table:table-cell office:value-type="string">
            <text:p>{</text:p>
          </table:table-cell>
          <table:table-cell table:formula="of:=ROUND(IF([.$C259]=0;[.E259];IF([.$C259]=1;[.G259];IF([.$C259]=2;[.D259];IF([.$C259]=3;[.D259];IF([.$C259]=4;[.F259];[.E259])))));0)" office:value-type="float" office:value="72">
            <text:p>72</text:p>
          </table:table-cell>
          <table:table-cell office:value-type="string">
            <text:p>,</text:p>
          </table:table-cell>
          <table:table-cell table:formula="of:=ROUND(IF([.$C259]=0;[.F259];IF([.$C259]=1;[.E259];IF([.$C259]=2;[.E259];IF([.$C259]=3;[.G259];IF([.$C259]=4;[.D259];[.D25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59]=0;[.D259];IF([.$C259]=1;[.D259];IF([.$C259]=2;[.F259];IF([.$C259]=3;[.E259];IF([.$C259]=4;[.E259];[.G25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8">
            <text:p>258</text:p>
          </table:table-cell>
          <table:table-cell table:formula="of:=[.A260]/60" office:value-type="float" office:value="4.3">
            <text:p>4.3</text:p>
          </table:table-cell>
          <table:table-cell table:formula="of:=INT([.B26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0];60))/60" office:value-type="float" office:value="76.5">
            <text:p>76.5</text:p>
          </table:table-cell>
          <table:table-cell table:formula="of:=(255*(60-MOD([.A260];60)))/60" office:value-type="float" office:value="178.5">
            <text:p>178.5</text:p>
          </table:table-cell>
          <table:table-cell office:value-type="string">
            <text:p>{</text:p>
          </table:table-cell>
          <table:table-cell table:formula="of:=ROUND(IF([.$C260]=0;[.E260];IF([.$C260]=1;[.G260];IF([.$C260]=2;[.D260];IF([.$C260]=3;[.D260];IF([.$C260]=4;[.F260];[.E260])))));0)" office:value-type="float" office:value="77">
            <text:p>77</text:p>
          </table:table-cell>
          <table:table-cell office:value-type="string">
            <text:p>,</text:p>
          </table:table-cell>
          <table:table-cell table:formula="of:=ROUND(IF([.$C260]=0;[.F260];IF([.$C260]=1;[.E260];IF([.$C260]=2;[.E260];IF([.$C260]=3;[.G260];IF([.$C260]=4;[.D260];[.D26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0]=0;[.D260];IF([.$C260]=1;[.D260];IF([.$C260]=2;[.F260];IF([.$C260]=3;[.E260];IF([.$C260]=4;[.E260];[.G26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59">
            <text:p>259</text:p>
          </table:table-cell>
          <table:table-cell table:formula="of:=[.A261]/60" office:value-type="float" office:value="4.31666666666667">
            <text:p>4.3166666667</text:p>
          </table:table-cell>
          <table:table-cell table:formula="of:=INT([.B261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1];60))/60" office:value-type="float" office:value="80.75">
            <text:p>80.75</text:p>
          </table:table-cell>
          <table:table-cell table:formula="of:=(255*(60-MOD([.A261];60)))/60" office:value-type="float" office:value="174.25">
            <text:p>174.25</text:p>
          </table:table-cell>
          <table:table-cell office:value-type="string">
            <text:p>{</text:p>
          </table:table-cell>
          <table:table-cell table:formula="of:=ROUND(IF([.$C261]=0;[.E261];IF([.$C261]=1;[.G261];IF([.$C261]=2;[.D261];IF([.$C261]=3;[.D261];IF([.$C261]=4;[.F261];[.E261])))));0)" office:value-type="float" office:value="81">
            <text:p>81</text:p>
          </table:table-cell>
          <table:table-cell office:value-type="string">
            <text:p>,</text:p>
          </table:table-cell>
          <table:table-cell table:formula="of:=ROUND(IF([.$C261]=0;[.F261];IF([.$C261]=1;[.E261];IF([.$C261]=2;[.E261];IF([.$C261]=3;[.G261];IF([.$C261]=4;[.D261];[.D26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1]=0;[.D261];IF([.$C261]=1;[.D261];IF([.$C261]=2;[.F261];IF([.$C261]=3;[.E261];IF([.$C261]=4;[.E261];[.G26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0">
            <text:p>260</text:p>
          </table:table-cell>
          <table:table-cell table:formula="of:=[.A262]/60" office:value-type="float" office:value="4.33333333333333">
            <text:p>4.3333333333</text:p>
          </table:table-cell>
          <table:table-cell table:formula="of:=INT([.B262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2];60))/60" office:value-type="float" office:value="85">
            <text:p>85</text:p>
          </table:table-cell>
          <table:table-cell table:formula="of:=(255*(60-MOD([.A262];60)))/60" office:value-type="float" office:value="170">
            <text:p>170</text:p>
          </table:table-cell>
          <table:table-cell office:value-type="string">
            <text:p>{</text:p>
          </table:table-cell>
          <table:table-cell table:formula="of:=ROUND(IF([.$C262]=0;[.E262];IF([.$C262]=1;[.G262];IF([.$C262]=2;[.D262];IF([.$C262]=3;[.D262];IF([.$C262]=4;[.F262];[.E262])))));0)" office:value-type="float" office:value="85">
            <text:p>85</text:p>
          </table:table-cell>
          <table:table-cell office:value-type="string">
            <text:p>,</text:p>
          </table:table-cell>
          <table:table-cell table:formula="of:=ROUND(IF([.$C262]=0;[.F262];IF([.$C262]=1;[.E262];IF([.$C262]=2;[.E262];IF([.$C262]=3;[.G262];IF([.$C262]=4;[.D262];[.D26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2]=0;[.D262];IF([.$C262]=1;[.D262];IF([.$C262]=2;[.F262];IF([.$C262]=3;[.E262];IF([.$C262]=4;[.E262];[.G26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1">
            <text:p>261</text:p>
          </table:table-cell>
          <table:table-cell table:formula="of:=[.A263]/60" office:value-type="float" office:value="4.35">
            <text:p>4.35</text:p>
          </table:table-cell>
          <table:table-cell table:formula="of:=INT([.B26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3];60))/60" office:value-type="float" office:value="89.25">
            <text:p>89.25</text:p>
          </table:table-cell>
          <table:table-cell table:formula="of:=(255*(60-MOD([.A263];60)))/60" office:value-type="float" office:value="165.75">
            <text:p>165.75</text:p>
          </table:table-cell>
          <table:table-cell office:value-type="string">
            <text:p>{</text:p>
          </table:table-cell>
          <table:table-cell table:formula="of:=ROUND(IF([.$C263]=0;[.E263];IF([.$C263]=1;[.G263];IF([.$C263]=2;[.D263];IF([.$C263]=3;[.D263];IF([.$C263]=4;[.F263];[.E263])))));0)" office:value-type="float" office:value="89">
            <text:p>89</text:p>
          </table:table-cell>
          <table:table-cell office:value-type="string">
            <text:p>,</text:p>
          </table:table-cell>
          <table:table-cell table:formula="of:=ROUND(IF([.$C263]=0;[.F263];IF([.$C263]=1;[.E263];IF([.$C263]=2;[.E263];IF([.$C263]=3;[.G263];IF([.$C263]=4;[.D263];[.D26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3]=0;[.D263];IF([.$C263]=1;[.D263];IF([.$C263]=2;[.F263];IF([.$C263]=3;[.E263];IF([.$C263]=4;[.E263];[.G26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2">
            <text:p>262</text:p>
          </table:table-cell>
          <table:table-cell table:formula="of:=[.A264]/60" office:value-type="float" office:value="4.36666666666667">
            <text:p>4.3666666667</text:p>
          </table:table-cell>
          <table:table-cell table:formula="of:=INT([.B264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4];60))/60" office:value-type="float" office:value="93.5">
            <text:p>93.5</text:p>
          </table:table-cell>
          <table:table-cell table:formula="of:=(255*(60-MOD([.A264];60)))/60" office:value-type="float" office:value="161.5">
            <text:p>161.5</text:p>
          </table:table-cell>
          <table:table-cell office:value-type="string">
            <text:p>{</text:p>
          </table:table-cell>
          <table:table-cell table:formula="of:=ROUND(IF([.$C264]=0;[.E264];IF([.$C264]=1;[.G264];IF([.$C264]=2;[.D264];IF([.$C264]=3;[.D264];IF([.$C264]=4;[.F264];[.E264])))));0)" office:value-type="float" office:value="94">
            <text:p>94</text:p>
          </table:table-cell>
          <table:table-cell office:value-type="string">
            <text:p>,</text:p>
          </table:table-cell>
          <table:table-cell table:formula="of:=ROUND(IF([.$C264]=0;[.F264];IF([.$C264]=1;[.E264];IF([.$C264]=2;[.E264];IF([.$C264]=3;[.G264];IF([.$C264]=4;[.D264];[.D26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4]=0;[.D264];IF([.$C264]=1;[.D264];IF([.$C264]=2;[.F264];IF([.$C264]=3;[.E264];IF([.$C264]=4;[.E264];[.G26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3">
            <text:p>263</text:p>
          </table:table-cell>
          <table:table-cell table:formula="of:=[.A265]/60" office:value-type="float" office:value="4.38333333333333">
            <text:p>4.3833333333</text:p>
          </table:table-cell>
          <table:table-cell table:formula="of:=INT([.B26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5];60))/60" office:value-type="float" office:value="97.75">
            <text:p>97.75</text:p>
          </table:table-cell>
          <table:table-cell table:formula="of:=(255*(60-MOD([.A265];60)))/60" office:value-type="float" office:value="157.25">
            <text:p>157.25</text:p>
          </table:table-cell>
          <table:table-cell office:value-type="string">
            <text:p>{</text:p>
          </table:table-cell>
          <table:table-cell table:formula="of:=ROUND(IF([.$C265]=0;[.E265];IF([.$C265]=1;[.G265];IF([.$C265]=2;[.D265];IF([.$C265]=3;[.D265];IF([.$C265]=4;[.F265];[.E265])))));0)" office:value-type="float" office:value="98">
            <text:p>98</text:p>
          </table:table-cell>
          <table:table-cell office:value-type="string">
            <text:p>,</text:p>
          </table:table-cell>
          <table:table-cell table:formula="of:=ROUND(IF([.$C265]=0;[.F265];IF([.$C265]=1;[.E265];IF([.$C265]=2;[.E265];IF([.$C265]=3;[.G265];IF([.$C265]=4;[.D265];[.D26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5]=0;[.D265];IF([.$C265]=1;[.D265];IF([.$C265]=2;[.F265];IF([.$C265]=3;[.E265];IF([.$C265]=4;[.E265];[.G26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4">
            <text:p>264</text:p>
          </table:table-cell>
          <table:table-cell table:formula="of:=[.A266]/60" office:value-type="float" office:value="4.4">
            <text:p>4.4</text:p>
          </table:table-cell>
          <table:table-cell table:formula="of:=INT([.B26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6];60))/60" office:value-type="float" office:value="102">
            <text:p>102</text:p>
          </table:table-cell>
          <table:table-cell table:formula="of:=(255*(60-MOD([.A266];60)))/60" office:value-type="float" office:value="153">
            <text:p>153</text:p>
          </table:table-cell>
          <table:table-cell office:value-type="string">
            <text:p>{</text:p>
          </table:table-cell>
          <table:table-cell table:formula="of:=ROUND(IF([.$C266]=0;[.E266];IF([.$C266]=1;[.G266];IF([.$C266]=2;[.D266];IF([.$C266]=3;[.D266];IF([.$C266]=4;[.F266];[.E266])))));0)" office:value-type="float" office:value="102">
            <text:p>102</text:p>
          </table:table-cell>
          <table:table-cell office:value-type="string">
            <text:p>,</text:p>
          </table:table-cell>
          <table:table-cell table:formula="of:=ROUND(IF([.$C266]=0;[.F266];IF([.$C266]=1;[.E266];IF([.$C266]=2;[.E266];IF([.$C266]=3;[.G266];IF([.$C266]=4;[.D266];[.D26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6]=0;[.D266];IF([.$C266]=1;[.D266];IF([.$C266]=2;[.F266];IF([.$C266]=3;[.E266];IF([.$C266]=4;[.E266];[.G26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5">
            <text:p>265</text:p>
          </table:table-cell>
          <table:table-cell table:formula="of:=[.A267]/60" office:value-type="float" office:value="4.41666666666667">
            <text:p>4.4166666667</text:p>
          </table:table-cell>
          <table:table-cell table:formula="of:=INT([.B26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7];60))/60" office:value-type="float" office:value="106.25">
            <text:p>106.25</text:p>
          </table:table-cell>
          <table:table-cell table:formula="of:=(255*(60-MOD([.A267];60)))/60" office:value-type="float" office:value="148.75">
            <text:p>148.75</text:p>
          </table:table-cell>
          <table:table-cell office:value-type="string">
            <text:p>{</text:p>
          </table:table-cell>
          <table:table-cell table:formula="of:=ROUND(IF([.$C267]=0;[.E267];IF([.$C267]=1;[.G267];IF([.$C267]=2;[.D267];IF([.$C267]=3;[.D267];IF([.$C267]=4;[.F267];[.E267])))));0)" office:value-type="float" office:value="106">
            <text:p>106</text:p>
          </table:table-cell>
          <table:table-cell office:value-type="string">
            <text:p>,</text:p>
          </table:table-cell>
          <table:table-cell table:formula="of:=ROUND(IF([.$C267]=0;[.F267];IF([.$C267]=1;[.E267];IF([.$C267]=2;[.E267];IF([.$C267]=3;[.G267];IF([.$C267]=4;[.D267];[.D26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7]=0;[.D267];IF([.$C267]=1;[.D267];IF([.$C267]=2;[.F267];IF([.$C267]=3;[.E267];IF([.$C267]=4;[.E267];[.G26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6">
            <text:p>266</text:p>
          </table:table-cell>
          <table:table-cell table:formula="of:=[.A268]/60" office:value-type="float" office:value="4.43333333333333">
            <text:p>4.4333333333</text:p>
          </table:table-cell>
          <table:table-cell table:formula="of:=INT([.B268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8];60))/60" office:value-type="float" office:value="110.5">
            <text:p>110.5</text:p>
          </table:table-cell>
          <table:table-cell table:formula="of:=(255*(60-MOD([.A268];60)))/60" office:value-type="float" office:value="144.5">
            <text:p>144.5</text:p>
          </table:table-cell>
          <table:table-cell office:value-type="string">
            <text:p>{</text:p>
          </table:table-cell>
          <table:table-cell table:formula="of:=ROUND(IF([.$C268]=0;[.E268];IF([.$C268]=1;[.G268];IF([.$C268]=2;[.D268];IF([.$C268]=3;[.D268];IF([.$C268]=4;[.F268];[.E268])))));0)" office:value-type="float" office:value="111">
            <text:p>111</text:p>
          </table:table-cell>
          <table:table-cell office:value-type="string">
            <text:p>,</text:p>
          </table:table-cell>
          <table:table-cell table:formula="of:=ROUND(IF([.$C268]=0;[.F268];IF([.$C268]=1;[.E268];IF([.$C268]=2;[.E268];IF([.$C268]=3;[.G268];IF([.$C268]=4;[.D268];[.D26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8]=0;[.D268];IF([.$C268]=1;[.D268];IF([.$C268]=2;[.F268];IF([.$C268]=3;[.E268];IF([.$C268]=4;[.E268];[.G26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7">
            <text:p>267</text:p>
          </table:table-cell>
          <table:table-cell table:formula="of:=[.A269]/60" office:value-type="float" office:value="4.45">
            <text:p>4.45</text:p>
          </table:table-cell>
          <table:table-cell table:formula="of:=INT([.B26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69];60))/60" office:value-type="float" office:value="114.75">
            <text:p>114.75</text:p>
          </table:table-cell>
          <table:table-cell table:formula="of:=(255*(60-MOD([.A269];60)))/60" office:value-type="float" office:value="140.25">
            <text:p>140.25</text:p>
          </table:table-cell>
          <table:table-cell office:value-type="string">
            <text:p>{</text:p>
          </table:table-cell>
          <table:table-cell table:formula="of:=ROUND(IF([.$C269]=0;[.E269];IF([.$C269]=1;[.G269];IF([.$C269]=2;[.D269];IF([.$C269]=3;[.D269];IF([.$C269]=4;[.F269];[.E269])))));0)" office:value-type="float" office:value="115">
            <text:p>115</text:p>
          </table:table-cell>
          <table:table-cell office:value-type="string">
            <text:p>,</text:p>
          </table:table-cell>
          <table:table-cell table:formula="of:=ROUND(IF([.$C269]=0;[.F269];IF([.$C269]=1;[.E269];IF([.$C269]=2;[.E269];IF([.$C269]=3;[.G269];IF([.$C269]=4;[.D269];[.D26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69]=0;[.D269];IF([.$C269]=1;[.D269];IF([.$C269]=2;[.F269];IF([.$C269]=3;[.E269];IF([.$C269]=4;[.E269];[.G26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8">
            <text:p>268</text:p>
          </table:table-cell>
          <table:table-cell table:formula="of:=[.A270]/60" office:value-type="float" office:value="4.46666666666667">
            <text:p>4.4666666667</text:p>
          </table:table-cell>
          <table:table-cell table:formula="of:=INT([.B27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0];60))/60" office:value-type="float" office:value="119">
            <text:p>119</text:p>
          </table:table-cell>
          <table:table-cell table:formula="of:=(255*(60-MOD([.A270];60)))/60" office:value-type="float" office:value="136">
            <text:p>136</text:p>
          </table:table-cell>
          <table:table-cell office:value-type="string">
            <text:p>{</text:p>
          </table:table-cell>
          <table:table-cell table:formula="of:=ROUND(IF([.$C270]=0;[.E270];IF([.$C270]=1;[.G270];IF([.$C270]=2;[.D270];IF([.$C270]=3;[.D270];IF([.$C270]=4;[.F270];[.E270])))));0)" office:value-type="float" office:value="119">
            <text:p>119</text:p>
          </table:table-cell>
          <table:table-cell office:value-type="string">
            <text:p>,</text:p>
          </table:table-cell>
          <table:table-cell table:formula="of:=ROUND(IF([.$C270]=0;[.F270];IF([.$C270]=1;[.E270];IF([.$C270]=2;[.E270];IF([.$C270]=3;[.G270];IF([.$C270]=4;[.D270];[.D27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0]=0;[.D270];IF([.$C270]=1;[.D270];IF([.$C270]=2;[.F270];IF([.$C270]=3;[.E270];IF([.$C270]=4;[.E270];[.G27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69">
            <text:p>269</text:p>
          </table:table-cell>
          <table:table-cell table:formula="of:=[.A271]/60" office:value-type="float" office:value="4.48333333333333">
            <text:p>4.4833333333</text:p>
          </table:table-cell>
          <table:table-cell table:formula="of:=INT([.B271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1];60))/60" office:value-type="float" office:value="123.25">
            <text:p>123.25</text:p>
          </table:table-cell>
          <table:table-cell table:formula="of:=(255*(60-MOD([.A271];60)))/60" office:value-type="float" office:value="131.75">
            <text:p>131.75</text:p>
          </table:table-cell>
          <table:table-cell office:value-type="string">
            <text:p>{</text:p>
          </table:table-cell>
          <table:table-cell table:formula="of:=ROUND(IF([.$C271]=0;[.E271];IF([.$C271]=1;[.G271];IF([.$C271]=2;[.D271];IF([.$C271]=3;[.D271];IF([.$C271]=4;[.F271];[.E271])))));0)" office:value-type="float" office:value="123">
            <text:p>123</text:p>
          </table:table-cell>
          <table:table-cell office:value-type="string">
            <text:p>,</text:p>
          </table:table-cell>
          <table:table-cell table:formula="of:=ROUND(IF([.$C271]=0;[.F271];IF([.$C271]=1;[.E271];IF([.$C271]=2;[.E271];IF([.$C271]=3;[.G271];IF([.$C271]=4;[.D271];[.D27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1]=0;[.D271];IF([.$C271]=1;[.D271];IF([.$C271]=2;[.F271];IF([.$C271]=3;[.E271];IF([.$C271]=4;[.E271];[.G27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0">
            <text:p>270</text:p>
          </table:table-cell>
          <table:table-cell table:formula="of:=[.A272]/60" office:value-type="float" office:value="4.5">
            <text:p>4.5</text:p>
          </table:table-cell>
          <table:table-cell table:formula="of:=INT([.B272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2];60))/60" office:value-type="float" office:value="127.5">
            <text:p>127.5</text:p>
          </table:table-cell>
          <table:table-cell table:formula="of:=(255*(60-MOD([.A272];60)))/60" office:value-type="float" office:value="127.5">
            <text:p>127.5</text:p>
          </table:table-cell>
          <table:table-cell office:value-type="string">
            <text:p>{</text:p>
          </table:table-cell>
          <table:table-cell table:formula="of:=ROUND(IF([.$C272]=0;[.E272];IF([.$C272]=1;[.G272];IF([.$C272]=2;[.D272];IF([.$C272]=3;[.D272];IF([.$C272]=4;[.F272];[.E272])))));0)" office:value-type="float" office:value="128">
            <text:p>128</text:p>
          </table:table-cell>
          <table:table-cell office:value-type="string">
            <text:p>,</text:p>
          </table:table-cell>
          <table:table-cell table:formula="of:=ROUND(IF([.$C272]=0;[.F272];IF([.$C272]=1;[.E272];IF([.$C272]=2;[.E272];IF([.$C272]=3;[.G272];IF([.$C272]=4;[.D272];[.D27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2]=0;[.D272];IF([.$C272]=1;[.D272];IF([.$C272]=2;[.F272];IF([.$C272]=3;[.E272];IF([.$C272]=4;[.E272];[.G27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1">
            <text:p>271</text:p>
          </table:table-cell>
          <table:table-cell table:formula="of:=[.A273]/60" office:value-type="float" office:value="4.51666666666667">
            <text:p>4.5166666667</text:p>
          </table:table-cell>
          <table:table-cell table:formula="of:=INT([.B27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3];60))/60" office:value-type="float" office:value="131.75">
            <text:p>131.75</text:p>
          </table:table-cell>
          <table:table-cell table:formula="of:=(255*(60-MOD([.A273];60)))/60" office:value-type="float" office:value="123.25">
            <text:p>123.25</text:p>
          </table:table-cell>
          <table:table-cell office:value-type="string">
            <text:p>{</text:p>
          </table:table-cell>
          <table:table-cell table:formula="of:=ROUND(IF([.$C273]=0;[.E273];IF([.$C273]=1;[.G273];IF([.$C273]=2;[.D273];IF([.$C273]=3;[.D273];IF([.$C273]=4;[.F273];[.E273])))));0)" office:value-type="float" office:value="132">
            <text:p>132</text:p>
          </table:table-cell>
          <table:table-cell office:value-type="string">
            <text:p>,</text:p>
          </table:table-cell>
          <table:table-cell table:formula="of:=ROUND(IF([.$C273]=0;[.F273];IF([.$C273]=1;[.E273];IF([.$C273]=2;[.E273];IF([.$C273]=3;[.G273];IF([.$C273]=4;[.D273];[.D27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3]=0;[.D273];IF([.$C273]=1;[.D273];IF([.$C273]=2;[.F273];IF([.$C273]=3;[.E273];IF([.$C273]=4;[.E273];[.G27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2">
            <text:p>272</text:p>
          </table:table-cell>
          <table:table-cell table:formula="of:=[.A274]/60" office:value-type="float" office:value="4.53333333333333">
            <text:p>4.5333333333</text:p>
          </table:table-cell>
          <table:table-cell table:formula="of:=INT([.B274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4];60))/60" office:value-type="float" office:value="136">
            <text:p>136</text:p>
          </table:table-cell>
          <table:table-cell table:formula="of:=(255*(60-MOD([.A274];60)))/60" office:value-type="float" office:value="119">
            <text:p>119</text:p>
          </table:table-cell>
          <table:table-cell office:value-type="string">
            <text:p>{</text:p>
          </table:table-cell>
          <table:table-cell table:formula="of:=ROUND(IF([.$C274]=0;[.E274];IF([.$C274]=1;[.G274];IF([.$C274]=2;[.D274];IF([.$C274]=3;[.D274];IF([.$C274]=4;[.F274];[.E274])))));0)" office:value-type="float" office:value="136">
            <text:p>136</text:p>
          </table:table-cell>
          <table:table-cell office:value-type="string">
            <text:p>,</text:p>
          </table:table-cell>
          <table:table-cell table:formula="of:=ROUND(IF([.$C274]=0;[.F274];IF([.$C274]=1;[.E274];IF([.$C274]=2;[.E274];IF([.$C274]=3;[.G274];IF([.$C274]=4;[.D274];[.D27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4]=0;[.D274];IF([.$C274]=1;[.D274];IF([.$C274]=2;[.F274];IF([.$C274]=3;[.E274];IF([.$C274]=4;[.E274];[.G27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3">
            <text:p>273</text:p>
          </table:table-cell>
          <table:table-cell table:formula="of:=[.A275]/60" office:value-type="float" office:value="4.55">
            <text:p>4.55</text:p>
          </table:table-cell>
          <table:table-cell table:formula="of:=INT([.B27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5];60))/60" office:value-type="float" office:value="140.25">
            <text:p>140.25</text:p>
          </table:table-cell>
          <table:table-cell table:formula="of:=(255*(60-MOD([.A275];60)))/60" office:value-type="float" office:value="114.75">
            <text:p>114.75</text:p>
          </table:table-cell>
          <table:table-cell office:value-type="string">
            <text:p>{</text:p>
          </table:table-cell>
          <table:table-cell table:formula="of:=ROUND(IF([.$C275]=0;[.E275];IF([.$C275]=1;[.G275];IF([.$C275]=2;[.D275];IF([.$C275]=3;[.D275];IF([.$C275]=4;[.F275];[.E275])))));0)" office:value-type="float" office:value="140">
            <text:p>140</text:p>
          </table:table-cell>
          <table:table-cell office:value-type="string">
            <text:p>,</text:p>
          </table:table-cell>
          <table:table-cell table:formula="of:=ROUND(IF([.$C275]=0;[.F275];IF([.$C275]=1;[.E275];IF([.$C275]=2;[.E275];IF([.$C275]=3;[.G275];IF([.$C275]=4;[.D275];[.D27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5]=0;[.D275];IF([.$C275]=1;[.D275];IF([.$C275]=2;[.F275];IF([.$C275]=3;[.E275];IF([.$C275]=4;[.E275];[.G27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4">
            <text:p>274</text:p>
          </table:table-cell>
          <table:table-cell table:formula="of:=[.A276]/60" office:value-type="float" office:value="4.56666666666667">
            <text:p>4.5666666667</text:p>
          </table:table-cell>
          <table:table-cell table:formula="of:=INT([.B27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6];60))/60" office:value-type="float" office:value="144.5">
            <text:p>144.5</text:p>
          </table:table-cell>
          <table:table-cell table:formula="of:=(255*(60-MOD([.A276];60)))/60" office:value-type="float" office:value="110.5">
            <text:p>110.5</text:p>
          </table:table-cell>
          <table:table-cell office:value-type="string">
            <text:p>{</text:p>
          </table:table-cell>
          <table:table-cell table:formula="of:=ROUND(IF([.$C276]=0;[.E276];IF([.$C276]=1;[.G276];IF([.$C276]=2;[.D276];IF([.$C276]=3;[.D276];IF([.$C276]=4;[.F276];[.E276])))));0)" office:value-type="float" office:value="145">
            <text:p>145</text:p>
          </table:table-cell>
          <table:table-cell office:value-type="string">
            <text:p>,</text:p>
          </table:table-cell>
          <table:table-cell table:formula="of:=ROUND(IF([.$C276]=0;[.F276];IF([.$C276]=1;[.E276];IF([.$C276]=2;[.E276];IF([.$C276]=3;[.G276];IF([.$C276]=4;[.D276];[.D27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6]=0;[.D276];IF([.$C276]=1;[.D276];IF([.$C276]=2;[.F276];IF([.$C276]=3;[.E276];IF([.$C276]=4;[.E276];[.G27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5">
            <text:p>275</text:p>
          </table:table-cell>
          <table:table-cell table:formula="of:=[.A277]/60" office:value-type="float" office:value="4.58333333333333">
            <text:p>4.5833333333</text:p>
          </table:table-cell>
          <table:table-cell table:formula="of:=INT([.B27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7];60))/60" office:value-type="float" office:value="148.75">
            <text:p>148.75</text:p>
          </table:table-cell>
          <table:table-cell table:formula="of:=(255*(60-MOD([.A277];60)))/60" office:value-type="float" office:value="106.25">
            <text:p>106.25</text:p>
          </table:table-cell>
          <table:table-cell office:value-type="string">
            <text:p>{</text:p>
          </table:table-cell>
          <table:table-cell table:formula="of:=ROUND(IF([.$C277]=0;[.E277];IF([.$C277]=1;[.G277];IF([.$C277]=2;[.D277];IF([.$C277]=3;[.D277];IF([.$C277]=4;[.F277];[.E277])))));0)" office:value-type="float" office:value="149">
            <text:p>149</text:p>
          </table:table-cell>
          <table:table-cell office:value-type="string">
            <text:p>,</text:p>
          </table:table-cell>
          <table:table-cell table:formula="of:=ROUND(IF([.$C277]=0;[.F277];IF([.$C277]=1;[.E277];IF([.$C277]=2;[.E277];IF([.$C277]=3;[.G277];IF([.$C277]=4;[.D277];[.D27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7]=0;[.D277];IF([.$C277]=1;[.D277];IF([.$C277]=2;[.F277];IF([.$C277]=3;[.E277];IF([.$C277]=4;[.E277];[.G27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6">
            <text:p>276</text:p>
          </table:table-cell>
          <table:table-cell table:formula="of:=[.A278]/60" office:value-type="float" office:value="4.6">
            <text:p>4.6</text:p>
          </table:table-cell>
          <table:table-cell table:formula="of:=INT([.B278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8];60))/60" office:value-type="float" office:value="153">
            <text:p>153</text:p>
          </table:table-cell>
          <table:table-cell table:formula="of:=(255*(60-MOD([.A278];60)))/60" office:value-type="float" office:value="102">
            <text:p>102</text:p>
          </table:table-cell>
          <table:table-cell office:value-type="string">
            <text:p>{</text:p>
          </table:table-cell>
          <table:table-cell table:formula="of:=ROUND(IF([.$C278]=0;[.E278];IF([.$C278]=1;[.G278];IF([.$C278]=2;[.D278];IF([.$C278]=3;[.D278];IF([.$C278]=4;[.F278];[.E278])))));0)" office:value-type="float" office:value="153">
            <text:p>153</text:p>
          </table:table-cell>
          <table:table-cell office:value-type="string">
            <text:p>,</text:p>
          </table:table-cell>
          <table:table-cell table:formula="of:=ROUND(IF([.$C278]=0;[.F278];IF([.$C278]=1;[.E278];IF([.$C278]=2;[.E278];IF([.$C278]=3;[.G278];IF([.$C278]=4;[.D278];[.D27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8]=0;[.D278];IF([.$C278]=1;[.D278];IF([.$C278]=2;[.F278];IF([.$C278]=3;[.E278];IF([.$C278]=4;[.E278];[.G27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7">
            <text:p>277</text:p>
          </table:table-cell>
          <table:table-cell table:formula="of:=[.A279]/60" office:value-type="float" office:value="4.61666666666667">
            <text:p>4.6166666667</text:p>
          </table:table-cell>
          <table:table-cell table:formula="of:=INT([.B27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79];60))/60" office:value-type="float" office:value="157.25">
            <text:p>157.25</text:p>
          </table:table-cell>
          <table:table-cell table:formula="of:=(255*(60-MOD([.A279];60)))/60" office:value-type="float" office:value="97.75">
            <text:p>97.75</text:p>
          </table:table-cell>
          <table:table-cell office:value-type="string">
            <text:p>{</text:p>
          </table:table-cell>
          <table:table-cell table:formula="of:=ROUND(IF([.$C279]=0;[.E279];IF([.$C279]=1;[.G279];IF([.$C279]=2;[.D279];IF([.$C279]=3;[.D279];IF([.$C279]=4;[.F279];[.E279])))));0)" office:value-type="float" office:value="157">
            <text:p>157</text:p>
          </table:table-cell>
          <table:table-cell office:value-type="string">
            <text:p>,</text:p>
          </table:table-cell>
          <table:table-cell table:formula="of:=ROUND(IF([.$C279]=0;[.F279];IF([.$C279]=1;[.E279];IF([.$C279]=2;[.E279];IF([.$C279]=3;[.G279];IF([.$C279]=4;[.D279];[.D27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79]=0;[.D279];IF([.$C279]=1;[.D279];IF([.$C279]=2;[.F279];IF([.$C279]=3;[.E279];IF([.$C279]=4;[.E279];[.G27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8">
            <text:p>278</text:p>
          </table:table-cell>
          <table:table-cell table:formula="of:=[.A280]/60" office:value-type="float" office:value="4.63333333333333">
            <text:p>4.6333333333</text:p>
          </table:table-cell>
          <table:table-cell table:formula="of:=INT([.B28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0];60))/60" office:value-type="float" office:value="161.5">
            <text:p>161.5</text:p>
          </table:table-cell>
          <table:table-cell table:formula="of:=(255*(60-MOD([.A280];60)))/60" office:value-type="float" office:value="93.5">
            <text:p>93.5</text:p>
          </table:table-cell>
          <table:table-cell office:value-type="string">
            <text:p>{</text:p>
          </table:table-cell>
          <table:table-cell table:formula="of:=ROUND(IF([.$C280]=0;[.E280];IF([.$C280]=1;[.G280];IF([.$C280]=2;[.D280];IF([.$C280]=3;[.D280];IF([.$C280]=4;[.F280];[.E280])))));0)" office:value-type="float" office:value="162">
            <text:p>162</text:p>
          </table:table-cell>
          <table:table-cell office:value-type="string">
            <text:p>,</text:p>
          </table:table-cell>
          <table:table-cell table:formula="of:=ROUND(IF([.$C280]=0;[.F280];IF([.$C280]=1;[.E280];IF([.$C280]=2;[.E280];IF([.$C280]=3;[.G280];IF([.$C280]=4;[.D280];[.D28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0]=0;[.D280];IF([.$C280]=1;[.D280];IF([.$C280]=2;[.F280];IF([.$C280]=3;[.E280];IF([.$C280]=4;[.E280];[.G28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79">
            <text:p>279</text:p>
          </table:table-cell>
          <table:table-cell table:formula="of:=[.A281]/60" office:value-type="float" office:value="4.65">
            <text:p>4.65</text:p>
          </table:table-cell>
          <table:table-cell table:formula="of:=INT([.B281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1];60))/60" office:value-type="float" office:value="165.75">
            <text:p>165.75</text:p>
          </table:table-cell>
          <table:table-cell table:formula="of:=(255*(60-MOD([.A281];60)))/60" office:value-type="float" office:value="89.25">
            <text:p>89.25</text:p>
          </table:table-cell>
          <table:table-cell office:value-type="string">
            <text:p>{</text:p>
          </table:table-cell>
          <table:table-cell table:formula="of:=ROUND(IF([.$C281]=0;[.E281];IF([.$C281]=1;[.G281];IF([.$C281]=2;[.D281];IF([.$C281]=3;[.D281];IF([.$C281]=4;[.F281];[.E281])))));0)" office:value-type="float" office:value="166">
            <text:p>166</text:p>
          </table:table-cell>
          <table:table-cell office:value-type="string">
            <text:p>,</text:p>
          </table:table-cell>
          <table:table-cell table:formula="of:=ROUND(IF([.$C281]=0;[.F281];IF([.$C281]=1;[.E281];IF([.$C281]=2;[.E281];IF([.$C281]=3;[.G281];IF([.$C281]=4;[.D281];[.D28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1]=0;[.D281];IF([.$C281]=1;[.D281];IF([.$C281]=2;[.F281];IF([.$C281]=3;[.E281];IF([.$C281]=4;[.E281];[.G28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0">
            <text:p>280</text:p>
          </table:table-cell>
          <table:table-cell table:formula="of:=[.A282]/60" office:value-type="float" office:value="4.66666666666667">
            <text:p>4.6666666667</text:p>
          </table:table-cell>
          <table:table-cell table:formula="of:=INT([.B282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2];60))/60" office:value-type="float" office:value="170">
            <text:p>170</text:p>
          </table:table-cell>
          <table:table-cell table:formula="of:=(255*(60-MOD([.A282];60)))/60" office:value-type="float" office:value="85">
            <text:p>85</text:p>
          </table:table-cell>
          <table:table-cell office:value-type="string">
            <text:p>{</text:p>
          </table:table-cell>
          <table:table-cell table:formula="of:=ROUND(IF([.$C282]=0;[.E282];IF([.$C282]=1;[.G282];IF([.$C282]=2;[.D282];IF([.$C282]=3;[.D282];IF([.$C282]=4;[.F282];[.E282])))));0)" office:value-type="float" office:value="170">
            <text:p>170</text:p>
          </table:table-cell>
          <table:table-cell office:value-type="string">
            <text:p>,</text:p>
          </table:table-cell>
          <table:table-cell table:formula="of:=ROUND(IF([.$C282]=0;[.F282];IF([.$C282]=1;[.E282];IF([.$C282]=2;[.E282];IF([.$C282]=3;[.G282];IF([.$C282]=4;[.D282];[.D28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2]=0;[.D282];IF([.$C282]=1;[.D282];IF([.$C282]=2;[.F282];IF([.$C282]=3;[.E282];IF([.$C282]=4;[.E282];[.G28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1">
            <text:p>281</text:p>
          </table:table-cell>
          <table:table-cell table:formula="of:=[.A283]/60" office:value-type="float" office:value="4.68333333333333">
            <text:p>4.6833333333</text:p>
          </table:table-cell>
          <table:table-cell table:formula="of:=INT([.B28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3];60))/60" office:value-type="float" office:value="174.25">
            <text:p>174.25</text:p>
          </table:table-cell>
          <table:table-cell table:formula="of:=(255*(60-MOD([.A283];60)))/60" office:value-type="float" office:value="80.75">
            <text:p>80.75</text:p>
          </table:table-cell>
          <table:table-cell office:value-type="string">
            <text:p>{</text:p>
          </table:table-cell>
          <table:table-cell table:formula="of:=ROUND(IF([.$C283]=0;[.E283];IF([.$C283]=1;[.G283];IF([.$C283]=2;[.D283];IF([.$C283]=3;[.D283];IF([.$C283]=4;[.F283];[.E283])))));0)" office:value-type="float" office:value="174">
            <text:p>174</text:p>
          </table:table-cell>
          <table:table-cell office:value-type="string">
            <text:p>,</text:p>
          </table:table-cell>
          <table:table-cell table:formula="of:=ROUND(IF([.$C283]=0;[.F283];IF([.$C283]=1;[.E283];IF([.$C283]=2;[.E283];IF([.$C283]=3;[.G283];IF([.$C283]=4;[.D283];[.D28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3]=0;[.D283];IF([.$C283]=1;[.D283];IF([.$C283]=2;[.F283];IF([.$C283]=3;[.E283];IF([.$C283]=4;[.E283];[.G28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2">
            <text:p>282</text:p>
          </table:table-cell>
          <table:table-cell table:formula="of:=[.A284]/60" office:value-type="float" office:value="4.7">
            <text:p>4.7</text:p>
          </table:table-cell>
          <table:table-cell table:formula="of:=INT([.B284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4];60))/60" office:value-type="float" office:value="178.5">
            <text:p>178.5</text:p>
          </table:table-cell>
          <table:table-cell table:formula="of:=(255*(60-MOD([.A284];60)))/60" office:value-type="float" office:value="76.5">
            <text:p>76.5</text:p>
          </table:table-cell>
          <table:table-cell office:value-type="string">
            <text:p>{</text:p>
          </table:table-cell>
          <table:table-cell table:formula="of:=ROUND(IF([.$C284]=0;[.E284];IF([.$C284]=1;[.G284];IF([.$C284]=2;[.D284];IF([.$C284]=3;[.D284];IF([.$C284]=4;[.F284];[.E284])))));0)" office:value-type="float" office:value="179">
            <text:p>179</text:p>
          </table:table-cell>
          <table:table-cell office:value-type="string">
            <text:p>,</text:p>
          </table:table-cell>
          <table:table-cell table:formula="of:=ROUND(IF([.$C284]=0;[.F284];IF([.$C284]=1;[.E284];IF([.$C284]=2;[.E284];IF([.$C284]=3;[.G284];IF([.$C284]=4;[.D284];[.D28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4]=0;[.D284];IF([.$C284]=1;[.D284];IF([.$C284]=2;[.F284];IF([.$C284]=3;[.E284];IF([.$C284]=4;[.E284];[.G28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3">
            <text:p>283</text:p>
          </table:table-cell>
          <table:table-cell table:formula="of:=[.A285]/60" office:value-type="float" office:value="4.71666666666667">
            <text:p>4.7166666667</text:p>
          </table:table-cell>
          <table:table-cell table:formula="of:=INT([.B28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5];60))/60" office:value-type="float" office:value="182.75">
            <text:p>182.75</text:p>
          </table:table-cell>
          <table:table-cell table:formula="of:=(255*(60-MOD([.A285];60)))/60" office:value-type="float" office:value="72.25">
            <text:p>72.25</text:p>
          </table:table-cell>
          <table:table-cell office:value-type="string">
            <text:p>{</text:p>
          </table:table-cell>
          <table:table-cell table:formula="of:=ROUND(IF([.$C285]=0;[.E285];IF([.$C285]=1;[.G285];IF([.$C285]=2;[.D285];IF([.$C285]=3;[.D285];IF([.$C285]=4;[.F285];[.E285])))));0)" office:value-type="float" office:value="183">
            <text:p>183</text:p>
          </table:table-cell>
          <table:table-cell office:value-type="string">
            <text:p>,</text:p>
          </table:table-cell>
          <table:table-cell table:formula="of:=ROUND(IF([.$C285]=0;[.F285];IF([.$C285]=1;[.E285];IF([.$C285]=2;[.E285];IF([.$C285]=3;[.G285];IF([.$C285]=4;[.D285];[.D28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5]=0;[.D285];IF([.$C285]=1;[.D285];IF([.$C285]=2;[.F285];IF([.$C285]=3;[.E285];IF([.$C285]=4;[.E285];[.G28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4">
            <text:p>284</text:p>
          </table:table-cell>
          <table:table-cell table:formula="of:=[.A286]/60" office:value-type="float" office:value="4.73333333333333">
            <text:p>4.7333333333</text:p>
          </table:table-cell>
          <table:table-cell table:formula="of:=INT([.B28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6];60))/60" office:value-type="float" office:value="187">
            <text:p>187</text:p>
          </table:table-cell>
          <table:table-cell table:formula="of:=(255*(60-MOD([.A286];60)))/60" office:value-type="float" office:value="68">
            <text:p>68</text:p>
          </table:table-cell>
          <table:table-cell office:value-type="string">
            <text:p>{</text:p>
          </table:table-cell>
          <table:table-cell table:formula="of:=ROUND(IF([.$C286]=0;[.E286];IF([.$C286]=1;[.G286];IF([.$C286]=2;[.D286];IF([.$C286]=3;[.D286];IF([.$C286]=4;[.F286];[.E286])))));0)" office:value-type="float" office:value="187">
            <text:p>187</text:p>
          </table:table-cell>
          <table:table-cell office:value-type="string">
            <text:p>,</text:p>
          </table:table-cell>
          <table:table-cell table:formula="of:=ROUND(IF([.$C286]=0;[.F286];IF([.$C286]=1;[.E286];IF([.$C286]=2;[.E286];IF([.$C286]=3;[.G286];IF([.$C286]=4;[.D286];[.D28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6]=0;[.D286];IF([.$C286]=1;[.D286];IF([.$C286]=2;[.F286];IF([.$C286]=3;[.E286];IF([.$C286]=4;[.E286];[.G28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5">
            <text:p>285</text:p>
          </table:table-cell>
          <table:table-cell table:formula="of:=[.A287]/60" office:value-type="float" office:value="4.75">
            <text:p>4.75</text:p>
          </table:table-cell>
          <table:table-cell table:formula="of:=INT([.B28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7];60))/60" office:value-type="float" office:value="191.25">
            <text:p>191.25</text:p>
          </table:table-cell>
          <table:table-cell table:formula="of:=(255*(60-MOD([.A287];60)))/60" office:value-type="float" office:value="63.75">
            <text:p>63.75</text:p>
          </table:table-cell>
          <table:table-cell office:value-type="string">
            <text:p>{</text:p>
          </table:table-cell>
          <table:table-cell table:formula="of:=ROUND(IF([.$C287]=0;[.E287];IF([.$C287]=1;[.G287];IF([.$C287]=2;[.D287];IF([.$C287]=3;[.D287];IF([.$C287]=4;[.F287];[.E287])))));0)" office:value-type="float" office:value="191">
            <text:p>191</text:p>
          </table:table-cell>
          <table:table-cell office:value-type="string">
            <text:p>,</text:p>
          </table:table-cell>
          <table:table-cell table:formula="of:=ROUND(IF([.$C287]=0;[.F287];IF([.$C287]=1;[.E287];IF([.$C287]=2;[.E287];IF([.$C287]=3;[.G287];IF([.$C287]=4;[.D287];[.D28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7]=0;[.D287];IF([.$C287]=1;[.D287];IF([.$C287]=2;[.F287];IF([.$C287]=3;[.E287];IF([.$C287]=4;[.E287];[.G28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6">
            <text:p>286</text:p>
          </table:table-cell>
          <table:table-cell table:formula="of:=[.A288]/60" office:value-type="float" office:value="4.76666666666667">
            <text:p>4.7666666667</text:p>
          </table:table-cell>
          <table:table-cell table:formula="of:=INT([.B288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8];60))/60" office:value-type="float" office:value="195.5">
            <text:p>195.5</text:p>
          </table:table-cell>
          <table:table-cell table:formula="of:=(255*(60-MOD([.A288];60)))/60" office:value-type="float" office:value="59.5">
            <text:p>59.5</text:p>
          </table:table-cell>
          <table:table-cell office:value-type="string">
            <text:p>{</text:p>
          </table:table-cell>
          <table:table-cell table:formula="of:=ROUND(IF([.$C288]=0;[.E288];IF([.$C288]=1;[.G288];IF([.$C288]=2;[.D288];IF([.$C288]=3;[.D288];IF([.$C288]=4;[.F288];[.E288])))));0)" office:value-type="float" office:value="196">
            <text:p>196</text:p>
          </table:table-cell>
          <table:table-cell office:value-type="string">
            <text:p>,</text:p>
          </table:table-cell>
          <table:table-cell table:formula="of:=ROUND(IF([.$C288]=0;[.F288];IF([.$C288]=1;[.E288];IF([.$C288]=2;[.E288];IF([.$C288]=3;[.G288];IF([.$C288]=4;[.D288];[.D28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8]=0;[.D288];IF([.$C288]=1;[.D288];IF([.$C288]=2;[.F288];IF([.$C288]=3;[.E288];IF([.$C288]=4;[.E288];[.G28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7">
            <text:p>287</text:p>
          </table:table-cell>
          <table:table-cell table:formula="of:=[.A289]/60" office:value-type="float" office:value="4.78333333333333">
            <text:p>4.7833333333</text:p>
          </table:table-cell>
          <table:table-cell table:formula="of:=INT([.B28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89];60))/60" office:value-type="float" office:value="199.75">
            <text:p>199.75</text:p>
          </table:table-cell>
          <table:table-cell table:formula="of:=(255*(60-MOD([.A289];60)))/60" office:value-type="float" office:value="55.25">
            <text:p>55.25</text:p>
          </table:table-cell>
          <table:table-cell office:value-type="string">
            <text:p>{</text:p>
          </table:table-cell>
          <table:table-cell table:formula="of:=ROUND(IF([.$C289]=0;[.E289];IF([.$C289]=1;[.G289];IF([.$C289]=2;[.D289];IF([.$C289]=3;[.D289];IF([.$C289]=4;[.F289];[.E289])))));0)" office:value-type="float" office:value="200">
            <text:p>200</text:p>
          </table:table-cell>
          <table:table-cell office:value-type="string">
            <text:p>,</text:p>
          </table:table-cell>
          <table:table-cell table:formula="of:=ROUND(IF([.$C289]=0;[.F289];IF([.$C289]=1;[.E289];IF([.$C289]=2;[.E289];IF([.$C289]=3;[.G289];IF([.$C289]=4;[.D289];[.D28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89]=0;[.D289];IF([.$C289]=1;[.D289];IF([.$C289]=2;[.F289];IF([.$C289]=3;[.E289];IF([.$C289]=4;[.E289];[.G28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8">
            <text:p>288</text:p>
          </table:table-cell>
          <table:table-cell table:formula="of:=[.A290]/60" office:value-type="float" office:value="4.8">
            <text:p>4.8</text:p>
          </table:table-cell>
          <table:table-cell table:formula="of:=INT([.B29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0];60))/60" office:value-type="float" office:value="204">
            <text:p>204</text:p>
          </table:table-cell>
          <table:table-cell table:formula="of:=(255*(60-MOD([.A290];60)))/60" office:value-type="float" office:value="51">
            <text:p>51</text:p>
          </table:table-cell>
          <table:table-cell office:value-type="string">
            <text:p>{</text:p>
          </table:table-cell>
          <table:table-cell table:formula="of:=ROUND(IF([.$C290]=0;[.E290];IF([.$C290]=1;[.G290];IF([.$C290]=2;[.D290];IF([.$C290]=3;[.D290];IF([.$C290]=4;[.F290];[.E290])))));0)" office:value-type="float" office:value="204">
            <text:p>204</text:p>
          </table:table-cell>
          <table:table-cell office:value-type="string">
            <text:p>,</text:p>
          </table:table-cell>
          <table:table-cell table:formula="of:=ROUND(IF([.$C290]=0;[.F290];IF([.$C290]=1;[.E290];IF([.$C290]=2;[.E290];IF([.$C290]=3;[.G290];IF([.$C290]=4;[.D290];[.D29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0]=0;[.D290];IF([.$C290]=1;[.D290];IF([.$C290]=2;[.F290];IF([.$C290]=3;[.E290];IF([.$C290]=4;[.E290];[.G29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89">
            <text:p>289</text:p>
          </table:table-cell>
          <table:table-cell table:formula="of:=[.A291]/60" office:value-type="float" office:value="4.81666666666667">
            <text:p>4.8166666667</text:p>
          </table:table-cell>
          <table:table-cell table:formula="of:=INT([.B291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1];60))/60" office:value-type="float" office:value="208.25">
            <text:p>208.25</text:p>
          </table:table-cell>
          <table:table-cell table:formula="of:=(255*(60-MOD([.A291];60)))/60" office:value-type="float" office:value="46.75">
            <text:p>46.75</text:p>
          </table:table-cell>
          <table:table-cell office:value-type="string">
            <text:p>{</text:p>
          </table:table-cell>
          <table:table-cell table:formula="of:=ROUND(IF([.$C291]=0;[.E291];IF([.$C291]=1;[.G291];IF([.$C291]=2;[.D291];IF([.$C291]=3;[.D291];IF([.$C291]=4;[.F291];[.E291])))));0)" office:value-type="float" office:value="208">
            <text:p>208</text:p>
          </table:table-cell>
          <table:table-cell office:value-type="string">
            <text:p>,</text:p>
          </table:table-cell>
          <table:table-cell table:formula="of:=ROUND(IF([.$C291]=0;[.F291];IF([.$C291]=1;[.E291];IF([.$C291]=2;[.E291];IF([.$C291]=3;[.G291];IF([.$C291]=4;[.D291];[.D29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1]=0;[.D291];IF([.$C291]=1;[.D291];IF([.$C291]=2;[.F291];IF([.$C291]=3;[.E291];IF([.$C291]=4;[.E291];[.G29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0">
            <text:p>290</text:p>
          </table:table-cell>
          <table:table-cell table:formula="of:=[.A292]/60" office:value-type="float" office:value="4.83333333333333">
            <text:p>4.8333333333</text:p>
          </table:table-cell>
          <table:table-cell table:formula="of:=INT([.B292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2];60))/60" office:value-type="float" office:value="212.5">
            <text:p>212.5</text:p>
          </table:table-cell>
          <table:table-cell table:formula="of:=(255*(60-MOD([.A292];60)))/60" office:value-type="float" office:value="42.5">
            <text:p>42.5</text:p>
          </table:table-cell>
          <table:table-cell office:value-type="string">
            <text:p>{</text:p>
          </table:table-cell>
          <table:table-cell table:formula="of:=ROUND(IF([.$C292]=0;[.E292];IF([.$C292]=1;[.G292];IF([.$C292]=2;[.D292];IF([.$C292]=3;[.D292];IF([.$C292]=4;[.F292];[.E292])))));0)" office:value-type="float" office:value="213">
            <text:p>213</text:p>
          </table:table-cell>
          <table:table-cell office:value-type="string">
            <text:p>,</text:p>
          </table:table-cell>
          <table:table-cell table:formula="of:=ROUND(IF([.$C292]=0;[.F292];IF([.$C292]=1;[.E292];IF([.$C292]=2;[.E292];IF([.$C292]=3;[.G292];IF([.$C292]=4;[.D292];[.D29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2]=0;[.D292];IF([.$C292]=1;[.D292];IF([.$C292]=2;[.F292];IF([.$C292]=3;[.E292];IF([.$C292]=4;[.E292];[.G29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1">
            <text:p>291</text:p>
          </table:table-cell>
          <table:table-cell table:formula="of:=[.A293]/60" office:value-type="float" office:value="4.85">
            <text:p>4.85</text:p>
          </table:table-cell>
          <table:table-cell table:formula="of:=INT([.B293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3];60))/60" office:value-type="float" office:value="216.75">
            <text:p>216.75</text:p>
          </table:table-cell>
          <table:table-cell table:formula="of:=(255*(60-MOD([.A293];60)))/60" office:value-type="float" office:value="38.25">
            <text:p>38.25</text:p>
          </table:table-cell>
          <table:table-cell office:value-type="string">
            <text:p>{</text:p>
          </table:table-cell>
          <table:table-cell table:formula="of:=ROUND(IF([.$C293]=0;[.E293];IF([.$C293]=1;[.G293];IF([.$C293]=2;[.D293];IF([.$C293]=3;[.D293];IF([.$C293]=4;[.F293];[.E293])))));0)" office:value-type="float" office:value="217">
            <text:p>217</text:p>
          </table:table-cell>
          <table:table-cell office:value-type="string">
            <text:p>,</text:p>
          </table:table-cell>
          <table:table-cell table:formula="of:=ROUND(IF([.$C293]=0;[.F293];IF([.$C293]=1;[.E293];IF([.$C293]=2;[.E293];IF([.$C293]=3;[.G293];IF([.$C293]=4;[.D293];[.D29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3]=0;[.D293];IF([.$C293]=1;[.D293];IF([.$C293]=2;[.F293];IF([.$C293]=3;[.E293];IF([.$C293]=4;[.E293];[.G293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2">
            <text:p>292</text:p>
          </table:table-cell>
          <table:table-cell table:formula="of:=[.A294]/60" office:value-type="float" office:value="4.86666666666667">
            <text:p>4.8666666667</text:p>
          </table:table-cell>
          <table:table-cell table:formula="of:=INT([.B294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4];60))/60" office:value-type="float" office:value="221">
            <text:p>221</text:p>
          </table:table-cell>
          <table:table-cell table:formula="of:=(255*(60-MOD([.A294];60)))/60" office:value-type="float" office:value="34">
            <text:p>34</text:p>
          </table:table-cell>
          <table:table-cell office:value-type="string">
            <text:p>{</text:p>
          </table:table-cell>
          <table:table-cell table:formula="of:=ROUND(IF([.$C294]=0;[.E294];IF([.$C294]=1;[.G294];IF([.$C294]=2;[.D294];IF([.$C294]=3;[.D294];IF([.$C294]=4;[.F294];[.E294])))));0)" office:value-type="float" office:value="221">
            <text:p>221</text:p>
          </table:table-cell>
          <table:table-cell office:value-type="string">
            <text:p>,</text:p>
          </table:table-cell>
          <table:table-cell table:formula="of:=ROUND(IF([.$C294]=0;[.F294];IF([.$C294]=1;[.E294];IF([.$C294]=2;[.E294];IF([.$C294]=3;[.G294];IF([.$C294]=4;[.D294];[.D29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4]=0;[.D294];IF([.$C294]=1;[.D294];IF([.$C294]=2;[.F294];IF([.$C294]=3;[.E294];IF([.$C294]=4;[.E294];[.G294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3">
            <text:p>293</text:p>
          </table:table-cell>
          <table:table-cell table:formula="of:=[.A295]/60" office:value-type="float" office:value="4.88333333333333">
            <text:p>4.8833333333</text:p>
          </table:table-cell>
          <table:table-cell table:formula="of:=INT([.B295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5];60))/60" office:value-type="float" office:value="225.25">
            <text:p>225.25</text:p>
          </table:table-cell>
          <table:table-cell table:formula="of:=(255*(60-MOD([.A295];60)))/60" office:value-type="float" office:value="29.75">
            <text:p>29.75</text:p>
          </table:table-cell>
          <table:table-cell office:value-type="string">
            <text:p>{</text:p>
          </table:table-cell>
          <table:table-cell table:formula="of:=ROUND(IF([.$C295]=0;[.E295];IF([.$C295]=1;[.G295];IF([.$C295]=2;[.D295];IF([.$C295]=3;[.D295];IF([.$C295]=4;[.F295];[.E295])))));0)" office:value-type="float" office:value="225">
            <text:p>225</text:p>
          </table:table-cell>
          <table:table-cell office:value-type="string">
            <text:p>,</text:p>
          </table:table-cell>
          <table:table-cell table:formula="of:=ROUND(IF([.$C295]=0;[.F295];IF([.$C295]=1;[.E295];IF([.$C295]=2;[.E295];IF([.$C295]=3;[.G295];IF([.$C295]=4;[.D295];[.D29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5]=0;[.D295];IF([.$C295]=1;[.D295];IF([.$C295]=2;[.F295];IF([.$C295]=3;[.E295];IF([.$C295]=4;[.E295];[.G295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4">
            <text:p>294</text:p>
          </table:table-cell>
          <table:table-cell table:formula="of:=[.A296]/60" office:value-type="float" office:value="4.9">
            <text:p>4.9</text:p>
          </table:table-cell>
          <table:table-cell table:formula="of:=INT([.B296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6];60))/60" office:value-type="float" office:value="229.5">
            <text:p>229.5</text:p>
          </table:table-cell>
          <table:table-cell table:formula="of:=(255*(60-MOD([.A296];60)))/60" office:value-type="float" office:value="25.5">
            <text:p>25.5</text:p>
          </table:table-cell>
          <table:table-cell office:value-type="string">
            <text:p>{</text:p>
          </table:table-cell>
          <table:table-cell table:formula="of:=ROUND(IF([.$C296]=0;[.E296];IF([.$C296]=1;[.G296];IF([.$C296]=2;[.D296];IF([.$C296]=3;[.D296];IF([.$C296]=4;[.F296];[.E296])))));0)" office:value-type="float" office:value="230">
            <text:p>230</text:p>
          </table:table-cell>
          <table:table-cell office:value-type="string">
            <text:p>,</text:p>
          </table:table-cell>
          <table:table-cell table:formula="of:=ROUND(IF([.$C296]=0;[.F296];IF([.$C296]=1;[.E296];IF([.$C296]=2;[.E296];IF([.$C296]=3;[.G296];IF([.$C296]=4;[.D296];[.D29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6]=0;[.D296];IF([.$C296]=1;[.D296];IF([.$C296]=2;[.F296];IF([.$C296]=3;[.E296];IF([.$C296]=4;[.E296];[.G296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5">
            <text:p>295</text:p>
          </table:table-cell>
          <table:table-cell table:formula="of:=[.A297]/60" office:value-type="float" office:value="4.91666666666667">
            <text:p>4.9166666667</text:p>
          </table:table-cell>
          <table:table-cell table:formula="of:=INT([.B297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7];60))/60" office:value-type="float" office:value="233.75">
            <text:p>233.75</text:p>
          </table:table-cell>
          <table:table-cell table:formula="of:=(255*(60-MOD([.A297];60)))/60" office:value-type="float" office:value="21.25">
            <text:p>21.25</text:p>
          </table:table-cell>
          <table:table-cell office:value-type="string">
            <text:p>{</text:p>
          </table:table-cell>
          <table:table-cell table:formula="of:=ROUND(IF([.$C297]=0;[.E297];IF([.$C297]=1;[.G297];IF([.$C297]=2;[.D297];IF([.$C297]=3;[.D297];IF([.$C297]=4;[.F297];[.E297])))));0)" office:value-type="float" office:value="234">
            <text:p>234</text:p>
          </table:table-cell>
          <table:table-cell office:value-type="string">
            <text:p>,</text:p>
          </table:table-cell>
          <table:table-cell table:formula="of:=ROUND(IF([.$C297]=0;[.F297];IF([.$C297]=1;[.E297];IF([.$C297]=2;[.E297];IF([.$C297]=3;[.G297];IF([.$C297]=4;[.D297];[.D29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7]=0;[.D297];IF([.$C297]=1;[.D297];IF([.$C297]=2;[.F297];IF([.$C297]=3;[.E297];IF([.$C297]=4;[.E297];[.G297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6">
            <text:p>296</text:p>
          </table:table-cell>
          <table:table-cell table:formula="of:=[.A298]/60" office:value-type="float" office:value="4.93333333333333">
            <text:p>4.9333333333</text:p>
          </table:table-cell>
          <table:table-cell table:formula="of:=INT([.B298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8];60))/60" office:value-type="float" office:value="238">
            <text:p>238</text:p>
          </table:table-cell>
          <table:table-cell table:formula="of:=(255*(60-MOD([.A298];60)))/60" office:value-type="float" office:value="17">
            <text:p>17</text:p>
          </table:table-cell>
          <table:table-cell office:value-type="string">
            <text:p>{</text:p>
          </table:table-cell>
          <table:table-cell table:formula="of:=ROUND(IF([.$C298]=0;[.E298];IF([.$C298]=1;[.G298];IF([.$C298]=2;[.D298];IF([.$C298]=3;[.D298];IF([.$C298]=4;[.F298];[.E298])))));0)" office:value-type="float" office:value="238">
            <text:p>238</text:p>
          </table:table-cell>
          <table:table-cell office:value-type="string">
            <text:p>,</text:p>
          </table:table-cell>
          <table:table-cell table:formula="of:=ROUND(IF([.$C298]=0;[.F298];IF([.$C298]=1;[.E298];IF([.$C298]=2;[.E298];IF([.$C298]=3;[.G298];IF([.$C298]=4;[.D298];[.D29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8]=0;[.D298];IF([.$C298]=1;[.D298];IF([.$C298]=2;[.F298];IF([.$C298]=3;[.E298];IF([.$C298]=4;[.E298];[.G298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7">
            <text:p>297</text:p>
          </table:table-cell>
          <table:table-cell table:formula="of:=[.A299]/60" office:value-type="float" office:value="4.95">
            <text:p>4.95</text:p>
          </table:table-cell>
          <table:table-cell table:formula="of:=INT([.B299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299];60))/60" office:value-type="float" office:value="242.25">
            <text:p>242.25</text:p>
          </table:table-cell>
          <table:table-cell table:formula="of:=(255*(60-MOD([.A299];60)))/60" office:value-type="float" office:value="12.75">
            <text:p>12.75</text:p>
          </table:table-cell>
          <table:table-cell office:value-type="string">
            <text:p>{</text:p>
          </table:table-cell>
          <table:table-cell table:formula="of:=ROUND(IF([.$C299]=0;[.E299];IF([.$C299]=1;[.G299];IF([.$C299]=2;[.D299];IF([.$C299]=3;[.D299];IF([.$C299]=4;[.F299];[.E299])))));0)" office:value-type="float" office:value="242">
            <text:p>242</text:p>
          </table:table-cell>
          <table:table-cell office:value-type="string">
            <text:p>,</text:p>
          </table:table-cell>
          <table:table-cell table:formula="of:=ROUND(IF([.$C299]=0;[.F299];IF([.$C299]=1;[.E299];IF([.$C299]=2;[.E299];IF([.$C299]=3;[.G299];IF([.$C299]=4;[.D299];[.D29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299]=0;[.D299];IF([.$C299]=1;[.D299];IF([.$C299]=2;[.F299];IF([.$C299]=3;[.E299];IF([.$C299]=4;[.E299];[.G299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8">
            <text:p>298</text:p>
          </table:table-cell>
          <table:table-cell table:formula="of:=[.A300]/60" office:value-type="float" office:value="4.96666666666667">
            <text:p>4.9666666667</text:p>
          </table:table-cell>
          <table:table-cell table:formula="of:=INT([.B300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0];60))/60" office:value-type="float" office:value="246.5">
            <text:p>246.5</text:p>
          </table:table-cell>
          <table:table-cell table:formula="of:=(255*(60-MOD([.A300];60)))/60" office:value-type="float" office:value="8.5">
            <text:p>8.5</text:p>
          </table:table-cell>
          <table:table-cell office:value-type="string">
            <text:p>{</text:p>
          </table:table-cell>
          <table:table-cell table:formula="of:=ROUND(IF([.$C300]=0;[.E300];IF([.$C300]=1;[.G300];IF([.$C300]=2;[.D300];IF([.$C300]=3;[.D300];IF([.$C300]=4;[.F300];[.E300])))));0)" office:value-type="float" office:value="247">
            <text:p>247</text:p>
          </table:table-cell>
          <table:table-cell office:value-type="string">
            <text:p>,</text:p>
          </table:table-cell>
          <table:table-cell table:formula="of:=ROUND(IF([.$C300]=0;[.F300];IF([.$C300]=1;[.E300];IF([.$C300]=2;[.E300];IF([.$C300]=3;[.G300];IF([.$C300]=4;[.D300];[.D30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0]=0;[.D300];IF([.$C300]=1;[.D300];IF([.$C300]=2;[.F300];IF([.$C300]=3;[.E300];IF([.$C300]=4;[.E300];[.G300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299">
            <text:p>299</text:p>
          </table:table-cell>
          <table:table-cell table:formula="of:=[.A301]/60" office:value-type="float" office:value="4.98333333333333">
            <text:p>4.9833333333</text:p>
          </table:table-cell>
          <table:table-cell table:formula="of:=INT([.B301])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1];60))/60" office:value-type="float" office:value="250.75">
            <text:p>250.75</text:p>
          </table:table-cell>
          <table:table-cell table:formula="of:=(255*(60-MOD([.A301];60)))/60" office:value-type="float" office:value="4.25">
            <text:p>4.25</text:p>
          </table:table-cell>
          <table:table-cell office:value-type="string">
            <text:p>{</text:p>
          </table:table-cell>
          <table:table-cell table:formula="of:=ROUND(IF([.$C301]=0;[.E301];IF([.$C301]=1;[.G301];IF([.$C301]=2;[.D301];IF([.$C301]=3;[.D301];IF([.$C301]=4;[.F301];[.E301])))));0)" office:value-type="float" office:value="251">
            <text:p>251</text:p>
          </table:table-cell>
          <table:table-cell office:value-type="string">
            <text:p>,</text:p>
          </table:table-cell>
          <table:table-cell table:formula="of:=ROUND(IF([.$C301]=0;[.F301];IF([.$C301]=1;[.E301];IF([.$C301]=2;[.E301];IF([.$C301]=3;[.G301];IF([.$C301]=4;[.D301];[.D30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1]=0;[.D301];IF([.$C301]=1;[.D301];IF([.$C301]=2;[.F301];IF([.$C301]=3;[.E301];IF([.$C301]=4;[.E301];[.G301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0">
            <text:p>300</text:p>
          </table:table-cell>
          <table:table-cell table:formula="of:=[.A302]/60" office:value-type="float" office:value="5">
            <text:p>5</text:p>
          </table:table-cell>
          <table:table-cell table:formula="of:=INT([.B30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2];60))/60" office:value-type="float" office:value="0">
            <text:p>0</text:p>
          </table:table-cell>
          <table:table-cell table:formula="of:=(255*(60-MOD([.A302];60)))/60" office:value-type="float" office:value="255">
            <text:p>255</text:p>
          </table:table-cell>
          <table:table-cell office:value-type="string">
            <text:p>{</text:p>
          </table:table-cell>
          <table:table-cell table:formula="of:=ROUND(IF([.$C302]=0;[.E302];IF([.$C302]=1;[.G302];IF([.$C302]=2;[.D302];IF([.$C302]=3;[.D302];IF([.$C302]=4;[.F302];[.E30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2]=0;[.F302];IF([.$C302]=1;[.E302];IF([.$C302]=2;[.E302];IF([.$C302]=3;[.G302];IF([.$C302]=4;[.D302];[.D30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2]=0;[.D302];IF([.$C302]=1;[.D302];IF([.$C302]=2;[.F302];IF([.$C302]=3;[.E302];IF([.$C302]=4;[.E302];[.G302])))));0)" office:value-type="float" office:value="255">
            <text:p>2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1">
            <text:p>301</text:p>
          </table:table-cell>
          <table:table-cell table:formula="of:=[.A303]/60" office:value-type="float" office:value="5.01666666666667">
            <text:p>5.0166666667</text:p>
          </table:table-cell>
          <table:table-cell table:formula="of:=INT([.B30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3];60))/60" office:value-type="float" office:value="4.25">
            <text:p>4.25</text:p>
          </table:table-cell>
          <table:table-cell table:formula="of:=(255*(60-MOD([.A303];60)))/60" office:value-type="float" office:value="250.75">
            <text:p>250.75</text:p>
          </table:table-cell>
          <table:table-cell office:value-type="string">
            <text:p>{</text:p>
          </table:table-cell>
          <table:table-cell table:formula="of:=ROUND(IF([.$C303]=0;[.E303];IF([.$C303]=1;[.G303];IF([.$C303]=2;[.D303];IF([.$C303]=3;[.D303];IF([.$C303]=4;[.F303];[.E30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3]=0;[.F303];IF([.$C303]=1;[.E303];IF([.$C303]=2;[.E303];IF([.$C303]=3;[.G303];IF([.$C303]=4;[.D303];[.D30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3]=0;[.D303];IF([.$C303]=1;[.D303];IF([.$C303]=2;[.F303];IF([.$C303]=3;[.E303];IF([.$C303]=4;[.E303];[.G303])))));0)" office:value-type="float" office:value="251">
            <text:p>25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2">
            <text:p>302</text:p>
          </table:table-cell>
          <table:table-cell table:formula="of:=[.A304]/60" office:value-type="float" office:value="5.03333333333333">
            <text:p>5.0333333333</text:p>
          </table:table-cell>
          <table:table-cell table:formula="of:=INT([.B30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4];60))/60" office:value-type="float" office:value="8.5">
            <text:p>8.5</text:p>
          </table:table-cell>
          <table:table-cell table:formula="of:=(255*(60-MOD([.A304];60)))/60" office:value-type="float" office:value="246.5">
            <text:p>246.5</text:p>
          </table:table-cell>
          <table:table-cell office:value-type="string">
            <text:p>{</text:p>
          </table:table-cell>
          <table:table-cell table:formula="of:=ROUND(IF([.$C304]=0;[.E304];IF([.$C304]=1;[.G304];IF([.$C304]=2;[.D304];IF([.$C304]=3;[.D304];IF([.$C304]=4;[.F304];[.E30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4]=0;[.F304];IF([.$C304]=1;[.E304];IF([.$C304]=2;[.E304];IF([.$C304]=3;[.G304];IF([.$C304]=4;[.D304];[.D30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4]=0;[.D304];IF([.$C304]=1;[.D304];IF([.$C304]=2;[.F304];IF([.$C304]=3;[.E304];IF([.$C304]=4;[.E304];[.G304])))));0)" office:value-type="float" office:value="247">
            <text:p>24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3">
            <text:p>303</text:p>
          </table:table-cell>
          <table:table-cell table:formula="of:=[.A305]/60" office:value-type="float" office:value="5.05">
            <text:p>5.05</text:p>
          </table:table-cell>
          <table:table-cell table:formula="of:=INT([.B30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5];60))/60" office:value-type="float" office:value="12.75">
            <text:p>12.75</text:p>
          </table:table-cell>
          <table:table-cell table:formula="of:=(255*(60-MOD([.A305];60)))/60" office:value-type="float" office:value="242.25">
            <text:p>242.25</text:p>
          </table:table-cell>
          <table:table-cell office:value-type="string">
            <text:p>{</text:p>
          </table:table-cell>
          <table:table-cell table:formula="of:=ROUND(IF([.$C305]=0;[.E305];IF([.$C305]=1;[.G305];IF([.$C305]=2;[.D305];IF([.$C305]=3;[.D305];IF([.$C305]=4;[.F305];[.E30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5]=0;[.F305];IF([.$C305]=1;[.E305];IF([.$C305]=2;[.E305];IF([.$C305]=3;[.G305];IF([.$C305]=4;[.D305];[.D30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5]=0;[.D305];IF([.$C305]=1;[.D305];IF([.$C305]=2;[.F305];IF([.$C305]=3;[.E305];IF([.$C305]=4;[.E305];[.G305])))));0)" office:value-type="float" office:value="242">
            <text:p>24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4">
            <text:p>304</text:p>
          </table:table-cell>
          <table:table-cell table:formula="of:=[.A306]/60" office:value-type="float" office:value="5.06666666666667">
            <text:p>5.0666666667</text:p>
          </table:table-cell>
          <table:table-cell table:formula="of:=INT([.B30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6];60))/60" office:value-type="float" office:value="17">
            <text:p>17</text:p>
          </table:table-cell>
          <table:table-cell table:formula="of:=(255*(60-MOD([.A306];60)))/60" office:value-type="float" office:value="238">
            <text:p>238</text:p>
          </table:table-cell>
          <table:table-cell office:value-type="string">
            <text:p>{</text:p>
          </table:table-cell>
          <table:table-cell table:formula="of:=ROUND(IF([.$C306]=0;[.E306];IF([.$C306]=1;[.G306];IF([.$C306]=2;[.D306];IF([.$C306]=3;[.D306];IF([.$C306]=4;[.F306];[.E30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6]=0;[.F306];IF([.$C306]=1;[.E306];IF([.$C306]=2;[.E306];IF([.$C306]=3;[.G306];IF([.$C306]=4;[.D306];[.D30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6]=0;[.D306];IF([.$C306]=1;[.D306];IF([.$C306]=2;[.F306];IF([.$C306]=3;[.E306];IF([.$C306]=4;[.E306];[.G306])))));0)" office:value-type="float" office:value="238">
            <text:p>23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5">
            <text:p>305</text:p>
          </table:table-cell>
          <table:table-cell table:formula="of:=[.A307]/60" office:value-type="float" office:value="5.08333333333333">
            <text:p>5.0833333333</text:p>
          </table:table-cell>
          <table:table-cell table:formula="of:=INT([.B30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7];60))/60" office:value-type="float" office:value="21.25">
            <text:p>21.25</text:p>
          </table:table-cell>
          <table:table-cell table:formula="of:=(255*(60-MOD([.A307];60)))/60" office:value-type="float" office:value="233.75">
            <text:p>233.75</text:p>
          </table:table-cell>
          <table:table-cell office:value-type="string">
            <text:p>{</text:p>
          </table:table-cell>
          <table:table-cell table:formula="of:=ROUND(IF([.$C307]=0;[.E307];IF([.$C307]=1;[.G307];IF([.$C307]=2;[.D307];IF([.$C307]=3;[.D307];IF([.$C307]=4;[.F307];[.E30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7]=0;[.F307];IF([.$C307]=1;[.E307];IF([.$C307]=2;[.E307];IF([.$C307]=3;[.G307];IF([.$C307]=4;[.D307];[.D30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7]=0;[.D307];IF([.$C307]=1;[.D307];IF([.$C307]=2;[.F307];IF([.$C307]=3;[.E307];IF([.$C307]=4;[.E307];[.G307])))));0)" office:value-type="float" office:value="234">
            <text:p>23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6">
            <text:p>306</text:p>
          </table:table-cell>
          <table:table-cell table:formula="of:=[.A308]/60" office:value-type="float" office:value="5.1">
            <text:p>5.1</text:p>
          </table:table-cell>
          <table:table-cell table:formula="of:=INT([.B308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8];60))/60" office:value-type="float" office:value="25.5">
            <text:p>25.5</text:p>
          </table:table-cell>
          <table:table-cell table:formula="of:=(255*(60-MOD([.A308];60)))/60" office:value-type="float" office:value="229.5">
            <text:p>229.5</text:p>
          </table:table-cell>
          <table:table-cell office:value-type="string">
            <text:p>{</text:p>
          </table:table-cell>
          <table:table-cell table:formula="of:=ROUND(IF([.$C308]=0;[.E308];IF([.$C308]=1;[.G308];IF([.$C308]=2;[.D308];IF([.$C308]=3;[.D308];IF([.$C308]=4;[.F308];[.E30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8]=0;[.F308];IF([.$C308]=1;[.E308];IF([.$C308]=2;[.E308];IF([.$C308]=3;[.G308];IF([.$C308]=4;[.D308];[.D30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8]=0;[.D308];IF([.$C308]=1;[.D308];IF([.$C308]=2;[.F308];IF([.$C308]=3;[.E308];IF([.$C308]=4;[.E308];[.G308])))));0)" office:value-type="float" office:value="230">
            <text:p>23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7">
            <text:p>307</text:p>
          </table:table-cell>
          <table:table-cell table:formula="of:=[.A309]/60" office:value-type="float" office:value="5.11666666666667">
            <text:p>5.1166666667</text:p>
          </table:table-cell>
          <table:table-cell table:formula="of:=INT([.B30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09];60))/60" office:value-type="float" office:value="29.75">
            <text:p>29.75</text:p>
          </table:table-cell>
          <table:table-cell table:formula="of:=(255*(60-MOD([.A309];60)))/60" office:value-type="float" office:value="225.25">
            <text:p>225.25</text:p>
          </table:table-cell>
          <table:table-cell office:value-type="string">
            <text:p>{</text:p>
          </table:table-cell>
          <table:table-cell table:formula="of:=ROUND(IF([.$C309]=0;[.E309];IF([.$C309]=1;[.G309];IF([.$C309]=2;[.D309];IF([.$C309]=3;[.D309];IF([.$C309]=4;[.F309];[.E30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09]=0;[.F309];IF([.$C309]=1;[.E309];IF([.$C309]=2;[.E309];IF([.$C309]=3;[.G309];IF([.$C309]=4;[.D309];[.D30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09]=0;[.D309];IF([.$C309]=1;[.D309];IF([.$C309]=2;[.F309];IF([.$C309]=3;[.E309];IF([.$C309]=4;[.E309];[.G309])))));0)" office:value-type="float" office:value="225">
            <text:p>22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8">
            <text:p>308</text:p>
          </table:table-cell>
          <table:table-cell table:formula="of:=[.A310]/60" office:value-type="float" office:value="5.13333333333333">
            <text:p>5.1333333333</text:p>
          </table:table-cell>
          <table:table-cell table:formula="of:=INT([.B310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0];60))/60" office:value-type="float" office:value="34">
            <text:p>34</text:p>
          </table:table-cell>
          <table:table-cell table:formula="of:=(255*(60-MOD([.A310];60)))/60" office:value-type="float" office:value="221">
            <text:p>221</text:p>
          </table:table-cell>
          <table:table-cell office:value-type="string">
            <text:p>{</text:p>
          </table:table-cell>
          <table:table-cell table:formula="of:=ROUND(IF([.$C310]=0;[.E310];IF([.$C310]=1;[.G310];IF([.$C310]=2;[.D310];IF([.$C310]=3;[.D310];IF([.$C310]=4;[.F310];[.E31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0]=0;[.F310];IF([.$C310]=1;[.E310];IF([.$C310]=2;[.E310];IF([.$C310]=3;[.G310];IF([.$C310]=4;[.D310];[.D31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0]=0;[.D310];IF([.$C310]=1;[.D310];IF([.$C310]=2;[.F310];IF([.$C310]=3;[.E310];IF([.$C310]=4;[.E310];[.G310])))));0)" office:value-type="float" office:value="221">
            <text:p>22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09">
            <text:p>309</text:p>
          </table:table-cell>
          <table:table-cell table:formula="of:=[.A311]/60" office:value-type="float" office:value="5.15">
            <text:p>5.15</text:p>
          </table:table-cell>
          <table:table-cell table:formula="of:=INT([.B31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1];60))/60" office:value-type="float" office:value="38.25">
            <text:p>38.25</text:p>
          </table:table-cell>
          <table:table-cell table:formula="of:=(255*(60-MOD([.A311];60)))/60" office:value-type="float" office:value="216.75">
            <text:p>216.75</text:p>
          </table:table-cell>
          <table:table-cell office:value-type="string">
            <text:p>{</text:p>
          </table:table-cell>
          <table:table-cell table:formula="of:=ROUND(IF([.$C311]=0;[.E311];IF([.$C311]=1;[.G311];IF([.$C311]=2;[.D311];IF([.$C311]=3;[.D311];IF([.$C311]=4;[.F311];[.E31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1]=0;[.F311];IF([.$C311]=1;[.E311];IF([.$C311]=2;[.E311];IF([.$C311]=3;[.G311];IF([.$C311]=4;[.D311];[.D31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1]=0;[.D311];IF([.$C311]=1;[.D311];IF([.$C311]=2;[.F311];IF([.$C311]=3;[.E311];IF([.$C311]=4;[.E311];[.G311])))));0)" office:value-type="float" office:value="217">
            <text:p>21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0">
            <text:p>310</text:p>
          </table:table-cell>
          <table:table-cell table:formula="of:=[.A312]/60" office:value-type="float" office:value="5.16666666666667">
            <text:p>5.1666666667</text:p>
          </table:table-cell>
          <table:table-cell table:formula="of:=INT([.B31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2];60))/60" office:value-type="float" office:value="42.5">
            <text:p>42.5</text:p>
          </table:table-cell>
          <table:table-cell table:formula="of:=(255*(60-MOD([.A312];60)))/60" office:value-type="float" office:value="212.5">
            <text:p>212.5</text:p>
          </table:table-cell>
          <table:table-cell office:value-type="string">
            <text:p>{</text:p>
          </table:table-cell>
          <table:table-cell table:formula="of:=ROUND(IF([.$C312]=0;[.E312];IF([.$C312]=1;[.G312];IF([.$C312]=2;[.D312];IF([.$C312]=3;[.D312];IF([.$C312]=4;[.F312];[.E31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2]=0;[.F312];IF([.$C312]=1;[.E312];IF([.$C312]=2;[.E312];IF([.$C312]=3;[.G312];IF([.$C312]=4;[.D312];[.D31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2]=0;[.D312];IF([.$C312]=1;[.D312];IF([.$C312]=2;[.F312];IF([.$C312]=3;[.E312];IF([.$C312]=4;[.E312];[.G312])))));0)" office:value-type="float" office:value="213">
            <text:p>21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1">
            <text:p>311</text:p>
          </table:table-cell>
          <table:table-cell table:formula="of:=[.A313]/60" office:value-type="float" office:value="5.18333333333333">
            <text:p>5.1833333333</text:p>
          </table:table-cell>
          <table:table-cell table:formula="of:=INT([.B31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3];60))/60" office:value-type="float" office:value="46.75">
            <text:p>46.75</text:p>
          </table:table-cell>
          <table:table-cell table:formula="of:=(255*(60-MOD([.A313];60)))/60" office:value-type="float" office:value="208.25">
            <text:p>208.25</text:p>
          </table:table-cell>
          <table:table-cell office:value-type="string">
            <text:p>{</text:p>
          </table:table-cell>
          <table:table-cell table:formula="of:=ROUND(IF([.$C313]=0;[.E313];IF([.$C313]=1;[.G313];IF([.$C313]=2;[.D313];IF([.$C313]=3;[.D313];IF([.$C313]=4;[.F313];[.E31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3]=0;[.F313];IF([.$C313]=1;[.E313];IF([.$C313]=2;[.E313];IF([.$C313]=3;[.G313];IF([.$C313]=4;[.D313];[.D31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3]=0;[.D313];IF([.$C313]=1;[.D313];IF([.$C313]=2;[.F313];IF([.$C313]=3;[.E313];IF([.$C313]=4;[.E313];[.G313])))));0)" office:value-type="float" office:value="208">
            <text:p>20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2">
            <text:p>312</text:p>
          </table:table-cell>
          <table:table-cell table:formula="of:=[.A314]/60" office:value-type="float" office:value="5.2">
            <text:p>5.2</text:p>
          </table:table-cell>
          <table:table-cell table:formula="of:=INT([.B31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4];60))/60" office:value-type="float" office:value="51">
            <text:p>51</text:p>
          </table:table-cell>
          <table:table-cell table:formula="of:=(255*(60-MOD([.A314];60)))/60" office:value-type="float" office:value="204">
            <text:p>204</text:p>
          </table:table-cell>
          <table:table-cell office:value-type="string">
            <text:p>{</text:p>
          </table:table-cell>
          <table:table-cell table:formula="of:=ROUND(IF([.$C314]=0;[.E314];IF([.$C314]=1;[.G314];IF([.$C314]=2;[.D314];IF([.$C314]=3;[.D314];IF([.$C314]=4;[.F314];[.E31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4]=0;[.F314];IF([.$C314]=1;[.E314];IF([.$C314]=2;[.E314];IF([.$C314]=3;[.G314];IF([.$C314]=4;[.D314];[.D31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4]=0;[.D314];IF([.$C314]=1;[.D314];IF([.$C314]=2;[.F314];IF([.$C314]=3;[.E314];IF([.$C314]=4;[.E314];[.G314])))));0)" office:value-type="float" office:value="204">
            <text:p>20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3">
            <text:p>313</text:p>
          </table:table-cell>
          <table:table-cell table:formula="of:=[.A315]/60" office:value-type="float" office:value="5.21666666666667">
            <text:p>5.2166666667</text:p>
          </table:table-cell>
          <table:table-cell table:formula="of:=INT([.B31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5];60))/60" office:value-type="float" office:value="55.25">
            <text:p>55.25</text:p>
          </table:table-cell>
          <table:table-cell table:formula="of:=(255*(60-MOD([.A315];60)))/60" office:value-type="float" office:value="199.75">
            <text:p>199.75</text:p>
          </table:table-cell>
          <table:table-cell office:value-type="string">
            <text:p>{</text:p>
          </table:table-cell>
          <table:table-cell table:formula="of:=ROUND(IF([.$C315]=0;[.E315];IF([.$C315]=1;[.G315];IF([.$C315]=2;[.D315];IF([.$C315]=3;[.D315];IF([.$C315]=4;[.F315];[.E31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5]=0;[.F315];IF([.$C315]=1;[.E315];IF([.$C315]=2;[.E315];IF([.$C315]=3;[.G315];IF([.$C315]=4;[.D315];[.D31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5]=0;[.D315];IF([.$C315]=1;[.D315];IF([.$C315]=2;[.F315];IF([.$C315]=3;[.E315];IF([.$C315]=4;[.E315];[.G315])))));0)" office:value-type="float" office:value="200">
            <text:p>20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4">
            <text:p>314</text:p>
          </table:table-cell>
          <table:table-cell table:formula="of:=[.A316]/60" office:value-type="float" office:value="5.23333333333333">
            <text:p>5.2333333333</text:p>
          </table:table-cell>
          <table:table-cell table:formula="of:=INT([.B31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6];60))/60" office:value-type="float" office:value="59.5">
            <text:p>59.5</text:p>
          </table:table-cell>
          <table:table-cell table:formula="of:=(255*(60-MOD([.A316];60)))/60" office:value-type="float" office:value="195.5">
            <text:p>195.5</text:p>
          </table:table-cell>
          <table:table-cell office:value-type="string">
            <text:p>{</text:p>
          </table:table-cell>
          <table:table-cell table:formula="of:=ROUND(IF([.$C316]=0;[.E316];IF([.$C316]=1;[.G316];IF([.$C316]=2;[.D316];IF([.$C316]=3;[.D316];IF([.$C316]=4;[.F316];[.E31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6]=0;[.F316];IF([.$C316]=1;[.E316];IF([.$C316]=2;[.E316];IF([.$C316]=3;[.G316];IF([.$C316]=4;[.D316];[.D31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6]=0;[.D316];IF([.$C316]=1;[.D316];IF([.$C316]=2;[.F316];IF([.$C316]=3;[.E316];IF([.$C316]=4;[.E316];[.G316])))));0)" office:value-type="float" office:value="196">
            <text:p>19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5">
            <text:p>315</text:p>
          </table:table-cell>
          <table:table-cell table:formula="of:=[.A317]/60" office:value-type="float" office:value="5.25">
            <text:p>5.25</text:p>
          </table:table-cell>
          <table:table-cell table:formula="of:=INT([.B31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7];60))/60" office:value-type="float" office:value="63.75">
            <text:p>63.75</text:p>
          </table:table-cell>
          <table:table-cell table:formula="of:=(255*(60-MOD([.A317];60)))/60" office:value-type="float" office:value="191.25">
            <text:p>191.25</text:p>
          </table:table-cell>
          <table:table-cell office:value-type="string">
            <text:p>{</text:p>
          </table:table-cell>
          <table:table-cell table:formula="of:=ROUND(IF([.$C317]=0;[.E317];IF([.$C317]=1;[.G317];IF([.$C317]=2;[.D317];IF([.$C317]=3;[.D317];IF([.$C317]=4;[.F317];[.E31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7]=0;[.F317];IF([.$C317]=1;[.E317];IF([.$C317]=2;[.E317];IF([.$C317]=3;[.G317];IF([.$C317]=4;[.D317];[.D31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7]=0;[.D317];IF([.$C317]=1;[.D317];IF([.$C317]=2;[.F317];IF([.$C317]=3;[.E317];IF([.$C317]=4;[.E317];[.G317])))));0)" office:value-type="float" office:value="191">
            <text:p>19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6">
            <text:p>316</text:p>
          </table:table-cell>
          <table:table-cell table:formula="of:=[.A318]/60" office:value-type="float" office:value="5.26666666666667">
            <text:p>5.2666666667</text:p>
          </table:table-cell>
          <table:table-cell table:formula="of:=INT([.B318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8];60))/60" office:value-type="float" office:value="68">
            <text:p>68</text:p>
          </table:table-cell>
          <table:table-cell table:formula="of:=(255*(60-MOD([.A318];60)))/60" office:value-type="float" office:value="187">
            <text:p>187</text:p>
          </table:table-cell>
          <table:table-cell office:value-type="string">
            <text:p>{</text:p>
          </table:table-cell>
          <table:table-cell table:formula="of:=ROUND(IF([.$C318]=0;[.E318];IF([.$C318]=1;[.G318];IF([.$C318]=2;[.D318];IF([.$C318]=3;[.D318];IF([.$C318]=4;[.F318];[.E31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8]=0;[.F318];IF([.$C318]=1;[.E318];IF([.$C318]=2;[.E318];IF([.$C318]=3;[.G318];IF([.$C318]=4;[.D318];[.D31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8]=0;[.D318];IF([.$C318]=1;[.D318];IF([.$C318]=2;[.F318];IF([.$C318]=3;[.E318];IF([.$C318]=4;[.E318];[.G318])))));0)" office:value-type="float" office:value="187">
            <text:p>18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7">
            <text:p>317</text:p>
          </table:table-cell>
          <table:table-cell table:formula="of:=[.A319]/60" office:value-type="float" office:value="5.28333333333333">
            <text:p>5.2833333333</text:p>
          </table:table-cell>
          <table:table-cell table:formula="of:=INT([.B31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19];60))/60" office:value-type="float" office:value="72.25">
            <text:p>72.25</text:p>
          </table:table-cell>
          <table:table-cell table:formula="of:=(255*(60-MOD([.A319];60)))/60" office:value-type="float" office:value="182.75">
            <text:p>182.75</text:p>
          </table:table-cell>
          <table:table-cell office:value-type="string">
            <text:p>{</text:p>
          </table:table-cell>
          <table:table-cell table:formula="of:=ROUND(IF([.$C319]=0;[.E319];IF([.$C319]=1;[.G319];IF([.$C319]=2;[.D319];IF([.$C319]=3;[.D319];IF([.$C319]=4;[.F319];[.E31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19]=0;[.F319];IF([.$C319]=1;[.E319];IF([.$C319]=2;[.E319];IF([.$C319]=3;[.G319];IF([.$C319]=4;[.D319];[.D31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19]=0;[.D319];IF([.$C319]=1;[.D319];IF([.$C319]=2;[.F319];IF([.$C319]=3;[.E319];IF([.$C319]=4;[.E319];[.G319])))));0)" office:value-type="float" office:value="183">
            <text:p>18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8">
            <text:p>318</text:p>
          </table:table-cell>
          <table:table-cell table:formula="of:=[.A320]/60" office:value-type="float" office:value="5.3">
            <text:p>5.3</text:p>
          </table:table-cell>
          <table:table-cell table:formula="of:=INT([.B320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0];60))/60" office:value-type="float" office:value="76.5">
            <text:p>76.5</text:p>
          </table:table-cell>
          <table:table-cell table:formula="of:=(255*(60-MOD([.A320];60)))/60" office:value-type="float" office:value="178.5">
            <text:p>178.5</text:p>
          </table:table-cell>
          <table:table-cell office:value-type="string">
            <text:p>{</text:p>
          </table:table-cell>
          <table:table-cell table:formula="of:=ROUND(IF([.$C320]=0;[.E320];IF([.$C320]=1;[.G320];IF([.$C320]=2;[.D320];IF([.$C320]=3;[.D320];IF([.$C320]=4;[.F320];[.E32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0]=0;[.F320];IF([.$C320]=1;[.E320];IF([.$C320]=2;[.E320];IF([.$C320]=3;[.G320];IF([.$C320]=4;[.D320];[.D32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0]=0;[.D320];IF([.$C320]=1;[.D320];IF([.$C320]=2;[.F320];IF([.$C320]=3;[.E320];IF([.$C320]=4;[.E320];[.G320])))));0)" office:value-type="float" office:value="179">
            <text:p>17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19">
            <text:p>319</text:p>
          </table:table-cell>
          <table:table-cell table:formula="of:=[.A321]/60" office:value-type="float" office:value="5.31666666666667">
            <text:p>5.3166666667</text:p>
          </table:table-cell>
          <table:table-cell table:formula="of:=INT([.B32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1];60))/60" office:value-type="float" office:value="80.75">
            <text:p>80.75</text:p>
          </table:table-cell>
          <table:table-cell table:formula="of:=(255*(60-MOD([.A321];60)))/60" office:value-type="float" office:value="174.25">
            <text:p>174.25</text:p>
          </table:table-cell>
          <table:table-cell office:value-type="string">
            <text:p>{</text:p>
          </table:table-cell>
          <table:table-cell table:formula="of:=ROUND(IF([.$C321]=0;[.E321];IF([.$C321]=1;[.G321];IF([.$C321]=2;[.D321];IF([.$C321]=3;[.D321];IF([.$C321]=4;[.F321];[.E32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1]=0;[.F321];IF([.$C321]=1;[.E321];IF([.$C321]=2;[.E321];IF([.$C321]=3;[.G321];IF([.$C321]=4;[.D321];[.D32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1]=0;[.D321];IF([.$C321]=1;[.D321];IF([.$C321]=2;[.F321];IF([.$C321]=3;[.E321];IF([.$C321]=4;[.E321];[.G321])))));0)" office:value-type="float" office:value="174">
            <text:p>17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0">
            <text:p>320</text:p>
          </table:table-cell>
          <table:table-cell table:formula="of:=[.A322]/60" office:value-type="float" office:value="5.33333333333333">
            <text:p>5.3333333333</text:p>
          </table:table-cell>
          <table:table-cell table:formula="of:=INT([.B32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2];60))/60" office:value-type="float" office:value="85">
            <text:p>85</text:p>
          </table:table-cell>
          <table:table-cell table:formula="of:=(255*(60-MOD([.A322];60)))/60" office:value-type="float" office:value="170">
            <text:p>170</text:p>
          </table:table-cell>
          <table:table-cell office:value-type="string">
            <text:p>{</text:p>
          </table:table-cell>
          <table:table-cell table:formula="of:=ROUND(IF([.$C322]=0;[.E322];IF([.$C322]=1;[.G322];IF([.$C322]=2;[.D322];IF([.$C322]=3;[.D322];IF([.$C322]=4;[.F322];[.E32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2]=0;[.F322];IF([.$C322]=1;[.E322];IF([.$C322]=2;[.E322];IF([.$C322]=3;[.G322];IF([.$C322]=4;[.D322];[.D32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2]=0;[.D322];IF([.$C322]=1;[.D322];IF([.$C322]=2;[.F322];IF([.$C322]=3;[.E322];IF([.$C322]=4;[.E322];[.G322])))));0)" office:value-type="float" office:value="170">
            <text:p>17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1">
            <text:p>321</text:p>
          </table:table-cell>
          <table:table-cell table:formula="of:=[.A323]/60" office:value-type="float" office:value="5.35">
            <text:p>5.35</text:p>
          </table:table-cell>
          <table:table-cell table:formula="of:=INT([.B32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3];60))/60" office:value-type="float" office:value="89.25">
            <text:p>89.25</text:p>
          </table:table-cell>
          <table:table-cell table:formula="of:=(255*(60-MOD([.A323];60)))/60" office:value-type="float" office:value="165.75">
            <text:p>165.75</text:p>
          </table:table-cell>
          <table:table-cell office:value-type="string">
            <text:p>{</text:p>
          </table:table-cell>
          <table:table-cell table:formula="of:=ROUND(IF([.$C323]=0;[.E323];IF([.$C323]=1;[.G323];IF([.$C323]=2;[.D323];IF([.$C323]=3;[.D323];IF([.$C323]=4;[.F323];[.E32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3]=0;[.F323];IF([.$C323]=1;[.E323];IF([.$C323]=2;[.E323];IF([.$C323]=3;[.G323];IF([.$C323]=4;[.D323];[.D32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3]=0;[.D323];IF([.$C323]=1;[.D323];IF([.$C323]=2;[.F323];IF([.$C323]=3;[.E323];IF([.$C323]=4;[.E323];[.G323])))));0)" office:value-type="float" office:value="166">
            <text:p>16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2">
            <text:p>322</text:p>
          </table:table-cell>
          <table:table-cell table:formula="of:=[.A324]/60" office:value-type="float" office:value="5.36666666666667">
            <text:p>5.3666666667</text:p>
          </table:table-cell>
          <table:table-cell table:formula="of:=INT([.B32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4];60))/60" office:value-type="float" office:value="93.5">
            <text:p>93.5</text:p>
          </table:table-cell>
          <table:table-cell table:formula="of:=(255*(60-MOD([.A324];60)))/60" office:value-type="float" office:value="161.5">
            <text:p>161.5</text:p>
          </table:table-cell>
          <table:table-cell office:value-type="string">
            <text:p>{</text:p>
          </table:table-cell>
          <table:table-cell table:formula="of:=ROUND(IF([.$C324]=0;[.E324];IF([.$C324]=1;[.G324];IF([.$C324]=2;[.D324];IF([.$C324]=3;[.D324];IF([.$C324]=4;[.F324];[.E32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4]=0;[.F324];IF([.$C324]=1;[.E324];IF([.$C324]=2;[.E324];IF([.$C324]=3;[.G324];IF([.$C324]=4;[.D324];[.D32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4]=0;[.D324];IF([.$C324]=1;[.D324];IF([.$C324]=2;[.F324];IF([.$C324]=3;[.E324];IF([.$C324]=4;[.E324];[.G324])))));0)" office:value-type="float" office:value="162">
            <text:p>16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3">
            <text:p>323</text:p>
          </table:table-cell>
          <table:table-cell table:formula="of:=[.A325]/60" office:value-type="float" office:value="5.38333333333333">
            <text:p>5.3833333333</text:p>
          </table:table-cell>
          <table:table-cell table:formula="of:=INT([.B32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5];60))/60" office:value-type="float" office:value="97.75">
            <text:p>97.75</text:p>
          </table:table-cell>
          <table:table-cell table:formula="of:=(255*(60-MOD([.A325];60)))/60" office:value-type="float" office:value="157.25">
            <text:p>157.25</text:p>
          </table:table-cell>
          <table:table-cell office:value-type="string">
            <text:p>{</text:p>
          </table:table-cell>
          <table:table-cell table:formula="of:=ROUND(IF([.$C325]=0;[.E325];IF([.$C325]=1;[.G325];IF([.$C325]=2;[.D325];IF([.$C325]=3;[.D325];IF([.$C325]=4;[.F325];[.E32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5]=0;[.F325];IF([.$C325]=1;[.E325];IF([.$C325]=2;[.E325];IF([.$C325]=3;[.G325];IF([.$C325]=4;[.D325];[.D32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5]=0;[.D325];IF([.$C325]=1;[.D325];IF([.$C325]=2;[.F325];IF([.$C325]=3;[.E325];IF([.$C325]=4;[.E325];[.G325])))));0)" office:value-type="float" office:value="157">
            <text:p>15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4">
            <text:p>324</text:p>
          </table:table-cell>
          <table:table-cell table:formula="of:=[.A326]/60" office:value-type="float" office:value="5.4">
            <text:p>5.4</text:p>
          </table:table-cell>
          <table:table-cell table:formula="of:=INT([.B32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6];60))/60" office:value-type="float" office:value="102">
            <text:p>102</text:p>
          </table:table-cell>
          <table:table-cell table:formula="of:=(255*(60-MOD([.A326];60)))/60" office:value-type="float" office:value="153">
            <text:p>153</text:p>
          </table:table-cell>
          <table:table-cell office:value-type="string">
            <text:p>{</text:p>
          </table:table-cell>
          <table:table-cell table:formula="of:=ROUND(IF([.$C326]=0;[.E326];IF([.$C326]=1;[.G326];IF([.$C326]=2;[.D326];IF([.$C326]=3;[.D326];IF([.$C326]=4;[.F326];[.E32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6]=0;[.F326];IF([.$C326]=1;[.E326];IF([.$C326]=2;[.E326];IF([.$C326]=3;[.G326];IF([.$C326]=4;[.D326];[.D32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6]=0;[.D326];IF([.$C326]=1;[.D326];IF([.$C326]=2;[.F326];IF([.$C326]=3;[.E326];IF([.$C326]=4;[.E326];[.G326])))));0)" office:value-type="float" office:value="153">
            <text:p>15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5">
            <text:p>325</text:p>
          </table:table-cell>
          <table:table-cell table:formula="of:=[.A327]/60" office:value-type="float" office:value="5.41666666666667">
            <text:p>5.4166666667</text:p>
          </table:table-cell>
          <table:table-cell table:formula="of:=INT([.B32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7];60))/60" office:value-type="float" office:value="106.25">
            <text:p>106.25</text:p>
          </table:table-cell>
          <table:table-cell table:formula="of:=(255*(60-MOD([.A327];60)))/60" office:value-type="float" office:value="148.75">
            <text:p>148.75</text:p>
          </table:table-cell>
          <table:table-cell office:value-type="string">
            <text:p>{</text:p>
          </table:table-cell>
          <table:table-cell table:formula="of:=ROUND(IF([.$C327]=0;[.E327];IF([.$C327]=1;[.G327];IF([.$C327]=2;[.D327];IF([.$C327]=3;[.D327];IF([.$C327]=4;[.F327];[.E32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7]=0;[.F327];IF([.$C327]=1;[.E327];IF([.$C327]=2;[.E327];IF([.$C327]=3;[.G327];IF([.$C327]=4;[.D327];[.D32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7]=0;[.D327];IF([.$C327]=1;[.D327];IF([.$C327]=2;[.F327];IF([.$C327]=3;[.E327];IF([.$C327]=4;[.E327];[.G327])))));0)" office:value-type="float" office:value="149">
            <text:p>14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6">
            <text:p>326</text:p>
          </table:table-cell>
          <table:table-cell table:formula="of:=[.A328]/60" office:value-type="float" office:value="5.43333333333333">
            <text:p>5.4333333333</text:p>
          </table:table-cell>
          <table:table-cell table:formula="of:=INT([.B328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8];60))/60" office:value-type="float" office:value="110.5">
            <text:p>110.5</text:p>
          </table:table-cell>
          <table:table-cell table:formula="of:=(255*(60-MOD([.A328];60)))/60" office:value-type="float" office:value="144.5">
            <text:p>144.5</text:p>
          </table:table-cell>
          <table:table-cell office:value-type="string">
            <text:p>{</text:p>
          </table:table-cell>
          <table:table-cell table:formula="of:=ROUND(IF([.$C328]=0;[.E328];IF([.$C328]=1;[.G328];IF([.$C328]=2;[.D328];IF([.$C328]=3;[.D328];IF([.$C328]=4;[.F328];[.E32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8]=0;[.F328];IF([.$C328]=1;[.E328];IF([.$C328]=2;[.E328];IF([.$C328]=3;[.G328];IF([.$C328]=4;[.D328];[.D32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8]=0;[.D328];IF([.$C328]=1;[.D328];IF([.$C328]=2;[.F328];IF([.$C328]=3;[.E328];IF([.$C328]=4;[.E328];[.G328])))));0)" office:value-type="float" office:value="145">
            <text:p>14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7">
            <text:p>327</text:p>
          </table:table-cell>
          <table:table-cell table:formula="of:=[.A329]/60" office:value-type="float" office:value="5.45">
            <text:p>5.45</text:p>
          </table:table-cell>
          <table:table-cell table:formula="of:=INT([.B32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29];60))/60" office:value-type="float" office:value="114.75">
            <text:p>114.75</text:p>
          </table:table-cell>
          <table:table-cell table:formula="of:=(255*(60-MOD([.A329];60)))/60" office:value-type="float" office:value="140.25">
            <text:p>140.25</text:p>
          </table:table-cell>
          <table:table-cell office:value-type="string">
            <text:p>{</text:p>
          </table:table-cell>
          <table:table-cell table:formula="of:=ROUND(IF([.$C329]=0;[.E329];IF([.$C329]=1;[.G329];IF([.$C329]=2;[.D329];IF([.$C329]=3;[.D329];IF([.$C329]=4;[.F329];[.E32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29]=0;[.F329];IF([.$C329]=1;[.E329];IF([.$C329]=2;[.E329];IF([.$C329]=3;[.G329];IF([.$C329]=4;[.D329];[.D32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29]=0;[.D329];IF([.$C329]=1;[.D329];IF([.$C329]=2;[.F329];IF([.$C329]=3;[.E329];IF([.$C329]=4;[.E329];[.G329])))));0)" office:value-type="float" office:value="140">
            <text:p>14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8">
            <text:p>328</text:p>
          </table:table-cell>
          <table:table-cell table:formula="of:=[.A330]/60" office:value-type="float" office:value="5.46666666666667">
            <text:p>5.4666666667</text:p>
          </table:table-cell>
          <table:table-cell table:formula="of:=INT([.B330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0];60))/60" office:value-type="float" office:value="119">
            <text:p>119</text:p>
          </table:table-cell>
          <table:table-cell table:formula="of:=(255*(60-MOD([.A330];60)))/60" office:value-type="float" office:value="136">
            <text:p>136</text:p>
          </table:table-cell>
          <table:table-cell office:value-type="string">
            <text:p>{</text:p>
          </table:table-cell>
          <table:table-cell table:formula="of:=ROUND(IF([.$C330]=0;[.E330];IF([.$C330]=1;[.G330];IF([.$C330]=2;[.D330];IF([.$C330]=3;[.D330];IF([.$C330]=4;[.F330];[.E33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0]=0;[.F330];IF([.$C330]=1;[.E330];IF([.$C330]=2;[.E330];IF([.$C330]=3;[.G330];IF([.$C330]=4;[.D330];[.D33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0]=0;[.D330];IF([.$C330]=1;[.D330];IF([.$C330]=2;[.F330];IF([.$C330]=3;[.E330];IF([.$C330]=4;[.E330];[.G330])))));0)" office:value-type="float" office:value="136">
            <text:p>13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29">
            <text:p>329</text:p>
          </table:table-cell>
          <table:table-cell table:formula="of:=[.A331]/60" office:value-type="float" office:value="5.48333333333333">
            <text:p>5.4833333333</text:p>
          </table:table-cell>
          <table:table-cell table:formula="of:=INT([.B33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1];60))/60" office:value-type="float" office:value="123.25">
            <text:p>123.25</text:p>
          </table:table-cell>
          <table:table-cell table:formula="of:=(255*(60-MOD([.A331];60)))/60" office:value-type="float" office:value="131.75">
            <text:p>131.75</text:p>
          </table:table-cell>
          <table:table-cell office:value-type="string">
            <text:p>{</text:p>
          </table:table-cell>
          <table:table-cell table:formula="of:=ROUND(IF([.$C331]=0;[.E331];IF([.$C331]=1;[.G331];IF([.$C331]=2;[.D331];IF([.$C331]=3;[.D331];IF([.$C331]=4;[.F331];[.E33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1]=0;[.F331];IF([.$C331]=1;[.E331];IF([.$C331]=2;[.E331];IF([.$C331]=3;[.G331];IF([.$C331]=4;[.D331];[.D33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1]=0;[.D331];IF([.$C331]=1;[.D331];IF([.$C331]=2;[.F331];IF([.$C331]=3;[.E331];IF([.$C331]=4;[.E331];[.G331])))));0)" office:value-type="float" office:value="132">
            <text:p>13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0">
            <text:p>330</text:p>
          </table:table-cell>
          <table:table-cell table:formula="of:=[.A332]/60" office:value-type="float" office:value="5.5">
            <text:p>5.5</text:p>
          </table:table-cell>
          <table:table-cell table:formula="of:=INT([.B33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2];60))/60" office:value-type="float" office:value="127.5">
            <text:p>127.5</text:p>
          </table:table-cell>
          <table:table-cell table:formula="of:=(255*(60-MOD([.A332];60)))/60" office:value-type="float" office:value="127.5">
            <text:p>127.5</text:p>
          </table:table-cell>
          <table:table-cell office:value-type="string">
            <text:p>{</text:p>
          </table:table-cell>
          <table:table-cell table:formula="of:=ROUND(IF([.$C332]=0;[.E332];IF([.$C332]=1;[.G332];IF([.$C332]=2;[.D332];IF([.$C332]=3;[.D332];IF([.$C332]=4;[.F332];[.E33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2]=0;[.F332];IF([.$C332]=1;[.E332];IF([.$C332]=2;[.E332];IF([.$C332]=3;[.G332];IF([.$C332]=4;[.D332];[.D33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2]=0;[.D332];IF([.$C332]=1;[.D332];IF([.$C332]=2;[.F332];IF([.$C332]=3;[.E332];IF([.$C332]=4;[.E332];[.G332])))));0)" office:value-type="float" office:value="128">
            <text:p>12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1">
            <text:p>331</text:p>
          </table:table-cell>
          <table:table-cell table:formula="of:=[.A333]/60" office:value-type="float" office:value="5.51666666666667">
            <text:p>5.5166666667</text:p>
          </table:table-cell>
          <table:table-cell table:formula="of:=INT([.B33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3];60))/60" office:value-type="float" office:value="131.75">
            <text:p>131.75</text:p>
          </table:table-cell>
          <table:table-cell table:formula="of:=(255*(60-MOD([.A333];60)))/60" office:value-type="float" office:value="123.25">
            <text:p>123.25</text:p>
          </table:table-cell>
          <table:table-cell office:value-type="string">
            <text:p>{</text:p>
          </table:table-cell>
          <table:table-cell table:formula="of:=ROUND(IF([.$C333]=0;[.E333];IF([.$C333]=1;[.G333];IF([.$C333]=2;[.D333];IF([.$C333]=3;[.D333];IF([.$C333]=4;[.F333];[.E33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3]=0;[.F333];IF([.$C333]=1;[.E333];IF([.$C333]=2;[.E333];IF([.$C333]=3;[.G333];IF([.$C333]=4;[.D333];[.D33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3]=0;[.D333];IF([.$C333]=1;[.D333];IF([.$C333]=2;[.F333];IF([.$C333]=3;[.E333];IF([.$C333]=4;[.E333];[.G333])))));0)" office:value-type="float" office:value="123">
            <text:p>12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2">
            <text:p>332</text:p>
          </table:table-cell>
          <table:table-cell table:formula="of:=[.A334]/60" office:value-type="float" office:value="5.53333333333333">
            <text:p>5.5333333333</text:p>
          </table:table-cell>
          <table:table-cell table:formula="of:=INT([.B33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4];60))/60" office:value-type="float" office:value="136">
            <text:p>136</text:p>
          </table:table-cell>
          <table:table-cell table:formula="of:=(255*(60-MOD([.A334];60)))/60" office:value-type="float" office:value="119">
            <text:p>119</text:p>
          </table:table-cell>
          <table:table-cell office:value-type="string">
            <text:p>{</text:p>
          </table:table-cell>
          <table:table-cell table:formula="of:=ROUND(IF([.$C334]=0;[.E334];IF([.$C334]=1;[.G334];IF([.$C334]=2;[.D334];IF([.$C334]=3;[.D334];IF([.$C334]=4;[.F334];[.E33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4]=0;[.F334];IF([.$C334]=1;[.E334];IF([.$C334]=2;[.E334];IF([.$C334]=3;[.G334];IF([.$C334]=4;[.D334];[.D33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4]=0;[.D334];IF([.$C334]=1;[.D334];IF([.$C334]=2;[.F334];IF([.$C334]=3;[.E334];IF([.$C334]=4;[.E334];[.G334])))));0)" office:value-type="float" office:value="119">
            <text:p>11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3">
            <text:p>333</text:p>
          </table:table-cell>
          <table:table-cell table:formula="of:=[.A335]/60" office:value-type="float" office:value="5.55">
            <text:p>5.55</text:p>
          </table:table-cell>
          <table:table-cell table:formula="of:=INT([.B33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5];60))/60" office:value-type="float" office:value="140.25">
            <text:p>140.25</text:p>
          </table:table-cell>
          <table:table-cell table:formula="of:=(255*(60-MOD([.A335];60)))/60" office:value-type="float" office:value="114.75">
            <text:p>114.75</text:p>
          </table:table-cell>
          <table:table-cell office:value-type="string">
            <text:p>{</text:p>
          </table:table-cell>
          <table:table-cell table:formula="of:=ROUND(IF([.$C335]=0;[.E335];IF([.$C335]=1;[.G335];IF([.$C335]=2;[.D335];IF([.$C335]=3;[.D335];IF([.$C335]=4;[.F335];[.E33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5]=0;[.F335];IF([.$C335]=1;[.E335];IF([.$C335]=2;[.E335];IF([.$C335]=3;[.G335];IF([.$C335]=4;[.D335];[.D33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5]=0;[.D335];IF([.$C335]=1;[.D335];IF([.$C335]=2;[.F335];IF([.$C335]=3;[.E335];IF([.$C335]=4;[.E335];[.G335])))));0)" office:value-type="float" office:value="115">
            <text:p>11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4">
            <text:p>334</text:p>
          </table:table-cell>
          <table:table-cell table:formula="of:=[.A336]/60" office:value-type="float" office:value="5.56666666666667">
            <text:p>5.5666666667</text:p>
          </table:table-cell>
          <table:table-cell table:formula="of:=INT([.B33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6];60))/60" office:value-type="float" office:value="144.5">
            <text:p>144.5</text:p>
          </table:table-cell>
          <table:table-cell table:formula="of:=(255*(60-MOD([.A336];60)))/60" office:value-type="float" office:value="110.5">
            <text:p>110.5</text:p>
          </table:table-cell>
          <table:table-cell office:value-type="string">
            <text:p>{</text:p>
          </table:table-cell>
          <table:table-cell table:formula="of:=ROUND(IF([.$C336]=0;[.E336];IF([.$C336]=1;[.G336];IF([.$C336]=2;[.D336];IF([.$C336]=3;[.D336];IF([.$C336]=4;[.F336];[.E33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6]=0;[.F336];IF([.$C336]=1;[.E336];IF([.$C336]=2;[.E336];IF([.$C336]=3;[.G336];IF([.$C336]=4;[.D336];[.D33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6]=0;[.D336];IF([.$C336]=1;[.D336];IF([.$C336]=2;[.F336];IF([.$C336]=3;[.E336];IF([.$C336]=4;[.E336];[.G336])))));0)" office:value-type="float" office:value="111">
            <text:p>11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5">
            <text:p>335</text:p>
          </table:table-cell>
          <table:table-cell table:formula="of:=[.A337]/60" office:value-type="float" office:value="5.58333333333333">
            <text:p>5.5833333333</text:p>
          </table:table-cell>
          <table:table-cell table:formula="of:=INT([.B33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7];60))/60" office:value-type="float" office:value="148.75">
            <text:p>148.75</text:p>
          </table:table-cell>
          <table:table-cell table:formula="of:=(255*(60-MOD([.A337];60)))/60" office:value-type="float" office:value="106.25">
            <text:p>106.25</text:p>
          </table:table-cell>
          <table:table-cell office:value-type="string">
            <text:p>{</text:p>
          </table:table-cell>
          <table:table-cell table:formula="of:=ROUND(IF([.$C337]=0;[.E337];IF([.$C337]=1;[.G337];IF([.$C337]=2;[.D337];IF([.$C337]=3;[.D337];IF([.$C337]=4;[.F337];[.E33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7]=0;[.F337];IF([.$C337]=1;[.E337];IF([.$C337]=2;[.E337];IF([.$C337]=3;[.G337];IF([.$C337]=4;[.D337];[.D33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7]=0;[.D337];IF([.$C337]=1;[.D337];IF([.$C337]=2;[.F337];IF([.$C337]=3;[.E337];IF([.$C337]=4;[.E337];[.G337])))));0)" office:value-type="float" office:value="106">
            <text:p>10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6">
            <text:p>336</text:p>
          </table:table-cell>
          <table:table-cell table:formula="of:=[.A338]/60" office:value-type="float" office:value="5.6">
            <text:p>5.6</text:p>
          </table:table-cell>
          <table:table-cell table:formula="of:=INT([.B338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8];60))/60" office:value-type="float" office:value="153">
            <text:p>153</text:p>
          </table:table-cell>
          <table:table-cell table:formula="of:=(255*(60-MOD([.A338];60)))/60" office:value-type="float" office:value="102">
            <text:p>102</text:p>
          </table:table-cell>
          <table:table-cell office:value-type="string">
            <text:p>{</text:p>
          </table:table-cell>
          <table:table-cell table:formula="of:=ROUND(IF([.$C338]=0;[.E338];IF([.$C338]=1;[.G338];IF([.$C338]=2;[.D338];IF([.$C338]=3;[.D338];IF([.$C338]=4;[.F338];[.E33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8]=0;[.F338];IF([.$C338]=1;[.E338];IF([.$C338]=2;[.E338];IF([.$C338]=3;[.G338];IF([.$C338]=4;[.D338];[.D33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8]=0;[.D338];IF([.$C338]=1;[.D338];IF([.$C338]=2;[.F338];IF([.$C338]=3;[.E338];IF([.$C338]=4;[.E338];[.G338])))));0)" office:value-type="float" office:value="102">
            <text:p>10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7">
            <text:p>337</text:p>
          </table:table-cell>
          <table:table-cell table:formula="of:=[.A339]/60" office:value-type="float" office:value="5.61666666666667">
            <text:p>5.6166666667</text:p>
          </table:table-cell>
          <table:table-cell table:formula="of:=INT([.B33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39];60))/60" office:value-type="float" office:value="157.25">
            <text:p>157.25</text:p>
          </table:table-cell>
          <table:table-cell table:formula="of:=(255*(60-MOD([.A339];60)))/60" office:value-type="float" office:value="97.75">
            <text:p>97.75</text:p>
          </table:table-cell>
          <table:table-cell office:value-type="string">
            <text:p>{</text:p>
          </table:table-cell>
          <table:table-cell table:formula="of:=ROUND(IF([.$C339]=0;[.E339];IF([.$C339]=1;[.G339];IF([.$C339]=2;[.D339];IF([.$C339]=3;[.D339];IF([.$C339]=4;[.F339];[.E33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39]=0;[.F339];IF([.$C339]=1;[.E339];IF([.$C339]=2;[.E339];IF([.$C339]=3;[.G339];IF([.$C339]=4;[.D339];[.D33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39]=0;[.D339];IF([.$C339]=1;[.D339];IF([.$C339]=2;[.F339];IF([.$C339]=3;[.E339];IF([.$C339]=4;[.E339];[.G339])))));0)" office:value-type="float" office:value="98">
            <text:p>9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8">
            <text:p>338</text:p>
          </table:table-cell>
          <table:table-cell table:formula="of:=[.A340]/60" office:value-type="float" office:value="5.63333333333333">
            <text:p>5.6333333333</text:p>
          </table:table-cell>
          <table:table-cell table:formula="of:=INT([.B340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0];60))/60" office:value-type="float" office:value="161.5">
            <text:p>161.5</text:p>
          </table:table-cell>
          <table:table-cell table:formula="of:=(255*(60-MOD([.A340];60)))/60" office:value-type="float" office:value="93.5">
            <text:p>93.5</text:p>
          </table:table-cell>
          <table:table-cell office:value-type="string">
            <text:p>{</text:p>
          </table:table-cell>
          <table:table-cell table:formula="of:=ROUND(IF([.$C340]=0;[.E340];IF([.$C340]=1;[.G340];IF([.$C340]=2;[.D340];IF([.$C340]=3;[.D340];IF([.$C340]=4;[.F340];[.E34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0]=0;[.F340];IF([.$C340]=1;[.E340];IF([.$C340]=2;[.E340];IF([.$C340]=3;[.G340];IF([.$C340]=4;[.D340];[.D34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0]=0;[.D340];IF([.$C340]=1;[.D340];IF([.$C340]=2;[.F340];IF([.$C340]=3;[.E340];IF([.$C340]=4;[.E340];[.G340])))));0)" office:value-type="float" office:value="94">
            <text:p>9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39">
            <text:p>339</text:p>
          </table:table-cell>
          <table:table-cell table:formula="of:=[.A341]/60" office:value-type="float" office:value="5.65">
            <text:p>5.65</text:p>
          </table:table-cell>
          <table:table-cell table:formula="of:=INT([.B34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1];60))/60" office:value-type="float" office:value="165.75">
            <text:p>165.75</text:p>
          </table:table-cell>
          <table:table-cell table:formula="of:=(255*(60-MOD([.A341];60)))/60" office:value-type="float" office:value="89.25">
            <text:p>89.25</text:p>
          </table:table-cell>
          <table:table-cell office:value-type="string">
            <text:p>{</text:p>
          </table:table-cell>
          <table:table-cell table:formula="of:=ROUND(IF([.$C341]=0;[.E341];IF([.$C341]=1;[.G341];IF([.$C341]=2;[.D341];IF([.$C341]=3;[.D341];IF([.$C341]=4;[.F341];[.E34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1]=0;[.F341];IF([.$C341]=1;[.E341];IF([.$C341]=2;[.E341];IF([.$C341]=3;[.G341];IF([.$C341]=4;[.D341];[.D34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1]=0;[.D341];IF([.$C341]=1;[.D341];IF([.$C341]=2;[.F341];IF([.$C341]=3;[.E341];IF([.$C341]=4;[.E341];[.G341])))));0)" office:value-type="float" office:value="89">
            <text:p>8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0">
            <text:p>340</text:p>
          </table:table-cell>
          <table:table-cell table:formula="of:=[.A342]/60" office:value-type="float" office:value="5.66666666666667">
            <text:p>5.6666666667</text:p>
          </table:table-cell>
          <table:table-cell table:formula="of:=INT([.B34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2];60))/60" office:value-type="float" office:value="170">
            <text:p>170</text:p>
          </table:table-cell>
          <table:table-cell table:formula="of:=(255*(60-MOD([.A342];60)))/60" office:value-type="float" office:value="85">
            <text:p>85</text:p>
          </table:table-cell>
          <table:table-cell office:value-type="string">
            <text:p>{</text:p>
          </table:table-cell>
          <table:table-cell table:formula="of:=ROUND(IF([.$C342]=0;[.E342];IF([.$C342]=1;[.G342];IF([.$C342]=2;[.D342];IF([.$C342]=3;[.D342];IF([.$C342]=4;[.F342];[.E34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2]=0;[.F342];IF([.$C342]=1;[.E342];IF([.$C342]=2;[.E342];IF([.$C342]=3;[.G342];IF([.$C342]=4;[.D342];[.D34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2]=0;[.D342];IF([.$C342]=1;[.D342];IF([.$C342]=2;[.F342];IF([.$C342]=3;[.E342];IF([.$C342]=4;[.E342];[.G342])))));0)" office:value-type="float" office:value="85">
            <text:p>8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1">
            <text:p>341</text:p>
          </table:table-cell>
          <table:table-cell table:formula="of:=[.A343]/60" office:value-type="float" office:value="5.68333333333333">
            <text:p>5.6833333333</text:p>
          </table:table-cell>
          <table:table-cell table:formula="of:=INT([.B34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3];60))/60" office:value-type="float" office:value="174.25">
            <text:p>174.25</text:p>
          </table:table-cell>
          <table:table-cell table:formula="of:=(255*(60-MOD([.A343];60)))/60" office:value-type="float" office:value="80.75">
            <text:p>80.75</text:p>
          </table:table-cell>
          <table:table-cell office:value-type="string">
            <text:p>{</text:p>
          </table:table-cell>
          <table:table-cell table:formula="of:=ROUND(IF([.$C343]=0;[.E343];IF([.$C343]=1;[.G343];IF([.$C343]=2;[.D343];IF([.$C343]=3;[.D343];IF([.$C343]=4;[.F343];[.E34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3]=0;[.F343];IF([.$C343]=1;[.E343];IF([.$C343]=2;[.E343];IF([.$C343]=3;[.G343];IF([.$C343]=4;[.D343];[.D34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3]=0;[.D343];IF([.$C343]=1;[.D343];IF([.$C343]=2;[.F343];IF([.$C343]=3;[.E343];IF([.$C343]=4;[.E343];[.G343])))));0)" office:value-type="float" office:value="81">
            <text:p>8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2">
            <text:p>342</text:p>
          </table:table-cell>
          <table:table-cell table:formula="of:=[.A344]/60" office:value-type="float" office:value="5.7">
            <text:p>5.7</text:p>
          </table:table-cell>
          <table:table-cell table:formula="of:=INT([.B34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4];60))/60" office:value-type="float" office:value="178.5">
            <text:p>178.5</text:p>
          </table:table-cell>
          <table:table-cell table:formula="of:=(255*(60-MOD([.A344];60)))/60" office:value-type="float" office:value="76.5">
            <text:p>76.5</text:p>
          </table:table-cell>
          <table:table-cell office:value-type="string">
            <text:p>{</text:p>
          </table:table-cell>
          <table:table-cell table:formula="of:=ROUND(IF([.$C344]=0;[.E344];IF([.$C344]=1;[.G344];IF([.$C344]=2;[.D344];IF([.$C344]=3;[.D344];IF([.$C344]=4;[.F344];[.E34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4]=0;[.F344];IF([.$C344]=1;[.E344];IF([.$C344]=2;[.E344];IF([.$C344]=3;[.G344];IF([.$C344]=4;[.D344];[.D34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4]=0;[.D344];IF([.$C344]=1;[.D344];IF([.$C344]=2;[.F344];IF([.$C344]=3;[.E344];IF([.$C344]=4;[.E344];[.G344])))));0)" office:value-type="float" office:value="77">
            <text:p>7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3">
            <text:p>343</text:p>
          </table:table-cell>
          <table:table-cell table:formula="of:=[.A345]/60" office:value-type="float" office:value="5.71666666666667">
            <text:p>5.7166666667</text:p>
          </table:table-cell>
          <table:table-cell table:formula="of:=INT([.B34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5];60))/60" office:value-type="float" office:value="182.75">
            <text:p>182.75</text:p>
          </table:table-cell>
          <table:table-cell table:formula="of:=(255*(60-MOD([.A345];60)))/60" office:value-type="float" office:value="72.25">
            <text:p>72.25</text:p>
          </table:table-cell>
          <table:table-cell office:value-type="string">
            <text:p>{</text:p>
          </table:table-cell>
          <table:table-cell table:formula="of:=ROUND(IF([.$C345]=0;[.E345];IF([.$C345]=1;[.G345];IF([.$C345]=2;[.D345];IF([.$C345]=3;[.D345];IF([.$C345]=4;[.F345];[.E34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5]=0;[.F345];IF([.$C345]=1;[.E345];IF([.$C345]=2;[.E345];IF([.$C345]=3;[.G345];IF([.$C345]=4;[.D345];[.D34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5]=0;[.D345];IF([.$C345]=1;[.D345];IF([.$C345]=2;[.F345];IF([.$C345]=3;[.E345];IF([.$C345]=4;[.E345];[.G345])))));0)" office:value-type="float" office:value="72">
            <text:p>72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4">
            <text:p>344</text:p>
          </table:table-cell>
          <table:table-cell table:formula="of:=[.A346]/60" office:value-type="float" office:value="5.73333333333333">
            <text:p>5.7333333333</text:p>
          </table:table-cell>
          <table:table-cell table:formula="of:=INT([.B34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6];60))/60" office:value-type="float" office:value="187">
            <text:p>187</text:p>
          </table:table-cell>
          <table:table-cell table:formula="of:=(255*(60-MOD([.A346];60)))/60" office:value-type="float" office:value="68">
            <text:p>68</text:p>
          </table:table-cell>
          <table:table-cell office:value-type="string">
            <text:p>{</text:p>
          </table:table-cell>
          <table:table-cell table:formula="of:=ROUND(IF([.$C346]=0;[.E346];IF([.$C346]=1;[.G346];IF([.$C346]=2;[.D346];IF([.$C346]=3;[.D346];IF([.$C346]=4;[.F346];[.E34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6]=0;[.F346];IF([.$C346]=1;[.E346];IF([.$C346]=2;[.E346];IF([.$C346]=3;[.G346];IF([.$C346]=4;[.D346];[.D34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6]=0;[.D346];IF([.$C346]=1;[.D346];IF([.$C346]=2;[.F346];IF([.$C346]=3;[.E346];IF([.$C346]=4;[.E346];[.G346])))));0)" office:value-type="float" office:value="68">
            <text:p>6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5">
            <text:p>345</text:p>
          </table:table-cell>
          <table:table-cell table:formula="of:=[.A347]/60" office:value-type="float" office:value="5.75">
            <text:p>5.75</text:p>
          </table:table-cell>
          <table:table-cell table:formula="of:=INT([.B34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7];60))/60" office:value-type="float" office:value="191.25">
            <text:p>191.25</text:p>
          </table:table-cell>
          <table:table-cell table:formula="of:=(255*(60-MOD([.A347];60)))/60" office:value-type="float" office:value="63.75">
            <text:p>63.75</text:p>
          </table:table-cell>
          <table:table-cell office:value-type="string">
            <text:p>{</text:p>
          </table:table-cell>
          <table:table-cell table:formula="of:=ROUND(IF([.$C347]=0;[.E347];IF([.$C347]=1;[.G347];IF([.$C347]=2;[.D347];IF([.$C347]=3;[.D347];IF([.$C347]=4;[.F347];[.E34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7]=0;[.F347];IF([.$C347]=1;[.E347];IF([.$C347]=2;[.E347];IF([.$C347]=3;[.G347];IF([.$C347]=4;[.D347];[.D34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7]=0;[.D347];IF([.$C347]=1;[.D347];IF([.$C347]=2;[.F347];IF([.$C347]=3;[.E347];IF([.$C347]=4;[.E347];[.G347])))));0)" office:value-type="float" office:value="64">
            <text:p>6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6">
            <text:p>346</text:p>
          </table:table-cell>
          <table:table-cell table:formula="of:=[.A348]/60" office:value-type="float" office:value="5.76666666666667">
            <text:p>5.7666666667</text:p>
          </table:table-cell>
          <table:table-cell table:formula="of:=INT([.B348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8];60))/60" office:value-type="float" office:value="195.5">
            <text:p>195.5</text:p>
          </table:table-cell>
          <table:table-cell table:formula="of:=(255*(60-MOD([.A348];60)))/60" office:value-type="float" office:value="59.5">
            <text:p>59.5</text:p>
          </table:table-cell>
          <table:table-cell office:value-type="string">
            <text:p>{</text:p>
          </table:table-cell>
          <table:table-cell table:formula="of:=ROUND(IF([.$C348]=0;[.E348];IF([.$C348]=1;[.G348];IF([.$C348]=2;[.D348];IF([.$C348]=3;[.D348];IF([.$C348]=4;[.F348];[.E34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8]=0;[.F348];IF([.$C348]=1;[.E348];IF([.$C348]=2;[.E348];IF([.$C348]=3;[.G348];IF([.$C348]=4;[.D348];[.D34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8]=0;[.D348];IF([.$C348]=1;[.D348];IF([.$C348]=2;[.F348];IF([.$C348]=3;[.E348];IF([.$C348]=4;[.E348];[.G348])))));0)" office:value-type="float" office:value="60">
            <text:p>6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7">
            <text:p>347</text:p>
          </table:table-cell>
          <table:table-cell table:formula="of:=[.A349]/60" office:value-type="float" office:value="5.78333333333333">
            <text:p>5.7833333333</text:p>
          </table:table-cell>
          <table:table-cell table:formula="of:=INT([.B34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49];60))/60" office:value-type="float" office:value="199.75">
            <text:p>199.75</text:p>
          </table:table-cell>
          <table:table-cell table:formula="of:=(255*(60-MOD([.A349];60)))/60" office:value-type="float" office:value="55.25">
            <text:p>55.25</text:p>
          </table:table-cell>
          <table:table-cell office:value-type="string">
            <text:p>{</text:p>
          </table:table-cell>
          <table:table-cell table:formula="of:=ROUND(IF([.$C349]=0;[.E349];IF([.$C349]=1;[.G349];IF([.$C349]=2;[.D349];IF([.$C349]=3;[.D349];IF([.$C349]=4;[.F349];[.E34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49]=0;[.F349];IF([.$C349]=1;[.E349];IF([.$C349]=2;[.E349];IF([.$C349]=3;[.G349];IF([.$C349]=4;[.D349];[.D34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49]=0;[.D349];IF([.$C349]=1;[.D349];IF([.$C349]=2;[.F349];IF([.$C349]=3;[.E349];IF([.$C349]=4;[.E349];[.G349])))));0)" office:value-type="float" office:value="55">
            <text:p>55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8">
            <text:p>348</text:p>
          </table:table-cell>
          <table:table-cell table:formula="of:=[.A350]/60" office:value-type="float" office:value="5.8">
            <text:p>5.8</text:p>
          </table:table-cell>
          <table:table-cell table:formula="of:=INT([.B350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0];60))/60" office:value-type="float" office:value="204">
            <text:p>204</text:p>
          </table:table-cell>
          <table:table-cell table:formula="of:=(255*(60-MOD([.A350];60)))/60" office:value-type="float" office:value="51">
            <text:p>51</text:p>
          </table:table-cell>
          <table:table-cell office:value-type="string">
            <text:p>{</text:p>
          </table:table-cell>
          <table:table-cell table:formula="of:=ROUND(IF([.$C350]=0;[.E350];IF([.$C350]=1;[.G350];IF([.$C350]=2;[.D350];IF([.$C350]=3;[.D350];IF([.$C350]=4;[.F350];[.E35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0]=0;[.F350];IF([.$C350]=1;[.E350];IF([.$C350]=2;[.E350];IF([.$C350]=3;[.G350];IF([.$C350]=4;[.D350];[.D35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0]=0;[.D350];IF([.$C350]=1;[.D350];IF([.$C350]=2;[.F350];IF([.$C350]=3;[.E350];IF([.$C350]=4;[.E350];[.G350])))));0)" office:value-type="float" office:value="51">
            <text:p>5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49">
            <text:p>349</text:p>
          </table:table-cell>
          <table:table-cell table:formula="of:=[.A351]/60" office:value-type="float" office:value="5.81666666666667">
            <text:p>5.8166666667</text:p>
          </table:table-cell>
          <table:table-cell table:formula="of:=INT([.B35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1];60))/60" office:value-type="float" office:value="208.25">
            <text:p>208.25</text:p>
          </table:table-cell>
          <table:table-cell table:formula="of:=(255*(60-MOD([.A351];60)))/60" office:value-type="float" office:value="46.75">
            <text:p>46.75</text:p>
          </table:table-cell>
          <table:table-cell office:value-type="string">
            <text:p>{</text:p>
          </table:table-cell>
          <table:table-cell table:formula="of:=ROUND(IF([.$C351]=0;[.E351];IF([.$C351]=1;[.G351];IF([.$C351]=2;[.D351];IF([.$C351]=3;[.D351];IF([.$C351]=4;[.F351];[.E35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1]=0;[.F351];IF([.$C351]=1;[.E351];IF([.$C351]=2;[.E351];IF([.$C351]=3;[.G351];IF([.$C351]=4;[.D351];[.D35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1]=0;[.D351];IF([.$C351]=1;[.D351];IF([.$C351]=2;[.F351];IF([.$C351]=3;[.E351];IF([.$C351]=4;[.E351];[.G351])))));0)" office:value-type="float" office:value="47">
            <text:p>4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0">
            <text:p>350</text:p>
          </table:table-cell>
          <table:table-cell table:formula="of:=[.A352]/60" office:value-type="float" office:value="5.83333333333333">
            <text:p>5.8333333333</text:p>
          </table:table-cell>
          <table:table-cell table:formula="of:=INT([.B352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2];60))/60" office:value-type="float" office:value="212.5">
            <text:p>212.5</text:p>
          </table:table-cell>
          <table:table-cell table:formula="of:=(255*(60-MOD([.A352];60)))/60" office:value-type="float" office:value="42.5">
            <text:p>42.5</text:p>
          </table:table-cell>
          <table:table-cell office:value-type="string">
            <text:p>{</text:p>
          </table:table-cell>
          <table:table-cell table:formula="of:=ROUND(IF([.$C352]=0;[.E352];IF([.$C352]=1;[.G352];IF([.$C352]=2;[.D352];IF([.$C352]=3;[.D352];IF([.$C352]=4;[.F352];[.E352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2]=0;[.F352];IF([.$C352]=1;[.E352];IF([.$C352]=2;[.E352];IF([.$C352]=3;[.G352];IF([.$C352]=4;[.D352];[.D352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2]=0;[.D352];IF([.$C352]=1;[.D352];IF([.$C352]=2;[.F352];IF([.$C352]=3;[.E352];IF([.$C352]=4;[.E352];[.G352])))));0)" office:value-type="float" office:value="43">
            <text:p>4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1">
            <text:p>351</text:p>
          </table:table-cell>
          <table:table-cell table:formula="of:=[.A353]/60" office:value-type="float" office:value="5.85">
            <text:p>5.85</text:p>
          </table:table-cell>
          <table:table-cell table:formula="of:=INT([.B353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3];60))/60" office:value-type="float" office:value="216.75">
            <text:p>216.75</text:p>
          </table:table-cell>
          <table:table-cell table:formula="of:=(255*(60-MOD([.A353];60)))/60" office:value-type="float" office:value="38.25">
            <text:p>38.25</text:p>
          </table:table-cell>
          <table:table-cell office:value-type="string">
            <text:p>{</text:p>
          </table:table-cell>
          <table:table-cell table:formula="of:=ROUND(IF([.$C353]=0;[.E353];IF([.$C353]=1;[.G353];IF([.$C353]=2;[.D353];IF([.$C353]=3;[.D353];IF([.$C353]=4;[.F353];[.E353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3]=0;[.F353];IF([.$C353]=1;[.E353];IF([.$C353]=2;[.E353];IF([.$C353]=3;[.G353];IF([.$C353]=4;[.D353];[.D353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3]=0;[.D353];IF([.$C353]=1;[.D353];IF([.$C353]=2;[.F353];IF([.$C353]=3;[.E353];IF([.$C353]=4;[.E353];[.G353])))));0)" office:value-type="float" office:value="38">
            <text:p>38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2">
            <text:p>352</text:p>
          </table:table-cell>
          <table:table-cell table:formula="of:=[.A354]/60" office:value-type="float" office:value="5.86666666666667">
            <text:p>5.8666666667</text:p>
          </table:table-cell>
          <table:table-cell table:formula="of:=INT([.B354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4];60))/60" office:value-type="float" office:value="221">
            <text:p>221</text:p>
          </table:table-cell>
          <table:table-cell table:formula="of:=(255*(60-MOD([.A354];60)))/60" office:value-type="float" office:value="34">
            <text:p>34</text:p>
          </table:table-cell>
          <table:table-cell office:value-type="string">
            <text:p>{</text:p>
          </table:table-cell>
          <table:table-cell table:formula="of:=ROUND(IF([.$C354]=0;[.E354];IF([.$C354]=1;[.G354];IF([.$C354]=2;[.D354];IF([.$C354]=3;[.D354];IF([.$C354]=4;[.F354];[.E354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4]=0;[.F354];IF([.$C354]=1;[.E354];IF([.$C354]=2;[.E354];IF([.$C354]=3;[.G354];IF([.$C354]=4;[.D354];[.D354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4]=0;[.D354];IF([.$C354]=1;[.D354];IF([.$C354]=2;[.F354];IF([.$C354]=3;[.E354];IF([.$C354]=4;[.E354];[.G354])))));0)" office:value-type="float" office:value="34">
            <text:p>34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3">
            <text:p>353</text:p>
          </table:table-cell>
          <table:table-cell table:formula="of:=[.A355]/60" office:value-type="float" office:value="5.88333333333333">
            <text:p>5.8833333333</text:p>
          </table:table-cell>
          <table:table-cell table:formula="of:=INT([.B355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5];60))/60" office:value-type="float" office:value="225.25">
            <text:p>225.25</text:p>
          </table:table-cell>
          <table:table-cell table:formula="of:=(255*(60-MOD([.A355];60)))/60" office:value-type="float" office:value="29.75">
            <text:p>29.75</text:p>
          </table:table-cell>
          <table:table-cell office:value-type="string">
            <text:p>{</text:p>
          </table:table-cell>
          <table:table-cell table:formula="of:=ROUND(IF([.$C355]=0;[.E355];IF([.$C355]=1;[.G355];IF([.$C355]=2;[.D355];IF([.$C355]=3;[.D355];IF([.$C355]=4;[.F355];[.E355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5]=0;[.F355];IF([.$C355]=1;[.E355];IF([.$C355]=2;[.E355];IF([.$C355]=3;[.G355];IF([.$C355]=4;[.D355];[.D355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5]=0;[.D355];IF([.$C355]=1;[.D355];IF([.$C355]=2;[.F355];IF([.$C355]=3;[.E355];IF([.$C355]=4;[.E355];[.G355])))));0)" office:value-type="float" office:value="30">
            <text:p>30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4">
            <text:p>354</text:p>
          </table:table-cell>
          <table:table-cell table:formula="of:=[.A356]/60" office:value-type="float" office:value="5.9">
            <text:p>5.9</text:p>
          </table:table-cell>
          <table:table-cell table:formula="of:=INT([.B356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6];60))/60" office:value-type="float" office:value="229.5">
            <text:p>229.5</text:p>
          </table:table-cell>
          <table:table-cell table:formula="of:=(255*(60-MOD([.A356];60)))/60" office:value-type="float" office:value="25.5">
            <text:p>25.5</text:p>
          </table:table-cell>
          <table:table-cell office:value-type="string">
            <text:p>{</text:p>
          </table:table-cell>
          <table:table-cell table:formula="of:=ROUND(IF([.$C356]=0;[.E356];IF([.$C356]=1;[.G356];IF([.$C356]=2;[.D356];IF([.$C356]=3;[.D356];IF([.$C356]=4;[.F356];[.E356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6]=0;[.F356];IF([.$C356]=1;[.E356];IF([.$C356]=2;[.E356];IF([.$C356]=3;[.G356];IF([.$C356]=4;[.D356];[.D356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6]=0;[.D356];IF([.$C356]=1;[.D356];IF([.$C356]=2;[.F356];IF([.$C356]=3;[.E356];IF([.$C356]=4;[.E356];[.G356])))));0)" office:value-type="float" office:value="26">
            <text:p>26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5">
            <text:p>355</text:p>
          </table:table-cell>
          <table:table-cell table:formula="of:=[.A357]/60" office:value-type="float" office:value="5.91666666666667">
            <text:p>5.9166666667</text:p>
          </table:table-cell>
          <table:table-cell table:formula="of:=INT([.B357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7];60))/60" office:value-type="float" office:value="233.75">
            <text:p>233.75</text:p>
          </table:table-cell>
          <table:table-cell table:formula="of:=(255*(60-MOD([.A357];60)))/60" office:value-type="float" office:value="21.25">
            <text:p>21.25</text:p>
          </table:table-cell>
          <table:table-cell office:value-type="string">
            <text:p>{</text:p>
          </table:table-cell>
          <table:table-cell table:formula="of:=ROUND(IF([.$C357]=0;[.E357];IF([.$C357]=1;[.G357];IF([.$C357]=2;[.D357];IF([.$C357]=3;[.D357];IF([.$C357]=4;[.F357];[.E357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7]=0;[.F357];IF([.$C357]=1;[.E357];IF([.$C357]=2;[.E357];IF([.$C357]=3;[.G357];IF([.$C357]=4;[.D357];[.D357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7]=0;[.D357];IF([.$C357]=1;[.D357];IF([.$C357]=2;[.F357];IF([.$C357]=3;[.E357];IF([.$C357]=4;[.E357];[.G357])))));0)" office:value-type="float" office:value="21">
            <text:p>21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6">
            <text:p>356</text:p>
          </table:table-cell>
          <table:table-cell table:formula="of:=[.A358]/60" office:value-type="float" office:value="5.93333333333333">
            <text:p>5.9333333333</text:p>
          </table:table-cell>
          <table:table-cell table:formula="of:=INT([.B358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8];60))/60" office:value-type="float" office:value="238">
            <text:p>238</text:p>
          </table:table-cell>
          <table:table-cell table:formula="of:=(255*(60-MOD([.A358];60)))/60" office:value-type="float" office:value="17">
            <text:p>17</text:p>
          </table:table-cell>
          <table:table-cell office:value-type="string">
            <text:p>{</text:p>
          </table:table-cell>
          <table:table-cell table:formula="of:=ROUND(IF([.$C358]=0;[.E358];IF([.$C358]=1;[.G358];IF([.$C358]=2;[.D358];IF([.$C358]=3;[.D358];IF([.$C358]=4;[.F358];[.E358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8]=0;[.F358];IF([.$C358]=1;[.E358];IF([.$C358]=2;[.E358];IF([.$C358]=3;[.G358];IF([.$C358]=4;[.D358];[.D358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8]=0;[.D358];IF([.$C358]=1;[.D358];IF([.$C358]=2;[.F358];IF([.$C358]=3;[.E358];IF([.$C358]=4;[.E358];[.G358])))));0)" office:value-type="float" office:value="17">
            <text:p>17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7">
            <text:p>357</text:p>
          </table:table-cell>
          <table:table-cell table:formula="of:=[.A359]/60" office:value-type="float" office:value="5.95">
            <text:p>5.95</text:p>
          </table:table-cell>
          <table:table-cell table:formula="of:=INT([.B359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59];60))/60" office:value-type="float" office:value="242.25">
            <text:p>242.25</text:p>
          </table:table-cell>
          <table:table-cell table:formula="of:=(255*(60-MOD([.A359];60)))/60" office:value-type="float" office:value="12.75">
            <text:p>12.75</text:p>
          </table:table-cell>
          <table:table-cell office:value-type="string">
            <text:p>{</text:p>
          </table:table-cell>
          <table:table-cell table:formula="of:=ROUND(IF([.$C359]=0;[.E359];IF([.$C359]=1;[.G359];IF([.$C359]=2;[.D359];IF([.$C359]=3;[.D359];IF([.$C359]=4;[.F359];[.E359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59]=0;[.F359];IF([.$C359]=1;[.E359];IF([.$C359]=2;[.E359];IF([.$C359]=3;[.G359];IF([.$C359]=4;[.D359];[.D359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59]=0;[.D359];IF([.$C359]=1;[.D359];IF([.$C359]=2;[.F359];IF([.$C359]=3;[.E359];IF([.$C359]=4;[.E359];[.G359])))));0)" office:value-type="float" office:value="13">
            <text:p>13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8">
            <text:p>358</text:p>
          </table:table-cell>
          <table:table-cell table:formula="of:=[.A360]/60" office:value-type="float" office:value="5.96666666666667">
            <text:p>5.9666666667</text:p>
          </table:table-cell>
          <table:table-cell table:formula="of:=INT([.B360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60];60))/60" office:value-type="float" office:value="246.5">
            <text:p>246.5</text:p>
          </table:table-cell>
          <table:table-cell table:formula="of:=(255*(60-MOD([.A360];60)))/60" office:value-type="float" office:value="8.5">
            <text:p>8.5</text:p>
          </table:table-cell>
          <table:table-cell office:value-type="string">
            <text:p>{</text:p>
          </table:table-cell>
          <table:table-cell table:formula="of:=ROUND(IF([.$C360]=0;[.E360];IF([.$C360]=1;[.G360];IF([.$C360]=2;[.D360];IF([.$C360]=3;[.D360];IF([.$C360]=4;[.F360];[.E360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60]=0;[.F360];IF([.$C360]=1;[.E360];IF([.$C360]=2;[.E360];IF([.$C360]=3;[.G360];IF([.$C360]=4;[.D360];[.D360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60]=0;[.D360];IF([.$C360]=1;[.D360];IF([.$C360]=2;[.F360];IF([.$C360]=3;[.E360];IF([.$C360]=4;[.E360];[.G360])))));0)" office:value-type="float" office:value="9">
            <text:p>9</text:p>
          </table:table-cell>
          <table:table-cell office:value-type="string">
            <text:p>}</text:p>
          </table:table-cell>
          <table:table-cell office:value-type="string">
            <text:p>,</text:p>
          </table:table-cell>
          <table:table-cell table:number-columns-repeated="1009"/>
        </table:table-row>
        <table:table-row table:style-name="ro1">
          <table:table-cell office:value-type="float" office:value="359">
            <text:p>359</text:p>
          </table:table-cell>
          <table:table-cell table:formula="of:=[.A361]/60" office:value-type="float" office:value="5.98333333333333">
            <text:p>5.9833333333</text:p>
          </table:table-cell>
          <table:table-cell table:formula="of:=INT([.B361])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55">
            <text:p>255</text:p>
          </table:table-cell>
          <table:table-cell table:formula="of:=(255*MOD([.A361];60))/60" office:value-type="float" office:value="250.75">
            <text:p>250.75</text:p>
          </table:table-cell>
          <table:table-cell table:formula="of:=(255*(60-MOD([.A361];60)))/60" office:value-type="float" office:value="4.25">
            <text:p>4.25</text:p>
          </table:table-cell>
          <table:table-cell office:value-type="string">
            <text:p>{</text:p>
          </table:table-cell>
          <table:table-cell table:formula="of:=ROUND(IF([.$C361]=0;[.E361];IF([.$C361]=1;[.G361];IF([.$C361]=2;[.D361];IF([.$C361]=3;[.D361];IF([.$C361]=4;[.F361];[.E361])))));0)" office:value-type="float" office:value="255">
            <text:p>255</text:p>
          </table:table-cell>
          <table:table-cell office:value-type="string">
            <text:p>,</text:p>
          </table:table-cell>
          <table:table-cell table:formula="of:=ROUND(IF([.$C361]=0;[.F361];IF([.$C361]=1;[.E361];IF([.$C361]=2;[.E361];IF([.$C361]=3;[.G361];IF([.$C361]=4;[.D361];[.D361])))));0)" office:value-type="float" office:value="0">
            <text:p>0</text:p>
          </table:table-cell>
          <table:table-cell office:value-type="string">
            <text:p>,</text:p>
          </table:table-cell>
          <table:table-cell table:formula="of:=ROUND(IF([.$C361]=0;[.D361];IF([.$C361]=1;[.D361];IF([.$C361]=2;[.F361];IF([.$C361]=3;[.E361];IF([.$C361]=4;[.E361];[.G361])))));0)" office:value-type="float" office:value="4">
            <text:p>4</text:p>
          </table:table-cell>
          <table:table-cell office:value-type="string">
            <text:p>}</text:p>
          </table:table-cell>
          <table:table-cell table:number-columns-repeated="10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09T18:57:28.37</meta:creation-date>
    <dc:date>2012-11-09T21:08:30.08</dc:date>
    <meta:editing-duration>PT1H52M17S</meta:editing-duration>
    <meta:editing-cycles>6</meta:editing-cycles>
    <meta:generator>LibreOffice/3.6$Windows_x86 LibreOffice_project/da8c1e6-fd468f4-454e206-f42a4a9-143cfd</meta:generator>
    <meta:document-statistic meta:table-count="1" meta:cell-count="5409" meta:object-count="0"/>
  </office:meta>
</office:document-meta>
</file>